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Times New Roman" svg:font-family="&quot;Times New Roman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/>
    <style:style style:name="ce5" style:family="table-cell" style:parent-style-name="Pivot_32_Table_32_Category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4"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Pivot_32_Table_32_Category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12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4"/>
    <style:style style:name="ce15" style:family="table-cell" style:parent-style-name="Default" style:data-style-name="N0">
      <style:text-properties style:font-name="FreeSans" style:font-name-asian="FreeSans" style:font-name-complex="FreeSans"/>
    </style:style>
    <style:style style:name="ce16" style:family="table-cell" style:parent-style-name="Default" style:data-style-name="N4">
      <style:table-cell-properties style:vertical-align="automatic" fo:wrap-option="wrap"/>
      <style:text-properties style:font-name="FreeSans" style:font-name-asian="FreeSans" style:font-name-complex="FreeSans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FreeSans" style:font-name-asian="FreeSans" style:font-name-complex="FreeSans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0" style:family="table-cell" style:parent-style-name="Default" style:data-style-name="N0">
      <style:text-properties style:font-name="FreeSans" style:font-name-asian="FreeSans" style:font-name-complex="FreeSans" fo:font-size="10pt" style:font-size-asian="10pt" style:font-size-complex="10pt"/>
    </style:style>
    <style:style style:name="ce21" style:family="table-cell" style:parent-style-name="Default" style:data-style-name="N4">
      <style:text-properties style:font-name="FreeSans" style:font-name-asian="FreeSans" style:font-name-complex="FreeSans" fo:font-size="10pt" style:font-size-asian="10pt" style:font-size-complex="10pt"/>
    </style:style>
    <style:style style:name="ce22" style:family="table-cell" style:parent-style-name="Default" style:data-style-name="N4">
      <style:table-cell-properties style:vertical-align="automatic" fo:wrap-option="wrap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automatic" fo:wrap-option="wrap"/>
      <style:text-properties style:font-name="FreeSans" style:font-name-asian="FreeSans" style:font-name-complex="FreeSans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" style:family="table-cell" style:parent-style-name="Pivot_32_Table_32_Category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FreeSans" style:font-name-asian="FreeSans" style:font-name-complex="FreeSans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/>
      <style:text-properties style:font-name="FreeSans" style:font-name-asian="FreeSans" style:font-name-complex="FreeSans" fo:font-size="10pt" style:font-size-asian="10pt" style:font-size-complex="10pt"/>
    </style:style>
    <style:style style:name="ce29" style:family="table-cell" style:parent-style-name="Default" style:data-style-name="N4">
      <style:text-properties style:font-name="FreeSans" style:font-name-asian="FreeSans" style:font-name-complex="FreeSans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FreeSans" style:font-name-asian="FreeSans" style:font-name-complex="FreeSans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2" style:family="table-cell" style:parent-style-name="Default" style:data-style-name="N36">
      <style:table-cell-properties style:vertical-align="automatic" fo:wrap-option="wrap" style:repeat-content="false"/>
      <style:paragraph-properties fo:text-align="end" fo:margin-right="0cm"/>
      <style:text-properties style:font-name="FreeSans" style:font-name-asian="FreeSans" style:font-name-complex="FreeSans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FreeSans" style:font-name-asian="FreeSans" style:font-name-complex="FreeSans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4"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automatic" fo:wrap-option="wrap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37" style:family="table-cell" style:parent-style-name="Default" style:data-style-name="N0">
      <style:text-properties style:font-name="FreeSans" style:font-name-asian="FreeSans" style:font-name-complex="FreeSans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wrap-option="wrap"/>
      <style:text-properties style:font-name="FreeSans" style:font-name-asian="FreeSans" style:font-name-complex="FreeSans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wrap-option="wrap"/>
    </style:style>
    <style:style style:name="ce4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2" style:family="table-cell" style:parent-style-name="Default" style:data-style-name="N0">
      <style:text-properties fo:font-size="10pt" style:font-size-asian="10pt" style:font-size-complex="10pt"/>
    </style:style>
    <style:style style:name="ce43" style:family="table-cell" style:parent-style-name="Pivot_32_Table_32_Category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47" style:family="table-cell" style:parent-style-name="Default" style:data-style-name="N4"/>
    <style:style style:name="ce48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0" style:family="table-cell" style:parent-style-name="Pivot_32_Table_32_Category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52" style:family="table-cell" style:parent-style-name="Default" style:data-style-name="N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53" style:family="table-cell" style:parent-style-name="Default" style:data-style-name="N4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Pivot_32_Table_32_Category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4">
      <style:text-properties fo:color="#C9211E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4">
      <style:table-cell-properties style:vertical-align="automatic" fo:wrap-option="wrap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0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FreeSans" style:font-name-asian="FreeSans" style:font-name-complex="Free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10.87437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8.810625cm"/>
    </style:style>
    <style:style style:name="co10" style:family="table-column">
      <style:table-column-properties fo:break-before="auto" style:column-width="1.32291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3.43958333333333cm"/>
    </style:style>
    <style:style style:name="co13" style:family="table-column">
      <style:table-column-properties fo:break-before="auto" style:column-width="9.41916666666667cm"/>
    </style:style>
    <style:style style:name="co14" style:family="table-column">
      <style:table-column-properties fo:break-before="auto" style:column-width="3.36020833333333cm"/>
    </style:style>
    <style:style style:name="co15" style:family="table-column">
      <style:table-column-properties fo:break-before="auto" style:column-width="3.51895833333333cm"/>
    </style:style>
    <style:style style:name="co16" style:family="table-column">
      <style:table-column-properties fo:break-before="auto" style:column-width="9.55145833333333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2.69875cm"/>
    </style:style>
    <style:style style:name="co21" style:family="table-column">
      <style:table-column-properties fo:break-before="auto" style:column-width="2.67229166666667cm"/>
    </style:style>
    <style:style style:name="co22" style:family="table-column">
      <style:table-column-properties fo:break-before="auto" style:column-width="2.40770833333333cm"/>
    </style:style>
    <style:style style:name="co23" style:family="table-column">
      <style:table-column-properties fo:break-before="auto" style:column-width="2.38125cm"/>
    </style:style>
    <style:style style:name="co24" style:family="table-column">
      <style:table-column-properties fo:break-before="auto" style:column-width="2.51354166666667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43416666666667cm"/>
    </style:style>
    <style:style style:name="co27" style:family="table-column">
      <style:table-column-properties fo:break-before="auto" style:column-width="8.334375cm"/>
    </style:style>
    <style:style style:name="co28" style:family="table-column">
      <style:table-column-properties fo:break-before="auto" style:column-width="5.26520833333333cm"/>
    </style:style>
    <style:style style:name="co29" style:family="table-column">
      <style:table-column-properties fo:break-before="auto" style:column-width="5.318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2.48708333333333cm"/>
    </style:style>
    <style:style style:name="co32" style:family="table-column">
      <style:table-column-properties fo:break-before="auto" style:column-width="3.30729166666667cm"/>
    </style:style>
    <style:style style:name="co33" style:family="table-column">
      <style:table-column-properties fo:break-before="auto" style:column-width="5.159375cm"/>
    </style:style>
    <style:style style:name="co34" style:family="table-column">
      <style:table-column-properties fo:break-before="auto" style:column-width="5.582708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9.763125cm"/>
    </style:style>
    <style:style style:name="co37" style:family="table-column">
      <style:table-column-properties fo:break-before="auto" style:column-width="5.635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P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2">
            <text:p>Platform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Cores</text:p>
          </table:table-cell>
          <table:table-cell office:value-type="string" table:style-name="ce2">
            <text:p>Frequency (MHz)</text:p>
          </table:table-cell>
          <table:table-cell office:value-type="string" table:style-name="ce1">
            <text:p>Architectur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eon 6128</text:p>
          </table:table-cell>
          <table:table-cell office:value-type="string" table:style-name="ce2">
            <text:p>Intel(R) Xeon(R) Gold 6128 CPU @ 3.40GHz (2 CPU)</text:p>
          </table:table-cell>
          <table:table-cell office:value-type="float" office:value="24" table:style-name="ce2">
            <text:p>24</text:p>
          </table:table-cell>
          <table:table-cell office:value-type="float" office:value="3400" table:style-name="ce2">
            <text:p>3400</text:p>
          </table:table-cell>
          <table:table-cell office:value-type="string" table:style-name="ce3">
            <text:p>amd6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re i7-4700MQ</text:p>
          </table:table-cell>
          <table:table-cell office:value-type="string" table:style-name="ce2">
            <text:p>Intel(R) Core(TM) i7-4700MQ CPU @ 2.40GHz</text:p>
          </table:table-cell>
          <table:table-cell office:value-type="float" office:value="8" table:style-name="ce2">
            <text:p>8</text:p>
          </table:table-cell>
          <table:table-cell office:value-type="float" office:value="2400" table:style-name="ce2">
            <text:p>2400</text:p>
          </table:table-cell>
          <table:table-cell office:value-type="string" table:style-name="ce3">
            <text:p>amd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re i7-2600</text:p>
          </table:table-cell>
          <table:table-cell office:value-type="string" table:style-name="ce4">
            <text:p>Intel(R) Core(TM) i7-2600 CPU @ 3.40GHz</text:p>
          </table:table-cell>
          <table:table-cell office:value-type="float" office:value="8" table:style-name="ce4">
            <text:p>8</text:p>
          </table:table-cell>
          <table:table-cell office:value-type="float" office:value="3400" table:style-name="ce4">
            <text:p>3400</text:p>
          </table:table-cell>
          <table:table-cell office:value-type="string" table:style-name="ce3">
            <text:p>amd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re 2 Duo T9400</text:p>
          </table:table-cell>
          <table:table-cell office:value-type="string" table:style-name="ce4">
            <text:p>Intel(R) Core(TM) 2 Duo CPU <text:s text:c="4"/>T9400 <text:s/>@ 2.53GHz</text:p>
          </table:table-cell>
          <table:table-cell office:value-type="float" office:value="2" table:style-name="ce4">
            <text:p>2</text:p>
          </table:table-cell>
          <table:table-cell office:value-type="float" office:value="2530" table:style-name="ce4">
            <text:p>2530</text:p>
          </table:table-cell>
          <table:table-cell office:value-type="string" table:style-name="ce3">
            <text:p>amd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re i3-m330</text:p>
          </table:table-cell>
          <table:table-cell office:value-type="string" table:style-name="ce4">
            <text:p>Intel(R) Core(TM) i3 CPU <text:s text:c="6"/>M 330 <text:s/>@ 2.13GHz</text:p>
          </table:table-cell>
          <table:table-cell office:value-type="float" office:value="4" table:style-name="ce4">
            <text:p>4</text:p>
          </table:table-cell>
          <table:table-cell office:value-type="float" office:value="2133" table:style-name="ce4">
            <text:p>2133</text:p>
          </table:table-cell>
          <table:table-cell office:value-type="string" table:style-name="ce3">
            <text:p>amd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tom Z8350</text:p>
          </table:table-cell>
          <table:table-cell office:value-type="string" table:style-name="ce2">
            <text:p>Intel(R) Atom(TM) x5-Z8350 CPU @ 1.44GHz</text:p>
          </table:table-cell>
          <table:table-cell office:value-type="float" office:value="4" table:style-name="ce4">
            <text:p>4</text:p>
          </table:table-cell>
          <table:table-cell office:value-type="float" office:value="1440" table:style-name="ce4">
            <text:p>1440</text:p>
          </table:table-cell>
          <table:table-cell office:value-type="string" table:style-name="ce3">
            <text:p>amd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MD A6-3650</text:p>
          </table:table-cell>
          <table:table-cell office:value-type="string" table:style-name="ce4">
            <text:p>AMD A6-3650 APU with Radeon(tm) HD Graphics</text:p>
          </table:table-cell>
          <table:table-cell office:value-type="float" office:value="4" table:style-name="ce4">
            <text:p>4</text:p>
          </table:table-cell>
          <table:table-cell office:value-type="float" office:value="2600" table:style-name="ce4">
            <text:p>2600</text:p>
          </table:table-cell>
          <table:table-cell office:value-type="string" table:style-name="ce3">
            <text:p>amd6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ntium M725</text:p>
          </table:table-cell>
          <table:table-cell office:value-type="string" table:style-name="ce2">
            <text:p>Pentium M725</text:p>
          </table:table-cell>
          <table:table-cell office:value-type="float" office:value="1" table:style-name="ce4">
            <text:p>1</text:p>
          </table:table-cell>
          <table:table-cell office:value-type="float" office:value="1600" table:style-name="ce4">
            <text:p>1600</text:p>
          </table:table-cell>
          <table:table-cell office:value-type="string" table:style-name="ce3">
            <text:p>i3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ntium 4</text:p>
          </table:table-cell>
          <table:table-cell office:value-type="string" table:style-name="ce4">
            <text:p>Intel(R) Pentium(TM) 4 CPU</text:p>
          </table:table-cell>
          <table:table-cell office:value-type="float" office:value="1" table:style-name="ce4">
            <text:p>1</text:p>
          </table:table-cell>
          <table:table-cell office:value-type="float" office:value="3066" table:style-name="ce4">
            <text:p>3066</text:p>
          </table:table-cell>
          <table:table-cell office:value-type="string" table:style-name="ce3">
            <text:p>i3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ntium III</text:p>
          </table:table-cell>
          <table:table-cell office:value-type="string" table:style-name="ce4">
            <text:p>Intel(R) Pentium(TM) III CPU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4">
            <text:p>1000</text:p>
          </table:table-cell>
          <table:table-cell office:value-type="string" table:style-name="ce3">
            <text:p>i38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WS Graviton</text:p>
          </table:table-cell>
          <table:table-cell office:value-type="string" table:style-name="ce2">
            <text:p>Alpine AL73400</text:p>
          </table:table-cell>
          <table:table-cell office:value-type="float" office:value="16" table:style-name="ce4">
            <text:p>16</text:p>
          </table:table-cell>
          <table:table-cell office:value-type="float" office:value="2300" table:style-name="ce4">
            <text:p>2300</text:p>
          </table:table-cell>
          <table:table-cell office:value-type="string" table:style-name="ce1">
            <text:p>aarch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droid N2</text:p>
          </table:table-cell>
          <table:table-cell office:value-type="string" table:style-name="ce2">
            <text:p>Amlogic S922X</text:p>
          </table:table-cell>
          <table:table-cell office:value-type="float" office:value="6" table:style-name="ce4">
            <text:p>6</text:p>
          </table:table-cell>
          <table:table-cell office:value-type="float" office:value="1800" table:style-name="ce4">
            <text:p>1800</text:p>
          </table:table-cell>
          <table:table-cell office:value-type="string" table:style-name="ce1">
            <text:p>aarch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droid X2</text:p>
          </table:table-cell>
          <table:table-cell office:value-type="string" table:style-name="ce3">
            <text:p>Samsung Exynos 4412<text:span text:style-name="T3"><text:s/>(armv7l)</text:span></text:p>
          </table:table-cell>
          <table:table-cell office:value-type="float" office:value="4" table:style-name="ce4">
            <text:p>4</text:p>
          </table:table-cell>
          <table:table-cell office:value-type="float" office:value="1700" table:style-name="ce4">
            <text:p>1700</text:p>
          </table:table-cell>
          <table:table-cell office:value-type="string" table:style-name="ce1">
            <text:p>arm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range Pi PC2</text:p>
          </table:table-cell>
          <table:table-cell office:value-type="string" table:style-name="ce4">
            <text:p>Allwinner H5 (aarch64)</text:p>
          </table:table-cell>
          <table:table-cell office:value-type="float" office:value="4" table:style-name="ce4">
            <text:p>4</text:p>
          </table:table-cell>
          <table:table-cell office:value-type="float" office:value="1152" table:style-name="ce4">
            <text:p>1152</text:p>
          </table:table-cell>
          <table:table-cell office:value-type="string" table:style-name="ce1">
            <text:p>aarch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range Pi Win</text:p>
          </table:table-cell>
          <table:table-cell office:value-type="string" table:style-name="ce4">
            <text:p>Allwinner A64 (aarch64)</text:p>
          </table:table-cell>
          <table:table-cell office:value-type="float" office:value="4" table:style-name="ce4">
            <text:p>4</text:p>
          </table:table-cell>
          <table:table-cell office:value-type="float" office:value="1344" table:style-name="ce4">
            <text:p>1344</text:p>
          </table:table-cell>
          <table:table-cell office:value-type="string" table:style-name="ce1">
            <text:p>aarch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Raspberry PI 3</text:p>
          </table:table-cell>
          <table:table-cell office:value-type="string" table:style-name="ce2">
            <text:p>Broadcom BCM2837B0 (armv8)</text:p>
          </table:table-cell>
          <table:table-cell office:value-type="float" office:value="4" table:style-name="ce4">
            <text:p>4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aarch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Raspberry PI</text:p>
          </table:table-cell>
          <table:table-cell office:value-type="string" table:style-name="ce4">
            <text:p>Broadcom BCM2835</text:p>
          </table:table-cell>
          <table:table-cell office:value-type="float" office:value="1" table:style-name="ce4">
            <text:p>1</text:p>
          </table:table-cell>
          <table:table-cell office:value-type="float" office:value="700" table:style-name="ce4">
            <text:p>700</text:p>
          </table:table-cell>
          <table:table-cell office:value-type="string" table:style-name="ce1">
            <text:p>arm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16C-APPROX*</text:p>
          </table:table-cell>
          <table:table-cell office:value-type="string" table:style-name="ce4">
            <text:p>Elbrus 16</text:p>
          </table:table-cell>
          <table:table-cell office:value-type="float" office:value="16" table:style-name="ce4">
            <text:p>16</text:p>
          </table:table-cell>
          <table:table-cell office:value-type="float" office:value="2000" table:style-name="ce4">
            <text:p>2000</text:p>
          </table:table-cell>
          <table:table-cell office:value-type="string" table:style-name="ce1">
            <text:p>e2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8C2-1550</text:p>
          </table:table-cell>
          <table:table-cell office:value-type="string" table:style-name="ce4">
            <text:p>Elbrus 8C2 (E8C2 1550 MHz)</text:p>
          </table:table-cell>
          <table:table-cell office:value-type="float" office:value="8" table:style-name="ce4">
            <text:p>8</text:p>
          </table:table-cell>
          <table:table-cell office:value-type="float" office:value="1550" table:style-name="ce4">
            <text:p>1550</text:p>
          </table:table-cell>
          <table:table-cell office:value-type="string" table:style-name="ce1">
            <text:p>e2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8C2</text:p>
          </table:table-cell>
          <table:table-cell office:value-type="string" table:style-name="ce4">
            <text:p>Elbrus 8C2 (E8C2)</text:p>
          </table:table-cell>
          <table:table-cell office:value-type="float" office:value="8" table:style-name="ce4">
            <text:p>8</text:p>
          </table:table-cell>
          <table:table-cell office:value-type="float" office:value="1500" table:style-name="ce4">
            <text:p>1500</text:p>
          </table:table-cell>
          <table:table-cell office:value-type="string" table:style-name="ce1">
            <text:p>e2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8C2-1200</text:p>
          </table:table-cell>
          <table:table-cell office:value-type="string" table:style-name="ce4">
            <text:p>Elbrus 8C2 (Broken 8MB Cache 1.2 GHz)</text:p>
          </table:table-cell>
          <table:table-cell office:value-type="float" office:value="8" table:style-name="ce4">
            <text:p>8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e2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8C-SWTX</text:p>
          </table:table-cell>
          <table:table-cell office:value-type="string" table:style-name="ce4">
            <text:p>Elbrus 8C (E8C-SWTX)</text:p>
          </table:table-cell>
          <table:table-cell office:value-type="float" office:value="8" table:style-name="ce4">
            <text:p>8</text:p>
          </table:table-cell>
          <table:table-cell office:value-type="float" office:value="1300" table:style-name="ce4">
            <text:p>1300</text:p>
          </table:table-cell>
          <table:table-cell office:value-type="string" table:style-name="ce1">
            <text:p>e2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8C-E8C4</text:p>
          </table:table-cell>
          <table:table-cell office:value-type="string" table:style-name="ce4">
            <text:p>Elbrus 8C (4 CPU)</text:p>
          </table:table-cell>
          <table:table-cell office:value-type="float" office:value="32" table:style-name="ce4">
            <text:p>32</text:p>
          </table:table-cell>
          <table:table-cell office:value-type="float" office:value="1300" table:style-name="ce4">
            <text:p>1300</text:p>
          </table:table-cell>
          <table:table-cell office:value-type="string" table:style-name="ce1">
            <text:p>e2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2S-EL2S4</text:p>
          </table:table-cell>
          <table:table-cell office:value-type="string" table:style-name="ce3">
            <text:p>Elbrus 4C [EL2S4<text:span text:style-name="T3">] (4 CPU)</text:span></text:p>
          </table:table-cell>
          <table:table-cell office:value-type="float" office:value="16" table:style-name="ce4">
            <text:p>16</text:p>
          </table:table-cell>
          <table:table-cell office:value-type="float" office:value="750" table:style-name="ce4">
            <text:p>750</text:p>
          </table:table-cell>
          <table:table-cell office:value-type="string" table:style-name="ce1">
            <text:p>e2k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E2S-PC401</text:p>
          </table:table-cell>
          <table:table-cell office:value-type="string" table:style-name="ce4">
            <text:p>Elbrus 4C [E2S] (pc401)</text:p>
          </table:table-cell>
          <table:table-cell office:value-type="float" office:value="4" table:style-name="ce4">
            <text:p>4</text:p>
          </table:table-cell>
          <table:table-cell office:value-type="float" office:value="800" table:style-name="ce4">
            <text:p>800</text:p>
          </table:table-cell>
          <table:table-cell office:value-type="string" table:style-name="ce1">
            <text:p>e2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BE1C-PC</text:p>
          </table:table-cell>
          <table:table-cell office:value-type="string" table:style-name="ce4">
            <text:p>Elbrus 1C+ (MBE1C-PC)</text:p>
          </table:table-cell>
          <table:table-cell office:value-type="float" office:value="1" table:style-name="ce4">
            <text:p>1</text:p>
          </table:table-cell>
          <table:table-cell office:value-type="float" office:value="985" table:style-name="ce4">
            <text:p>985</text:p>
          </table:table-cell>
          <table:table-cell office:value-type="string" table:style-name="ce1">
            <text:p>e2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aikal T1 BFK</text:p>
          </table:table-cell>
          <table:table-cell office:value-type="string" table:style-name="ce4">
            <text:p>Baikal-T1 (MIPS P5600 V3.0)</text:p>
          </table:table-cell>
          <table:table-cell office:value-type="float" office:value="2" table:style-name="ce4">
            <text:p>2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mips</text:p>
          </table:table-cell>
          <table:table-cell table:number-columns-repeated="16379"/>
        </table:table-row>
        <table:table-row table:number-rows-repeated="1048548" table:style-name="ro1">
          <table:table-cell table:number-columns-repeated="16384"/>
        </table:table-row>
      </table:table>
      <table:table table:name="Performanc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8" table:default-cell-style-name="ce1"/>
        <table:table-column table:style-name="co11" table:default-cell-style-name="ce1"/>
        <table:table-column table:style-name="co6" table:number-columns-repeated="52" table:default-cell-style-name="ce1"/>
        <table:table-column table:style-name="co7" table:number-columns-repeated="16320" table:default-cell-style-name="ce1"/>
        <table:table-row table:number-rows-repeated="4" table:style-name="ro2">
          <table:table-cell table:number-columns-repeated="5" table:style-name="ce1"/>
          <table:table-cell table:number-columns-repeated="4" table:style-name="ce6"/>
          <table:table-cell table:number-columns-repeated="16375" table:style-name="ce1"/>
        </table:table-row>
        <table:table-row table:style-name="ro3">
          <table:table-cell office:value-type="string" table:style-name="ce2">
            <text:p>Platform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Cores</text:p>
          </table:table-cell>
          <table:table-cell office:value-type="string" table:style-name="ce2">
            <text:p>Frequency (MHz)</text:p>
          </table:table-cell>
          <table:table-cell office:value-type="string" table:style-name="ce4">
            <text:p>Architecture</text:p>
          </table:table-cell>
          <table:table-cell office:value-type="string" table:style-name="ce6">
            <text:p>Dhrystone</text:p>
          </table:table-cell>
          <table:table-cell office:value-type="string" table:style-name="ce6">
            <text:p>Whetstone</text:p>
          </table:table-cell>
          <table:table-cell office:value-type="string" table:style-name="ce6">
            <text:p>Coremark</text:p>
          </table:table-cell>
          <table:table-cell office:value-type="string" table:style-name="ce6">
            <text:p>Linpack</text:p>
          </table:table-cell>
          <table:table-cell office:value-type="string" table:style-name="ce6">
            <text:p>MPMFLOPS</text:p>
          </table:table-cell>
          <table:table-cell office:value-type="string" table:style-name="ce6">
            <text:p>Relative</text:p>
          </table:table-cell>
          <table:table-cell office:value-type="string" table:style-name="ce6">
            <text:p>Slower (times)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Raspberry PI</text:p>
          </table:table-cell>
          <table:table-cell office:value-type="string" table:style-name="ce4">
            <text:p>Broadcom BCM2835</text:p>
          </table:table-cell>
          <table:table-cell office:value-type="float" office:value="1" table:style-name="ce4">
            <text:p>1</text:p>
          </table:table-cell>
          <table:table-cell office:value-type="float" office:value="700" table:style-name="ce4">
            <text:p>700</text:p>
          </table:table-cell>
          <table:table-cell office:value-type="string" table:style-name="ce1">
            <text:p>arm</text:p>
          </table:table-cell>
          <table:table-cell office:value-type="float" office:value="3.8365772114560999E-2" table:style-name="ce8">
            <text:p>0,04</text:p>
          </table:table-cell>
          <table:table-cell office:value-type="float" office:value="8.63692965931224E-3" table:style-name="ce9">
            <text:p>0,01</text:p>
          </table:table-cell>
          <table:table-cell office:value-type="float" office:value="1.0894711625020001E-2" table:style-name="ce9">
            <text:p>0,01</text:p>
          </table:table-cell>
          <table:table-cell office:value-type="float" office:value="9.7608816400140408E-3" table:style-name="ce9">
            <text:p>0,01</text:p>
          </table:table-cell>
          <table:table-cell office:value-type="float" office:value="2.0114696974801601E-3" table:style-name="ce9">
            <text:p>0,00</text:p>
          </table:table-cell>
          <table:table-cell office:value-type="float" office:value="9.3347850315409053E-3" table:formula="of:=GEOMEAN([.F6:.J6])" table:style-name="ce9">
            <text:p>0,01</text:p>
          </table:table-cell>
          <table:table-cell office:value-type="float" office:value="107.12619483160489" table:formula="of:=1/[.K6]" table:style-name="ce9">
            <text:p>107,13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Pentium M725</text:p>
          </table:table-cell>
          <table:table-cell office:value-type="string" table:style-name="ce2">
            <text:p>Pentium M725</text:p>
          </table:table-cell>
          <table:table-cell office:value-type="float" office:value="1" table:style-name="ce4">
            <text:p>1</text:p>
          </table:table-cell>
          <table:table-cell office:value-type="float" office:value="1600" table:style-name="ce4">
            <text:p>1600</text:p>
          </table:table-cell>
          <table:table-cell office:value-type="string" table:style-name="ce3">
            <text:p>i386</text:p>
          </table:table-cell>
          <table:table-cell office:value-type="float" office:value="4.9177038334517802E-2" table:style-name="ce8">
            <text:p>0,05</text:p>
          </table:table-cell>
          <table:table-cell office:value-type="float" office:value="1.6186404419042798E-2" table:style-name="ce9">
            <text:p>0,02</text:p>
          </table:table-cell>
          <table:table-cell office:value-type="float" office:value="1.6866547803030901E-2" table:style-name="ce9">
            <text:p>0,02</text:p>
          </table:table-cell>
          <table:table-cell office:value-type="float" office:value="7.8742426601656104E-2" table:style-name="ce9">
            <text:p>0,08</text:p>
          </table:table-cell>
          <table:table-cell office:value-type="float" office:value="7.6516438902007001E-3" table:style-name="ce9">
            <text:p>0,01</text:p>
          </table:table-cell>
          <table:table-cell office:value-type="float" office:value="2.4075787447227284E-2" table:formula="of:=GEOMEAN([.F7:.J7])" table:style-name="ce9">
            <text:p>0,02</text:p>
          </table:table-cell>
          <table:table-cell office:value-type="float" office:value="41.535505419789132" table:formula="of:=1/[.K7]" table:style-name="ce9">
            <text:p>41,54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Pentium III</text:p>
          </table:table-cell>
          <table:table-cell office:value-type="string" table:style-name="ce4">
            <text:p>Intel(R) Pentium(TM) III CPU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4">
            <text:p>1000</text:p>
          </table:table-cell>
          <table:table-cell office:value-type="string" table:style-name="ce3">
            <text:p>i386</text:p>
          </table:table-cell>
          <table:table-cell office:value-type="float" office:value="7.2247233202744801E-2" table:style-name="ce8">
            <text:p>0,07</text:p>
          </table:table-cell>
          <table:table-cell office:value-type="float" office:value="2.6054471726428E-2" table:style-name="ce9">
            <text:p>0,03</text:p>
          </table:table-cell>
          <table:table-cell office:value-type="float" office:value="1.8772904229248499E-2" table:style-name="ce9">
            <text:p>0,02</text:p>
          </table:table-cell>
          <table:table-cell office:value-type="float" office:value="7.3594723546267699E-2" table:style-name="ce9">
            <text:p>0,07</text:p>
          </table:table-cell>
          <table:table-cell table:style-name="ce9"/>
          <table:table-cell office:value-type="float" office:value="4.0157845883568716E-2" table:formula="of:=GEOMEAN([.F8:.J8])" table:style-name="ce9">
            <text:p>0,04</text:p>
          </table:table-cell>
          <table:table-cell office:value-type="float" office:value="24.901734094486564" table:formula="of:=1/[.K8]" table:style-name="ce9">
            <text:p>24,90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Pentium 4</text:p>
          </table:table-cell>
          <table:table-cell office:value-type="string" table:style-name="ce4">
            <text:p>Intel(R) Pentium(TM) 4 CPU</text:p>
          </table:table-cell>
          <table:table-cell office:value-type="float" office:value="1" table:style-name="ce4">
            <text:p>1</text:p>
          </table:table-cell>
          <table:table-cell office:value-type="float" office:value="3066" table:style-name="ce4">
            <text:p>3066</text:p>
          </table:table-cell>
          <table:table-cell office:value-type="string" table:style-name="ce3">
            <text:p>i386</text:p>
          </table:table-cell>
          <table:table-cell office:value-type="float" office:value="0.181727836745713" table:style-name="ce8">
            <text:p>0,18</text:p>
          </table:table-cell>
          <table:table-cell office:value-type="float" office:value="3.5729110124844303E-2" table:style-name="ce9">
            <text:p>0,04</text:p>
          </table:table-cell>
          <table:table-cell office:value-type="float" office:value="4.96482415625909E-2" table:style-name="ce9">
            <text:p>0,05</text:p>
          </table:table-cell>
          <table:table-cell office:value-type="float" office:value="0.195280381325109" table:style-name="ce9">
            <text:p>0,20</text:p>
          </table:table-cell>
          <table:table-cell office:value-type="float" office:value="2.2589013775450899E-2" table:style-name="ce9">
            <text:p>0,02</text:p>
          </table:table-cell>
          <table:table-cell office:value-type="float" office:value="6.7698755088129323E-2" table:formula="of:=GEOMEAN([.F9:.J9])" table:style-name="ce9">
            <text:p>0,07</text:p>
          </table:table-cell>
          <table:table-cell office:value-type="float" office:value="14.771320369159131" table:formula="of:=1/[.K9]" table:style-name="ce9">
            <text:p>14,7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Raspberry PI 3</text:p>
          </table:table-cell>
          <table:table-cell office:value-type="string" table:style-name="ce2">
            <text:p>Broadcom BCM2837B0 (armv8)</text:p>
          </table:table-cell>
          <table:table-cell office:value-type="float" office:value="4" table:style-name="ce4">
            <text:p>4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aarch64</text:p>
          </table:table-cell>
          <table:table-cell office:value-type="float" office:value="0.11183599923359" table:style-name="ce8">
            <text:p>0,11</text:p>
          </table:table-cell>
          <table:table-cell office:value-type="float" office:value="8.8757623168045002E-2" table:style-name="ce9">
            <text:p>0,09</text:p>
          </table:table-cell>
          <table:table-cell office:value-type="float" office:value="0.12838484006273501" table:style-name="ce9">
            <text:p>0,13</text:p>
          </table:table-cell>
          <table:table-cell office:value-type="float" office:value="4.1832349885774403E-2" table:style-name="ce9">
            <text:p>0,04</text:p>
          </table:table-cell>
          <table:table-cell office:value-type="float" office:value="3.5385594577837499E-2" table:style-name="ce9">
            <text:p>0,04</text:p>
          </table:table-cell>
          <table:table-cell office:value-type="float" office:value="7.1635444139159316E-2" table:formula="of:=GEOMEAN([.F10:.J10])" table:style-name="ce9">
            <text:p>0,07</text:p>
          </table:table-cell>
          <table:table-cell office:value-type="float" office:value="13.959570042692773" table:formula="of:=1/[.K10]" table:style-name="ce9">
            <text:p>13,9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Orange Pi Win</text:p>
          </table:table-cell>
          <table:table-cell office:value-type="string" table:style-name="ce4">
            <text:p>Allwinner A64 (aarch64)</text:p>
          </table:table-cell>
          <table:table-cell office:value-type="float" office:value="4" table:style-name="ce4">
            <text:p>4</text:p>
          </table:table-cell>
          <table:table-cell office:value-type="float" office:value="1344" table:style-name="ce4">
            <text:p>1344</text:p>
          </table:table-cell>
          <table:table-cell office:value-type="string" table:style-name="ce1">
            <text:p>aarch64</text:p>
          </table:table-cell>
          <table:table-cell office:value-type="float" office:value="0.107351688207213" table:style-name="ce8">
            <text:p>0,11</text:p>
          </table:table-cell>
          <table:table-cell office:value-type="float" office:value="5.9197292378428398E-2" table:style-name="ce9">
            <text:p>0,06</text:p>
          </table:table-cell>
          <table:table-cell office:value-type="float" office:value="0.12844242346614801" table:style-name="ce9">
            <text:p>0,13</text:p>
          </table:table-cell>
          <table:table-cell office:value-type="float" office:value="4.0447234300667698E-2" table:style-name="ce9">
            <text:p>0,04</text:p>
          </table:table-cell>
          <table:table-cell table:style-name="ce9"/>
          <table:table-cell office:value-type="float" office:value="7.5801362312448009E-2" table:formula="of:=GEOMEAN([.F11:.J11])" table:style-name="ce9">
            <text:p>0,08</text:p>
          </table:table-cell>
          <table:table-cell office:value-type="float" office:value="13.192375037773974" table:formula="of:=1/[.K11]" table:style-name="ce9">
            <text:p>13,1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Orange Pi PC2</text:p>
          </table:table-cell>
          <table:table-cell office:value-type="string" table:style-name="ce4">
            <text:p>Allwinner H5 (aarch64)</text:p>
          </table:table-cell>
          <table:table-cell office:value-type="float" office:value="4" table:style-name="ce4">
            <text:p>4</text:p>
          </table:table-cell>
          <table:table-cell office:value-type="float" office:value="1152" table:style-name="ce4">
            <text:p>1152</text:p>
          </table:table-cell>
          <table:table-cell office:value-type="string" table:style-name="ce1">
            <text:p>aarch64</text:p>
          </table:table-cell>
          <table:table-cell office:value-type="float" office:value="0.133583548829391" table:style-name="ce8">
            <text:p>0,13</text:p>
          </table:table-cell>
          <table:table-cell office:value-type="float" office:value="0.12126823972668301" table:style-name="ce9">
            <text:p>0,12</text:p>
          </table:table-cell>
          <table:table-cell office:value-type="float" office:value="0.124518812861241" table:style-name="ce9">
            <text:p>0,12</text:p>
          </table:table-cell>
          <table:table-cell office:value-type="float" office:value="3.7983773696283203E-2" table:style-name="ce9">
            <text:p>0,04</text:p>
          </table:table-cell>
          <table:table-cell office:value-type="float" office:value="5.8286620311571398E-2" table:style-name="ce9">
            <text:p>0,06</text:p>
          </table:table-cell>
          <table:table-cell office:value-type="float" office:value="8.5109962891176991E-2" table:formula="of:=GEOMEAN([.F12:.J12])" table:style-name="ce9">
            <text:p>0,09</text:p>
          </table:table-cell>
          <table:table-cell office:value-type="float" office:value="11.749505769126189" table:formula="of:=1/[.K12]" table:style-name="ce9">
            <text:p>11,7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Baikal T1 BFK</text:p>
          </table:table-cell>
          <table:table-cell office:value-type="string" table:style-name="ce4">
            <text:p>Baikal-T1 (MIPS P5600 V3.0)</text:p>
          </table:table-cell>
          <table:table-cell office:value-type="float" office:value="2" table:style-name="ce4">
            <text:p>2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mips</text:p>
          </table:table-cell>
          <table:table-cell office:value-type="float" office:value="0.16533065905330299" table:style-name="ce8">
            <text:p>0,17</text:p>
          </table:table-cell>
          <table:table-cell office:value-type="float" office:value="3.9177496088636299E-2" table:style-name="ce9">
            <text:p>0,04</text:p>
          </table:table-cell>
          <table:table-cell office:value-type="float" office:value="0.103316675000189" table:style-name="ce9">
            <text:p>0,10</text:p>
          </table:table-cell>
          <table:table-cell table:number-columns-repeated="2" table:style-name="ce9"/>
          <table:table-cell office:value-type="float" office:value="8.746886637480146E-2" table:formula="of:=GEOMEAN([.F13:.J13])" table:style-name="ce9">
            <text:p>0,09</text:p>
          </table:table-cell>
          <table:table-cell office:value-type="float" office:value="11.432639308654466" table:formula="of:=1/[.K13]" table:style-name="ce9">
            <text:p>11,4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MBE1C-PC</text:p>
          </table:table-cell>
          <table:table-cell office:value-type="string" table:style-name="ce4">
            <text:p>Elbrus 1C+ (MBE1C-PC)</text:p>
          </table:table-cell>
          <table:table-cell office:value-type="float" office:value="1" table:style-name="ce4">
            <text:p>1</text:p>
          </table:table-cell>
          <table:table-cell office:value-type="float" office:value="985" table:style-name="ce4">
            <text:p>985</text:p>
          </table:table-cell>
          <table:table-cell office:value-type="string" table:style-name="ce1">
            <text:p>e2k</text:p>
          </table:table-cell>
          <table:table-cell office:value-type="float" office:value="0.194887704245646" table:style-name="ce8">
            <text:p>0,19</text:p>
          </table:table-cell>
          <table:table-cell office:value-type="float" office:value="4.1891503560139202E-2" table:style-name="ce9">
            <text:p>0,04</text:p>
          </table:table-cell>
          <table:table-cell office:value-type="float" office:value="2.3801258599474798E-2" table:style-name="ce9">
            <text:p>0,02</text:p>
          </table:table-cell>
          <table:table-cell office:value-type="float" office:value="0.18935180773852001" table:style-name="ce9">
            <text:p>0,19</text:p>
          </table:table-cell>
          <table:table-cell office:value-type="float" office:value="0.17721972632531299" table:style-name="ce9">
            <text:p>0,18</text:p>
          </table:table-cell>
          <table:table-cell office:value-type="float" office:value="9.180331539114063E-2" table:formula="of:=GEOMEAN([.F14:.J14])" table:style-name="ce9">
            <text:p>0,09</text:p>
          </table:table-cell>
          <table:table-cell office:value-type="float" office:value="10.892852787934322" table:formula="of:=1/[.K14]" table:style-name="ce9">
            <text:p>10,8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Odroid X2</text:p>
          </table:table-cell>
          <table:table-cell office:value-type="string" table:style-name="ce3">
            <text:p>Samsung Exynos 4412<text:span text:style-name="T3"><text:s/>(armv7l)</text:span></text:p>
          </table:table-cell>
          <table:table-cell office:value-type="float" office:value="4" table:style-name="ce4">
            <text:p>4</text:p>
          </table:table-cell>
          <table:table-cell office:value-type="float" office:value="1700" table:style-name="ce4">
            <text:p>1700</text:p>
          </table:table-cell>
          <table:table-cell office:value-type="string" table:style-name="ce1">
            <text:p>arm</text:p>
          </table:table-cell>
          <table:table-cell office:value-type="float" office:value="0.20360719790804599" table:style-name="ce8">
            <text:p>0,20</text:p>
          </table:table-cell>
          <table:table-cell office:value-type="float" office:value="0.13700948306140001" table:style-name="ce9">
            <text:p>0,14</text:p>
          </table:table-cell>
          <table:table-cell office:value-type="float" office:value="0.20190829215153799" table:style-name="ce9">
            <text:p>0,20</text:p>
          </table:table-cell>
          <table:table-cell office:value-type="float" office:value="6.2453374360023198E-2" table:style-name="ce9">
            <text:p>0,06</text:p>
          </table:table-cell>
          <table:table-cell office:value-type="float" office:value="3.95953914092625E-2" table:style-name="ce9">
            <text:p>0,04</text:p>
          </table:table-cell>
          <table:table-cell office:value-type="float" office:value="0.10685127082509512" table:formula="of:=GEOMEAN([.F15:.J15])" table:style-name="ce9">
            <text:p>0,11</text:p>
          </table:table-cell>
          <table:table-cell office:value-type="float" office:value="9.3588030566047298" table:formula="of:=1/[.K15]" table:style-name="ce9">
            <text:p>9,36</text:p>
          </table:table-cell>
          <table:table-cell table:number-columns-repeated="16372"/>
        </table:table-row>
        <table:table-row table:style-name="ro2">
          <table:table-cell office:value-type="string" table:style-name="ce11">
            <text:p>E2S-PC401</text:p>
          </table:table-cell>
          <table:table-cell office:value-type="string" table:style-name="ce4">
            <text:p>Elbrus 4C [E2S] (pc401)</text:p>
          </table:table-cell>
          <table:table-cell office:value-type="float" office:value="4" table:style-name="ce4">
            <text:p>4</text:p>
          </table:table-cell>
          <table:table-cell office:value-type="float" office:value="800" table:style-name="ce4">
            <text:p>800</text:p>
          </table:table-cell>
          <table:table-cell office:value-type="string" table:style-name="ce1">
            <text:p>e2k</text:p>
          </table:table-cell>
          <table:table-cell office:value-type="float" office:value="0.16074669667078401" table:style-name="ce8">
            <text:p>0,16</text:p>
          </table:table-cell>
          <table:table-cell office:value-type="float" office:value="7.8386921676937296E-2" table:style-name="ce9">
            <text:p>0,08</text:p>
          </table:table-cell>
          <table:table-cell office:value-type="float" office:value="0.307134470125562" table:style-name="ce9">
            <text:p>0,31</text:p>
          </table:table-cell>
          <table:table-cell office:value-type="float" office:value="0.15679632371111801" table:style-name="ce9">
            <text:p>0,16</text:p>
          </table:table-cell>
          <table:table-cell office:value-type="float" office:value="0.41002270220541398" table:style-name="ce9">
            <text:p>0,41</text:p>
          </table:table-cell>
          <table:table-cell office:value-type="float" office:value="0.19018295950565281" table:formula="of:=GEOMEAN([.F16:.J16])" table:style-name="ce9">
            <text:p>0,19</text:p>
          </table:table-cell>
          <table:table-cell office:value-type="float" office:value="5.2580946400209791" table:formula="of:=1/[.K16]" table:style-name="ce9">
            <text:p>5,2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Atom Z8350</text:p>
          </table:table-cell>
          <table:table-cell office:value-type="string" table:style-name="ce2">
            <text:p>Intel(R) Atom(TM) x5-Z8350 CPU @ 1.44GHz</text:p>
          </table:table-cell>
          <table:table-cell office:value-type="float" office:value="4" table:style-name="ce4">
            <text:p>4</text:p>
          </table:table-cell>
          <table:table-cell office:value-type="float" office:value="1440" table:style-name="ce4">
            <text:p>1440</text:p>
          </table:table-cell>
          <table:table-cell office:value-type="string" table:style-name="ce3">
            <text:p>amd64</text:p>
          </table:table-cell>
          <table:table-cell office:value-type="float" office:value="0.211863312764387" table:style-name="ce8">
            <text:p>0,21</text:p>
          </table:table-cell>
          <table:table-cell office:value-type="float" office:value="0.21188415977521599" table:style-name="ce9">
            <text:p>0,21</text:p>
          </table:table-cell>
          <table:table-cell office:value-type="float" office:value="0.19900140723270199" table:style-name="ce9">
            <text:p>0,20</text:p>
          </table:table-cell>
          <table:table-cell office:value-type="float" office:value="0.23738464148514099" table:style-name="ce9">
            <text:p>0,24</text:p>
          </table:table-cell>
          <table:table-cell office:value-type="float" office:value="0.121835061818267" table:style-name="ce9">
            <text:p>0,12</text:p>
          </table:table-cell>
          <table:table-cell office:value-type="float" office:value="0.1916227464335564" table:formula="of:=GEOMEAN([.F17:.J17])" table:style-name="ce9">
            <text:p>0,19</text:p>
          </table:table-cell>
          <table:table-cell office:value-type="float" office:value="5.218587138592869" table:formula="of:=1/[.K17]" table:style-name="ce9">
            <text:p>5,2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Odroid N2</text:p>
          </table:table-cell>
          <table:table-cell office:value-type="string" table:style-name="ce2">
            <text:p>Amlogic S922X</text:p>
          </table:table-cell>
          <table:table-cell office:value-type="float" office:value="6" table:style-name="ce4">
            <text:p>6</text:p>
          </table:table-cell>
          <table:table-cell office:value-type="float" office:value="1800" table:style-name="ce4">
            <text:p>1800</text:p>
          </table:table-cell>
          <table:table-cell office:value-type="string" table:style-name="ce1">
            <text:p>aarch64</text:p>
          </table:table-cell>
          <table:table-cell office:value-type="float" office:value="0.37278666411196798" table:style-name="ce8">
            <text:p>0,37</text:p>
          </table:table-cell>
          <table:table-cell office:value-type="float" office:value="0.31709186117053501" table:style-name="ce9">
            <text:p>0,32</text:p>
          </table:table-cell>
          <table:table-cell table:style-name="ce9"/>
          <table:table-cell office:value-type="float" office:value="0.196400558694273" table:style-name="ce9">
            <text:p>0,20</text:p>
          </table:table-cell>
          <table:table-cell office:value-type="float" office:value="0.181947355703106" table:style-name="ce9">
            <text:p>0,18</text:p>
          </table:table-cell>
          <table:table-cell office:value-type="float" office:value="0.25493735900986975" table:formula="of:=GEOMEAN([.F18:.J18])" table:style-name="ce9">
            <text:p>0,25</text:p>
          </table:table-cell>
          <table:table-cell office:value-type="float" office:value="3.9225322011799988" table:formula="of:=1/[.K18]" table:style-name="ce9">
            <text:p>3,9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Core 2 Duo T9400</text:p>
          </table:table-cell>
          <table:table-cell office:value-type="string" table:style-name="ce4">
            <text:p>Intel(R) Core(TM) 2 Duo CPU <text:s text:c="4"/>T9400 <text:s/>@ 2.53GHz</text:p>
          </table:table-cell>
          <table:table-cell office:value-type="float" office:value="2" table:style-name="ce4">
            <text:p>2</text:p>
          </table:table-cell>
          <table:table-cell office:value-type="float" office:value="2530" table:style-name="ce4">
            <text:p>2530</text:p>
          </table:table-cell>
          <table:table-cell office:value-type="string" table:style-name="ce3">
            <text:p>amd64</text:p>
          </table:table-cell>
          <table:table-cell office:value-type="float" office:value="0.60284133194002598" table:style-name="ce8">
            <text:p>0,60</text:p>
          </table:table-cell>
          <table:table-cell office:value-type="float" office:value="0.165873750758326" table:style-name="ce9">
            <text:p>0,17</text:p>
          </table:table-cell>
          <table:table-cell office:value-type="float" office:value="0.20013771630454799" table:style-name="ce9">
            <text:p>0,20</text:p>
          </table:table-cell>
          <table:table-cell office:value-type="float" office:value="0.422046577997578" table:style-name="ce9">
            <text:p>0,42</text:p>
          </table:table-cell>
          <table:table-cell office:value-type="float" office:value="0.210676698818833" table:style-name="ce9">
            <text:p>0,21</text:p>
          </table:table-cell>
          <table:table-cell office:value-type="float" office:value="0.28187548256374478" table:formula="of:=GEOMEAN([.F19:.J19])" table:style-name="ce9">
            <text:p>0,28</text:p>
          </table:table-cell>
          <table:table-cell office:value-type="float" office:value="3.5476657668297022" table:formula="of:=1/[.K19]" table:style-name="ce12">
            <text:p>3,5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Core i3-m330</text:p>
          </table:table-cell>
          <table:table-cell office:value-type="string" table:style-name="ce4">
            <text:p>Intel(R) Core(TM) i3 CPU <text:s text:c="6"/>M 330 <text:s/>@ 2.13GHz</text:p>
          </table:table-cell>
          <table:table-cell office:value-type="float" office:value="4" table:style-name="ce4">
            <text:p>4</text:p>
          </table:table-cell>
          <table:table-cell office:value-type="float" office:value="2133" table:style-name="ce4">
            <text:p>2133</text:p>
          </table:table-cell>
          <table:table-cell office:value-type="string" table:style-name="ce3">
            <text:p>amd64</text:p>
          </table:table-cell>
          <table:table-cell office:value-type="float" office:value="0.49460591738811999" table:style-name="ce8">
            <text:p>0,49</text:p>
          </table:table-cell>
          <table:table-cell office:value-type="float" office:value="0.28216098853730998" table:style-name="ce9">
            <text:p>0,28</text:p>
          </table:table-cell>
          <table:table-cell office:value-type="float" office:value="0.202661735279521" table:style-name="ce9">
            <text:p>0,20</text:p>
          </table:table-cell>
          <table:table-cell office:value-type="float" office:value="0.50097027811540595" table:style-name="ce9">
            <text:p>0,50</text:p>
          </table:table-cell>
          <table:table-cell office:value-type="float" office:value="0.24359459103127401" table:style-name="ce9">
            <text:p>0,24</text:p>
          </table:table-cell>
          <table:table-cell office:value-type="float" office:value="0.32181147569474133" table:formula="of:=GEOMEAN([.F20:.J20])" table:style-name="ce9">
            <text:p>0,32</text:p>
          </table:table-cell>
          <table:table-cell office:value-type="float" office:value="3.1074093857006009" table:formula="of:=1/[.K20]" table:style-name="ce9">
            <text:p>3,1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2S-EL2S4</text:p>
          </table:table-cell>
          <table:table-cell office:value-type="string" table:style-name="ce3">
            <text:p>Elbrus 4C [EL2S4<text:span text:style-name="T3">] (4 CPU)</text:span></text:p>
          </table:table-cell>
          <table:table-cell office:value-type="float" office:value="16" table:style-name="ce4">
            <text:p>16</text:p>
          </table:table-cell>
          <table:table-cell office:value-type="float" office:value="750" table:style-name="ce4">
            <text:p>750</text:p>
          </table:table-cell>
          <table:table-cell office:value-type="string" table:style-name="ce1">
            <text:p>e2k</text:p>
          </table:table-cell>
          <table:table-cell office:value-type="float" office:value="0.15081372126700399" table:style-name="ce8">
            <text:p>0,15</text:p>
          </table:table-cell>
          <table:table-cell office:value-type="float" office:value="0.504166799706249" table:style-name="ce9">
            <text:p>0,50</text:p>
          </table:table-cell>
          <table:table-cell office:value-type="float" office:value="0.28793859553057299" table:style-name="ce9">
            <text:p>0,29</text:p>
          </table:table-cell>
          <table:table-cell office:value-type="float" office:value="0.14699655347917301" table:style-name="ce9">
            <text:p>0,15</text:p>
          </table:table-cell>
          <table:table-cell office:value-type="float" office:value="1.25401707139812" table:style-name="ce9">
            <text:p>1,25</text:p>
          </table:table-cell>
          <table:table-cell office:value-type="float" office:value="0.33203595652989526" table:formula="of:=GEOMEAN([.F21:.J21])" table:style-name="ce9">
            <text:p>0,33</text:p>
          </table:table-cell>
          <table:table-cell office:value-type="float" office:value="3.0117220148413768" table:formula="of:=1/[.K21]" table:style-name="ce9">
            <text:p>3,0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8C2-1200</text:p>
          </table:table-cell>
          <table:table-cell office:value-type="string" table:style-name="ce4">
            <text:p>Elbrus 8C2 (Broken 8MB Cache 1.2 GHz)</text:p>
          </table:table-cell>
          <table:table-cell office:value-type="float" office:value="8" table:style-name="ce4">
            <text:p>8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e2k</text:p>
          </table:table-cell>
          <table:table-cell office:value-type="float" office:value="0.16100307243249401" table:style-name="ce8">
            <text:p>0,16</text:p>
          </table:table-cell>
          <table:table-cell office:value-type="float" office:value="0.39656438583607401" table:style-name="ce9">
            <text:p>0,40</text:p>
          </table:table-cell>
          <table:table-cell office:value-type="float" office:value="0.220578530575779" table:style-name="ce9">
            <text:p>0,22</text:p>
          </table:table-cell>
          <table:table-cell office:value-type="float" office:value="0.233747551064517" table:style-name="ce9">
            <text:p>0,23</text:p>
          </table:table-cell>
          <table:table-cell office:value-type="float" office:value="2.1614966716347701" table:style-name="ce9">
            <text:p>2,16</text:p>
          </table:table-cell>
          <table:table-cell office:value-type="float" office:value="0.3719140202844709" table:formula="of:=GEOMEAN([.F22:.J22])" table:style-name="ce9">
            <text:p>0,37</text:p>
          </table:table-cell>
          <table:table-cell office:value-type="float" office:value="2.6887934991940248" table:formula="of:=1/[.K22]" table:style-name="ce9">
            <text:p>2,6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8C-SWTX</text:p>
          </table:table-cell>
          <table:table-cell office:value-type="string" table:style-name="ce4">
            <text:p>Elbrus 8C (E8C-SWTX)</text:p>
          </table:table-cell>
          <table:table-cell office:value-type="float" office:value="8" table:style-name="ce4">
            <text:p>8</text:p>
          </table:table-cell>
          <table:table-cell office:value-type="float" office:value="1300" table:style-name="ce4">
            <text:p>1300</text:p>
          </table:table-cell>
          <table:table-cell office:value-type="string" table:style-name="ce1">
            <text:p>e2k</text:p>
          </table:table-cell>
          <table:table-cell office:value-type="float" office:value="0.26567006251310799" table:style-name="ce8">
            <text:p>0,27</text:p>
          </table:table-cell>
          <table:table-cell office:value-type="float" office:value="0.41444490564832898" table:style-name="ce9">
            <text:p>0,41</text:p>
          </table:table-cell>
          <table:table-cell office:value-type="float" office:value="0.24104567307607899" table:style-name="ce9">
            <text:p>0,24</text:p>
          </table:table-cell>
          <table:table-cell office:value-type="float" office:value="0.24989483812042601" table:style-name="ce9">
            <text:p>0,25</text:p>
          </table:table-cell>
          <table:table-cell office:value-type="float" office:value="1.28136287854882" table:style-name="ce9">
            <text:p>1,28</text:p>
          </table:table-cell>
          <table:table-cell office:value-type="float" office:value="0.38536089098967735" table:formula="of:=GEOMEAN([.F23:.J23])" table:style-name="ce9">
            <text:p>0,39</text:p>
          </table:table-cell>
          <table:table-cell office:value-type="float" office:value="2.5949701263971465" table:formula="of:=1/[.K23]" table:style-name="ce9">
            <text:p>2,5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AMD A6-3650</text:p>
          </table:table-cell>
          <table:table-cell office:value-type="string" table:style-name="ce4">
            <text:p>AMD A6-3650 APU with Radeon(tm) HD Graphics</text:p>
          </table:table-cell>
          <table:table-cell office:value-type="float" office:value="4" table:style-name="ce4">
            <text:p>4</text:p>
          </table:table-cell>
          <table:table-cell office:value-type="float" office:value="2600" table:style-name="ce4">
            <text:p>2600</text:p>
          </table:table-cell>
          <table:table-cell office:value-type="string" table:style-name="ce3">
            <text:p>amd64</text:p>
          </table:table-cell>
          <table:table-cell office:value-type="float" office:value="0.51890318281901904" table:style-name="ce8">
            <text:p>0,52</text:p>
          </table:table-cell>
          <table:table-cell office:value-type="float" office:value="0.38676202943899901" table:style-name="ce9">
            <text:p>0,39</text:p>
          </table:table-cell>
          <table:table-cell office:value-type="float" office:value="0.34817708333675601" table:style-name="ce9">
            <text:p>0,35</text:p>
          </table:table-cell>
          <table:table-cell office:value-type="float" office:value="0.40671037372556601" table:style-name="ce9">
            <text:p>0,41</text:p>
          </table:table-cell>
          <table:table-cell office:value-type="float" office:value="0.34798623701679199" table:style-name="ce9">
            <text:p>0,35</text:p>
          </table:table-cell>
          <table:table-cell office:value-type="float" office:value="0.39722404821099705" table:formula="of:=GEOMEAN([.F24:.J24])" table:style-name="ce9">
            <text:p>0,40</text:p>
          </table:table-cell>
          <table:table-cell office:value-type="float" office:value="2.5174709449333768" table:formula="of:=1/[.K24]" table:style-name="ce9">
            <text:p>2,5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8C2</text:p>
          </table:table-cell>
          <table:table-cell office:value-type="string" table:style-name="ce4">
            <text:p>Elbrus 8C2 (E8C2)</text:p>
          </table:table-cell>
          <table:table-cell office:value-type="float" office:value="8" table:style-name="ce4">
            <text:p>8</text:p>
          </table:table-cell>
          <table:table-cell office:value-type="float" office:value="1500" table:style-name="ce4">
            <text:p>1500</text:p>
          </table:table-cell>
          <table:table-cell office:value-type="string" table:style-name="ce1">
            <text:p>e2k</text:p>
          </table:table-cell>
          <table:table-cell office:value-type="float" office:value="0.111970528564382" table:style-name="ce8">
            <text:p>0,11</text:p>
          </table:table-cell>
          <table:table-cell office:value-type="float" office:value="0.46527475334461499" table:style-name="ce9">
            <text:p>0,47</text:p>
          </table:table-cell>
          <table:table-cell office:value-type="float" office:value="0.27714079706300798" table:style-name="ce9">
            <text:p>0,28</text:p>
          </table:table-cell>
          <table:table-cell office:value-type="float" office:value="0.29218443883064599" table:style-name="ce9">
            <text:p>0,29</text:p>
          </table:table-cell>
          <table:table-cell office:value-type="float" office:value="2.4942820589524102" table:style-name="ce9">
            <text:p>2,49</text:p>
          </table:table-cell>
          <table:table-cell office:value-type="float" office:value="0.40218258816628877" table:formula="of:=GEOMEAN([.F25:.J25])" table:style-name="ce9">
            <text:p>0,40</text:p>
          </table:table-cell>
          <table:table-cell office:value-type="float" office:value="2.4864328526985711" table:formula="of:=1/[.K25]" table:style-name="ce9">
            <text:p>2,4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8C2-1550</text:p>
          </table:table-cell>
          <table:table-cell office:value-type="string" table:style-name="ce4">
            <text:p>Elbrus 8C2 (E8C2 1550 MHz)</text:p>
          </table:table-cell>
          <table:table-cell office:value-type="float" office:value="8" table:style-name="ce4">
            <text:p>8</text:p>
          </table:table-cell>
          <table:table-cell office:value-type="float" office:value="1550" table:style-name="ce4">
            <text:p>1550</text:p>
          </table:table-cell>
          <table:table-cell office:value-type="string" table:style-name="ce1">
            <text:p>e2k</text:p>
          </table:table-cell>
          <table:table-cell office:value-type="float" office:value="0.242671435437019" table:style-name="ce8">
            <text:p>0,24</text:p>
          </table:table-cell>
          <table:table-cell office:value-type="float" office:value="0.46527475334461499" table:style-name="ce9">
            <text:p>0,47</text:p>
          </table:table-cell>
          <table:table-cell office:value-type="float" office:value="0.28816725339237798" table:style-name="ce9">
            <text:p>0,29</text:p>
          </table:table-cell>
          <table:table-cell office:value-type="float" office:value="0.29510166423032003" table:style-name="ce9">
            <text:p>0,30</text:p>
          </table:table-cell>
          <table:table-cell office:value-type="float" office:value="2.5774247942508302" table:style-name="ce9">
            <text:p>2,58</text:p>
          </table:table-cell>
          <table:table-cell office:value-type="float" office:value="0.47720621031345184" table:formula="of:=GEOMEAN([.F26:.J26])" table:style-name="ce9">
            <text:p>0,48</text:p>
          </table:table-cell>
          <table:table-cell office:value-type="float" office:value="2.0955301469005447" table:formula="of:=1/[.K26]" table:style-name="ce9">
            <text:p>2,10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AWS Graviton</text:p>
          </table:table-cell>
          <table:table-cell office:value-type="string" table:style-name="ce2">
            <text:p>Alpine AL73400</text:p>
          </table:table-cell>
          <table:table-cell office:value-type="float" office:value="16" table:style-name="ce4">
            <text:p>16</text:p>
          </table:table-cell>
          <table:table-cell office:value-type="float" office:value="2300" table:style-name="ce4">
            <text:p>2300</text:p>
          </table:table-cell>
          <table:table-cell office:value-type="string" table:style-name="ce1">
            <text:p>aarch64</text:p>
          </table:table-cell>
          <table:table-cell office:value-type="float" office:value="0.51536193599030999" table:style-name="ce8">
            <text:p>0,52</text:p>
          </table:table-cell>
          <table:table-cell office:value-type="float" office:value="1.4285577445001401" table:style-name="ce9">
            <text:p>1,43</text:p>
          </table:table-cell>
          <table:table-cell table:style-name="ce9"/>
          <table:table-cell office:value-type="float" office:value="0.35990927028113701" table:style-name="ce9">
            <text:p>0,36</text:p>
          </table:table-cell>
          <table:table-cell office:value-type="float" office:value="1.25086516824614" table:style-name="ce9">
            <text:p>1,25</text:p>
          </table:table-cell>
          <table:table-cell office:value-type="float" office:value="0.75875823529949982" table:formula="of:=GEOMEAN([.F27:.J27])" table:style-name="ce9">
            <text:p>0,76</text:p>
          </table:table-cell>
          <table:table-cell office:value-type="float" office:value="1.3179428617407709" table:formula="of:=1/[.K27]" table:style-name="ce9">
            <text:p>1,3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8C-E8C4</text:p>
          </table:table-cell>
          <table:table-cell office:value-type="string" table:style-name="ce4">
            <text:p>Elbrus 8C (4 CPU)</text:p>
          </table:table-cell>
          <table:table-cell office:value-type="float" office:value="32" table:style-name="ce4">
            <text:p>32</text:p>
          </table:table-cell>
          <table:table-cell office:value-type="float" office:value="1300" table:style-name="ce4">
            <text:p>1300</text:p>
          </table:table-cell>
          <table:table-cell office:value-type="string" table:style-name="ce1">
            <text:p>e2k</text:p>
          </table:table-cell>
          <table:table-cell office:value-type="float" office:value="0.26474738154737698" table:style-name="ce8">
            <text:p>0,26</text:p>
          </table:table-cell>
          <table:table-cell office:value-type="float" office:value="1.71023979054248" table:style-name="ce9">
            <text:p>1,71</text:p>
          </table:table-cell>
          <table:table-cell office:value-type="float" office:value="0.98508012524150401" table:style-name="ce9">
            <text:p>0,99</text:p>
          </table:table-cell>
          <table:table-cell office:value-type="float" office:value="0.253090364847812" table:style-name="ce9">
            <text:p>0,25</text:p>
          </table:table-cell>
          <table:table-cell office:value-type="float" office:value="5.5701619955138799" table:style-name="ce9">
            <text:p>5,57</text:p>
          </table:table-cell>
          <table:table-cell office:value-type="float" office:value="0.91138260439834717" table:formula="of:=GEOMEAN([.F28:.J28])" table:style-name="ce9">
            <text:p>0,91</text:p>
          </table:table-cell>
          <table:table-cell office:value-type="float" office:value="1.0972340213363563" table:formula="of:=1/[.K28]" table:style-name="ce9">
            <text:p>1,10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16C-APPROX*</text:p>
          </table:table-cell>
          <table:table-cell office:value-type="string" table:style-name="ce4">
            <text:p>Elbrus 16</text:p>
          </table:table-cell>
          <table:table-cell office:value-type="float" office:value="16" table:style-name="ce4">
            <text:p>16</text:p>
          </table:table-cell>
          <table:table-cell office:value-type="float" office:value="2000" table:style-name="ce4">
            <text:p>2000</text:p>
          </table:table-cell>
          <table:table-cell office:value-type="string" table:style-name="ce1">
            <text:p>e2k</text:p>
          </table:table-cell>
          <table:table-cell office:value-type="float" office:value="0.40872320794021999" table:style-name="ce8">
            <text:p>0,41</text:p>
          </table:table-cell>
          <table:table-cell office:value-type="float" office:value="1.2007090408893299" table:style-name="ce9">
            <text:p>1,20</text:p>
          </table:table-cell>
          <table:table-cell office:value-type="float" office:value="0.74365742810936197" table:style-name="ce9">
            <text:p>0,74</text:p>
          </table:table-cell>
          <table:table-cell office:value-type="float" office:value="0.38936979207355499" table:style-name="ce9">
            <text:p>0,39</text:p>
          </table:table-cell>
          <table:table-cell office:value-type="float" office:value="6.6514188238731" table:style-name="ce9">
            <text:p>6,65</text:p>
          </table:table-cell>
          <table:table-cell office:value-type="float" office:value="0.98878827959460891" table:formula="of:=GEOMEAN([.F29:.J29])" table:style-name="ce9">
            <text:p>0,99</text:p>
          </table:table-cell>
          <table:table-cell office:value-type="float" office:value="1.0113388484034092" table:formula="of:=1/[.K29]" table:style-name="ce9">
            <text:p>1,01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Core i7-2600</text:p>
          </table:table-cell>
          <table:table-cell office:value-type="string" table:style-name="ce4">
            <text:p>Intel(R) Core(TM) i7-2600 CPU @ 3.40GHz</text:p>
          </table:table-cell>
          <table:table-cell office:value-type="float" office:value="8" table:style-name="ce4">
            <text:p>8</text:p>
          </table:table-cell>
          <table:table-cell office:value-type="float" office:value="3400" table:style-name="ce4">
            <text:p>3400</text:p>
          </table:table-cell>
          <table:table-cell office:value-type="string" table:style-name="ce3">
            <text:p>amd64</text:p>
          </table:table-cell>
          <table:table-cell office:value-type="float" office:value="1" table:style-name="ce8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1" table:style-name="ce9">
            <text:p>1,00</text:p>
          </table:table-cell>
          <table:table-cell office:value-type="float" office:value="0.99999998814799995" table:style-name="ce9">
            <text:p>1,00</text:p>
          </table:table-cell>
          <table:table-cell office:value-type="float" office:value="0.99999999762960001" table:formula="of:=GEOMEAN([.F30:.J30])" table:style-name="ce9">
            <text:p>1,00</text:p>
          </table:table-cell>
          <table:table-cell office:value-type="float" office:value="1.0000000023704001" table:formula="of:=1/[.K30]" table:style-name="ce9">
            <text:p>1,00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Core i7-4700MQ</text:p>
          </table:table-cell>
          <table:table-cell office:value-type="string" table:style-name="ce2">
            <text:p>Intel(R) Core(TM) i7-4700MQ CPU @ 2.40GHz</text:p>
          </table:table-cell>
          <table:table-cell office:value-type="float" office:value="8" table:style-name="ce2">
            <text:p>8</text:p>
          </table:table-cell>
          <table:table-cell office:value-type="float" office:value="2400" table:style-name="ce2">
            <text:p>2400</text:p>
          </table:table-cell>
          <table:table-cell office:value-type="string" table:style-name="ce3">
            <text:p>amd64</text:p>
          </table:table-cell>
          <table:table-cell office:value-type="float" office:value="1.0412425255820901" table:style-name="ce8">
            <text:p>1,04</text:p>
          </table:table-cell>
          <table:table-cell office:value-type="float" office:value="1.1250039911874601" table:style-name="ce9">
            <text:p>1,13</text:p>
          </table:table-cell>
          <table:table-cell office:value-type="float" office:value="1.02999332340363" table:style-name="ce9">
            <text:p>1,03</text:p>
          </table:table-cell>
          <table:table-cell office:value-type="float" office:value="1.1424507714582499" table:style-name="ce9">
            <text:p>1,14</text:p>
          </table:table-cell>
          <table:table-cell office:value-type="float" office:value="1.0189879424899999" table:style-name="ce9">
            <text:p>1,02</text:p>
          </table:table-cell>
          <table:table-cell office:value-type="float" office:value="1.07030950440905" table:formula="of:=GEOMEAN([.F31:.J31])" table:style-name="ce9">
            <text:p>1,07</text:p>
          </table:table-cell>
          <table:table-cell office:value-type="float" office:value="0.93430918428789433" table:formula="of:=1/[.K31]" table:style-name="ce9">
            <text:p>0,93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Xeon 6128</text:p>
          </table:table-cell>
          <table:table-cell office:value-type="string" table:style-name="ce2">
            <text:p>Intel(R) Xeon(R) Gold 6128 CPU @ 3.40GHz (2 CPU)</text:p>
          </table:table-cell>
          <table:table-cell office:value-type="float" office:value="24" table:style-name="ce2">
            <text:p>24</text:p>
          </table:table-cell>
          <table:table-cell office:value-type="float" office:value="3400" table:style-name="ce2">
            <text:p>3400</text:p>
          </table:table-cell>
          <table:table-cell office:value-type="string" table:style-name="ce3">
            <text:p>amd64</text:p>
          </table:table-cell>
          <table:table-cell office:value-type="float" office:value="1.14124854995953" table:style-name="ce8">
            <text:p>1,14</text:p>
          </table:table-cell>
          <table:table-cell office:value-type="float" office:value="3.9545962514767399" table:style-name="ce9">
            <text:p>3,95</text:p>
          </table:table-cell>
          <table:table-cell office:value-type="float" office:value="5.60391198044635" table:style-name="ce9">
            <text:p>5,60</text:p>
          </table:table-cell>
          <table:table-cell office:value-type="float" office:value="1.4190346488058001" table:style-name="ce9">
            <text:p>1,42</text:p>
          </table:table-cell>
          <table:table-cell office:value-type="float" office:value="5.4391294435786701" table:style-name="ce9">
            <text:p>5,44</text:p>
          </table:table-cell>
          <table:table-cell office:value-type="float" office:value="2.8714365077603263" table:formula="of:=GEOMEAN([.F32:.J32])" table:style-name="ce9">
            <text:p>2,87</text:p>
          </table:table-cell>
          <table:table-cell office:value-type="float" office:value="0.34825774391925651" table:formula="of:=1/[.K32]" table:style-name="ce9">
            <text:p>0,35</text:p>
          </table:table-cell>
          <table:table-cell table:number-columns-repeated="16372"/>
        </table:table-row>
        <table:table-row table:number-rows-repeated="2" table:style-name="ro2">
          <table:table-cell table:number-columns-repeated="6" table:style-name="ce8"/>
          <table:table-cell table:number-columns-repeated="3" table:style-name="ce9"/>
          <table:table-cell table:number-columns-repeated="2" table:style-name="ce14"/>
          <table:table-cell table:number-columns-repeated="16373"/>
        </table:table-row>
        <table:table-row table:number-rows-repeated="1048542" table:style-name="ro1">
          <table:table-cell table:number-columns-repeated="16384"/>
        </table:table-row>
      </table:table>
      <table:table table:name="Dhrystone!" table:style-name="ta1"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3" table:default-cell-style-name="ce1"/>
        <table:table-column table:style-name="co5" table:number-columns-repeated="7" table:default-cell-style-name="ce1"/>
        <table:table-column table:style-name="co6" table:number-columns-repeated="51" table:default-cell-style-name="ce1"/>
        <table:table-column table:style-name="co7" table:number-columns-repeated="16320" table:default-cell-style-name="ce1"/>
        <table:table-row table:style-name="ro1">
          <table:table-cell table:number-columns-repeated="5" table:style-name="ce15"/>
          <table:table-cell office:value-type="float" office:value="22076.97" table:style-name="ce16">
            <text:p>22 076,97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5" table:style-name="ce15"/>
          <table:table-cell table:style-name="ce17"/>
          <table:table-cell table:style-name="ce2"/>
          <table:table-cell table:number-columns-repeated="16377" table:style-name="ce1"/>
        </table:table-row>
        <table:table-row table:style-name="ro4">
          <table:table-cell office:value-type="string" office:string-value="Platform" table:formula="of:=[CPUS.A1]" table:style-name="ce18">
            <text:p>Platform</text:p>
          </table:table-cell>
          <table:table-cell office:value-type="string" office:string-value="CPU" table:formula="of:=[CPUS.B1]" table:style-name="ce18">
            <text:p>CPU</text:p>
          </table:table-cell>
          <table:table-cell office:value-type="string" office:string-value="Cores" table:formula="of:=[CPUS.C1]" table:style-name="ce18">
            <text:p>Cores</text:p>
          </table:table-cell>
          <table:table-cell office:value-type="string" office:string-value="Frequency (MHz)" table:formula="of:=[CPUS.D1]" table:style-name="ce18">
            <text:p>Frequency (MHz)</text:p>
          </table:table-cell>
          <table:table-cell office:value-type="string" office:string-value="Architecture" table:formula="of:=[CPUS.E1]" table:style-name="ce18">
            <text:p>Architecture</text:p>
          </table:table-cell>
          <table:table-cell office:value-type="string" table:style-name="ce17">
            <text:p>Dhrystones (VAX)</text:p>
          </table:table-cell>
          <table:table-cell office:value-type="string" table:style-name="ce19">
            <text:p>Dhrystones/MHz</text:p>
          </table:table-cell>
          <table:table-cell office:value-type="string" table:style-name="ce19">
            <text:p>Relative to Core i7-26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Raspberry PI</text:p>
          </table:table-cell>
          <table:table-cell office:value-type="string" table:style-name="ce20">
            <text:p>Broadcom BCM2835</text:p>
          </table:table-cell>
          <table:table-cell office:value-type="float" office:value="1" table:style-name="ce20">
            <text:p>1</text:p>
          </table:table-cell>
          <table:table-cell office:value-type="float" office:value="700" table:style-name="ce20">
            <text:p>700</text:p>
          </table:table-cell>
          <table:table-cell office:value-type="string" table:style-name="ce20">
            <text:p>arm</text:p>
          </table:table-cell>
          <table:table-cell office:value-type="float" office:value="847" table:style-name="ce16">
            <text:p>847,00</text:p>
          </table:table-cell>
          <table:table-cell office:value-type="float" office:value="1.21" table:formula="of:=[.F4]/[.D4]" table:style-name="ce21">
            <text:p>1,21</text:p>
          </table:table-cell>
          <table:table-cell office:value-type="float" office:value="3.8365772114561006E-2" table:formula="of:=[.F4]/[.$F$1]" table:style-name="ce22">
            <text:p>0,04</text:p>
          </table:table-cell>
          <table:table-cell table:number-columns-repeated="5" table:style-name="ce23"/>
          <table:table-cell table:number-columns-repeated="16371"/>
        </table:table-row>
        <table:table-row table:style-name="ro1">
          <table:table-cell office:value-type="string" table:style-name="ce24">
            <text:p>Pentium M725</text:p>
          </table:table-cell>
          <table:table-cell office:value-type="string" table:style-name="ce24">
            <text:p>Pentium M725</text:p>
          </table:table-cell>
          <table:table-cell office:value-type="float" office:value="1" table:style-name="ce20">
            <text:p>1</text:p>
          </table:table-cell>
          <table:table-cell office:value-type="float" office:value="1600" table:style-name="ce20">
            <text:p>1600</text:p>
          </table:table-cell>
          <table:table-cell office:value-type="string" table:style-name="ce20">
            <text:p>i386</text:p>
          </table:table-cell>
          <table:table-cell office:value-type="float" office:value="1085.68" table:style-name="ce16">
            <text:p>1 085,68</text:p>
          </table:table-cell>
          <table:table-cell office:value-type="float" office:value="0.67854999999999999" table:formula="of:=[.F5]/[.D5]" table:style-name="ce21">
            <text:p>0,68</text:p>
          </table:table-cell>
          <table:table-cell office:value-type="float" office:value="4.9177038334517822E-2" table:formula="of:=[.F5]/[.$F$1]" table:style-name="ce22">
            <text:p>0,05</text:p>
          </table:table-cell>
          <table:table-cell table:style-name="ce25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4">
            <text:p>Pentium III</text:p>
          </table:table-cell>
          <table:table-cell office:value-type="string" table:style-name="ce20">
            <text:p>Intel(R) Pentium(TM) III CPU</text:p>
          </table:table-cell>
          <table:table-cell office:value-type="float" office:value="1" table:style-name="ce20">
            <text:p>1</text:p>
          </table:table-cell>
          <table:table-cell office:value-type="float" office:value="1000" table:style-name="ce20">
            <text:p>1000</text:p>
          </table:table-cell>
          <table:table-cell office:value-type="string" table:style-name="ce20">
            <text:p>i386</text:p>
          </table:table-cell>
          <table:table-cell office:value-type="float" office:value="1595" table:style-name="ce16">
            <text:p>1 595,00</text:p>
          </table:table-cell>
          <table:table-cell office:value-type="float" office:value="1.595" table:formula="of:=[.F6]/[.D6]" table:style-name="ce21">
            <text:p>1,60</text:p>
          </table:table-cell>
          <table:table-cell office:value-type="float" office:value="7.2247233202744759E-2" table:formula="of:=[.F6]/[.$F$1]" table:style-name="ce22">
            <text:p>0,07</text:p>
          </table:table-cell>
          <table:table-cell table:style-name="ce25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Orange Pi Win</text:p>
          </table:table-cell>
          <table:table-cell office:value-type="string" table:style-name="ce20">
            <text:p>Allwinner A64 (aarch64)</text:p>
          </table:table-cell>
          <table:table-cell office:value-type="float" office:value="4" table:style-name="ce20">
            <text:p>4</text:p>
          </table:table-cell>
          <table:table-cell office:value-type="float" office:value="1344" table:style-name="ce20">
            <text:p>1344</text:p>
          </table:table-cell>
          <table:table-cell office:value-type="string" table:style-name="ce20">
            <text:p>aarch64</text:p>
          </table:table-cell>
          <table:table-cell office:value-type="float" office:value="2370" table:style-name="ce16">
            <text:p>2 370,00</text:p>
          </table:table-cell>
          <table:table-cell office:value-type="float" office:value="1.7633928571428572" table:formula="of:=[.F7]/[.D7]" table:style-name="ce21">
            <text:p>1,76</text:p>
          </table:table-cell>
          <table:table-cell office:value-type="float" office:value="0.10735168820721321" table:formula="of:=[.F7]/[.$F$1]" table:style-name="ce22">
            <text:p>0,11</text:p>
          </table:table-cell>
          <table:table-cell table:style-name="ce25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Raspberry PI 3</text:p>
          </table:table-cell>
          <table:table-cell office:value-type="string" table:style-name="ce24">
            <text:p>Broadcom BCM2837B0 (armv8)</text:p>
          </table:table-cell>
          <table:table-cell office:value-type="float" office:value="4" table:style-name="ce20">
            <text:p>4</text:p>
          </table:table-cell>
          <table:table-cell office:value-type="float" office:value="1200" table:style-name="ce20">
            <text:p>1200</text:p>
          </table:table-cell>
          <table:table-cell office:value-type="string" table:style-name="ce20">
            <text:p>aarch64</text:p>
          </table:table-cell>
          <table:table-cell office:value-type="float" office:value="2469" table:style-name="ce16">
            <text:p>2 469,00</text:p>
          </table:table-cell>
          <table:table-cell office:value-type="float" office:value="2.0575000000000001" table:formula="of:=[.F8]/[.D8]" table:style-name="ce21">
            <text:p>2,06</text:p>
          </table:table-cell>
          <table:table-cell office:value-type="float" office:value="0.11183599923359047" table:formula="of:=[.F8]/[.$F$1]" table:style-name="ce22">
            <text:p>0,11</text:p>
          </table:table-cell>
          <table:table-cell table:style-name="ce25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E8C2</text:p>
          </table:table-cell>
          <table:table-cell office:value-type="string" table:style-name="ce20">
            <text:p>Elbrus 8C2 (E8C2)</text:p>
          </table:table-cell>
          <table:table-cell office:value-type="float" office:value="8" table:style-name="ce20">
            <text:p>8</text:p>
          </table:table-cell>
          <table:table-cell office:value-type="float" office:value="1500" table:style-name="ce20">
            <text:p>1500</text:p>
          </table:table-cell>
          <table:table-cell office:value-type="string" table:style-name="ce20">
            <text:p>e2k</text:p>
          </table:table-cell>
          <table:table-cell office:value-type="float" office:value="2471.9699999999998" table:style-name="ce16">
            <text:p>2 471,97</text:p>
          </table:table-cell>
          <table:table-cell office:value-type="float" office:value="1.6479799999999998" table:formula="of:=[.F9]/[.D9]" table:style-name="ce21">
            <text:p>1,65</text:p>
          </table:table-cell>
          <table:table-cell office:value-type="float" office:value="0.11197052856438178" table:formula="of:=[.F9]/[.$F$1]" table:style-name="ce22">
            <text:p>0,11</text:p>
          </table:table-cell>
          <table:table-cell table:style-name="ce25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Orange Pi PC2</text:p>
          </table:table-cell>
          <table:table-cell office:value-type="string" table:style-name="ce20">
            <text:p>Allwinner H5 (aarch64)</text:p>
          </table:table-cell>
          <table:table-cell office:value-type="float" office:value="4" table:style-name="ce20">
            <text:p>4</text:p>
          </table:table-cell>
          <table:table-cell office:value-type="float" office:value="1152" table:style-name="ce20">
            <text:p>1152</text:p>
          </table:table-cell>
          <table:table-cell office:value-type="string" table:style-name="ce20">
            <text:p>aarch64</text:p>
          </table:table-cell>
          <table:table-cell office:value-type="float" office:value="2949.12" table:style-name="ce16">
            <text:p>2 949,12</text:p>
          </table:table-cell>
          <table:table-cell office:value-type="float" office:value="2.56" table:formula="of:=[.F10]/[.D10]" table:style-name="ce21">
            <text:p>2,56</text:p>
          </table:table-cell>
          <table:table-cell office:value-type="float" office:value="0.13358354882939097" table:formula="of:=[.F10]/[.$F$1]" table:style-name="ce22">
            <text:p>0,13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E2S-EL2S4</text:p>
          </table:table-cell>
          <table:table-cell office:value-type="string" table:style-name="ce3">
            <text:p>Elbrus 4C [EL2S4<text:span text:style-name="T4">] (4 CPU)</text:span></text:p>
          </table:table-cell>
          <table:table-cell office:value-type="float" office:value="16" table:style-name="ce3">
            <text:p>16</text:p>
          </table:table-cell>
          <table:table-cell office:value-type="float" office:value="750" table:style-name="ce3">
            <text:p>750</text:p>
          </table:table-cell>
          <table:table-cell office:value-type="string" table:style-name="ce20">
            <text:p>e2k</text:p>
          </table:table-cell>
          <table:table-cell office:value-type="float" office:value="3329.51" table:style-name="ce16">
            <text:p>3 329,51</text:p>
          </table:table-cell>
          <table:table-cell office:value-type="float" office:value="4.4393466666666672" table:formula="of:=[.F11]/[.D11]" table:style-name="ce21">
            <text:p>4,44</text:p>
          </table:table-cell>
          <table:table-cell office:value-type="float" office:value="0.15081372126700357" table:formula="of:=[.F11]/[.$F$1]" table:style-name="ce22">
            <text:p>0,15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7">
            <text:p>E2S-PC401</text:p>
          </table:table-cell>
          <table:table-cell office:value-type="string" table:style-name="ce20">
            <text:p>Elbrus 4C [E2S] (pc401)</text:p>
          </table:table-cell>
          <table:table-cell office:value-type="float" office:value="4" table:style-name="ce3">
            <text:p>4</text:p>
          </table:table-cell>
          <table:table-cell office:value-type="float" office:value="800" table:style-name="ce3">
            <text:p>800</text:p>
          </table:table-cell>
          <table:table-cell office:value-type="string" table:style-name="ce20">
            <text:p>e2k</text:p>
          </table:table-cell>
          <table:table-cell office:value-type="float" office:value="3548.8" table:style-name="ce16">
            <text:p>3 548,80</text:p>
          </table:table-cell>
          <table:table-cell office:value-type="float" office:value="4.4359999999999999" table:formula="of:=[.F12]/[.D12]" table:style-name="ce21">
            <text:p>4,44</text:p>
          </table:table-cell>
          <table:table-cell office:value-type="float" office:value="0.16074669667078409" table:formula="of:=[.F12]/[.$F$1]" table:style-name="ce22">
            <text:p>0,16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E8C2-1200</text:p>
          </table:table-cell>
          <table:table-cell office:value-type="string" table:style-name="ce20">
            <text:p>Elbrus 8C2 (Broken 8MB Cache 1.2 GHz)</text:p>
          </table:table-cell>
          <table:table-cell office:value-type="float" office:value="8" table:style-name="ce3">
            <text:p>8</text:p>
          </table:table-cell>
          <table:table-cell office:value-type="float" office:value="1200" table:style-name="ce3">
            <text:p>1200</text:p>
          </table:table-cell>
          <table:table-cell office:value-type="string" table:style-name="ce20">
            <text:p>e2k</text:p>
          </table:table-cell>
          <table:table-cell office:value-type="float" office:value="3554.46" table:style-name="ce16">
            <text:p>3 554,46</text:p>
          </table:table-cell>
          <table:table-cell office:value-type="float" office:value="2.9620500000000001" table:formula="of:=[.F13]/[.D13]" table:style-name="ce21">
            <text:p>2,96</text:p>
          </table:table-cell>
          <table:table-cell office:value-type="float" office:value="0.16100307243249412" table:formula="of:=[.F13]/[.$F$1]" table:style-name="ce22">
            <text:p>0,16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Baikal T1 BFK</text:p>
          </table:table-cell>
          <table:table-cell office:value-type="string" table:style-name="ce20">
            <text:p>Baikal-T1 (MIPS P5600 V3.0)</text:p>
          </table:table-cell>
          <table:table-cell office:value-type="float" office:value="2" table:style-name="ce3">
            <text:p>2</text:p>
          </table:table-cell>
          <table:table-cell office:value-type="float" office:value="1200" table:style-name="ce3">
            <text:p>1200</text:p>
          </table:table-cell>
          <table:table-cell office:value-type="string" table:style-name="ce20">
            <text:p>mips</text:p>
          </table:table-cell>
          <table:table-cell office:value-type="float" office:value="3650" table:style-name="ce16">
            <text:p>3 650,00</text:p>
          </table:table-cell>
          <table:table-cell office:value-type="float" office:value="3.0416666666666665" table:formula="of:=[.F14]/[.D14]" table:style-name="ce21">
            <text:p>3,04</text:p>
          </table:table-cell>
          <table:table-cell office:value-type="float" office:value="0.16533065905330305" table:formula="of:=[.F14]/[.$F$1]" table:style-name="ce22">
            <text:p>0,17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4">
            <text:p>Pentium 4</text:p>
          </table:table-cell>
          <table:table-cell office:value-type="string" table:style-name="ce20">
            <text:p>Intel(R) Pentium(TM) 4 CPU</text:p>
          </table:table-cell>
          <table:table-cell office:value-type="float" office:value="1" table:style-name="ce3">
            <text:p>1</text:p>
          </table:table-cell>
          <table:table-cell office:value-type="float" office:value="3066" table:style-name="ce3">
            <text:p>3066</text:p>
          </table:table-cell>
          <table:table-cell office:value-type="string" table:style-name="ce20">
            <text:p>i386</text:p>
          </table:table-cell>
          <table:table-cell office:value-type="float" office:value="4012" table:style-name="ce16">
            <text:p>4 012,00</text:p>
          </table:table-cell>
          <table:table-cell office:value-type="float" office:value="1.3085453359425963" table:formula="of:=[.F15]/[.D15]" table:style-name="ce21">
            <text:p>1,31</text:p>
          </table:table-cell>
          <table:table-cell office:value-type="float" office:value="0.18172783674571283" table:formula="of:=[.F15]/[.$F$1]" table:style-name="ce22">
            <text:p>0,18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MBE1C-PC</text:p>
          </table:table-cell>
          <table:table-cell office:value-type="string" table:style-name="ce20">
            <text:p>Elbrus 1C+ (MBE1C-PC)</text:p>
          </table:table-cell>
          <table:table-cell office:value-type="float" office:value="1" table:style-name="ce3">
            <text:p>1</text:p>
          </table:table-cell>
          <table:table-cell office:value-type="float" office:value="985" table:style-name="ce3">
            <text:p>985</text:p>
          </table:table-cell>
          <table:table-cell office:value-type="string" table:style-name="ce20">
            <text:p>e2k</text:p>
          </table:table-cell>
          <table:table-cell office:value-type="float" office:value="4302.53" table:style-name="ce16">
            <text:p>4 302,53</text:p>
          </table:table-cell>
          <table:table-cell office:value-type="float" office:value="4.3680507614213191" table:formula="of:=[.F16]/[.D16]" table:style-name="ce21">
            <text:p>4,37</text:p>
          </table:table-cell>
          <table:table-cell office:value-type="float" office:value="0.194887704245646" table:formula="of:=[.F16]/[.$F$1]" table:style-name="ce22">
            <text:p>0,19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Odroid X2</text:p>
          </table:table-cell>
          <table:table-cell office:value-type="string" table:style-name="ce3">
            <text:p>Samsung Exynos 4412<text:span text:style-name="T4"><text:s/>(armv7l)</text:span></text:p>
          </table:table-cell>
          <table:table-cell office:value-type="float" office:value="4" table:style-name="ce3">
            <text:p>4</text:p>
          </table:table-cell>
          <table:table-cell office:value-type="float" office:value="1700" table:style-name="ce3">
            <text:p>1700</text:p>
          </table:table-cell>
          <table:table-cell office:value-type="string" table:style-name="ce20">
            <text:p>arm</text:p>
          </table:table-cell>
          <table:table-cell office:value-type="float" office:value="4495.03" table:style-name="ce16">
            <text:p>4 495,03</text:p>
          </table:table-cell>
          <table:table-cell office:value-type="float" office:value="2.644135294117647" table:formula="of:=[.F17]/[.D17]" table:style-name="ce21">
            <text:p>2,64</text:p>
          </table:table-cell>
          <table:table-cell office:value-type="float" office:value="0.20360719790804624" table:formula="of:=[.F17]/[.$F$1]" table:style-name="ce22">
            <text:p>0,20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Atom Z8350</text:p>
          </table:table-cell>
          <table:table-cell office:value-type="string" table:style-name="ce24">
            <text:p>Intel(R) Atom(TM) x5-Z8350 CPU @ 1.44GHz</text:p>
          </table:table-cell>
          <table:table-cell office:value-type="float" office:value="4" table:style-name="ce3">
            <text:p>4</text:p>
          </table:table-cell>
          <table:table-cell office:value-type="float" office:value="1440" table:style-name="ce3">
            <text:p>1440</text:p>
          </table:table-cell>
          <table:table-cell office:value-type="string" table:style-name="ce20">
            <text:p>amd64</text:p>
          </table:table-cell>
          <table:table-cell office:value-type="float" office:value="4677.3" table:style-name="ce16">
            <text:p>4 677,30</text:p>
          </table:table-cell>
          <table:table-cell office:value-type="float" office:value="3.2481249999999999" table:formula="of:=[.F18]/[.D18]" table:style-name="ce21">
            <text:p>3,25</text:p>
          </table:table-cell>
          <table:table-cell office:value-type="float" office:value="0.2118633127643875" table:formula="of:=[.F18]/[.$F$1]" table:style-name="ce22">
            <text:p>0,21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E8C2-1550</text:p>
          </table:table-cell>
          <table:table-cell office:value-type="string" table:style-name="ce20">
            <text:p>Elbrus 8C2 (E8C2 1550 MHz)</text:p>
          </table:table-cell>
          <table:table-cell office:value-type="float" office:value="8" table:style-name="ce3">
            <text:p>8</text:p>
          </table:table-cell>
          <table:table-cell office:value-type="float" office:value="1550" table:style-name="ce3">
            <text:p>1550</text:p>
          </table:table-cell>
          <table:table-cell office:value-type="string" table:style-name="ce20">
            <text:p>e2k</text:p>
          </table:table-cell>
          <table:table-cell office:value-type="float" office:value="5357.45" table:style-name="ce16">
            <text:p>5 357,45</text:p>
          </table:table-cell>
          <table:table-cell office:value-type="float" office:value="3.4564193548387094" table:formula="of:=[.F19]/[.D19]" table:style-name="ce21">
            <text:p>3,46</text:p>
          </table:table-cell>
          <table:table-cell office:value-type="float" office:value="0.24267143543701875" table:formula="of:=[.F19]/[.$F$1]" table:style-name="ce22">
            <text:p>0,24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E8C-E8C4</text:p>
          </table:table-cell>
          <table:table-cell office:value-type="string" table:style-name="ce20">
            <text:p>Elbrus 8C (4 CPU)</text:p>
          </table:table-cell>
          <table:table-cell office:value-type="float" office:value="32" table:style-name="ce3">
            <text:p>32</text:p>
          </table:table-cell>
          <table:table-cell office:value-type="float" office:value="1300" table:style-name="ce3">
            <text:p>1300</text:p>
          </table:table-cell>
          <table:table-cell office:value-type="string" table:style-name="ce20">
            <text:p>e2k</text:p>
          </table:table-cell>
          <table:table-cell office:value-type="float" office:value="5844.82" table:style-name="ce16">
            <text:p>5 844,82</text:p>
          </table:table-cell>
          <table:table-cell office:value-type="float" office:value="4.4960153846153847" table:formula="of:=[.F20]/[.D20]" table:style-name="ce21">
            <text:p>4,50</text:p>
          </table:table-cell>
          <table:table-cell office:value-type="float" office:value="0.26474738154737715" table:formula="of:=[.F20]/[.$F$1]" table:style-name="ce22">
            <text:p>0,26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E8C-SWTX</text:p>
          </table:table-cell>
          <table:table-cell office:value-type="string" table:style-name="ce20">
            <text:p>Elbrus 8C (E8C-SWTX)</text:p>
          </table:table-cell>
          <table:table-cell office:value-type="float" office:value="8" table:style-name="ce3">
            <text:p>8</text:p>
          </table:table-cell>
          <table:table-cell office:value-type="float" office:value="1300" table:style-name="ce3">
            <text:p>1300</text:p>
          </table:table-cell>
          <table:table-cell office:value-type="string" table:style-name="ce20">
            <text:p>e2k</text:p>
          </table:table-cell>
          <table:table-cell office:value-type="float" office:value="5865.19" table:style-name="ce16">
            <text:p>5 865,19</text:p>
          </table:table-cell>
          <table:table-cell office:value-type="float" office:value="4.5116846153846151" table:formula="of:=[.F21]/[.D21]" table:style-name="ce21">
            <text:p>4,51</text:p>
          </table:table-cell>
          <table:table-cell office:value-type="float" office:value="0.26567006251310754" table:formula="of:=[.F21]/[.$F$1]" table:style-name="ce22">
            <text:p>0,27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Odroid N2</text:p>
          </table:table-cell>
          <table:table-cell office:value-type="string" table:style-name="ce24">
            <text:p>Amlogic S922X</text:p>
          </table:table-cell>
          <table:table-cell office:value-type="float" office:value="6" table:style-name="ce3">
            <text:p>6</text:p>
          </table:table-cell>
          <table:table-cell office:value-type="float" office:value="1800" table:style-name="ce3">
            <text:p>1800</text:p>
          </table:table-cell>
          <table:table-cell office:value-type="string" table:style-name="ce20">
            <text:p>aarch64</text:p>
          </table:table-cell>
          <table:table-cell office:value-type="float" office:value="8230" table:style-name="ce16">
            <text:p>8 230,00</text:p>
          </table:table-cell>
          <table:table-cell office:value-type="float" office:value="4.572222222222222" table:formula="of:=[.F22]/[.D22]" table:style-name="ce21">
            <text:p>4,57</text:p>
          </table:table-cell>
          <table:table-cell office:value-type="float" office:value="0.37278666411196826" table:formula="of:=[.F22]/[.$F$1]" table:style-name="ce22">
            <text:p>0,37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8">
            <text:p>E16C-APPROX*</text:p>
          </table:table-cell>
          <table:table-cell office:value-type="string" table:style-name="ce20">
            <text:p>Elbrus 16</text:p>
          </table:table-cell>
          <table:table-cell office:value-type="float" office:value="16" table:style-name="ce3">
            <text:p>16</text:p>
          </table:table-cell>
          <table:table-cell office:value-type="float" office:value="2000" table:style-name="ce3">
            <text:p>2000</text:p>
          </table:table-cell>
          <table:table-cell office:value-type="string" table:style-name="ce20">
            <text:p>e2k</text:p>
          </table:table-cell>
          <table:table-cell office:value-type="float" office:value="9023.3700000000008" table:style-name="ce29">
            <text:p>9 023,37</text:p>
          </table:table-cell>
          <table:table-cell office:value-type="float" office:value="4.5116850000000008" table:formula="of:=[.F23]/[.D23]" table:style-name="ce21">
            <text:p>4,51</text:p>
          </table:table-cell>
          <table:table-cell office:value-type="float" office:value="0.40872320794022005" table:formula="of:=[.F23]/[.$F$1]" table:style-name="ce22">
            <text:p>0,41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Core i3-m330</text:p>
          </table:table-cell>
          <table:table-cell office:value-type="string" table:style-name="ce20">
            <text:p>Intel(R) Core(TM) i3 CPU <text:s text:c="6"/>M 330 <text:s/>@ 2.13GHz</text:p>
          </table:table-cell>
          <table:table-cell office:value-type="float" office:value="4" table:style-name="ce3">
            <text:p>4</text:p>
          </table:table-cell>
          <table:table-cell office:value-type="float" office:value="2133" table:style-name="ce3">
            <text:p>2133</text:p>
          </table:table-cell>
          <table:table-cell office:value-type="string" table:style-name="ce20">
            <text:p>amd64</text:p>
          </table:table-cell>
          <table:table-cell office:value-type="float" office:value="10919.4" table:style-name="ce16">
            <text:p>10 919,40</text:p>
          </table:table-cell>
          <table:table-cell office:value-type="float" office:value="5.1192686357243318" table:formula="of:=[.F24]/[.D24]" table:style-name="ce21">
            <text:p>5,12</text:p>
          </table:table-cell>
          <table:table-cell office:value-type="float" office:value="0.49460591738811982" table:formula="of:=[.F24]/[.$F$1]" table:style-name="ce22">
            <text:p>0,49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AWS Graviton</text:p>
          </table:table-cell>
          <table:table-cell office:value-type="string" table:style-name="ce24">
            <text:p>Alpine AL73400</text:p>
          </table:table-cell>
          <table:table-cell office:value-type="float" office:value="16" table:style-name="ce3">
            <text:p>16</text:p>
          </table:table-cell>
          <table:table-cell office:value-type="float" office:value="2300" table:style-name="ce3">
            <text:p>2300</text:p>
          </table:table-cell>
          <table:table-cell office:value-type="string" table:style-name="ce20">
            <text:p>aarch64</text:p>
          </table:table-cell>
          <table:table-cell office:value-type="float" office:value="11377.63" table:style-name="ce16">
            <text:p>11 377,63</text:p>
          </table:table-cell>
          <table:table-cell office:value-type="float" office:value="4.9467956521739129" table:formula="of:=[.F25]/[.D25]" table:style-name="ce21">
            <text:p>4,95</text:p>
          </table:table-cell>
          <table:table-cell office:value-type="float" office:value="0.51536193599031022" table:formula="of:=[.F25]/[.$F$1]" table:style-name="ce22">
            <text:p>0,52</text:p>
          </table:table-cell>
          <table:table-cell table:style-name="ce1"/>
          <table:table-cell table:number-columns-repeated="4" table:style-name="ce26"/>
          <table:table-cell table:number-columns-repeated="16371"/>
        </table:table-row>
        <table:table-row table:style-name="ro1">
          <table:table-cell office:value-type="string" table:style-name="ce20">
            <text:p>AMD A6-3650</text:p>
          </table:table-cell>
          <table:table-cell office:value-type="string" table:style-name="ce20">
            <text:p>AMD A6-3650 APU with Radeon(tm) HD Graphics</text:p>
          </table:table-cell>
          <table:table-cell office:value-type="float" office:value="4" table:style-name="ce3">
            <text:p>4</text:p>
          </table:table-cell>
          <table:table-cell office:value-type="float" office:value="2600" table:style-name="ce3">
            <text:p>2600</text:p>
          </table:table-cell>
          <table:table-cell office:value-type="string" table:style-name="ce20">
            <text:p>amd64</text:p>
          </table:table-cell>
          <table:table-cell office:value-type="float" office:value="11455.81" table:style-name="ce16">
            <text:p>11 455,81</text:p>
          </table:table-cell>
          <table:table-cell office:value-type="float" office:value="4.4060807692307691" table:formula="of:=[.F26]/[.D26]" table:style-name="ce21">
            <text:p>4,41</text:p>
          </table:table-cell>
          <table:table-cell office:value-type="float" office:value="0.51890318281901904" table:formula="of:=[.F26]/[.$F$1]" table:style-name="ce22">
            <text:p>0,5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Core 2 Duo T9400</text:p>
          </table:table-cell>
          <table:table-cell office:value-type="string" table:style-name="ce20">
            <text:p>Intel(R) Core(TM) 2 Duo CPU <text:s text:c="4"/>T9400 <text:s/>@ 2.53GHz</text:p>
          </table:table-cell>
          <table:table-cell office:value-type="float" office:value="2" table:style-name="ce3">
            <text:p>2</text:p>
          </table:table-cell>
          <table:table-cell office:value-type="float" office:value="2530" table:style-name="ce3">
            <text:p>2530</text:p>
          </table:table-cell>
          <table:table-cell office:value-type="string" table:style-name="ce20">
            <text:p>amd64</text:p>
          </table:table-cell>
          <table:table-cell office:value-type="float" office:value="13308.91" table:style-name="ce16">
            <text:p>13 308,91</text:p>
          </table:table-cell>
          <table:table-cell office:value-type="float" office:value="5.2604387351778659" table:formula="of:=[.F27]/[.D27]" table:style-name="ce21">
            <text:p>5,26</text:p>
          </table:table-cell>
          <table:table-cell office:value-type="float" office:value="0.6028413319400262" table:formula="of:=[.F27]/[.$F$1]" table:style-name="ce22">
            <text:p>0,6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0">
            <text:p>Core i7-2600</text:p>
          </table:table-cell>
          <table:table-cell office:value-type="string" table:style-name="ce20">
            <text:p>Intel(R) Core(TM) i7-2600 CPU @ 3.40GHz</text:p>
          </table:table-cell>
          <table:table-cell office:value-type="float" office:value="8" table:style-name="ce3">
            <text:p>8</text:p>
          </table:table-cell>
          <table:table-cell office:value-type="float" office:value="3400" table:style-name="ce3">
            <text:p>3400</text:p>
          </table:table-cell>
          <table:table-cell office:value-type="string" table:style-name="ce20">
            <text:p>amd64</text:p>
          </table:table-cell>
          <table:table-cell office:value-type="float" office:value="22076.97" table:style-name="ce16">
            <text:p>22 076,97</text:p>
          </table:table-cell>
          <table:table-cell office:value-type="float" office:value="6.4932264705882359" table:formula="of:=[.F28]/[.D28]" table:style-name="ce21">
            <text:p>6,49</text:p>
          </table:table-cell>
          <table:table-cell office:value-type="float" office:value="1" table:formula="of:=[.F28]/[.$F$1]" table:style-name="ce22">
            <text:p>1,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4">
            <text:p>Core i7-4700MQ</text:p>
          </table:table-cell>
          <table:table-cell office:value-type="string" table:style-name="ce24">
            <text:p>Intel(R) Core(TM) i7-4700MQ CPU @ 2.40GHz</text:p>
          </table:table-cell>
          <table:table-cell office:value-type="float" office:value="8" table:style-name="ce24">
            <text:p>8</text:p>
          </table:table-cell>
          <table:table-cell office:value-type="float" office:value="2400" table:style-name="ce24">
            <text:p>2400</text:p>
          </table:table-cell>
          <table:table-cell office:value-type="string" table:style-name="ce20">
            <text:p>amd64</text:p>
          </table:table-cell>
          <table:table-cell office:value-type="float" office:value="22987.48" table:style-name="ce30">
            <text:p>22987,48</text:p>
          </table:table-cell>
          <table:table-cell office:value-type="float" office:value="9.5781166666666664" table:formula="of:=[.F29]/[.D29]" table:style-name="ce21">
            <text:p>9,58</text:p>
          </table:table-cell>
          <table:table-cell office:value-type="float" office:value="1.0412425255820885" table:formula="of:=[.F29]/[.$F$1]" table:style-name="ce22">
            <text:p>1,0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4">
            <text:p>Xeon 6128</text:p>
          </table:table-cell>
          <table:table-cell office:value-type="string" table:style-name="ce24">
            <text:p>Intel(R) Xeon(R) Gold 6128 CPU @ 3.40GHz (2 CPU)</text:p>
          </table:table-cell>
          <table:table-cell office:value-type="float" office:value="24" table:style-name="ce24">
            <text:p>24</text:p>
          </table:table-cell>
          <table:table-cell office:value-type="float" office:value="3400" table:style-name="ce24">
            <text:p>3400</text:p>
          </table:table-cell>
          <table:table-cell office:value-type="string" table:style-name="ce20">
            <text:p>amd64</text:p>
          </table:table-cell>
          <table:table-cell office:value-type="float" office:value="25195.31" table:style-name="ce16">
            <text:p>25 195,31</text:p>
          </table:table-cell>
          <table:table-cell office:value-type="float" office:value="7.4103852941176473" table:formula="of:=[.F30]/[.D30]" table:style-name="ce21">
            <text:p>7,41</text:p>
          </table:table-cell>
          <table:table-cell office:value-type="float" office:value="1.141248549959528" table:formula="of:=[.F30]/[.$F$1]" table:style-name="ce22">
            <text:p>1,14</text:p>
          </table:table-cell>
          <table:table-cell table:number-columns-repeated="16376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Whetstone!" table:style-name="ta1">
        <table:table-column table:style-name="co15" table:default-cell-style-name="ce1"/>
        <table:table-column table:style-name="co16" table:default-cell-style-name="ce1"/>
        <table:table-column table:style-name="co5" table:number-columns-repeated="7" table:default-cell-style-name="ce1"/>
        <table:table-column table:style-name="co17" table:default-cell-style-name="ce1"/>
        <table:table-column table:style-name="co5" table:number-columns-repeated="16" table:default-cell-style-name="ce1"/>
        <table:table-column table:style-name="co6" table:number-columns-repeated="38" table:default-cell-style-name="ce1"/>
        <table:table-column table:style-name="co7" table:number-columns-repeated="16320" table:default-cell-style-name="ce1"/>
        <table:table-row table:style-name="ro1">
          <table:table-cell table:number-columns-repeated="4" table:style-name="ce19"/>
          <table:table-cell table:style-name="ce31"/>
          <table:table-cell office:value-type="float" office:value="5729.52" table:style-name="ce32">
            <text:p>5 729,52</text:p>
          </table:table-cell>
          <table:table-cell office:value-type="float" office:value="31319" table:style-name="ce30">
            <text:p>31319</text:p>
          </table:table-cell>
          <table:table-cell table:number-columns-repeated="4" table:style-name="ce31"/>
          <table:table-cell table:number-columns-repeated="6" table:style-name="ce33"/>
          <table:table-cell table:number-columns-repeated="16367" table:style-name="ce1"/>
        </table:table-row>
        <table:table-row table:style-name="ro1">
          <table:table-cell table:number-columns-repeated="4" table:style-name="ce19"/>
          <table:table-cell table:number-columns-repeated="7" table:style-name="ce31"/>
          <table:table-cell table:number-columns-repeated="6" table:style-name="ce33"/>
          <table:table-cell table:number-columns-repeated="16367" table:style-name="ce1"/>
        </table:table-row>
        <table:table-row table:style-name="ro5">
          <table:table-cell office:value-type="string" table:style-name="ce19">
            <text:p>Platform</text:p>
          </table:table-cell>
          <table:table-cell office:value-type="string" table:style-name="ce19">
            <text:p>CPU</text:p>
          </table:table-cell>
          <table:table-cell office:value-type="string" table:style-name="ce19">
            <text:p>Cores</text:p>
          </table:table-cell>
          <table:table-cell office:value-type="string" table:style-name="ce19">
            <text:p>Frequency (MHz)</text:p>
          </table:table-cell>
          <table:table-cell office:value-type="string" table:style-name="ce19">
            <text:p>Architecture</text:p>
          </table:table-cell>
          <table:table-cell office:value-type="string" table:style-name="ce19">
            <text:p>MWIPS</text:p>
          </table:table-cell>
          <table:table-cell office:value-type="string" table:style-name="ce19">
            <text:p>MWIPS MP</text:p>
          </table:table-cell>
          <table:table-cell office:value-type="string" table:style-name="ce19">
            <text:p>MWIPS mono</text:p>
          </table:table-cell>
          <table:table-cell office:value-type="string" table:style-name="ce19">
            <text:p>MWIPS netcore</text:p>
          </table:table-cell>
          <table:table-cell office:value-type="string" table:style-name="ce19">
            <text:p>MWIPS java</text:p>
          </table:table-cell>
          <table:table-cell office:value-type="string" table:style-name="ce19">
            <text:p>MWIPS js</text:p>
          </table:table-cell>
          <table:table-cell office:value-type="string" table:style-name="ce33">
            <text:p>MWIPS/MHz/Core</text:p>
          </table:table-cell>
          <table:table-cell office:value-type="string" table:style-name="ce33">
            <text:p>MWIPS MP/MHz</text:p>
          </table:table-cell>
          <table:table-cell office:value-type="string" table:style-name="ce33">
            <text:p>Relative to Core i7-2600<text:s text:c="2"/></text:p>
          </table:table-cell>
          <table:table-cell office:value-type="string" table:style-name="ce33">
            <text:p>Relative to Core i7-2600 (mp)</text:p>
          </table:table-cell>
          <table:table-cell table:number-columns-repeated="2" table:style-name="ce33"/>
          <table:table-cell table:number-columns-repeated="16367" table:style-name="ce1"/>
        </table:table-row>
        <table:table-row table:style-name="ro1">
          <table:table-cell office:value-type="string" table:style-name="ce20">
            <text:p>Raspberry PI</text:p>
          </table:table-cell>
          <table:table-cell office:value-type="string" table:style-name="ce20">
            <text:p>Broadcom BCM2835</text:p>
          </table:table-cell>
          <table:table-cell office:value-type="float" office:value="1" table:style-name="ce3">
            <text:p>1</text:p>
          </table:table-cell>
          <table:table-cell office:value-type="float" office:value="700" table:style-name="ce3">
            <text:p>700</text:p>
          </table:table-cell>
          <table:table-cell office:value-type="string" table:style-name="ce20">
            <text:p>arm</text:p>
          </table:table-cell>
          <table:table-cell office:value-type="float" office:value="270.5" table:style-name="ce32">
            <text:p>270,50</text:p>
          </table:table-cell>
          <table:table-cell office:value-type="float" office:value="270.5" table:style-name="ce30">
            <text:p>270,5</text:p>
          </table:table-cell>
          <table:table-cell table:number-columns-repeated="4" table:style-name="ce1"/>
          <table:table-cell office:value-type="float" office:value="0.38642857142857145" table:formula="of:=[.F4]/[.D4]" table:style-name="ce14">
            <text:p>0,39</text:p>
          </table:table-cell>
          <table:table-cell office:value-type="float" office:value="0.38642857142857145" table:formula="of:=[.G4]/[.D4]" table:style-name="ce14">
            <text:p>0,39</text:p>
          </table:table-cell>
          <table:table-cell office:value-type="float" office:value="4.7211633784330971E-2" table:formula="of:=[.F4]/[.$F$1]" table:style-name="ce14">
            <text:p>0,05</text:p>
          </table:table-cell>
          <table:table-cell office:value-type="float" office:value="8.6369296593122383E-3" table:formula="of:=[.G4]/[.$G$1]" table:style-name="ce14">
            <text:p>0,0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4">
            <text:p>Pentium M725</text:p>
          </table:table-cell>
          <table:table-cell office:value-type="string" table:style-name="ce24">
            <text:p>Pentium M725</text:p>
          </table:table-cell>
          <table:table-cell office:value-type="float" office:value="1" table:style-name="ce3">
            <text:p>1</text:p>
          </table:table-cell>
          <table:table-cell office:value-type="float" office:value="1600" table:style-name="ce3">
            <text:p>1600</text:p>
          </table:table-cell>
          <table:table-cell office:value-type="string" table:style-name="ce20">
            <text:p>i386</text:p>
          </table:table-cell>
          <table:table-cell office:value-type="float" office:value="506.94200000000001" table:style-name="ce34">
            <text:p>506,94</text:p>
          </table:table-cell>
          <table:table-cell office:value-type="float" office:value="506.94200000000001" table:style-name="ce34">
            <text:p>506,94</text:p>
          </table:table-cell>
          <table:table-cell table:number-columns-repeated="4" table:style-name="ce1"/>
          <table:table-cell office:value-type="float" office:value="0.31683875" table:formula="of:=[.F5]/[.D5]" table:style-name="ce14">
            <text:p>0,32</text:p>
          </table:table-cell>
          <table:table-cell office:value-type="float" office:value="0.31683875" table:formula="of:=[.G5]/[.D5]" table:style-name="ce14">
            <text:p>0,32</text:p>
          </table:table-cell>
          <table:table-cell office:value-type="float" office:value="8.8478965079099123E-2" table:formula="of:=[.F5]/[.$F$1]" table:style-name="ce14">
            <text:p>0,09</text:p>
          </table:table-cell>
          <table:table-cell office:value-type="float" office:value="1.6186404419042753E-2" table:formula="of:=[.G5]/[.$G$1]" table:style-name="ce14">
            <text:p>0,0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4">
            <text:p>Pentium III</text:p>
          </table:table-cell>
          <table:table-cell office:value-type="string" table:style-name="ce20">
            <text:p>Intel(R) Pentium(TM) III CPU</text:p>
          </table:table-cell>
          <table:table-cell office:value-type="float" office:value="1" table:style-name="ce3">
            <text:p>1</text:p>
          </table:table-cell>
          <table:table-cell office:value-type="float" office:value="1000" table:style-name="ce3">
            <text:p>1000</text:p>
          </table:table-cell>
          <table:table-cell office:value-type="string" table:style-name="ce20">
            <text:p>i386</text:p>
          </table:table-cell>
          <table:table-cell office:value-type="float" office:value="816" table:style-name="ce32">
            <text:p>816,00</text:p>
          </table:table-cell>
          <table:table-cell office:value-type="float" office:value="816" table:style-name="ce30">
            <text:p>816</text:p>
          </table:table-cell>
          <table:table-cell table:number-columns-repeated="4" table:style-name="ce1"/>
          <table:table-cell office:value-type="float" office:value="0.81599999999999995" table:formula="of:=[.F6]/[.D6]" table:style-name="ce14">
            <text:p>0,82</text:p>
          </table:table-cell>
          <table:table-cell office:value-type="float" office:value="0.81599999999999995" table:formula="of:=[.G6]/[.D6]" table:style-name="ce14">
            <text:p>0,82</text:p>
          </table:table-cell>
          <table:table-cell office:value-type="float" office:value="0.14242030746031081" table:formula="of:=[.F6]/[.$F$1]" table:style-name="ce14">
            <text:p>0,14</text:p>
          </table:table-cell>
          <table:table-cell office:value-type="float" office:value="2.6054471726428045E-2" table:formula="of:=[.G6]/[.$G$1]" table:style-name="ce14">
            <text:p>0,0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4">
            <text:p>Pentium 4</text:p>
          </table:table-cell>
          <table:table-cell office:value-type="string" table:style-name="ce20">
            <text:p>Intel(R) Pentium(TM) 4 CPU</text:p>
          </table:table-cell>
          <table:table-cell office:value-type="float" office:value="1" table:style-name="ce3">
            <text:p>1</text:p>
          </table:table-cell>
          <table:table-cell office:value-type="float" office:value="3066" table:style-name="ce3">
            <text:p>3066</text:p>
          </table:table-cell>
          <table:table-cell office:value-type="string" table:style-name="ce20">
            <text:p>i386</text:p>
          </table:table-cell>
          <table:table-cell office:value-type="float" office:value="1119" table:style-name="ce32">
            <text:p>1 119,00</text:p>
          </table:table-cell>
          <table:table-cell office:value-type="float" office:value="1119" table:style-name="ce30">
            <text:p>1119</text:p>
          </table:table-cell>
          <table:table-cell table:number-columns-repeated="4" table:style-name="ce1"/>
          <table:table-cell office:value-type="float" office:value="0.36497064579256361" table:formula="of:=[.F7]/[.D7]" table:style-name="ce14">
            <text:p>0,36</text:p>
          </table:table-cell>
          <table:table-cell office:value-type="float" office:value="0.36497064579256361" table:formula="of:=[.G7]/[.D7]" table:style-name="ce14">
            <text:p>0,36</text:p>
          </table:table-cell>
          <table:table-cell office:value-type="float" office:value="0.19530431868638209" table:formula="of:=[.F7]/[.$F$1]" table:style-name="ce14">
            <text:p>0,20</text:p>
          </table:table-cell>
          <table:table-cell office:value-type="float" office:value="3.5729110124844345E-2" table:formula="of:=[.G7]/[.$G$1]" table:style-name="ce14">
            <text:p>0,0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0">
            <text:p>Baikal T1 BFK</text:p>
          </table:table-cell>
          <table:table-cell office:value-type="string" table:style-name="ce20">
            <text:p>Baikal-T1 (MIPS P5600 V3.0)</text:p>
          </table:table-cell>
          <table:table-cell office:value-type="float" office:value="2" table:style-name="ce3">
            <text:p>2</text:p>
          </table:table-cell>
          <table:table-cell office:value-type="float" office:value="1200" table:style-name="ce3">
            <text:p>1200</text:p>
          </table:table-cell>
          <table:table-cell office:value-type="string" table:style-name="ce20">
            <text:p>mips</text:p>
          </table:table-cell>
          <table:table-cell office:value-type="float" office:value="613.5" table:style-name="ce32">
            <text:p>613,50</text:p>
          </table:table-cell>
          <table:table-cell office:value-type="float" office:value="1227" table:style-name="ce30">
            <text:p>1227</text:p>
          </table:table-cell>
          <table:table-cell table:number-columns-repeated="4" table:style-name="ce1"/>
          <table:table-cell office:value-type="float" office:value="0.51124999999999998" table:formula="of:=[.F8]/[.D8]" table:style-name="ce14">
            <text:p>0,51</text:p>
          </table:table-cell>
          <table:table-cell office:value-type="float" office:value="1.0225" table:formula="of:=[.G8]/[.D8]" table:style-name="ce14">
            <text:p>1,02</text:p>
          </table:table-cell>
          <table:table-cell office:value-type="float" office:value="0.10707703263100574" table:formula="of:=[.F8]/[.$F$1]" table:style-name="ce14">
            <text:p>0,11</text:p>
          </table:table-cell>
          <table:table-cell office:value-type="float" office:value="3.9177496088636292E-2" table:formula="of:=[.G8]/[.$G$1]" table:style-name="ce14">
            <text:p>0,0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0">
            <text:p>MBE1C-PC</text:p>
          </table:table-cell>
          <table:table-cell office:value-type="string" table:style-name="ce20">
            <text:p>Elbrus 1C+ (MBE1C-PC)</text:p>
          </table:table-cell>
          <table:table-cell office:value-type="float" office:value="1" table:style-name="ce3">
            <text:p>1</text:p>
          </table:table-cell>
          <table:table-cell office:value-type="float" office:value="985" table:style-name="ce3">
            <text:p>985</text:p>
          </table:table-cell>
          <table:table-cell office:value-type="string" table:style-name="ce20">
            <text:p>e2k</text:p>
          </table:table-cell>
          <table:table-cell office:value-type="float" office:value="1277.55" table:style-name="ce32">
            <text:p>1 277,55</text:p>
          </table:table-cell>
          <table:table-cell office:value-type="float" office:value="1312" table:style-name="ce30">
            <text:p>1312</text:p>
          </table:table-cell>
          <table:table-cell office:value-type="float" office:value="388.32400000000001" table:style-name="ce35">
            <text:p>388,32</text:p>
          </table:table-cell>
          <table:table-cell table:style-name="ce1"/>
          <table:table-cell office:value-type="float" office:value="390.89" table:style-name="ce1">
            <text:p>390,89</text:p>
          </table:table-cell>
          <table:table-cell table:style-name="ce1"/>
          <table:table-cell office:value-type="float" office:value="1.2970050761421319" table:formula="of:=[.F9]/[.D9]" table:style-name="ce14">
            <text:p>1,30</text:p>
          </table:table-cell>
          <table:table-cell office:value-type="float" office:value="1.331979695431472" table:formula="of:=[.G9]/[.D9]" table:style-name="ce14">
            <text:p>1,33</text:p>
          </table:table-cell>
          <table:table-cell office:value-type="float" office:value="0.22297679386754909" table:formula="of:=[.F9]/[.$F$1]" table:style-name="ce14">
            <text:p>0,22</text:p>
          </table:table-cell>
          <table:table-cell office:value-type="float" office:value="4.1891503560139209E-2" table:formula="of:=[.G9]/[.$G$1]" table:style-name="ce14">
            <text:p>0,0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0">
            <text:p>Orange Pi Win</text:p>
          </table:table-cell>
          <table:table-cell office:value-type="string" table:style-name="ce20">
            <text:p>Allwinner A64 (aarch64)</text:p>
          </table:table-cell>
          <table:table-cell office:value-type="float" office:value="4" table:style-name="ce3">
            <text:p>4</text:p>
          </table:table-cell>
          <table:table-cell office:value-type="float" office:value="1344" table:style-name="ce3">
            <text:p>1344</text:p>
          </table:table-cell>
          <table:table-cell office:value-type="string" table:style-name="ce20">
            <text:p>aarch64</text:p>
          </table:table-cell>
          <table:table-cell office:value-type="float" office:value="700.6" table:style-name="ce32">
            <text:p>700,60</text:p>
          </table:table-cell>
          <table:table-cell office:value-type="float" office:value="1854" table:style-name="ce30">
            <text:p>1854</text:p>
          </table:table-cell>
          <table:table-cell table:style-name="ce1"/>
          <table:table-cell office:value-type="float" office:value="359" table:style-name="ce35">
            <text:p>359,00</text:p>
          </table:table-cell>
          <table:table-cell table:style-name="ce35"/>
          <table:table-cell office:value-type="float" office:value="102.18" table:style-name="ce1">
            <text:p>102,18</text:p>
          </table:table-cell>
          <table:table-cell office:value-type="float" office:value="0.52127976190476188" table:formula="of:=[.F10]/[.D10]" table:style-name="ce14">
            <text:p>0,52</text:p>
          </table:table-cell>
          <table:table-cell office:value-type="float" office:value="1.3794642857142858" table:formula="of:=[.G10]/[.D10]" table:style-name="ce14">
            <text:p>1,38</text:p>
          </table:table-cell>
          <table:table-cell office:value-type="float" office:value="0.1222790041748698" table:formula="of:=[.F10]/[.$F$1]" table:style-name="ce14">
            <text:p>0,12</text:p>
          </table:table-cell>
          <table:table-cell office:value-type="float" office:value="5.9197292378428433E-2" table:formula="of:=[.G10]/[.$G$1]" table:style-name="ce14">
            <text:p>0,0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7">
            <text:p>E2S-PC401</text:p>
          </table:table-cell>
          <table:table-cell office:value-type="string" table:style-name="ce20">
            <text:p>Elbrus 4C [E2S] (pc401)</text:p>
          </table:table-cell>
          <table:table-cell office:value-type="float" office:value="4" table:style-name="ce3">
            <text:p>4</text:p>
          </table:table-cell>
          <table:table-cell office:value-type="float" office:value="800" table:style-name="ce3">
            <text:p>800</text:p>
          </table:table-cell>
          <table:table-cell office:value-type="string" table:style-name="ce20">
            <text:p>e2k</text:p>
          </table:table-cell>
          <table:table-cell office:value-type="float" office:value="938.12" table:style-name="ce32">
            <text:p>938,12</text:p>
          </table:table-cell>
          <table:table-cell office:value-type="float" office:value="2455" table:style-name="ce30">
            <text:p>2455</text:p>
          </table:table-cell>
          <table:table-cell table:number-columns-repeated="4" table:style-name="ce1"/>
          <table:table-cell office:value-type="float" office:value="1.17265" table:formula="of:=[.F11]/[.D11]" table:style-name="ce14">
            <text:p>1,17</text:p>
          </table:table-cell>
          <table:table-cell office:value-type="float" office:value="3.0687500000000001" table:formula="of:=[.G11]/[.D11]" table:style-name="ce14">
            <text:p>3,07</text:p>
          </table:table-cell>
          <table:table-cell office:value-type="float" office:value="0.16373448386601319" table:formula="of:=[.F11]/[.$F$1]" table:style-name="ce14">
            <text:p>0,16</text:p>
          </table:table-cell>
          <table:table-cell office:value-type="float" office:value="7.8386921676937324E-2" table:formula="of:=[.G11]/[.$G$1]" table:style-name="ce14">
            <text:p>0,08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Raspberry PI 3</text:p>
          </table:table-cell>
          <table:table-cell office:value-type="string" table:style-name="ce24">
            <text:p>Broadcom BCM2837B0 (armv8)</text:p>
          </table:table-cell>
          <table:table-cell office:value-type="float" office:value="4" table:style-name="ce3">
            <text:p>4</text:p>
          </table:table-cell>
          <table:table-cell office:value-type="float" office:value="1200" table:style-name="ce3">
            <text:p>1200</text:p>
          </table:table-cell>
          <table:table-cell office:value-type="string" table:style-name="ce20">
            <text:p>aarch64</text:p>
          </table:table-cell>
          <table:table-cell office:value-type="float" office:value="997.2" table:style-name="ce32">
            <text:p>997,20</text:p>
          </table:table-cell>
          <table:table-cell office:value-type="float" office:value="2779.8" table:style-name="ce30">
            <text:p>2779,8</text:p>
          </table:table-cell>
          <table:table-cell table:number-columns-repeated="2" table:style-name="ce1"/>
          <table:table-cell office:value-type="float" office:value="183.43" table:style-name="ce36">
            <text:p>183,43</text:p>
          </table:table-cell>
          <table:table-cell table:style-name="ce1"/>
          <table:table-cell office:value-type="float" office:value="0.83100000000000007" table:formula="of:=[.F12]/[.D12]" table:style-name="ce14">
            <text:p>0,83</text:p>
          </table:table-cell>
          <table:table-cell office:value-type="float" office:value="2.3165" table:formula="of:=[.G12]/[.D12]" table:style-name="ce14">
            <text:p>2,32</text:p>
          </table:table-cell>
          <table:table-cell office:value-type="float" office:value="0.17404599338164453" table:formula="of:=[.F12]/[.$F$1]" table:style-name="ce14">
            <text:p>0,17</text:p>
          </table:table-cell>
          <table:table-cell office:value-type="float" office:value="8.8757623168044961E-2" table:formula="of:=[.G12]/[.$G$1]" table:style-name="ce14">
            <text:p>0,09</text:p>
          </table:table-cell>
          <table:table-cell table:number-columns-repeated="11" table:style-name="ce23"/>
          <table:table-cell table:number-columns-repeated="16358"/>
        </table:table-row>
        <table:table-row table:style-name="ro1">
          <table:table-cell office:value-type="string" table:style-name="ce20">
            <text:p>Orange Pi PC2</text:p>
          </table:table-cell>
          <table:table-cell office:value-type="string" table:style-name="ce20">
            <text:p>Allwinner H5 (aarch64)</text:p>
          </table:table-cell>
          <table:table-cell office:value-type="float" office:value="4" table:style-name="ce3">
            <text:p>4</text:p>
          </table:table-cell>
          <table:table-cell office:value-type="float" office:value="1152" table:style-name="ce3">
            <text:p>1152</text:p>
          </table:table-cell>
          <table:table-cell office:value-type="string" table:style-name="ce20">
            <text:p>aarch64</text:p>
          </table:table-cell>
          <table:table-cell office:value-type="float" office:value="980.26" table:style-name="ce32">
            <text:p>980,26</text:p>
          </table:table-cell>
          <table:table-cell office:value-type="float" office:value="3798" table:style-name="ce30">
            <text:p>3798</text:p>
          </table:table-cell>
          <table:table-cell office:value-type="float" office:value="349.35700000000003" table:style-name="ce35">
            <text:p>349,36</text:p>
          </table:table-cell>
          <table:table-cell office:value-type="float" office:value="400.24200000000002" table:style-name="ce35">
            <text:p>400,24</text:p>
          </table:table-cell>
          <table:table-cell table:style-name="ce35"/>
          <table:table-cell office:value-type="float" office:value="172.81" table:style-name="ce1">
            <text:p>172,81</text:p>
          </table:table-cell>
          <table:table-cell office:value-type="float" office:value="0.85092013888888884" table:formula="of:=[.F13]/[.D13]" table:style-name="ce14">
            <text:p>0,85</text:p>
          </table:table-cell>
          <table:table-cell office:value-type="float" office:value="3.296875" table:formula="of:=[.G13]/[.D13]" table:style-name="ce14">
            <text:p>3,30</text:p>
          </table:table-cell>
          <table:table-cell office:value-type="float" office:value="0.17108937572431895" table:formula="of:=[.F13]/[.$F$1]" table:style-name="ce14">
            <text:p>0,17</text:p>
          </table:table-cell>
          <table:table-cell office:value-type="float" office:value="0.12126823972668348" table:formula="of:=[.G13]/[.$G$1]" table:style-name="ce14">
            <text:p>0,12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Odroid X2</text:p>
          </table:table-cell>
          <table:table-cell office:value-type="string" table:style-name="ce3">
            <text:p>Samsung Exynos 4412<text:span text:style-name="T4"><text:s/>(armv7l)</text:span></text:p>
          </table:table-cell>
          <table:table-cell office:value-type="float" office:value="4" table:style-name="ce3">
            <text:p>4</text:p>
          </table:table-cell>
          <table:table-cell office:value-type="float" office:value="1700" table:style-name="ce3">
            <text:p>1700</text:p>
          </table:table-cell>
          <table:table-cell office:value-type="string" table:style-name="ce20">
            <text:p>arm</text:p>
          </table:table-cell>
          <table:table-cell office:value-type="float" office:value="1305.1600000000001" table:style-name="ce32">
            <text:p>1 305,16</text:p>
          </table:table-cell>
          <table:table-cell office:value-type="float" office:value="4291" table:style-name="ce30">
            <text:p>4291</text:p>
          </table:table-cell>
          <table:table-cell office:value-type="float" office:value="256.83699999999999" table:style-name="ce35">
            <text:p>256,84</text:p>
          </table:table-cell>
          <table:table-cell office:value-type="float" office:value="650.11400000000003" table:style-name="ce35">
            <text:p>650,11</text:p>
          </table:table-cell>
          <table:table-cell table:style-name="ce35"/>
          <table:table-cell table:style-name="ce1"/>
          <table:table-cell office:value-type="float" office:value="0.76774117647058826" table:formula="of:=[.F14]/[.D14]" table:style-name="ce14">
            <text:p>0,77</text:p>
          </table:table-cell>
          <table:table-cell office:value-type="float" office:value="2.5241176470588234" table:formula="of:=[.G14]/[.D14]" table:style-name="ce14">
            <text:p>2,52</text:p>
          </table:table-cell>
          <table:table-cell office:value-type="float" office:value="0.22779569667267066" table:formula="of:=[.F14]/[.$F$1]" table:style-name="ce14">
            <text:p>0,23</text:p>
          </table:table-cell>
          <table:table-cell office:value-type="float" office:value="0.13700948306140043" table:formula="of:=[.G14]/[.$G$1]" table:style-name="ce14">
            <text:p>0,14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Core 2 Duo T9400</text:p>
          </table:table-cell>
          <table:table-cell office:value-type="string" table:style-name="ce20">
            <text:p>Intel(R) Core(TM) 2 Duo CPU <text:s text:c="4"/>T9400 <text:s/>@ 2.53GHz</text:p>
          </table:table-cell>
          <table:table-cell office:value-type="float" office:value="2" table:style-name="ce3">
            <text:p>2</text:p>
          </table:table-cell>
          <table:table-cell office:value-type="float" office:value="2530" table:style-name="ce3">
            <text:p>2530</text:p>
          </table:table-cell>
          <table:table-cell office:value-type="string" table:style-name="ce20">
            <text:p>amd64</text:p>
          </table:table-cell>
          <table:table-cell office:value-type="float" office:value="2910.33" table:style-name="ce32">
            <text:p>2 910,33</text:p>
          </table:table-cell>
          <table:table-cell office:value-type="float" office:value="5195" table:style-name="ce30">
            <text:p>5195</text:p>
          </table:table-cell>
          <table:table-cell office:value-type="float" office:value="1565.27" table:style-name="ce35">
            <text:p>1 565,27</text:p>
          </table:table-cell>
          <table:table-cell office:value-type="float" office:value="1992.405" table:style-name="ce35">
            <text:p>1 992,41</text:p>
          </table:table-cell>
          <table:table-cell table:style-name="ce35"/>
          <table:table-cell table:style-name="ce1"/>
          <table:table-cell office:value-type="float" office:value="1.1503280632411066" table:formula="of:=[.F15]/[.D15]" table:style-name="ce14">
            <text:p>1,15</text:p>
          </table:table-cell>
          <table:table-cell office:value-type="float" office:value="2.0533596837944663" table:formula="of:=[.G15]/[.D15]" table:style-name="ce14">
            <text:p>2,05</text:p>
          </table:table-cell>
          <table:table-cell office:value-type="float" office:value="0.50795354584677244" table:formula="of:=[.F15]/[.$F$1]" table:style-name="ce14">
            <text:p>0,51</text:p>
          </table:table-cell>
          <table:table-cell office:value-type="float" office:value="0.16587375075832561" table:formula="of:=[.G15]/[.$G$1]" table:style-name="ce14">
            <text:p>0,17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Atom Z8350</text:p>
          </table:table-cell>
          <table:table-cell office:value-type="string" table:style-name="ce24">
            <text:p>Intel(R) Atom(TM) x5-Z8350 CPU @ 1.44GHz</text:p>
          </table:table-cell>
          <table:table-cell office:value-type="float" office:value="4" table:style-name="ce3">
            <text:p>4</text:p>
          </table:table-cell>
          <table:table-cell office:value-type="float" office:value="1440" table:style-name="ce3">
            <text:p>1440</text:p>
          </table:table-cell>
          <table:table-cell office:value-type="string" table:style-name="ce20">
            <text:p>amd64</text:p>
          </table:table-cell>
          <table:table-cell office:value-type="float" office:value="2085.2399999999998" table:style-name="ce32">
            <text:p>2 085,24</text:p>
          </table:table-cell>
          <table:table-cell office:value-type="float" office:value="6636" table:style-name="ce30">
            <text:p>6636</text:p>
          </table:table-cell>
          <table:table-cell table:number-columns-repeated="4" table:style-name="ce1"/>
          <table:table-cell office:value-type="float" office:value="1.4480833333333332" table:formula="of:=[.F16]/[.D16]" table:style-name="ce14">
            <text:p>1,45</text:p>
          </table:table-cell>
          <table:table-cell office:value-type="float" office:value="4.6083333333333334" table:formula="of:=[.G16]/[.D16]" table:style-name="ce14">
            <text:p>4,61</text:p>
          </table:table-cell>
          <table:table-cell office:value-type="float" office:value="0.36394671804967949" table:formula="of:=[.F16]/[.$F$1]" table:style-name="ce14">
            <text:p>0,36</text:p>
          </table:table-cell>
          <table:table-cell office:value-type="float" office:value="0.21188415977521632" table:formula="of:=[.G16]/[.$G$1]" table:style-name="ce14">
            <text:p>0,21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Core i3-m330</text:p>
          </table:table-cell>
          <table:table-cell office:value-type="string" table:style-name="ce20">
            <text:p>Intel(R) Core(TM) i3 CPU <text:s text:c="6"/>M 330 <text:s/>@ 2.13GHz</text:p>
          </table:table-cell>
          <table:table-cell office:value-type="float" office:value="4" table:style-name="ce3">
            <text:p>4</text:p>
          </table:table-cell>
          <table:table-cell office:value-type="float" office:value="2133" table:style-name="ce3">
            <text:p>2133</text:p>
          </table:table-cell>
          <table:table-cell office:value-type="string" table:style-name="ce20">
            <text:p>amd64</text:p>
          </table:table-cell>
          <table:table-cell office:value-type="float" office:value="2824.9740000000002" table:style-name="ce34">
            <text:p>2 824,97</text:p>
          </table:table-cell>
          <table:table-cell office:value-type="float" office:value="8837" table:style-name="ce37">
            <text:p>8837</text:p>
          </table:table-cell>
          <table:table-cell table:number-columns-repeated="4" table:style-name="ce1"/>
          <table:table-cell office:value-type="float" office:value="1.3244135021097048" table:formula="of:=[.F17]/[.D17]" table:style-name="ce14">
            <text:p>1,32</text:p>
          </table:table-cell>
          <table:table-cell office:value-type="float" office:value="4.142991092358181" table:formula="of:=[.G17]/[.D17]" table:style-name="ce14">
            <text:p>4,14</text:p>
          </table:table-cell>
          <table:table-cell office:value-type="float" office:value="0.49305596280316677" table:formula="of:=[.F17]/[.$F$1]" table:style-name="ce14">
            <text:p>0,49</text:p>
          </table:table-cell>
          <table:table-cell office:value-type="float" office:value="0.28216098853730964" table:formula="of:=[.G17]/[.$G$1]" table:style-name="ce14">
            <text:p>0,28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Odroid N2</text:p>
          </table:table-cell>
          <table:table-cell office:value-type="string" table:style-name="ce24">
            <text:p>Amlogic S922X</text:p>
          </table:table-cell>
          <table:table-cell office:value-type="float" office:value="6" table:style-name="ce3">
            <text:p>6</text:p>
          </table:table-cell>
          <table:table-cell office:value-type="float" office:value="1800" table:style-name="ce3">
            <text:p>1800</text:p>
          </table:table-cell>
          <table:table-cell office:value-type="string" table:style-name="ce20">
            <text:p>aarch64</text:p>
          </table:table-cell>
          <table:table-cell office:value-type="float" office:value="2136.98" table:style-name="ce32">
            <text:p>2 136,98</text:p>
          </table:table-cell>
          <table:table-cell office:value-type="float" office:value="9931" table:style-name="ce30">
            <text:p>9931</text:p>
          </table:table-cell>
          <table:table-cell table:number-columns-repeated="4" table:style-name="ce1"/>
          <table:table-cell office:value-type="float" office:value="1.1872111111111112" table:formula="of:=[.F18]/[.D18]" table:style-name="ce14">
            <text:p>1,19</text:p>
          </table:table-cell>
          <table:table-cell office:value-type="float" office:value="5.5172222222222222" table:formula="of:=[.G18]/[.D18]" table:style-name="ce14">
            <text:p>5,52</text:p>
          </table:table-cell>
          <table:table-cell office:value-type="float" office:value="0.37297714293693013" table:formula="of:=[.F18]/[.$F$1]" table:style-name="ce14">
            <text:p>0,37</text:p>
          </table:table-cell>
          <table:table-cell office:value-type="float" office:value="0.31709186117053545" table:formula="of:=[.G18]/[.$G$1]" table:style-name="ce14">
            <text:p>0,32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AMD A6-3650</text:p>
          </table:table-cell>
          <table:table-cell office:value-type="string" table:style-name="ce20">
            <text:p>AMD A6-3650 APU with Radeon(tm) HD Graphics</text:p>
          </table:table-cell>
          <table:table-cell office:value-type="float" office:value="4" table:style-name="ce3">
            <text:p>4</text:p>
          </table:table-cell>
          <table:table-cell office:value-type="float" office:value="2600" table:style-name="ce3">
            <text:p>2600</text:p>
          </table:table-cell>
          <table:table-cell office:value-type="string" table:style-name="ce20">
            <text:p>amd64</text:p>
          </table:table-cell>
          <table:table-cell office:value-type="float" office:value="3718.16" table:style-name="ce32">
            <text:p>3 718,16</text:p>
          </table:table-cell>
          <table:table-cell office:value-type="float" office:value="12113" table:style-name="ce30">
            <text:p>12113</text:p>
          </table:table-cell>
          <table:table-cell office:value-type="float" office:value="1607.52" table:style-name="ce35">
            <text:p>1 607,52</text:p>
          </table:table-cell>
          <table:table-cell office:value-type="float" office:value="1823.615" table:style-name="ce35">
            <text:p>1 823,62</text:p>
          </table:table-cell>
          <table:table-cell office:value-type="float" office:value="2127.9" table:style-name="ce35">
            <text:p>2 127,90</text:p>
          </table:table-cell>
          <table:table-cell office:value-type="float" office:value="2098.08" table:style-name="ce1">
            <text:p>2098,08</text:p>
          </table:table-cell>
          <table:table-cell office:value-type="float" office:value="1.4300615384615385" table:formula="of:=[.F19]/[.D19]" table:style-name="ce14">
            <text:p>1,43</text:p>
          </table:table-cell>
          <table:table-cell office:value-type="float" office:value="4.6588461538461541" table:formula="of:=[.G19]/[.D19]" table:style-name="ce14">
            <text:p>4,66</text:p>
          </table:table-cell>
          <table:table-cell office:value-type="float" office:value="0.64894790488557497" table:formula="of:=[.F19]/[.$F$1]" table:style-name="ce14">
            <text:p>0,65</text:p>
          </table:table-cell>
          <table:table-cell office:value-type="float" office:value="0.38676202943899868" table:formula="of:=[.G19]/[.$G$1]" table:style-name="ce14">
            <text:p>0,39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E8C2-1200</text:p>
          </table:table-cell>
          <table:table-cell office:value-type="string" table:style-name="ce20">
            <text:p>Elbrus 8C2 (Broken 8MB Cache 1.2 GHz)</text:p>
          </table:table-cell>
          <table:table-cell office:value-type="float" office:value="8" table:style-name="ce3">
            <text:p>8</text:p>
          </table:table-cell>
          <table:table-cell office:value-type="float" office:value="1200" table:style-name="ce3">
            <text:p>1200</text:p>
          </table:table-cell>
          <table:table-cell office:value-type="string" table:style-name="ce20">
            <text:p>e2k</text:p>
          </table:table-cell>
          <table:table-cell office:value-type="float" office:value="1545.92" table:style-name="ce32">
            <text:p>1 545,92</text:p>
          </table:table-cell>
          <table:table-cell office:value-type="float" office:value="12420" table:style-name="ce30">
            <text:p>12420</text:p>
          </table:table-cell>
          <table:table-cell table:number-columns-repeated="4" table:style-name="ce1"/>
          <table:table-cell office:value-type="float" office:value="1.2882666666666667" table:formula="of:=[.F20]/[.D20]" table:style-name="ce14">
            <text:p>1,29</text:p>
          </table:table-cell>
          <table:table-cell office:value-type="float" office:value="10.35" table:formula="of:=[.G20]/[.D20]" table:style-name="ce14">
            <text:p>10,35</text:p>
          </table:table-cell>
          <table:table-cell office:value-type="float" office:value="0.26981666876108296" table:formula="of:=[.F20]/[.$F$1]" table:style-name="ce14">
            <text:p>0,27</text:p>
          </table:table-cell>
          <table:table-cell office:value-type="float" office:value="0.39656438583607395" table:formula="of:=[.G20]/[.$G$1]" table:style-name="ce14">
            <text:p>0,40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E8C-SWTX</text:p>
          </table:table-cell>
          <table:table-cell office:value-type="string" table:style-name="ce20">
            <text:p>Elbrus 8C (E8C-SWTX)</text:p>
          </table:table-cell>
          <table:table-cell office:value-type="float" office:value="8" table:style-name="ce3">
            <text:p>8</text:p>
          </table:table-cell>
          <table:table-cell office:value-type="float" office:value="1300" table:style-name="ce3">
            <text:p>1300</text:p>
          </table:table-cell>
          <table:table-cell office:value-type="string" table:style-name="ce20">
            <text:p>e2k</text:p>
          </table:table-cell>
          <table:table-cell office:value-type="float" office:value="1517.62" table:style-name="ce32">
            <text:p>1 517,62</text:p>
          </table:table-cell>
          <table:table-cell office:value-type="float" office:value="12980" table:style-name="ce30">
            <text:p>12980</text:p>
          </table:table-cell>
          <table:table-cell office:value-type="float" office:value="522.98800000000006" table:style-name="ce35">
            <text:p>522,99</text:p>
          </table:table-cell>
          <table:table-cell table:style-name="ce1"/>
          <table:table-cell office:value-type="float" office:value="1036.5899999999999" table:style-name="ce1">
            <text:p>1036,59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1.1674" table:formula="of:=[.F21]/[.D21]" table:style-name="ce14">
            <text:p>1,17</text:p>
          </table:table-cell>
          <table:table-cell office:value-type="float" office:value="9.9846153846153847" table:formula="of:=[.G21]/[.D21]" table:style-name="ce14">
            <text:p>9,98</text:p>
          </table:table-cell>
          <table:table-cell office:value-type="float" office:value="0.26487733701950594" table:formula="of:=[.F21]/[.$F$1]" table:style-name="ce14">
            <text:p>0,26</text:p>
          </table:table-cell>
          <table:table-cell office:value-type="float" office:value="0.41444490564832848" table:formula="of:=[.G21]/[.$G$1]" table:style-name="ce14">
            <text:p>0,41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E8C2-1550</text:p>
          </table:table-cell>
          <table:table-cell office:value-type="string" table:style-name="ce20">
            <text:p>Elbrus 8C2 (E8C2 1550 MHz)</text:p>
          </table:table-cell>
          <table:table-cell office:value-type="float" office:value="8" table:style-name="ce3">
            <text:p>8</text:p>
          </table:table-cell>
          <table:table-cell office:value-type="float" office:value="1550" table:style-name="ce3">
            <text:p>1550</text:p>
          </table:table-cell>
          <table:table-cell office:value-type="string" table:style-name="ce20">
            <text:p>e2k</text:p>
          </table:table-cell>
          <table:table-cell office:value-type="float" office:value="1703.75" table:style-name="ce32">
            <text:p>1 703,75</text:p>
          </table:table-cell>
          <table:table-cell office:value-type="float" office:value="14571.94" table:style-name="ce30">
            <text:p>14571,94</text:p>
          </table:table-cell>
          <table:table-cell table:number-columns-repeated="4" table:style-name="ce1"/>
          <table:table-cell office:value-type="float" office:value="1.0991935483870967" table:formula="of:=[.F22]/[.D22]" table:style-name="ce14">
            <text:p>1,10</text:p>
          </table:table-cell>
          <table:table-cell office:value-type="float" office:value="9.4012516129032253" table:formula="of:=[.G22]/[.D22]" table:style-name="ce14">
            <text:p>9,40</text:p>
          </table:table-cell>
          <table:table-cell office:value-type="float" office:value="0.29736347896507909" table:formula="of:=[.F22]/[.$F$1]" table:style-name="ce14">
            <text:p>0,30</text:p>
          </table:table-cell>
          <table:table-cell office:value-type="float" office:value="0.4652747533446151" table:formula="of:=[.G22]/[.$G$1]" table:style-name="ce14">
            <text:p>0,47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E8C2</text:p>
          </table:table-cell>
          <table:table-cell office:value-type="string" table:style-name="ce20">
            <text:p>Elbrus 8C2 (E8C2)</text:p>
          </table:table-cell>
          <table:table-cell office:value-type="float" office:value="8" table:style-name="ce3">
            <text:p>8</text:p>
          </table:table-cell>
          <table:table-cell office:value-type="float" office:value="1500" table:style-name="ce3">
            <text:p>1500</text:p>
          </table:table-cell>
          <table:table-cell office:value-type="string" table:style-name="ce20">
            <text:p>e2k</text:p>
          </table:table-cell>
          <table:table-cell office:value-type="float" office:value="1703.75" table:style-name="ce32">
            <text:p>1 703,75</text:p>
          </table:table-cell>
          <table:table-cell office:value-type="float" office:value="14571.94" table:style-name="ce30">
            <text:p>14571,94</text:p>
          </table:table-cell>
          <table:table-cell table:number-columns-repeated="4" table:style-name="ce1"/>
          <table:table-cell office:value-type="float" office:value="1.1358333333333333" table:formula="of:=[.F23]/[.D23]" table:style-name="ce14">
            <text:p>1,14</text:p>
          </table:table-cell>
          <table:table-cell office:value-type="float" office:value="9.7146266666666676" table:formula="of:=[.G23]/[.D23]" table:style-name="ce14">
            <text:p>9,71</text:p>
          </table:table-cell>
          <table:table-cell office:value-type="float" office:value="0.29736347896507909" table:formula="of:=[.F23]/[.$F$1]" table:style-name="ce14">
            <text:p>0,30</text:p>
          </table:table-cell>
          <table:table-cell office:value-type="float" office:value="0.4652747533446151" table:formula="of:=[.G23]/[.$G$1]" table:style-name="ce14">
            <text:p>0,47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E2S-EL2S4</text:p>
          </table:table-cell>
          <table:table-cell office:value-type="string" table:style-name="ce3">
            <text:p>Elbrus 4C [EL2S4<text:span text:style-name="T4">] (4 CPU)</text:span></text:p>
          </table:table-cell>
          <table:table-cell office:value-type="float" office:value="16" table:style-name="ce3">
            <text:p>16</text:p>
          </table:table-cell>
          <table:table-cell office:value-type="float" office:value="750" table:style-name="ce3">
            <text:p>750</text:p>
          </table:table-cell>
          <table:table-cell office:value-type="string" table:style-name="ce20">
            <text:p>e2k</text:p>
          </table:table-cell>
          <table:table-cell office:value-type="float" office:value="970.8" table:style-name="ce32">
            <text:p>970,80</text:p>
          </table:table-cell>
          <table:table-cell office:value-type="float" office:value="15790" table:style-name="ce30">
            <text:p>15790</text:p>
          </table:table-cell>
          <table:table-cell table:number-columns-repeated="4" table:style-name="ce1"/>
          <table:table-cell office:value-type="float" office:value="1.2944" table:formula="of:=[.F24]/[.D24]" table:style-name="ce14">
            <text:p>1,29</text:p>
          </table:table-cell>
          <table:table-cell office:value-type="float" office:value="21.053333333333335" table:formula="of:=[.G24]/[.D24]" table:style-name="ce14">
            <text:p>21,05</text:p>
          </table:table-cell>
          <table:table-cell office:value-type="float" office:value="0.16943827755204621" table:formula="of:=[.F24]/[.$F$1]" table:style-name="ce14">
            <text:p>0,17</text:p>
          </table:table-cell>
          <table:table-cell office:value-type="float" office:value="0.50416679970624856" table:formula="of:=[.G24]/[.$G$1]" table:style-name="ce14">
            <text:p>0,50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Core i7-2600</text:p>
          </table:table-cell>
          <table:table-cell office:value-type="string" table:style-name="ce20">
            <text:p>Intel(R) Core(TM) i7-2600 CPU @ 3.40GHz</text:p>
          </table:table-cell>
          <table:table-cell office:value-type="float" office:value="8" table:style-name="ce3">
            <text:p>8</text:p>
          </table:table-cell>
          <table:table-cell office:value-type="float" office:value="3400" table:style-name="ce3">
            <text:p>3400</text:p>
          </table:table-cell>
          <table:table-cell office:value-type="string" table:style-name="ce20">
            <text:p>amd64</text:p>
          </table:table-cell>
          <table:table-cell office:value-type="float" office:value="5729.52" table:style-name="ce32">
            <text:p>5 729,52</text:p>
          </table:table-cell>
          <table:table-cell office:value-type="float" office:value="31319" table:style-name="ce30">
            <text:p>31319</text:p>
          </table:table-cell>
          <table:table-cell office:value-type="float" office:value="2751.5450000000001" table:style-name="ce35">
            <text:p>2 751,55</text:p>
          </table:table-cell>
          <table:table-cell office:value-type="float" office:value="3262.2579999999998" table:style-name="ce35">
            <text:p>3 262,26</text:p>
          </table:table-cell>
          <table:table-cell table:style-name="ce35"/>
          <table:table-cell table:style-name="ce1"/>
          <table:table-cell office:value-type="float" office:value="1.6851529411764707" table:formula="of:=[.F25]/[.D25]" table:style-name="ce14">
            <text:p>1,69</text:p>
          </table:table-cell>
          <table:table-cell office:value-type="float" office:value="9.2114705882352936" table:formula="of:=[.G25]/[.D25]" table:style-name="ce14">
            <text:p>9,21</text:p>
          </table:table-cell>
          <table:table-cell office:value-type="float" office:value="1" table:formula="of:=[.F25]/[.$F$1]" table:style-name="ce14">
            <text:p>1,00</text:p>
          </table:table-cell>
          <table:table-cell office:value-type="float" office:value="1" table:formula="of:=[.G25]/[.$G$1]" table:style-name="ce14">
            <text:p>1,00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38">
            <text:p>Core i7-4700MQ</text:p>
          </table:table-cell>
          <table:table-cell office:value-type="string" table:style-name="ce24">
            <text:p>Intel(R) Core(TM) i7-4700MQ CPU @ 2.40GHz</text:p>
          </table:table-cell>
          <table:table-cell office:value-type="float" office:value="8" table:style-name="ce24">
            <text:p>8</text:p>
          </table:table-cell>
          <table:table-cell office:value-type="float" office:value="2400" table:style-name="ce24">
            <text:p>2400</text:p>
          </table:table-cell>
          <table:table-cell office:value-type="string" table:style-name="ce20">
            <text:p>amd64</text:p>
          </table:table-cell>
          <table:table-cell office:value-type="float" office:value="5326.8990000000003" table:style-name="ce37">
            <text:p>5326,899</text:p>
          </table:table-cell>
          <table:table-cell office:value-type="float" office:value="35234" table:style-name="ce37">
            <text:p>35234</text:p>
          </table:table-cell>
          <table:table-cell table:number-columns-repeated="4" table:style-name="ce1"/>
          <table:table-cell office:value-type="float" office:value="2.2195412500000002" table:formula="of:=[.F26]/[.D26]" table:style-name="ce14">
            <text:p>2,22</text:p>
          </table:table-cell>
          <table:table-cell office:value-type="float" office:value="14.680833333333334" table:formula="of:=[.G26]/[.D26]" table:style-name="ce14">
            <text:p>14,68</text:p>
          </table:table-cell>
          <table:table-cell office:value-type="float" office:value="0.92972866837012524" table:formula="of:=[.F26]/[.$F$1]" table:style-name="ce14">
            <text:p>0,93</text:p>
          </table:table-cell>
          <table:table-cell office:value-type="float" office:value="1.1250039911874581" table:formula="of:=[.G26]/[.$G$1]" table:style-name="ce14">
            <text:p>1,13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E16C-APPROX*</text:p>
          </table:table-cell>
          <table:table-cell office:value-type="string" table:style-name="ce20">
            <text:p>Elbrus 16</text:p>
          </table:table-cell>
          <table:table-cell office:value-type="float" office:value="16" table:style-name="ce3">
            <text:p>16</text:p>
          </table:table-cell>
          <table:table-cell office:value-type="float" office:value="2000" table:style-name="ce3">
            <text:p>2000</text:p>
          </table:table-cell>
          <table:table-cell office:value-type="string" table:style-name="ce20">
            <text:p>e2k</text:p>
          </table:table-cell>
          <table:table-cell office:value-type="float" office:value="2198.39" table:style-name="ce34">
            <text:p>2 198,39</text:p>
          </table:table-cell>
          <table:table-cell office:value-type="float" office:value="37605.006451612899" table:style-name="ce29">
            <text:p>37 605,01</text:p>
          </table:table-cell>
          <table:table-cell table:number-columns-repeated="4" table:style-name="ce1"/>
          <table:table-cell office:value-type="float" office:value="1.0991949999999999" table:formula="of:=[.F27]/[.D27]" table:style-name="ce14">
            <text:p>1,10</text:p>
          </table:table-cell>
          <table:table-cell office:value-type="float" office:value="18.802503225806451" table:formula="of:=[.G27]/[.D27]" table:style-name="ce14">
            <text:p>18,80</text:p>
          </table:table-cell>
          <table:table-cell office:value-type="float" office:value="0.38369531828146158" table:formula="of:=[.F27]/[.$F$1]" table:style-name="ce14">
            <text:p>0,38</text:p>
          </table:table-cell>
          <table:table-cell office:value-type="float" office:value="1.2007090408893291" table:formula="of:=[.G27]/[.$G$1]" table:style-name="ce14">
            <text:p>1,20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AWS Graviton</text:p>
          </table:table-cell>
          <table:table-cell office:value-type="string" table:style-name="ce24">
            <text:p>Alpine AL73400</text:p>
          </table:table-cell>
          <table:table-cell office:value-type="float" office:value="16" table:style-name="ce3">
            <text:p>16</text:p>
          </table:table-cell>
          <table:table-cell office:value-type="float" office:value="2300" table:style-name="ce3">
            <text:p>2300</text:p>
          </table:table-cell>
          <table:table-cell office:value-type="string" table:style-name="ce20">
            <text:p>aarch64</text:p>
          </table:table-cell>
          <table:table-cell office:value-type="float" office:value="2851.8" table:style-name="ce32">
            <text:p>2 851,80</text:p>
          </table:table-cell>
          <table:table-cell office:value-type="float" office:value="44741" table:style-name="ce30">
            <text:p>44741</text:p>
          </table:table-cell>
          <table:table-cell table:number-columns-repeated="4" table:style-name="ce1"/>
          <table:table-cell office:value-type="float" office:value="1.239913043478261" table:formula="of:=[.F28]/[.D28]" table:style-name="ce14">
            <text:p>1,24</text:p>
          </table:table-cell>
          <table:table-cell office:value-type="float" office:value="19.452608695652174" table:formula="of:=[.G28]/[.D28]" table:style-name="ce14">
            <text:p>19,45</text:p>
          </table:table-cell>
          <table:table-cell office:value-type="float" office:value="0.49773803041092446" table:formula="of:=[.F28]/[.$F$1]" table:style-name="ce14">
            <text:p>0,50</text:p>
          </table:table-cell>
          <table:table-cell office:value-type="float" office:value="1.4285577445001436" table:formula="of:=[.G28]/[.$G$1]" table:style-name="ce14">
            <text:p>1,43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0">
            <text:p>E8C-E8C4</text:p>
          </table:table-cell>
          <table:table-cell office:value-type="string" table:style-name="ce20">
            <text:p>Elbrus 8C (4 CPU)</text:p>
          </table:table-cell>
          <table:table-cell office:value-type="float" office:value="32" table:style-name="ce3">
            <text:p>32</text:p>
          </table:table-cell>
          <table:table-cell office:value-type="float" office:value="1300" table:style-name="ce3">
            <text:p>1300</text:p>
          </table:table-cell>
          <table:table-cell office:value-type="string" table:style-name="ce20">
            <text:p>e2k</text:p>
          </table:table-cell>
          <table:table-cell office:value-type="float" office:value="1647.51" table:style-name="ce32">
            <text:p>1 647,51</text:p>
          </table:table-cell>
          <table:table-cell office:value-type="float" office:value="53563" table:style-name="ce30">
            <text:p>53563</text:p>
          </table:table-cell>
          <table:table-cell office:value-type="float" office:value="521.697" table:style-name="ce35">
            <text:p>521,70</text:p>
          </table:table-cell>
          <table:table-cell table:style-name="ce1"/>
          <table:table-cell office:value-type="float" office:value="1022.26" table:style-name="ce1">
            <text:p>1022,26</text:p>
          </table:table-cell>
          <table:table-cell office:value-type="float" office:value="35.1" table:style-name="ce1">
            <text:p>35,1</text:p>
          </table:table-cell>
          <table:table-cell office:value-type="float" office:value="1.2673153846153846" table:formula="of:=[.F29]/[.D29]" table:style-name="ce14">
            <text:p>1,27</text:p>
          </table:table-cell>
          <table:table-cell office:value-type="float" office:value="41.202307692307691" table:formula="of:=[.G29]/[.D29]" table:style-name="ce14">
            <text:p>41,20</text:p>
          </table:table-cell>
          <table:table-cell office:value-type="float" office:value="0.28754764797051058" table:formula="of:=[.F29]/[.$F$1]" table:style-name="ce14">
            <text:p>0,29</text:p>
          </table:table-cell>
          <table:table-cell office:value-type="float" office:value="1.7102397905424822" table:formula="of:=[.G29]/[.$G$1]" table:style-name="ce14">
            <text:p>1,71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office:value-type="string" table:style-name="ce24">
            <text:p>Xeon 6128</text:p>
          </table:table-cell>
          <table:table-cell office:value-type="string" table:style-name="ce24">
            <text:p>Intel(R) Xeon(R) Gold 6128 CPU @ 3.40GHz (2 CPU)</text:p>
          </table:table-cell>
          <table:table-cell office:value-type="float" office:value="24" table:style-name="ce24">
            <text:p>24</text:p>
          </table:table-cell>
          <table:table-cell office:value-type="float" office:value="3400" table:style-name="ce24">
            <text:p>3400</text:p>
          </table:table-cell>
          <table:table-cell office:value-type="string" table:style-name="ce20">
            <text:p>amd64</text:p>
          </table:table-cell>
          <table:table-cell office:value-type="float" office:value="5850.4049999999997" table:style-name="ce29">
            <text:p>5 850,41</text:p>
          </table:table-cell>
          <table:table-cell office:value-type="float" office:value="123854" table:style-name="ce37">
            <text:p>123854</text:p>
          </table:table-cell>
          <table:table-cell table:number-columns-repeated="4" table:style-name="ce1"/>
          <table:table-cell office:value-type="float" office:value="1.7207073529411765" table:formula="of:=[.F30]/[.D30]" table:style-name="ce14">
            <text:p>1,72</text:p>
          </table:table-cell>
          <table:table-cell office:value-type="float" office:value="36.427647058823531" table:formula="of:=[.G30]/[.D30]" table:style-name="ce14">
            <text:p>36,43</text:p>
          </table:table-cell>
          <table:table-cell office:value-type="float" office:value="1.0210986260629162" table:formula="of:=[.F30]/[.$F$1]" table:style-name="ce14">
            <text:p>1,02</text:p>
          </table:table-cell>
          <table:table-cell office:value-type="float" office:value="3.9545962514767394" table:formula="of:=[.G30]/[.$G$1]" table:style-name="ce14">
            <text:p>3,95</text:p>
          </table:table-cell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number-rows-repeated="2" table:style-name="ro1">
          <table:table-cell table:number-columns-repeated="15" table:style-name="ce1"/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style-name="ro1">
          <table:table-cell table:number-columns-repeated="15"/>
          <table:table-cell table:style-name="ce26"/>
          <table:table-cell table:number-columns-repeated="2" table:style-name="ce1"/>
          <table:table-cell table:number-columns-repeated="8" table:style-name="ce26"/>
          <table:table-cell table:number-columns-repeated="16358"/>
        </table:table-row>
        <table:table-row table:number-rows-repeated="1048543" table:style-name="ro1">
          <table:table-cell table:number-columns-repeated="16384"/>
        </table:table-row>
      </table:table>
      <table:table table:name="Memspeed" table:style-name="ta1">
        <table:table-column table:style-name="co14" table:default-cell-style-name="ce1"/>
        <table:table-column table:style-name="co16" table:default-cell-style-name="ce1"/>
        <table:table-column table:style-name="co5" table:default-cell-style-name="ce1"/>
        <table:table-column table:style-name="co18" table:default-cell-style-name="ce1"/>
        <table:table-column table:style-name="co5" table:number-columns-repeated="11" table:default-cell-style-name="ce1"/>
        <table:table-column table:style-name="co19" table:default-cell-style-name="ce1"/>
        <table:table-column table:style-name="co6" table:number-columns-repeated="48" table:default-cell-style-name="ce1"/>
        <table:table-column table:style-name="co7" table:number-columns-repeated="16320" table:default-cell-style-name="ce1"/>
        <table:table-row table:style-name="ro2">
          <table:table-cell office:value-type="string" table:style-name="ce39">
            <text:p>Memspeed</text:p>
          </table:table-cell>
          <table:table-cell table:number-columns-repeated="4" table:style-name="ce39"/>
          <table:table-cell office:value-type="string" table:style-name="ce6">
            <text:p>MB/S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40"/>
          <table:table-cell table:number-columns-repeated="16379" table:style-name="ce1"/>
        </table:table-row>
        <table:table-row table:style-name="ro2">
          <table:table-cell table:number-columns-repeated="5" table:style-name="ce6"/>
          <table:table-cell office:value-type="string" table:number-columns-spanned="3" table:number-rows-spanned="1" table:style-name="ce44">
            <text:p>x[m]=x[m]+s*y[m] Sngl</text:p>
          </table:table-cell>
          <table:covered-table-cell table:number-columns-repeated="2"/>
          <table:table-cell office:value-type="string" table:number-columns-spanned="3" table:number-rows-spanned="1" table:style-name="ce44">
            <text:p>x[m]=x[m]+y[m] Sngl</text:p>
          </table:table-cell>
          <table:covered-table-cell table:number-columns-repeated="2"/>
          <table:table-cell office:value-type="string" table:number-columns-spanned="3" table:number-rows-spanned="1" table:style-name="ce44">
            <text:p>x[m]=y[m] Sngl</text:p>
          </table:table-cell>
          <table:covered-table-cell table:number-columns-repeated="2"/>
          <table:table-cell table:number-columns-repeated="16370"/>
        </table:table-row>
        <table:table-row table:style-name="ro2">
          <table:table-cell table:number-columns-repeated="14" table:style-name="ce6"/>
          <table:table-cell table:number-columns-repeated="16370"/>
        </table:table-row>
        <table:table-row table:style-name="ro3">
          <table:table-cell office:value-type="string" table:style-name="ce39">
            <text:p>Platform</text:p>
          </table:table-cell>
          <table:table-cell office:value-type="string" table:style-name="ce19">
            <text:p>CPU</text:p>
          </table:table-cell>
          <table:table-cell office:value-type="string" table:style-name="ce19">
            <text:p>Cores</text:p>
          </table:table-cell>
          <table:table-cell office:value-type="string" table:style-name="ce19">
            <text:p>Frequency (MHz)</text:p>
          </table:table-cell>
          <table:table-cell table:style-name="ce19"/>
          <table:table-cell office:value-type="string" table:style-name="ce6">
            <text:p>16 KB</text:p>
          </table:table-cell>
          <table:table-cell office:value-type="string" table:style-name="ce6">
            <text:p>512 KB</text:p>
          </table:table-cell>
          <table:table-cell office:value-type="string" table:style-name="ce6">
            <text:p>8192 KB</text:p>
          </table:table-cell>
          <table:table-cell office:value-type="string" table:style-name="ce6">
            <text:p>16 KB</text:p>
          </table:table-cell>
          <table:table-cell office:value-type="string" table:style-name="ce6">
            <text:p>512 KB</text:p>
          </table:table-cell>
          <table:table-cell office:value-type="string" table:style-name="ce6">
            <text:p>8192 KB</text:p>
          </table:table-cell>
          <table:table-cell office:value-type="string" table:style-name="ce6">
            <text:p>16 KB</text:p>
          </table:table-cell>
          <table:table-cell office:value-type="string" table:style-name="ce6">
            <text:p>512 KB</text:p>
          </table:table-cell>
          <table:table-cell office:value-type="string" table:style-name="ce6">
            <text:p>8192 KB</text:p>
          </table:table-cell>
          <table:table-cell table:number-columns-repeated="16370"/>
        </table:table-row>
        <table:table-row table:style-name="ro1">
          <table:table-cell office:value-type="string" table:style-name="ce41">
            <text:p>Pentium 4</text:p>
          </table:table-cell>
          <table:table-cell office:value-type="string" table:style-name="ce4">
            <text:p>Intel(R) Pentium(TM) 4 CPU</text:p>
          </table:table-cell>
          <table:table-cell office:value-type="float" office:value="1" table:style-name="ce4">
            <text:p>1</text:p>
          </table:table-cell>
          <table:table-cell office:value-type="float" office:value="3066" table:style-name="ce4">
            <text:p>3066</text:p>
          </table:table-cell>
          <table:table-cell office:value-type="string" table:style-name="ce3">
            <text:p>i386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41">
            <text:p>Pentium III</text:p>
          </table:table-cell>
          <table:table-cell office:value-type="string" table:style-name="ce4">
            <text:p>Intel(R) Pentium(TM) III CPU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4">
            <text:p>1000</text:p>
          </table:table-cell>
          <table:table-cell office:value-type="string" table:style-name="ce3">
            <text:p>i386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42">
            <text:p>E16C-APPROX*</text:p>
          </table:table-cell>
          <table:table-cell office:value-type="string" table:style-name="ce4">
            <text:p>Elbrus 16</text:p>
          </table:table-cell>
          <table:table-cell office:value-type="float" office:value="16" table:style-name="ce4">
            <text:p>16</text:p>
          </table:table-cell>
          <table:table-cell office:value-type="float" office:value="2000" table:style-name="ce4">
            <text:p>2000</text:p>
          </table:table-cell>
          <table:table-cell office:value-type="string" table:style-name="ce1">
            <text:p>e2k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42">
            <text:p>Baikal T1 BFK</text:p>
          </table:table-cell>
          <table:table-cell office:value-type="string" table:style-name="ce4">
            <text:p>Baikal-T1 (MIPS P5600 V3.0)</text:p>
          </table:table-cell>
          <table:table-cell office:value-type="float" office:value="2" table:style-name="ce4">
            <text:p>2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mips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42">
            <text:p>Raspberry PI</text:p>
          </table:table-cell>
          <table:table-cell office:value-type="string" table:style-name="ce4">
            <text:p>Broadcom BCM2835</text:p>
          </table:table-cell>
          <table:table-cell office:value-type="float" office:value="1" table:style-name="ce4">
            <text:p>1</text:p>
          </table:table-cell>
          <table:table-cell office:value-type="float" office:value="700" table:style-name="ce4">
            <text:p>700</text:p>
          </table:table-cell>
          <table:table-cell office:value-type="string" table:style-name="ce1">
            <text:p>arm</text:p>
          </table:table-cell>
          <table:table-cell office:value-type="float" office:value="127" table:style-name="ce42">
            <text:p>127</text:p>
          </table:table-cell>
          <table:table-cell office:value-type="float" office:value="127" table:style-name="ce42">
            <text:p>127</text:p>
          </table:table-cell>
          <table:table-cell office:value-type="float" office:value="127" table:style-name="ce42">
            <text:p>127</text:p>
          </table:table-cell>
          <table:table-cell office:value-type="float" office:value="731" table:style-name="ce42">
            <text:p>731</text:p>
          </table:table-cell>
          <table:table-cell office:value-type="float" office:value="127" table:style-name="ce42">
            <text:p>127</text:p>
          </table:table-cell>
          <table:table-cell office:value-type="float" office:value="127" table:style-name="ce42">
            <text:p>127</text:p>
          </table:table-cell>
          <table:table-cell office:value-type="float" office:value="426" table:style-name="ce42">
            <text:p>426</text:p>
          </table:table-cell>
          <table:table-cell office:value-type="float" office:value="111" table:style-name="ce42">
            <text:p>111</text:p>
          </table:table-cell>
          <table:table-cell office:value-type="float" office:value="111" table:style-name="ce42">
            <text:p>11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entium M725</text:p>
          </table:table-cell>
          <table:table-cell office:value-type="string" table:style-name="ce2">
            <text:p>Pentium M725</text:p>
          </table:table-cell>
          <table:table-cell office:value-type="float" office:value="1" table:style-name="ce4">
            <text:p>1</text:p>
          </table:table-cell>
          <table:table-cell office:value-type="float" office:value="1600" table:style-name="ce4">
            <text:p>1600</text:p>
          </table:table-cell>
          <table:table-cell office:value-type="string" table:style-name="ce3">
            <text:p>i386</text:p>
          </table:table-cell>
          <table:table-cell office:value-type="float" office:value="1915" table:style-name="ce2">
            <text:p>1915</text:p>
          </table:table-cell>
          <table:table-cell office:value-type="float" office:value="1530" table:style-name="ce42">
            <text:p>1530</text:p>
          </table:table-cell>
          <table:table-cell office:value-type="float" office:value="844" table:style-name="ce42">
            <text:p>844</text:p>
          </table:table-cell>
          <table:table-cell office:value-type="float" office:value="2348" table:style-name="ce42">
            <text:p>2348</text:p>
          </table:table-cell>
          <table:table-cell office:value-type="float" office:value="1670" table:style-name="ce42">
            <text:p>1670</text:p>
          </table:table-cell>
          <table:table-cell office:value-type="float" office:value="850" table:style-name="ce42">
            <text:p>850</text:p>
          </table:table-cell>
          <table:table-cell office:value-type="float" office:value="1866" table:style-name="ce42">
            <text:p>1866</text:p>
          </table:table-cell>
          <table:table-cell office:value-type="float" office:value="1145" table:style-name="ce42">
            <text:p>1145</text:p>
          </table:table-cell>
          <table:table-cell office:value-type="float" office:value="420" table:style-name="ce42">
            <text:p>420</text:p>
          </table:table-cell>
          <table:table-cell table:number-columns-repeated="16370"/>
        </table:table-row>
        <table:table-row table:style-name="ro1">
          <table:table-cell office:value-type="string" table:style-name="ce42">
            <text:p>Raspberry PI 3</text:p>
          </table:table-cell>
          <table:table-cell office:value-type="string" table:style-name="ce2">
            <text:p>Broadcom BCM2837B0 (armv8)</text:p>
          </table:table-cell>
          <table:table-cell office:value-type="float" office:value="4" table:style-name="ce4">
            <text:p>4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aarch64</text:p>
          </table:table-cell>
          <table:table-cell office:value-type="float" office:value="1324" table:style-name="ce1">
            <text:p>1324</text:p>
          </table:table-cell>
          <table:table-cell office:value-type="float" office:value="1598" table:style-name="ce42">
            <text:p>1598</text:p>
          </table:table-cell>
          <table:table-cell office:value-type="float" office:value="1019" table:style-name="ce42">
            <text:p>1019</text:p>
          </table:table-cell>
          <table:table-cell office:value-type="float" office:value="2240" table:style-name="ce42">
            <text:p>2240</text:p>
          </table:table-cell>
          <table:table-cell office:value-type="float" office:value="1906" table:style-name="ce42">
            <text:p>1906</text:p>
          </table:table-cell>
          <table:table-cell office:value-type="float" office:value="954" table:style-name="ce42">
            <text:p>954</text:p>
          </table:table-cell>
          <table:table-cell office:value-type="float" office:value="3136" table:style-name="ce42">
            <text:p>3136</text:p>
          </table:table-cell>
          <table:table-cell office:value-type="float" office:value="2783" table:style-name="ce42">
            <text:p>2783</text:p>
          </table:table-cell>
          <table:table-cell office:value-type="float" office:value="871" table:style-name="ce42">
            <text:p>871</text:p>
          </table:table-cell>
          <table:table-cell table:number-columns-repeated="16370"/>
        </table:table-row>
        <table:table-row table:style-name="ro1">
          <table:table-cell office:value-type="string" table:style-name="ce42">
            <text:p>Core 2 Duo T9400</text:p>
          </table:table-cell>
          <table:table-cell office:value-type="string" table:style-name="ce4">
            <text:p>Intel(R) Core(TM) 2 Duo CPU <text:s text:c="4"/>T9400 <text:s/>@ 2.53GHz</text:p>
          </table:table-cell>
          <table:table-cell office:value-type="float" office:value="2" table:style-name="ce4">
            <text:p>2</text:p>
          </table:table-cell>
          <table:table-cell office:value-type="float" office:value="2530" table:style-name="ce4">
            <text:p>2530</text:p>
          </table:table-cell>
          <table:table-cell office:value-type="string" table:style-name="ce3">
            <text:p>amd64</text:p>
          </table:table-cell>
          <table:table-cell office:value-type="float" office:value="20403" table:style-name="ce2">
            <text:p>20403</text:p>
          </table:table-cell>
          <table:table-cell office:value-type="float" office:value="14189" table:style-name="ce42">
            <text:p>14189</text:p>
          </table:table-cell>
          <table:table-cell office:value-type="float" office:value="8249" table:style-name="ce42">
            <text:p>8249</text:p>
          </table:table-cell>
          <table:table-cell office:value-type="float" office:value="18113" table:style-name="ce42">
            <text:p>18113</text:p>
          </table:table-cell>
          <table:table-cell office:value-type="float" office:value="9344" table:style-name="ce42">
            <text:p>9344</text:p>
          </table:table-cell>
          <table:table-cell office:value-type="float" office:value="8153" table:style-name="ce42">
            <text:p>8153</text:p>
          </table:table-cell>
          <table:table-cell office:value-type="float" office:value="3232" table:style-name="ce42">
            <text:p>3232</text:p>
          </table:table-cell>
          <table:table-cell office:value-type="float" office:value="5196" table:style-name="ce42">
            <text:p>5196</text:p>
          </table:table-cell>
          <table:table-cell office:value-type="float" office:value="2131" table:style-name="ce42">
            <text:p>2131</text:p>
          </table:table-cell>
          <table:table-cell table:number-columns-repeated="16370"/>
        </table:table-row>
        <table:table-row table:style-name="ro1">
          <table:table-cell office:value-type="string" table:style-name="ce42">
            <text:p>Orange Pi Win</text:p>
          </table:table-cell>
          <table:table-cell office:value-type="string" table:style-name="ce4">
            <text:p>Allwinner A64 (aarch64)</text:p>
          </table:table-cell>
          <table:table-cell office:value-type="float" office:value="4" table:style-name="ce4">
            <text:p>4</text:p>
          </table:table-cell>
          <table:table-cell office:value-type="float" office:value="1344" table:style-name="ce4">
            <text:p>1344</text:p>
          </table:table-cell>
          <table:table-cell office:value-type="string" table:style-name="ce1">
            <text:p>aarch64</text:p>
          </table:table-cell>
          <table:table-cell office:value-type="float" office:value="1598" table:style-name="ce2">
            <text:p>1598</text:p>
          </table:table-cell>
          <table:table-cell office:value-type="float" office:value="1752" table:style-name="ce42">
            <text:p>1752</text:p>
          </table:table-cell>
          <table:table-cell office:value-type="float" office:value="1019" table:style-name="ce42">
            <text:p>1019</text:p>
          </table:table-cell>
          <table:table-cell office:value-type="float" office:value="2771" table:style-name="ce42">
            <text:p>2771</text:p>
          </table:table-cell>
          <table:table-cell office:value-type="float" office:value="1787" table:style-name="ce42">
            <text:p>1787</text:p>
          </table:table-cell>
          <table:table-cell office:value-type="float" office:value="1028" table:style-name="ce42">
            <text:p>1028</text:p>
          </table:table-cell>
          <table:table-cell office:value-type="float" office:value="3483" table:style-name="ce42">
            <text:p>3483</text:p>
          </table:table-cell>
          <table:table-cell office:value-type="float" office:value="3146" table:style-name="ce42">
            <text:p>3146</text:p>
          </table:table-cell>
          <table:table-cell office:value-type="float" office:value="1374" table:style-name="ce42">
            <text:p>1374</text:p>
          </table:table-cell>
          <table:table-cell table:number-columns-repeated="16370"/>
        </table:table-row>
        <table:table-row table:style-name="ro1">
          <table:table-cell office:value-type="string" table:style-name="ce42">
            <text:p>Odroid X2</text:p>
          </table:table-cell>
          <table:table-cell office:value-type="string" table:style-name="ce3">
            <text:p>Samsung Exynos 4412<text:span text:style-name="T3"><text:s/>(armv7l)</text:span></text:p>
          </table:table-cell>
          <table:table-cell office:value-type="float" office:value="4" table:style-name="ce4">
            <text:p>4</text:p>
          </table:table-cell>
          <table:table-cell office:value-type="float" office:value="1700" table:style-name="ce4">
            <text:p>1700</text:p>
          </table:table-cell>
          <table:table-cell office:value-type="string" table:style-name="ce1">
            <text:p>arm</text:p>
          </table:table-cell>
          <table:table-cell office:value-type="float" office:value="2364" table:style-name="ce2">
            <text:p>2364</text:p>
          </table:table-cell>
          <table:table-cell office:value-type="float" office:value="1464" table:style-name="ce42">
            <text:p>1464</text:p>
          </table:table-cell>
          <table:table-cell office:value-type="float" office:value="1261" table:style-name="ce42">
            <text:p>1261</text:p>
          </table:table-cell>
          <table:table-cell office:value-type="float" office:value="2543" table:style-name="ce42">
            <text:p>2543</text:p>
          </table:table-cell>
          <table:table-cell office:value-type="float" office:value="1472" table:style-name="ce42">
            <text:p>1472</text:p>
          </table:table-cell>
          <table:table-cell office:value-type="float" office:value="1271" table:style-name="ce42">
            <text:p>1271</text:p>
          </table:table-cell>
          <table:table-cell office:value-type="float" office:value="3856" table:style-name="ce42">
            <text:p>3856</text:p>
          </table:table-cell>
          <table:table-cell office:value-type="float" office:value="1324" table:style-name="ce42">
            <text:p>1324</text:p>
          </table:table-cell>
          <table:table-cell office:value-type="float" office:value="627" table:style-name="ce42">
            <text:p>627</text:p>
          </table:table-cell>
          <table:table-cell table:number-columns-repeated="16370"/>
        </table:table-row>
        <table:table-row table:style-name="ro1">
          <table:table-cell office:value-type="string" table:style-name="ce42">
            <text:p>Orange Pi PC2</text:p>
          </table:table-cell>
          <table:table-cell office:value-type="string" table:style-name="ce4">
            <text:p>Allwinner H5 (aarch64)</text:p>
          </table:table-cell>
          <table:table-cell office:value-type="float" office:value="4" table:style-name="ce4">
            <text:p>4</text:p>
          </table:table-cell>
          <table:table-cell office:value-type="float" office:value="1152" table:style-name="ce4">
            <text:p>1152</text:p>
          </table:table-cell>
          <table:table-cell office:value-type="string" table:style-name="ce1">
            <text:p>aarch64</text:p>
          </table:table-cell>
          <table:table-cell office:value-type="float" office:value="1311" table:style-name="ce1">
            <text:p>1311</text:p>
          </table:table-cell>
          <table:table-cell office:value-type="float" office:value="1224" table:style-name="ce42">
            <text:p>1224</text:p>
          </table:table-cell>
          <table:table-cell office:value-type="float" office:value="1039" table:style-name="ce42">
            <text:p>1039</text:p>
          </table:table-cell>
          <table:table-cell office:value-type="float" office:value="2872" table:style-name="ce42">
            <text:p>2872</text:p>
          </table:table-cell>
          <table:table-cell office:value-type="float" office:value="1179" table:style-name="ce42">
            <text:p>1179</text:p>
          </table:table-cell>
          <table:table-cell office:value-type="float" office:value="1009" table:style-name="ce42">
            <text:p>1009</text:p>
          </table:table-cell>
          <table:table-cell office:value-type="float" office:value="4902" table:style-name="ce42">
            <text:p>4902</text:p>
          </table:table-cell>
          <table:table-cell office:value-type="float" office:value="2284" table:style-name="ce42">
            <text:p>2284</text:p>
          </table:table-cell>
          <table:table-cell office:value-type="float" office:value="1261" table:style-name="ce42">
            <text:p>1261</text:p>
          </table:table-cell>
          <table:table-cell table:number-columns-repeated="16370"/>
        </table:table-row>
        <table:table-row table:style-name="ro1">
          <table:table-cell office:value-type="string" table:style-name="ce42">
            <text:p>MBE1C-PC</text:p>
          </table:table-cell>
          <table:table-cell office:value-type="string" table:style-name="ce4">
            <text:p>Elbrus 1C+ (MBE1C-PC)</text:p>
          </table:table-cell>
          <table:table-cell office:value-type="float" office:value="1" table:style-name="ce4">
            <text:p>1</text:p>
          </table:table-cell>
          <table:table-cell office:value-type="float" office:value="985" table:style-name="ce4">
            <text:p>985</text:p>
          </table:table-cell>
          <table:table-cell office:value-type="string" table:style-name="ce1">
            <text:p>e2k</text:p>
          </table:table-cell>
          <table:table-cell office:value-type="float" office:value="13327" table:style-name="ce1">
            <text:p>13327</text:p>
          </table:table-cell>
          <table:table-cell office:value-type="float" office:value="31305" table:style-name="ce42">
            <text:p>31305</text:p>
          </table:table-cell>
          <table:table-cell office:value-type="float" office:value="5856" table:style-name="ce42">
            <text:p>5856</text:p>
          </table:table-cell>
          <table:table-cell office:value-type="float" office:value="10999" table:style-name="ce42">
            <text:p>10999</text:p>
          </table:table-cell>
          <table:table-cell office:value-type="float" office:value="11421" table:style-name="ce42">
            <text:p>11421</text:p>
          </table:table-cell>
          <table:table-cell office:value-type="float" office:value="9663" table:style-name="ce42">
            <text:p>9663</text:p>
          </table:table-cell>
          <table:table-cell office:value-type="float" office:value="5073" table:style-name="ce42">
            <text:p>5073</text:p>
          </table:table-cell>
          <table:table-cell office:value-type="float" office:value="10442" table:style-name="ce42">
            <text:p>10442</text:p>
          </table:table-cell>
          <table:table-cell office:value-type="float" office:value="1163" table:style-name="ce42">
            <text:p>116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2">
            <text:p>E8C2</text:p>
          </table:table-cell>
          <table:table-cell office:value-type="string" table:style-name="ce4">
            <text:p>Elbrus 8C2 (E8C2)</text:p>
          </table:table-cell>
          <table:table-cell office:value-type="float" office:value="8" table:style-name="ce4">
            <text:p>8</text:p>
          </table:table-cell>
          <table:table-cell office:value-type="float" office:value="1500" table:style-name="ce4">
            <text:p>1500</text:p>
          </table:table-cell>
          <table:table-cell office:value-type="string" table:style-name="ce1">
            <text:p>e2k</text:p>
          </table:table-cell>
          <table:table-cell office:value-type="float" office:value="41032" table:style-name="ce2">
            <text:p>41032</text:p>
          </table:table-cell>
          <table:table-cell office:value-type="float" office:value="41708" table:style-name="ce41">
            <text:p>41708</text:p>
          </table:table-cell>
          <table:table-cell office:value-type="float" office:value="33881" table:style-name="ce41">
            <text:p>33881</text:p>
          </table:table-cell>
          <table:table-cell office:value-type="float" office:value="19815" table:style-name="ce41">
            <text:p>19815</text:p>
          </table:table-cell>
          <table:table-cell office:value-type="float" office:value="12399" table:style-name="ce41">
            <text:p>12399</text:p>
          </table:table-cell>
          <table:table-cell office:value-type="float" office:value="9617" table:style-name="ce41">
            <text:p>9617</text:p>
          </table:table-cell>
          <table:table-cell office:value-type="float" office:value="6124" table:style-name="ce41">
            <text:p>6124</text:p>
          </table:table-cell>
          <table:table-cell office:value-type="float" office:value="4376" table:style-name="ce41">
            <text:p>4376</text:p>
          </table:table-cell>
          <table:table-cell office:value-type="float" office:value="3318" table:style-name="ce41">
            <text:p>331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2">
            <text:p>Odroid N2</text:p>
          </table:table-cell>
          <table:table-cell office:value-type="string" table:style-name="ce2">
            <text:p>Amlogic S922X</text:p>
          </table:table-cell>
          <table:table-cell office:value-type="float" office:value="6" table:style-name="ce4">
            <text:p>6</text:p>
          </table:table-cell>
          <table:table-cell office:value-type="float" office:value="1800" table:style-name="ce4">
            <text:p>1800</text:p>
          </table:table-cell>
          <table:table-cell office:value-type="string" table:style-name="ce1">
            <text:p>aarch64</text:p>
          </table:table-cell>
          <table:table-cell office:value-type="float" office:value="8452" table:style-name="ce1">
            <text:p>8452</text:p>
          </table:table-cell>
          <table:table-cell office:value-type="float" office:value="8214" table:style-name="ce42">
            <text:p>8214</text:p>
          </table:table-cell>
          <table:table-cell office:value-type="float" office:value="3888" table:style-name="ce42">
            <text:p>3888</text:p>
          </table:table-cell>
          <table:table-cell office:value-type="float" office:value="9876" table:style-name="ce42">
            <text:p>9876</text:p>
          </table:table-cell>
          <table:table-cell office:value-type="float" office:value="8463" table:style-name="ce42">
            <text:p>8463</text:p>
          </table:table-cell>
          <table:table-cell office:value-type="float" office:value="3966" table:style-name="ce42">
            <text:p>3966</text:p>
          </table:table-cell>
          <table:table-cell office:value-type="float" office:value="8261" table:style-name="ce42">
            <text:p>8261</text:p>
          </table:table-cell>
          <table:table-cell office:value-type="float" office:value="7260" table:style-name="ce42">
            <text:p>7260</text:p>
          </table:table-cell>
          <table:table-cell office:value-type="float" office:value="3582" table:style-name="ce42">
            <text:p>358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3">
            <text:p>E2S-PC401</text:p>
          </table:table-cell>
          <table:table-cell office:value-type="string" table:style-name="ce4">
            <text:p>Elbrus 4C [E2S] (pc401)</text:p>
          </table:table-cell>
          <table:table-cell office:value-type="float" office:value="4" table:style-name="ce4">
            <text:p>4</text:p>
          </table:table-cell>
          <table:table-cell office:value-type="float" office:value="800" table:style-name="ce4">
            <text:p>800</text:p>
          </table:table-cell>
          <table:table-cell office:value-type="string" table:style-name="ce1">
            <text:p>e2k</text:p>
          </table:table-cell>
          <table:table-cell office:value-type="float" office:value="22896" table:style-name="ce1">
            <text:p>22896</text:p>
          </table:table-cell>
          <table:table-cell office:value-type="float" office:value="22106" table:style-name="ce42">
            <text:p>22106</text:p>
          </table:table-cell>
          <table:table-cell office:value-type="float" office:value="8491" table:style-name="ce42">
            <text:p>8491</text:p>
          </table:table-cell>
          <table:table-cell office:value-type="float" office:value="10053" table:style-name="ce42">
            <text:p>10053</text:p>
          </table:table-cell>
          <table:table-cell office:value-type="float" office:value="6591" table:style-name="ce42">
            <text:p>6591</text:p>
          </table:table-cell>
          <table:table-cell office:value-type="float" office:value="2092" table:style-name="ce42">
            <text:p>2092</text:p>
          </table:table-cell>
          <table:table-cell office:value-type="float" office:value="8415" table:style-name="ce42">
            <text:p>8415</text:p>
          </table:table-cell>
          <table:table-cell office:value-type="float" office:value="6145" table:style-name="ce42">
            <text:p>6145</text:p>
          </table:table-cell>
          <table:table-cell office:value-type="float" office:value="1468" table:style-name="ce42">
            <text:p>146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2">
            <text:p>Atom Z8350</text:p>
          </table:table-cell>
          <table:table-cell office:value-type="string" table:style-name="ce2">
            <text:p>Intel(R) Atom(TM) x5-Z8350 CPU @ 1.44GHz</text:p>
          </table:table-cell>
          <table:table-cell office:value-type="float" office:value="4" table:style-name="ce4">
            <text:p>4</text:p>
          </table:table-cell>
          <table:table-cell office:value-type="float" office:value="1440" table:style-name="ce4">
            <text:p>1440</text:p>
          </table:table-cell>
          <table:table-cell office:value-type="string" table:style-name="ce3">
            <text:p>amd64</text:p>
          </table:table-cell>
          <table:table-cell office:value-type="float" office:value="17395" table:style-name="ce2">
            <text:p>17395</text:p>
          </table:table-cell>
          <table:table-cell office:value-type="float" office:value="14596" table:style-name="ce42">
            <text:p>14596</text:p>
          </table:table-cell>
          <table:table-cell office:value-type="float" office:value="5208" table:style-name="ce42">
            <text:p>5208</text:p>
          </table:table-cell>
          <table:table-cell office:value-type="float" office:value="17415" table:style-name="ce42">
            <text:p>17415</text:p>
          </table:table-cell>
          <table:table-cell office:value-type="float" office:value="14356" table:style-name="ce42">
            <text:p>14356</text:p>
          </table:table-cell>
          <table:table-cell office:value-type="float" office:value="5219" table:style-name="ce42">
            <text:p>5219</text:p>
          </table:table-cell>
          <table:table-cell office:value-type="float" office:value="10075" table:style-name="ce42">
            <text:p>10075</text:p>
          </table:table-cell>
          <table:table-cell office:value-type="float" office:value="5598" table:style-name="ce42">
            <text:p>5598</text:p>
          </table:table-cell>
          <table:table-cell office:value-type="float" office:value="1365" table:style-name="ce42">
            <text:p>136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2">
            <text:p>E2S-EL2S4</text:p>
          </table:table-cell>
          <table:table-cell office:value-type="string" table:style-name="ce3">
            <text:p>Elbrus 4C [EL2S4<text:span text:style-name="T3">] (4 CPU)</text:span></text:p>
          </table:table-cell>
          <table:table-cell office:value-type="float" office:value="16" table:style-name="ce4">
            <text:p>16</text:p>
          </table:table-cell>
          <table:table-cell office:value-type="float" office:value="750" table:style-name="ce4">
            <text:p>750</text:p>
          </table:table-cell>
          <table:table-cell office:value-type="string" table:style-name="ce1">
            <text:p>e2k</text:p>
          </table:table-cell>
          <table:table-cell office:value-type="float" office:value="21463" table:style-name="ce2">
            <text:p>21463</text:p>
          </table:table-cell>
          <table:table-cell office:value-type="float" office:value="22714" table:style-name="ce42">
            <text:p>22714</text:p>
          </table:table-cell>
          <table:table-cell office:value-type="float" office:value="7975" table:style-name="ce42">
            <text:p>7975</text:p>
          </table:table-cell>
          <table:table-cell office:value-type="float" office:value="20662" table:style-name="ce42">
            <text:p>20662</text:p>
          </table:table-cell>
          <table:table-cell office:value-type="float" office:value="23032" table:style-name="ce42">
            <text:p>23032</text:p>
          </table:table-cell>
          <table:table-cell office:value-type="float" office:value="7809" table:style-name="ce42">
            <text:p>7809</text:p>
          </table:table-cell>
          <table:table-cell office:value-type="float" office:value="10535" table:style-name="ce42">
            <text:p>10535</text:p>
          </table:table-cell>
          <table:table-cell office:value-type="float" office:value="11483" table:style-name="ce42">
            <text:p>11483</text:p>
          </table:table-cell>
          <table:table-cell office:value-type="float" office:value="4263" table:style-name="ce42">
            <text:p>4263</text:p>
          </table:table-cell>
          <table:table-cell table:style-name="ce1"/>
          <table:table-cell table:style-name="ce3"/>
          <table:table-cell table:number-columns-repeated="16368"/>
        </table:table-row>
        <table:table-row table:style-name="ro1">
          <table:table-cell office:value-type="string" table:style-name="ce4">
            <text:p>Core i3-m330</text:p>
          </table:table-cell>
          <table:table-cell office:value-type="string" table:style-name="ce4">
            <text:p>Intel(R) Core(TM) i3 CPU <text:s text:c="6"/>M 330 <text:s/>@ 2.13GHz</text:p>
          </table:table-cell>
          <table:table-cell office:value-type="float" office:value="4" table:style-name="ce4">
            <text:p>4</text:p>
          </table:table-cell>
          <table:table-cell office:value-type="float" office:value="2133" table:style-name="ce4">
            <text:p>2133</text:p>
          </table:table-cell>
          <table:table-cell office:value-type="string" table:style-name="ce3">
            <text:p>amd64</text:p>
          </table:table-cell>
          <table:table-cell office:value-type="float" office:value="22267" table:style-name="ce2">
            <text:p>22267</text:p>
          </table:table-cell>
          <table:table-cell office:value-type="float" office:value="12837" table:style-name="ce42">
            <text:p>12837</text:p>
          </table:table-cell>
          <table:table-cell office:value-type="float" office:value="4636" table:style-name="ce42">
            <text:p>4636</text:p>
          </table:table-cell>
          <table:table-cell office:value-type="float" office:value="22396" table:style-name="ce42">
            <text:p>22396</text:p>
          </table:table-cell>
          <table:table-cell office:value-type="float" office:value="13193" table:style-name="ce42">
            <text:p>13193</text:p>
          </table:table-cell>
          <table:table-cell office:value-type="float" office:value="4996" table:style-name="ce42">
            <text:p>4996</text:p>
          </table:table-cell>
          <table:table-cell office:value-type="float" office:value="10774" table:style-name="ce42">
            <text:p>10774</text:p>
          </table:table-cell>
          <table:table-cell office:value-type="float" office:value="8340" table:style-name="ce42">
            <text:p>8340</text:p>
          </table:table-cell>
          <table:table-cell office:value-type="float" office:value="2387" table:style-name="ce42">
            <text:p>238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2">
            <text:p>AWS Graviton</text:p>
          </table:table-cell>
          <table:table-cell office:value-type="string" table:style-name="ce2">
            <text:p>Alpine AL73400</text:p>
          </table:table-cell>
          <table:table-cell office:value-type="float" office:value="16" table:style-name="ce4">
            <text:p>16</text:p>
          </table:table-cell>
          <table:table-cell office:value-type="float" office:value="2300" table:style-name="ce4">
            <text:p>2300</text:p>
          </table:table-cell>
          <table:table-cell office:value-type="string" table:style-name="ce1">
            <text:p>aarch64</text:p>
          </table:table-cell>
          <table:table-cell office:value-type="float" office:value="21353" table:style-name="ce1">
            <text:p>21353</text:p>
          </table:table-cell>
          <table:table-cell office:value-type="float" office:value="17418" table:style-name="ce42">
            <text:p>17418</text:p>
          </table:table-cell>
          <table:table-cell office:value-type="float" office:value="7336" table:style-name="ce42">
            <text:p>7336</text:p>
          </table:table-cell>
          <table:table-cell office:value-type="float" office:value="7344" table:style-name="ce42">
            <text:p>7344</text:p>
          </table:table-cell>
          <table:table-cell office:value-type="float" office:value="18328" table:style-name="ce42">
            <text:p>18328</text:p>
          </table:table-cell>
          <table:table-cell office:value-type="float" office:value="21796" table:style-name="ce42">
            <text:p>21796</text:p>
          </table:table-cell>
          <table:table-cell office:value-type="float" office:value="12118" table:style-name="ce42">
            <text:p>12118</text:p>
          </table:table-cell>
          <table:table-cell office:value-type="float" office:value="12120" table:style-name="ce42">
            <text:p>12120</text:p>
          </table:table-cell>
          <table:table-cell office:value-type="float" office:value="4422" table:style-name="ce42">
            <text:p>442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2">
            <text:p>AMD A6-3650</text:p>
          </table:table-cell>
          <table:table-cell office:value-type="string" table:style-name="ce4">
            <text:p>AMD A6-3650 APU with Radeon(tm) HD Graphics</text:p>
          </table:table-cell>
          <table:table-cell office:value-type="float" office:value="4" table:style-name="ce4">
            <text:p>4</text:p>
          </table:table-cell>
          <table:table-cell office:value-type="float" office:value="2600" table:style-name="ce4">
            <text:p>2600</text:p>
          </table:table-cell>
          <table:table-cell office:value-type="string" table:style-name="ce3">
            <text:p>amd64</text:p>
          </table:table-cell>
          <table:table-cell office:value-type="float" office:value="40906" table:style-name="ce2">
            <text:p>40906</text:p>
          </table:table-cell>
          <table:table-cell office:value-type="float" office:value="37749" table:style-name="ce42">
            <text:p>37749</text:p>
          </table:table-cell>
          <table:table-cell office:value-type="float" office:value="8578" table:style-name="ce42">
            <text:p>8578</text:p>
          </table:table-cell>
          <table:table-cell office:value-type="float" office:value="40988" table:style-name="ce42">
            <text:p>40988</text:p>
          </table:table-cell>
          <table:table-cell office:value-type="float" office:value="36529" table:style-name="ce42">
            <text:p>36529</text:p>
          </table:table-cell>
          <table:table-cell office:value-type="float" office:value="8523" table:style-name="ce42">
            <text:p>8523</text:p>
          </table:table-cell>
          <table:table-cell office:value-type="float" office:value="13655" table:style-name="ce42">
            <text:p>13655</text:p>
          </table:table-cell>
          <table:table-cell office:value-type="float" office:value="9154" table:style-name="ce42">
            <text:p>9154</text:p>
          </table:table-cell>
          <table:table-cell office:value-type="float" office:value="2154" table:style-name="ce42">
            <text:p>215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E8C2-1200</text:p>
          </table:table-cell>
          <table:table-cell office:value-type="string" table:style-name="ce4">
            <text:p>Elbrus 8C2 (Broken 8MB Cache 1.2 GHz)</text:p>
          </table:table-cell>
          <table:table-cell office:value-type="float" office:value="8" table:style-name="ce4">
            <text:p>8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e2k</text:p>
          </table:table-cell>
          <table:table-cell office:value-type="float" office:value="34626" table:style-name="ce2">
            <text:p>34626</text:p>
          </table:table-cell>
          <table:table-cell office:value-type="float" office:value="34168" table:style-name="ce41">
            <text:p>34168</text:p>
          </table:table-cell>
          <table:table-cell office:value-type="float" office:value="28890" table:style-name="ce41">
            <text:p>28890</text:p>
          </table:table-cell>
          <table:table-cell office:value-type="float" office:value="30016" table:style-name="ce41">
            <text:p>30016</text:p>
          </table:table-cell>
          <table:table-cell office:value-type="float" office:value="34232" table:style-name="ce41">
            <text:p>34232</text:p>
          </table:table-cell>
          <table:table-cell office:value-type="float" office:value="28920" table:style-name="ce41">
            <text:p>28920</text:p>
          </table:table-cell>
          <table:table-cell office:value-type="float" office:value="16709" table:style-name="ce41">
            <text:p>16709</text:p>
          </table:table-cell>
          <table:table-cell office:value-type="float" office:value="18654" table:style-name="ce41">
            <text:p>18654</text:p>
          </table:table-cell>
          <table:table-cell office:value-type="float" office:value="17513" table:style-name="ce41">
            <text:p>1751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2">
            <text:p>E8C-E8C4</text:p>
          </table:table-cell>
          <table:table-cell office:value-type="string" table:style-name="ce4">
            <text:p>Elbrus 8C (4 CPU)</text:p>
          </table:table-cell>
          <table:table-cell office:value-type="float" office:value="32" table:style-name="ce4">
            <text:p>32</text:p>
          </table:table-cell>
          <table:table-cell office:value-type="float" office:value="1300" table:style-name="ce4">
            <text:p>1300</text:p>
          </table:table-cell>
          <table:table-cell office:value-type="string" table:style-name="ce1">
            <text:p>e2k</text:p>
          </table:table-cell>
          <table:table-cell office:value-type="float" office:value="37065" table:style-name="ce2">
            <text:p>37065</text:p>
          </table:table-cell>
          <table:table-cell office:value-type="float" office:value="27882" table:style-name="ce42">
            <text:p>27882</text:p>
          </table:table-cell>
          <table:table-cell office:value-type="float" office:value="23315" table:style-name="ce42">
            <text:p>23315</text:p>
          </table:table-cell>
          <table:table-cell office:value-type="float" office:value="35758" table:style-name="ce42">
            <text:p>35758</text:p>
          </table:table-cell>
          <table:table-cell office:value-type="float" office:value="27681" table:style-name="ce42">
            <text:p>27681</text:p>
          </table:table-cell>
          <table:table-cell office:value-type="float" office:value="23172" table:style-name="ce42">
            <text:p>23172</text:p>
          </table:table-cell>
          <table:table-cell office:value-type="float" office:value="18273" table:style-name="ce42">
            <text:p>18273</text:p>
          </table:table-cell>
          <table:table-cell office:value-type="float" office:value="16898" table:style-name="ce42">
            <text:p>16898</text:p>
          </table:table-cell>
          <table:table-cell office:value-type="float" office:value="13798" table:style-name="ce42">
            <text:p>1379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2">
            <text:p>E8C-SWTX</text:p>
          </table:table-cell>
          <table:table-cell office:value-type="string" table:style-name="ce4">
            <text:p>Elbrus 8C (E8C-SWTX)</text:p>
          </table:table-cell>
          <table:table-cell office:value-type="float" office:value="8" table:style-name="ce4">
            <text:p>8</text:p>
          </table:table-cell>
          <table:table-cell office:value-type="float" office:value="1300" table:style-name="ce4">
            <text:p>1300</text:p>
          </table:table-cell>
          <table:table-cell office:value-type="string" table:style-name="ce1">
            <text:p>e2k</text:p>
          </table:table-cell>
          <table:table-cell office:value-type="float" office:value="37092" table:style-name="ce2">
            <text:p>37092</text:p>
          </table:table-cell>
          <table:table-cell office:value-type="float" office:value="29195" table:style-name="ce42">
            <text:p>29195</text:p>
          </table:table-cell>
          <table:table-cell office:value-type="float" office:value="24130" table:style-name="ce42">
            <text:p>24130</text:p>
          </table:table-cell>
          <table:table-cell office:value-type="float" office:value="37806" table:style-name="ce42">
            <text:p>37806</text:p>
          </table:table-cell>
          <table:table-cell office:value-type="float" office:value="29193" table:style-name="ce42">
            <text:p>29193</text:p>
          </table:table-cell>
          <table:table-cell office:value-type="float" office:value="24114" table:style-name="ce42">
            <text:p>24114</text:p>
          </table:table-cell>
          <table:table-cell office:value-type="float" office:value="19096" table:style-name="ce42">
            <text:p>19096</text:p>
          </table:table-cell>
          <table:table-cell office:value-type="float" office:value="17431" table:style-name="ce42">
            <text:p>17431</text:p>
          </table:table-cell>
          <table:table-cell office:value-type="float" office:value="14045" table:style-name="ce42">
            <text:p>1404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E8C2-1550</text:p>
          </table:table-cell>
          <table:table-cell office:value-type="string" table:style-name="ce4">
            <text:p>Elbrus 8C2 (E8C2 1550 MHz)</text:p>
          </table:table-cell>
          <table:table-cell office:value-type="float" office:value="8" table:style-name="ce4">
            <text:p>8</text:p>
          </table:table-cell>
          <table:table-cell office:value-type="float" office:value="1550" table:style-name="ce4">
            <text:p>1550</text:p>
          </table:table-cell>
          <table:table-cell office:value-type="string" table:style-name="ce1">
            <text:p>e2k</text:p>
          </table:table-cell>
          <table:table-cell office:value-type="float" office:value="44195" table:style-name="ce2">
            <text:p>44195</text:p>
          </table:table-cell>
          <table:table-cell office:value-type="float" office:value="41990" table:style-name="ce42">
            <text:p>41990</text:p>
          </table:table-cell>
          <table:table-cell office:value-type="float" office:value="36299" table:style-name="ce42">
            <text:p>36299</text:p>
          </table:table-cell>
          <table:table-cell office:value-type="float" office:value="39990" table:style-name="ce42">
            <text:p>39990</text:p>
          </table:table-cell>
          <table:table-cell office:value-type="float" office:value="42034" table:style-name="ce42">
            <text:p>42034</text:p>
          </table:table-cell>
          <table:table-cell office:value-type="float" office:value="36355" table:style-name="ce42">
            <text:p>36355</text:p>
          </table:table-cell>
          <table:table-cell office:value-type="float" office:value="21901" table:style-name="ce42">
            <text:p>21901</text:p>
          </table:table-cell>
          <table:table-cell office:value-type="float" office:value="23589" table:style-name="ce42">
            <text:p>23589</text:p>
          </table:table-cell>
          <table:table-cell office:value-type="float" office:value="21518" table:style-name="ce42">
            <text:p>2151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2">
            <text:p>Core i7-2600</text:p>
          </table:table-cell>
          <table:table-cell office:value-type="string" table:style-name="ce4">
            <text:p>Intel(R) Core(TM) i7-2600 CPU @ 3.40GHz</text:p>
          </table:table-cell>
          <table:table-cell office:value-type="float" office:value="8" table:style-name="ce4">
            <text:p>8</text:p>
          </table:table-cell>
          <table:table-cell office:value-type="float" office:value="3400" table:style-name="ce4">
            <text:p>3400</text:p>
          </table:table-cell>
          <table:table-cell office:value-type="string" table:style-name="ce3">
            <text:p>amd64</text:p>
          </table:table-cell>
          <table:table-cell office:value-type="float" office:value="75172" table:style-name="ce2">
            <text:p>75172</text:p>
          </table:table-cell>
          <table:table-cell office:value-type="float" office:value="53366" table:style-name="ce42">
            <text:p>53366</text:p>
          </table:table-cell>
          <table:table-cell office:value-type="float" office:value="32794" table:style-name="ce42">
            <text:p>32794</text:p>
          </table:table-cell>
          <table:table-cell office:value-type="float" office:value="75334" table:style-name="ce42">
            <text:p>75334</text:p>
          </table:table-cell>
          <table:table-cell office:value-type="float" office:value="54605" table:style-name="ce42">
            <text:p>54605</text:p>
          </table:table-cell>
          <table:table-cell office:value-type="float" office:value="32432" table:style-name="ce42">
            <text:p>32432</text:p>
          </table:table-cell>
          <table:table-cell office:value-type="float" office:value="26348" table:style-name="ce42">
            <text:p>26348</text:p>
          </table:table-cell>
          <table:table-cell office:value-type="float" office:value="16541" table:style-name="ce42">
            <text:p>16541</text:p>
          </table:table-cell>
          <table:table-cell office:value-type="float" office:value="8317" table:style-name="ce42">
            <text:p>8317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">
            <text:p>Core i7-4700MQ</text:p>
          </table:table-cell>
          <table:table-cell office:value-type="string" table:style-name="ce2">
            <text:p>Intel(R) Core(TM) i7-4700MQ CPU @ 2.40GHz</text:p>
          </table:table-cell>
          <table:table-cell office:value-type="float" office:value="8" table:style-name="ce2">
            <text:p>8</text:p>
          </table:table-cell>
          <table:table-cell office:value-type="float" office:value="2400" table:style-name="ce2">
            <text:p>2400</text:p>
          </table:table-cell>
          <table:table-cell office:value-type="string" table:style-name="ce3">
            <text:p>amd64</text:p>
          </table:table-cell>
          <table:table-cell office:value-type="float" office:value="52992" table:style-name="ce2">
            <text:p>52992</text:p>
          </table:table-cell>
          <table:table-cell office:value-type="float" office:value="29816" table:style-name="ce6">
            <text:p>29816</text:p>
          </table:table-cell>
          <table:table-cell office:value-type="float" office:value="17618" table:style-name="ce6">
            <text:p>17618</text:p>
          </table:table-cell>
          <table:table-cell office:value-type="float" office:value="59299" table:style-name="ce6">
            <text:p>59299</text:p>
          </table:table-cell>
          <table:table-cell office:value-type="float" office:value="30982" table:style-name="ce6">
            <text:p>30982</text:p>
          </table:table-cell>
          <table:table-cell office:value-type="float" office:value="18371" table:style-name="ce6">
            <text:p>18371</text:p>
          </table:table-cell>
          <table:table-cell office:value-type="float" office:value="40254" table:style-name="ce6">
            <text:p>40254</text:p>
          </table:table-cell>
          <table:table-cell office:value-type="float" office:value="16127" table:style-name="ce6">
            <text:p>16127</text:p>
          </table:table-cell>
          <table:table-cell office:value-type="float" office:value="9605" table:style-name="ce6">
            <text:p>960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">
            <text:p>Xeon 6128</text:p>
          </table:table-cell>
          <table:table-cell office:value-type="string" table:style-name="ce2">
            <text:p>Intel(R) Xeon(R) Gold 6128 CPU @ 3.40GHz (2 CPU)</text:p>
          </table:table-cell>
          <table:table-cell office:value-type="float" office:value="24" table:style-name="ce2">
            <text:p>24</text:p>
          </table:table-cell>
          <table:table-cell office:value-type="float" office:value="3400" table:style-name="ce2">
            <text:p>3400</text:p>
          </table:table-cell>
          <table:table-cell office:value-type="string" table:style-name="ce3">
            <text:p>amd64</text:p>
          </table:table-cell>
          <table:table-cell office:value-type="float" office:value="57653" table:style-name="ce1">
            <text:p>57653</text:p>
          </table:table-cell>
          <table:table-cell office:value-type="float" office:value="51351" table:style-name="ce6">
            <text:p>51351</text:p>
          </table:table-cell>
          <table:table-cell office:value-type="float" office:value="26334" table:style-name="ce6">
            <text:p>26334</text:p>
          </table:table-cell>
          <table:table-cell office:value-type="float" office:value="57982" table:style-name="ce6">
            <text:p>57982</text:p>
          </table:table-cell>
          <table:table-cell office:value-type="float" office:value="52292" table:style-name="ce6">
            <text:p>52292</text:p>
          </table:table-cell>
          <table:table-cell office:value-type="float" office:value="26638" table:style-name="ce6">
            <text:p>26638</text:p>
          </table:table-cell>
          <table:table-cell office:value-type="float" office:value="45452" table:style-name="ce6">
            <text:p>45452</text:p>
          </table:table-cell>
          <table:table-cell office:value-type="float" office:value="37370" table:style-name="ce6">
            <text:p>37370</text:p>
          </table:table-cell>
          <table:table-cell office:value-type="float" office:value="13360" table:style-name="ce6">
            <text:p>13360</text:p>
          </table:table-cell>
          <table:table-cell table:number-columns-repeated="16370" table:style-name="ce1"/>
        </table:table-row>
        <table:table-row table:style-name="ro1">
          <table:table-cell table:number-columns-repeated="5" table:style-name="ce4"/>
          <table:table-cell table:number-columns-repeated="16379"/>
        </table:table-row>
        <table:table-row table:style-name="ro6">
          <table:table-cell table:style-name="ce1">
            <draw:frame draw:z-index="1" draw:id="id0" draw:style-name="a0" draw:name="Chart 3" svg:x="0in" svg:y="0.07946in" svg:width="7.20861in" svg:height="6.9030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6">
          <table:table-cell table:number-columns-repeated="5"/>
          <table:table-cell table:style-name="ce1">
            <draw:frame draw:z-index="2" draw:id="id1" draw:style-name="a1" draw:name="Chart 4" svg:x="0in" svg:y="0in" svg:width="7.21278in" svg:height="6.9030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35" table:style-name="ro6">
          <table:table-cell table:number-columns-repeated="16384"/>
        </table:table-row>
        <table:table-row table:style-name="ro6">
          <table:table-cell table:style-name="ce1">
            <draw:frame draw:z-index="3" draw:id="id2" draw:style-name="a2" draw:name="Chart 5" svg:x="0in" svg:y="0in" svg:width="7.21486in" svg:height="6.9030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05" table:style-name="ro6">
          <table:table-cell table:number-columns-repeated="16384"/>
        </table:table-row>
        <table:named-expressions>
          <table:named-range table:name="_xlnm._FilterDatabase" table:cell-range-address="Memspeed.$A$5:Memspeed.$N$32" table:base-cell-address="Memspeed.$A$1"/>
        </table:named-expressions>
      </table:table>
      <table:table table:name="MPMFLOPS" table:style-name="ta1">
        <table:table-column table:style-name="co1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2" table:default-cell-style-name="ce1"/>
        <table:table-column table:style-name="co20" table:default-cell-style-name="ce1"/>
        <table:table-column table:style-name="co27" table:default-cell-style-name="ce1"/>
        <table:table-column table:style-name="co5" table:number-columns-repeated="5" table:default-cell-style-name="ce1"/>
        <table:table-column table:style-name="co6" table:number-columns-repeated="48" table:default-cell-style-name="ce1"/>
        <table:table-column table:style-name="co7" table:number-columns-repeated="16320" table:default-cell-style-name="ce1"/>
        <table:table-row table:style-name="ro2">
          <table:table-cell office:value-type="string" table:style-name="ce6">
            <text:p>MP MFLOP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 table:style-name="ce1"/>
          <table:table-cell office:value-type="float" office:value="41836.449999999997" table:style-name="ce14">
            <text:p>41 836,45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45">
            <text:p>Platform</text:p>
          </table:table-cell>
          <table:table-cell office:value-type="string" table:style-name="ce45">
            <text:p>2 ops/w – 102400 4B words</text:p>
          </table:table-cell>
          <table:table-cell office:value-type="string" table:style-name="ce45">
            <text:p>2 ops/w – 1024000 4B words</text:p>
          </table:table-cell>
          <table:table-cell office:value-type="string" table:style-name="ce45">
            <text:p>2 ops/w – 10240000 4B words</text:p>
          </table:table-cell>
          <table:table-cell office:value-type="string" table:style-name="ce45">
            <text:p>8 ops/w – 102400 4B words</text:p>
          </table:table-cell>
          <table:table-cell office:value-type="string" table:style-name="ce45">
            <text:p>8 ops/w – 1024000 4B words</text:p>
          </table:table-cell>
          <table:table-cell office:value-type="string" table:style-name="ce45">
            <text:p>8 ops/w – 10240000 4B words</text:p>
          </table:table-cell>
          <table:table-cell office:value-type="string" table:style-name="ce45">
            <text:p>32 ops/w – 102400 4B words</text:p>
          </table:table-cell>
          <table:table-cell office:value-type="string" table:style-name="ce45">
            <text:p>32 ops/w – 1024000 4B words</text:p>
          </table:table-cell>
          <table:table-cell office:value-type="string" table:style-name="ce45">
            <text:p>32 ops/w – 10240000 4B words</text:p>
          </table:table-cell>
          <table:table-cell office:value-type="string" table:style-name="ce45">
            <text:p>CPU</text:p>
          </table:table-cell>
          <table:table-cell office:value-type="string" table:style-name="ce45">
            <text:p>Cores</text:p>
          </table:table-cell>
          <table:table-cell office:value-type="string" table:style-name="ce45">
            <text:p>Frequency (MHz)</text:p>
          </table:table-cell>
          <table:table-cell office:value-type="string" table:style-name="ce45">
            <text:p>Architecture</text:p>
          </table:table-cell>
          <table:table-cell office:value-type="string" table:style-name="ce3">
            <text:p>Geom Mean</text:p>
          </table:table-cell>
          <table:table-cell office:value-type="string" table:style-name="ce19">
            <text:p>Relative geom mean</text:p>
          </table:table-cell>
          <table:table-cell table:style-name="ce1">
            <draw:frame draw:z-index="5" draw:id="id7" draw:style-name="a7" draw:name="Chart 5" svg:x="0.43877in" svg:y="0.02267in" svg:width="7.3874in" svg:height="6.4335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string" table:style-name="ce3">
            <text:p>AMD A6-3650</text:p>
          </table:table-cell>
          <table:table-cell office:value-type="float" office:value="16325" table:style-name="ce46">
            <text:p>16 325,00</text:p>
          </table:table-cell>
          <table:table-cell office:value-type="float" office:value="4294" table:style-name="ce46">
            <text:p>4 294,00</text:p>
          </table:table-cell>
          <table:table-cell office:value-type="float" office:value="2226" table:style-name="ce46">
            <text:p>2 226,00</text:p>
          </table:table-cell>
          <table:table-cell office:value-type="float" office:value="31623" table:style-name="ce46">
            <text:p>31 623,00</text:p>
          </table:table-cell>
          <table:table-cell office:value-type="float" office:value="17883" table:style-name="ce46">
            <text:p>17 883,00</text:p>
          </table:table-cell>
          <table:table-cell office:value-type="float" office:value="8640" table:style-name="ce46">
            <text:p>8 640,00</text:p>
          </table:table-cell>
          <table:table-cell office:value-type="float" office:value="42202" table:style-name="ce46">
            <text:p>42 202,00</text:p>
          </table:table-cell>
          <table:table-cell office:value-type="float" office:value="34047" table:style-name="ce46">
            <text:p>34 047,00</text:p>
          </table:table-cell>
          <table:table-cell office:value-type="float" office:value="26819" table:style-name="ce46">
            <text:p>26 819,00</text:p>
          </table:table-cell>
          <table:table-cell office:value-type="string" table:style-name="ce4">
            <text:p>AMD A6-3650 APU with Radeon(tm) HD Graphics</text:p>
          </table:table-cell>
          <table:table-cell office:value-type="float" office:value="4" table:style-name="ce4">
            <text:p>4</text:p>
          </table:table-cell>
          <table:table-cell office:value-type="float" office:value="2600" table:style-name="ce4">
            <text:p>2600</text:p>
          </table:table-cell>
          <table:table-cell office:value-type="string" table:style-name="ce3">
            <text:p>amd64</text:p>
          </table:table-cell>
          <table:table-cell office:value-type="float" office:value="14558.508805641159" table:formula="of:=GEOMEAN([.B6:.J6])" table:style-name="ce35">
            <text:p>14 558,51</text:p>
          </table:table-cell>
          <table:table-cell office:value-type="float" office:value="0.34798623701679182" table:formula="of:=[.O6]/[.$O$3]" table:style-name="ce47">
            <text:p>0,3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tom Z8350</text:p>
          </table:table-cell>
          <table:table-cell office:value-type="float" office:value="5725" table:style-name="ce46">
            <text:p>5 725,00</text:p>
          </table:table-cell>
          <table:table-cell office:value-type="float" office:value="1303" table:style-name="ce46">
            <text:p>1 303,00</text:p>
          </table:table-cell>
          <table:table-cell office:value-type="float" office:value="1052" table:style-name="ce46">
            <text:p>1 052,00</text:p>
          </table:table-cell>
          <table:table-cell office:value-type="float" office:value="11934" table:style-name="ce46">
            <text:p>11 934,00</text:p>
          </table:table-cell>
          <table:table-cell office:value-type="float" office:value="5077" table:style-name="ce46">
            <text:p>5 077,00</text:p>
          </table:table-cell>
          <table:table-cell office:value-type="float" office:value="4204" table:style-name="ce46">
            <text:p>4 204,00</text:p>
          </table:table-cell>
          <table:table-cell office:value-type="float" office:value="10665" table:style-name="ce46">
            <text:p>10 665,00</text:p>
          </table:table-cell>
          <table:table-cell office:value-type="float" office:value="10456" table:style-name="ce46">
            <text:p>10 456,00</text:p>
          </table:table-cell>
          <table:table-cell office:value-type="float" office:value="10419" table:style-name="ce46">
            <text:p>10 419,00</text:p>
          </table:table-cell>
          <table:table-cell office:value-type="string" table:style-name="ce2">
            <text:p>Intel(R) Atom(TM) x5-Z8350 CPU @ 1.44GHz</text:p>
          </table:table-cell>
          <table:table-cell office:value-type="float" office:value="4" table:style-name="ce4">
            <text:p>4</text:p>
          </table:table-cell>
          <table:table-cell office:value-type="float" office:value="1440" table:style-name="ce4">
            <text:p>1440</text:p>
          </table:table-cell>
          <table:table-cell office:value-type="string" table:style-name="ce3">
            <text:p>amd64</text:p>
          </table:table-cell>
          <table:table-cell office:value-type="float" office:value="5097.1464720068207" table:formula="of:=GEOMEAN([.B7:.J7])" table:style-name="ce35">
            <text:p>5 097,15</text:p>
          </table:table-cell>
          <table:table-cell office:value-type="float" office:value="0.12183506181826663" table:formula="of:=[.O7]/[.$O$3]" table:style-name="ce47">
            <text:p>0,1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WS Graviton</text:p>
          </table:table-cell>
          <table:table-cell office:value-type="float" office:value="61397" table:style-name="ce46">
            <text:p>61 397,00</text:p>
          </table:table-cell>
          <table:table-cell office:value-type="float" office:value="47660" table:style-name="ce46">
            <text:p>47 660,00</text:p>
          </table:table-cell>
          <table:table-cell office:value-type="float" office:value="5169" table:style-name="ce46">
            <text:p>5 169,00</text:p>
          </table:table-cell>
          <table:table-cell office:value-type="float" office:value="90387" table:style-name="ce46">
            <text:p>90 387,00</text:p>
          </table:table-cell>
          <table:table-cell office:value-type="float" office:value="94494" table:style-name="ce46">
            <text:p>94 494,00</text:p>
          </table:table-cell>
          <table:table-cell office:value-type="float" office:value="20880" table:style-name="ce46">
            <text:p>20 880,00</text:p>
          </table:table-cell>
          <table:table-cell office:value-type="float" office:value="113635" table:style-name="ce46">
            <text:p>113 635,00</text:p>
          </table:table-cell>
          <table:table-cell office:value-type="float" office:value="117449" table:style-name="ce46">
            <text:p>117 449,00</text:p>
          </table:table-cell>
          <table:table-cell office:value-type="float" office:value="81767" table:style-name="ce46">
            <text:p>81 767,00</text:p>
          </table:table-cell>
          <table:table-cell office:value-type="string" table:style-name="ce2">
            <text:p>Alpine AL73400</text:p>
          </table:table-cell>
          <table:table-cell office:value-type="float" office:value="16" table:style-name="ce4">
            <text:p>16</text:p>
          </table:table-cell>
          <table:table-cell office:value-type="float" office:value="2300" table:style-name="ce4">
            <text:p>2300</text:p>
          </table:table-cell>
          <table:table-cell office:value-type="string" table:style-name="ce3">
            <text:p>arm</text:p>
          </table:table-cell>
          <table:table-cell office:value-type="float" office:value="52331.758068071176" table:formula="of:=GEOMEAN([.B8:.J8])" table:style-name="ce35">
            <text:p>52 331,76</text:p>
          </table:table-cell>
          <table:table-cell office:value-type="float" office:value="1.2508651682461389" table:formula="of:=[.O8]/[.$O$3]" table:style-name="ce47">
            <text:p>1,2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Baikal T1 BFK</text:p>
          </table:table-cell>
          <table:table-cell table:number-columns-repeated="8" table:style-name="ce46"/>
          <table:table-cell office:value-type="float" office:value="0" table:style-name="ce46">
            <text:p>0,00</text:p>
          </table:table-cell>
          <table:table-cell office:value-type="string" table:style-name="ce4">
            <text:p>Baikal-T1 (MIPS P5600 V3.0)</text:p>
          </table:table-cell>
          <table:table-cell office:value-type="float" office:value="2" table:style-name="ce4">
            <text:p>2</text:p>
          </table:table-cell>
          <table:table-cell office:value-type="float" office:value="1200" table:style-name="ce4">
            <text:p>1200</text:p>
          </table:table-cell>
          <table:table-cell office:value-type="string" table:style-name="ce3">
            <text:p>mips</text:p>
          </table:table-cell>
          <table:table-cell office:value-type="float" office:value="0" table:formula="of:=GEOMEAN([.B9:.J9])" table:style-name="ce35">
            <text:p>#NUM!</text:p>
          </table:table-cell>
          <table:table-cell office:value-type="float" office:value="0" table:formula="of:=[.O9]/[.$O$3]" table:style-name="ce47">
            <text:p>#NUM!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Core 2 Duo T9400</text:p>
          </table:table-cell>
          <table:table-cell office:value-type="float" office:value="6614" table:style-name="ce46">
            <text:p>6 614,00</text:p>
          </table:table-cell>
          <table:table-cell office:value-type="float" office:value="6501" table:style-name="ce46">
            <text:p>6 501,00</text:p>
          </table:table-cell>
          <table:table-cell office:value-type="float" office:value="949" table:style-name="ce46">
            <text:p>949,00</text:p>
          </table:table-cell>
          <table:table-cell office:value-type="float" office:value="16025" table:style-name="ce46">
            <text:p>16 025,00</text:p>
          </table:table-cell>
          <table:table-cell office:value-type="float" office:value="16043" table:style-name="ce46">
            <text:p>16 043,00</text:p>
          </table:table-cell>
          <table:table-cell office:value-type="float" office:value="3813" table:style-name="ce46">
            <text:p>3 813,00</text:p>
          </table:table-cell>
          <table:table-cell office:value-type="float" office:value="24236" table:style-name="ce46">
            <text:p>24 236,00</text:p>
          </table:table-cell>
          <table:table-cell office:value-type="float" office:value="24129" table:style-name="ce46">
            <text:p>24 129,00</text:p>
          </table:table-cell>
          <table:table-cell office:value-type="float" office:value="13724" table:style-name="ce46">
            <text:p>13 724,00</text:p>
          </table:table-cell>
          <table:table-cell office:value-type="string" table:style-name="ce4">
            <text:p>Intel(R) Core(TM) 2 Duo CPU <text:s text:c="4"/>T9400 <text:s/>@ 2.53GHz</text:p>
          </table:table-cell>
          <table:table-cell office:value-type="float" office:value="2" table:style-name="ce4">
            <text:p>2</text:p>
          </table:table-cell>
          <table:table-cell office:value-type="float" office:value="2530" table:style-name="ce4">
            <text:p>2530</text:p>
          </table:table-cell>
          <table:table-cell office:value-type="string" table:style-name="ce3">
            <text:p>amd64</text:p>
          </table:table-cell>
          <table:table-cell office:value-type="float" office:value="8813.9651762991798" table:formula="of:=GEOMEAN([.B10:.J10])" table:style-name="ce35">
            <text:p>8 813,97</text:p>
          </table:table-cell>
          <table:table-cell office:value-type="float" office:value="0.21067669881883336" table:formula="of:=[.O10]/[.$O$3]" table:style-name="ce47">
            <text:p>0,21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Core i3-m330</text:p>
          </table:table-cell>
          <table:table-cell office:value-type="float" office:value="7256" table:style-name="ce48">
            <text:p>7 256,00</text:p>
          </table:table-cell>
          <table:table-cell office:value-type="float" office:value="3089" table:style-name="ce46">
            <text:p>3 089,00</text:p>
          </table:table-cell>
          <table:table-cell office:value-type="float" office:value="2177" table:style-name="ce46">
            <text:p>2 177,00</text:p>
          </table:table-cell>
          <table:table-cell office:value-type="float" office:value="22321" table:style-name="ce46">
            <text:p>22 321,00</text:p>
          </table:table-cell>
          <table:table-cell office:value-type="float" office:value="12217" table:style-name="ce46">
            <text:p>12 217,00</text:p>
          </table:table-cell>
          <table:table-cell office:value-type="float" office:value="8613" table:style-name="ce46">
            <text:p>8 613,00</text:p>
          </table:table-cell>
          <table:table-cell office:value-type="float" office:value="25115" table:style-name="ce46">
            <text:p>25 115,00</text:p>
          </table:table-cell>
          <table:table-cell office:value-type="float" office:value="23494" table:style-name="ce46">
            <text:p>23 494,00</text:p>
          </table:table-cell>
          <table:table-cell office:value-type="float" office:value="17535" table:style-name="ce46">
            <text:p>17 535,00</text:p>
          </table:table-cell>
          <table:table-cell office:value-type="string" table:style-name="ce4">
            <text:p>Intel(R) Core(TM) i3 CPU <text:s text:c="6"/>M 330 <text:s/>@ 2.13GHz</text:p>
          </table:table-cell>
          <table:table-cell office:value-type="float" office:value="4" table:style-name="ce4">
            <text:p>4</text:p>
          </table:table-cell>
          <table:table-cell office:value-type="float" office:value="2133" table:style-name="ce4">
            <text:p>2133</text:p>
          </table:table-cell>
          <table:table-cell office:value-type="string" table:style-name="ce3">
            <text:p>amd64</text:p>
          </table:table-cell>
          <table:table-cell office:value-type="float" office:value="10191.13292795035" table:formula="of:=GEOMEAN([.B11:.J11])" table:style-name="ce35">
            <text:p>10 191,13</text:p>
          </table:table-cell>
          <table:table-cell office:value-type="float" office:value="0.24359459103127418" table:formula="of:=[.O11]/[.$O$3]" table:style-name="ce47">
            <text:p>0,2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Core i7-2600</text:p>
          </table:table-cell>
          <table:table-cell office:value-type="float" office:value="43309" table:style-name="ce46">
            <text:p>43 309,00</text:p>
          </table:table-cell>
          <table:table-cell office:value-type="float" office:value="35180" table:style-name="ce46">
            <text:p>35 180,00</text:p>
          </table:table-cell>
          <table:table-cell office:value-type="float" office:value="4454" table:style-name="ce46">
            <text:p>4 454,00</text:p>
          </table:table-cell>
          <table:table-cell office:value-type="float" office:value="83624" table:style-name="ce46">
            <text:p>83 624,00</text:p>
          </table:table-cell>
          <table:table-cell office:value-type="float" office:value="84536" table:style-name="ce46">
            <text:p>84 536,00</text:p>
          </table:table-cell>
          <table:table-cell office:value-type="float" office:value="17643" table:style-name="ce46">
            <text:p>17 643,00</text:p>
          </table:table-cell>
          <table:table-cell office:value-type="float" office:value="81936" table:style-name="ce46">
            <text:p>81 936,00</text:p>
          </table:table-cell>
          <table:table-cell office:value-type="float" office:value="82606" table:style-name="ce46">
            <text:p>82 606,00</text:p>
          </table:table-cell>
          <table:table-cell office:value-type="float" office:value="68539" table:style-name="ce48">
            <text:p>68 539,00</text:p>
          </table:table-cell>
          <table:table-cell office:value-type="string" table:style-name="ce4">
            <text:p>Intel(R) Core(TM) i7-2600 CPU @ 3.40GHz</text:p>
          </table:table-cell>
          <table:table-cell office:value-type="float" office:value="8" table:style-name="ce4">
            <text:p>8</text:p>
          </table:table-cell>
          <table:table-cell office:value-type="float" office:value="3400" table:style-name="ce4">
            <text:p>3400</text:p>
          </table:table-cell>
          <table:table-cell office:value-type="string" table:style-name="ce3">
            <text:p>amd64</text:p>
          </table:table-cell>
          <table:table-cell office:value-type="float" office:value="41836.4495041544" table:formula="of:=GEOMEAN([.B12:.J12])" table:style-name="ce35">
            <text:p>41 836,45</text:p>
          </table:table-cell>
          <table:table-cell office:value-type="float" office:value="0.99999998814800017" table:formula="of:=[.O12]/[.$O$3]" table:style-name="ce47">
            <text:p>1,00</text:p>
          </table:table-cell>
          <table:table-cell table:number-columns-repeated="16368"/>
        </table:table-row>
        <table:table-row table:style-name="ro7">
          <table:table-cell office:value-type="string" table:style-name="ce49">
            <text:p>Core i7-4700MQ</text:p>
          </table:table-cell>
          <table:table-cell office:value-type="float" office:value="44608" table:style-name="ce46">
            <text:p>44 608,00</text:p>
          </table:table-cell>
          <table:table-cell office:value-type="float" office:value="39682" table:style-name="ce46">
            <text:p>39 682,00</text:p>
          </table:table-cell>
          <table:table-cell office:value-type="float" office:value="4836" table:style-name="ce46">
            <text:p>4 836,00</text:p>
          </table:table-cell>
          <table:table-cell office:value-type="float" office:value="81235" table:style-name="ce46">
            <text:p>81 235,00</text:p>
          </table:table-cell>
          <table:table-cell office:value-type="float" office:value="80026" table:style-name="ce46">
            <text:p>80 026,00</text:p>
          </table:table-cell>
          <table:table-cell office:value-type="float" office:value="19272" table:style-name="ce46">
            <text:p>19 272,00</text:p>
          </table:table-cell>
          <table:table-cell office:value-type="float" office:value="77071" table:style-name="ce46">
            <text:p>77 071,00</text:p>
          </table:table-cell>
          <table:table-cell office:value-type="float" office:value="77474" table:style-name="ce46">
            <text:p>77 474,00</text:p>
          </table:table-cell>
          <table:table-cell office:value-type="float" office:value="72623" table:style-name="ce48">
            <text:p>72 623,00</text:p>
          </table:table-cell>
          <table:table-cell office:value-type="string" table:style-name="ce2">
            <text:p>Intel(R) Core(TM) i7-4700MQ CPU @ 2.40GHz</text:p>
          </table:table-cell>
          <table:table-cell office:value-type="float" office:value="8" table:style-name="ce2">
            <text:p>8</text:p>
          </table:table-cell>
          <table:table-cell office:value-type="float" office:value="2400" table:style-name="ce2">
            <text:p>2400</text:p>
          </table:table-cell>
          <table:table-cell office:value-type="string" table:style-name="ce3">
            <text:p>amd64</text:p>
          </table:table-cell>
          <table:table-cell office:value-type="float" office:value="42630.838106585587" table:formula="of:=GEOMEAN([.B13:.J13])" table:style-name="ce35">
            <text:p>42 630,84</text:p>
          </table:table-cell>
          <table:table-cell office:value-type="float" office:value="1.0189879424899959" table:formula="of:=[.O13]/[.$O$3]" table:style-name="ce47">
            <text:p>1,02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16C-APPROX</text:p>
          </table:table-cell>
          <table:table-cell office:value-type="float" office:value="209104.51612903201" table:style-name="ce46">
            <text:p>209 104,52</text:p>
          </table:table-cell>
          <table:table-cell office:value-type="float" office:value="234379.35483870999" table:style-name="ce46">
            <text:p>234 379,35</text:p>
          </table:table-cell>
          <table:table-cell office:value-type="float" office:value="22967.7419354839" table:style-name="ce46">
            <text:p>22 967,74</text:p>
          </table:table-cell>
          <table:table-cell office:value-type="float" office:value="630054.19354838703" table:style-name="ce46">
            <text:p>630 054,19</text:p>
          </table:table-cell>
          <table:table-cell office:value-type="float" office:value="559223.22580645198" table:style-name="ce46">
            <text:p>559 223,23</text:p>
          </table:table-cell>
          <table:table-cell office:value-type="float" office:value="93829.677419354804" table:style-name="ce46">
            <text:p>93 829,68</text:p>
          </table:table-cell>
          <table:table-cell office:value-type="float" office:value="852090.32258064498" table:style-name="ce46">
            <text:p>852 090,32</text:p>
          </table:table-cell>
          <table:table-cell office:value-type="float" office:value="868307.09677419404" table:style-name="ce46">
            <text:p>868 307,10</text:p>
          </table:table-cell>
          <table:table-cell office:value-type="float" office:value="363378.06451612897" table:style-name="ce46">
            <text:p>363 378,06</text:p>
          </table:table-cell>
          <table:table-cell office:value-type="string" table:style-name="ce4">
            <text:p>Elbrus 16</text:p>
          </table:table-cell>
          <table:table-cell office:value-type="float" office:value="16" table:style-name="ce4">
            <text:p>16</text:p>
          </table:table-cell>
          <table:table-cell office:value-type="float" office:value="2000" table:style-name="ce4">
            <text:p>2000</text:p>
          </table:table-cell>
          <table:table-cell office:value-type="string" table:style-name="ce3">
            <text:p>e2k</text:p>
          </table:table-cell>
          <table:table-cell office:value-type="float" office:value="278271.7510540259" table:formula="of:=GEOMEAN([.B14:.J14])" table:style-name="ce35">
            <text:p>278 271,75</text:p>
          </table:table-cell>
          <table:table-cell office:value-type="float" office:value="6.6514188238731036" table:formula="of:=[.O14]/[.$O$3]" table:style-name="ce47">
            <text:p>6,6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2S-EL2S4</text:p>
          </table:table-cell>
          <table:table-cell office:value-type="float" office:value="55325" table:style-name="ce46">
            <text:p>55 325,00</text:p>
          </table:table-cell>
          <table:table-cell office:value-type="float" office:value="81983" table:style-name="ce46">
            <text:p>81 983,00</text:p>
          </table:table-cell>
          <table:table-cell office:value-type="float" office:value="3706" table:style-name="ce46">
            <text:p>3 706,00</text:p>
          </table:table-cell>
          <table:table-cell office:value-type="float" office:value="100732" table:style-name="ce46">
            <text:p>100 732,00</text:p>
          </table:table-cell>
          <table:table-cell office:value-type="float" office:value="121570" table:style-name="ce46">
            <text:p>121 570,00</text:p>
          </table:table-cell>
          <table:table-cell office:value-type="float" office:value="16075" table:style-name="ce46">
            <text:p>16 075,00</text:p>
          </table:table-cell>
          <table:table-cell office:value-type="float" office:value="116234" table:style-name="ce46">
            <text:p>116 234,00</text:p>
          </table:table-cell>
          <table:table-cell office:value-type="float" office:value="133304" table:style-name="ce46">
            <text:p>133 304,00</text:p>
          </table:table-cell>
          <table:table-cell office:value-type="float" office:value="58729" table:style-name="ce46">
            <text:p>58 729,00</text:p>
          </table:table-cell>
          <table:table-cell office:value-type="string" table:style-name="ce3">
            <text:p>Elbrus 4C [EL2S4<text:span text:style-name="T3">] (4 CPU)</text:span></text:p>
          </table:table-cell>
          <table:table-cell office:value-type="float" office:value="16" table:style-name="ce4">
            <text:p>16</text:p>
          </table:table-cell>
          <table:table-cell office:value-type="float" office:value="750" table:style-name="ce4">
            <text:p>750</text:p>
          </table:table-cell>
          <table:table-cell office:value-type="string" table:style-name="ce3">
            <text:p>e2k</text:p>
          </table:table-cell>
          <table:table-cell office:value-type="float" office:value="52463.62250669377" table:formula="of:=GEOMEAN([.B15:.J15])" table:style-name="ce35">
            <text:p>52 463,62</text:p>
          </table:table-cell>
          <table:table-cell office:value-type="float" office:value="1.2540170713981176" table:formula="of:=[.O15]/[.$O$3]" table:style-name="ce47">
            <text:p>1,25</text:p>
          </table:table-cell>
          <table:table-cell table:number-columns-repeated="16368"/>
        </table:table-row>
        <table:table-row table:style-name="ro1">
          <table:table-cell office:value-type="string" table:style-name="ce50">
            <text:p>E2S-PC401</text:p>
          </table:table-cell>
          <table:table-cell office:value-type="float" office:value="16319" table:style-name="ce46">
            <text:p>16 319,00</text:p>
          </table:table-cell>
          <table:table-cell office:value-type="float" office:value="17495" table:style-name="ce46">
            <text:p>17 495,00</text:p>
          </table:table-cell>
          <table:table-cell office:value-type="float" office:value="2998" table:style-name="ce46">
            <text:p>2 998,00</text:p>
          </table:table-cell>
          <table:table-cell office:value-type="float" office:value="22592" table:style-name="ce46">
            <text:p>22 592,00</text:p>
          </table:table-cell>
          <table:table-cell office:value-type="float" office:value="17738" table:style-name="ce46">
            <text:p>17 738,00</text:p>
          </table:table-cell>
          <table:table-cell office:value-type="float" office:value="12125" table:style-name="ce46">
            <text:p>12 125,00</text:p>
          </table:table-cell>
          <table:table-cell office:value-type="float" office:value="35782" table:style-name="ce46">
            <text:p>35 782,00</text:p>
          </table:table-cell>
          <table:table-cell office:value-type="float" office:value="35757" table:style-name="ce46">
            <text:p>35 757,00</text:p>
          </table:table-cell>
          <table:table-cell office:value-type="float" office:value="24169" table:style-name="ce46">
            <text:p>24 169,00</text:p>
          </table:table-cell>
          <table:table-cell office:value-type="string" table:style-name="ce4">
            <text:p>Elbrus 4C [E2S] (pc401)</text:p>
          </table:table-cell>
          <table:table-cell office:value-type="float" office:value="4" table:style-name="ce4">
            <text:p>4</text:p>
          </table:table-cell>
          <table:table-cell office:value-type="float" office:value="800" table:style-name="ce4">
            <text:p>800</text:p>
          </table:table-cell>
          <table:table-cell office:value-type="string" table:style-name="ce3">
            <text:p>e2k</text:p>
          </table:table-cell>
          <table:table-cell office:value-type="float" office:value="17153.89427968167" table:formula="of:=GEOMEAN([.B16:.J16])" table:style-name="ce35">
            <text:p>17 153,89</text:p>
          </table:table-cell>
          <table:table-cell office:value-type="float" office:value="0.41002270220541348" table:formula="of:=[.O16]/[.$O$3]" table:style-name="ce47">
            <text:p>0,41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8C2</text:p>
          </table:table-cell>
          <table:table-cell office:value-type="float" office:value="78414.193548387106" table:style-name="ce46">
            <text:p>78 414,19</text:p>
          </table:table-cell>
          <table:table-cell office:value-type="float" office:value="87892.258064516107" table:style-name="ce46">
            <text:p>87 892,26</text:p>
          </table:table-cell>
          <table:table-cell office:value-type="float" office:value="8612.9032258064508" table:style-name="ce46">
            <text:p>8 612,90</text:p>
          </table:table-cell>
          <table:table-cell office:value-type="float" office:value="236270.32258064501" table:style-name="ce46">
            <text:p>236 270,32</text:p>
          </table:table-cell>
          <table:table-cell office:value-type="float" office:value="209708.70967741901" table:style-name="ce46">
            <text:p>209 708,71</text:p>
          </table:table-cell>
          <table:table-cell office:value-type="float" office:value="35186.129032258097" table:style-name="ce46">
            <text:p>35 186,13</text:p>
          </table:table-cell>
          <table:table-cell office:value-type="float" office:value="319533.870967742" table:style-name="ce46">
            <text:p>319 533,87</text:p>
          </table:table-cell>
          <table:table-cell office:value-type="float" office:value="325615.16129032301" table:style-name="ce46">
            <text:p>325 615,16</text:p>
          </table:table-cell>
          <table:table-cell office:value-type="float" office:value="136266.77419354799" table:style-name="ce46">
            <text:p>136 266,77</text:p>
          </table:table-cell>
          <table:table-cell office:value-type="string" table:style-name="ce4">
            <text:p>Elbrus 8C2 (E8C2)</text:p>
          </table:table-cell>
          <table:table-cell office:value-type="float" office:value="8" table:style-name="ce4">
            <text:p>8</text:p>
          </table:table-cell>
          <table:table-cell office:value-type="float" office:value="1500" table:style-name="ce4">
            <text:p>1500</text:p>
          </table:table-cell>
          <table:table-cell office:value-type="string" table:style-name="ce3">
            <text:p>e2k</text:p>
          </table:table-cell>
          <table:table-cell office:value-type="float" office:value="104351.90664525965" table:formula="of:=GEOMEAN([.B17:.J17])" table:style-name="ce35">
            <text:p>104 351,91</text:p>
          </table:table-cell>
          <table:table-cell office:value-type="float" office:value="2.4942820589524124" table:formula="of:=[.O17]/[.$O$3]" table:style-name="ce47">
            <text:p>2,49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8C2-1200</text:p>
          </table:table-cell>
          <table:table-cell office:value-type="float" office:value="53065" table:style-name="ce48">
            <text:p>53 065,00</text:p>
          </table:table-cell>
          <table:table-cell office:value-type="float" office:value="72849" table:style-name="ce48">
            <text:p>72 849,00</text:p>
          </table:table-cell>
          <table:table-cell office:value-type="float" office:value="9159" table:style-name="ce48">
            <text:p>9 159,00</text:p>
          </table:table-cell>
          <table:table-cell office:value-type="float" office:value="141270" table:style-name="ce48">
            <text:p>141 270,00</text:p>
          </table:table-cell>
          <table:table-cell office:value-type="float" office:value="197423" table:style-name="ce48">
            <text:p>197 423,00</text:p>
          </table:table-cell>
          <table:table-cell office:value-type="float" office:value="36293" table:style-name="ce48">
            <text:p>36 293,00</text:p>
          </table:table-cell>
          <table:table-cell office:value-type="float" office:value="272517" table:style-name="ce48">
            <text:p>272 517,00</text:p>
          </table:table-cell>
          <table:table-cell office:value-type="float" office:value="302580" table:style-name="ce48">
            <text:p>302 580,00</text:p>
          </table:table-cell>
          <table:table-cell office:value-type="float" office:value="136836" table:style-name="ce48">
            <text:p>136 836,00</text:p>
          </table:table-cell>
          <table:table-cell office:value-type="string" table:style-name="ce4">
            <text:p>Elbrus 8C2 (Broken 8MB Cache 1.2 GHz)</text:p>
          </table:table-cell>
          <table:table-cell office:value-type="float" office:value="8" table:style-name="ce4">
            <text:p>8</text:p>
          </table:table-cell>
          <table:table-cell office:value-type="float" office:value="1200" table:style-name="ce4">
            <text:p>1200</text:p>
          </table:table-cell>
          <table:table-cell office:value-type="string" table:style-name="ce3">
            <text:p>e2k</text:p>
          </table:table-cell>
          <table:table-cell office:value-type="float" office:value="90429.347428014327" table:formula="of:=GEOMEAN([.B18:.J18])" table:style-name="ce35">
            <text:p>90 429,35</text:p>
          </table:table-cell>
          <table:table-cell office:value-type="float" office:value="2.1614966716347666" table:formula="of:=[.O18]/[.$O$3]" table:style-name="ce47">
            <text:p>2,16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E8C2-1550</text:p>
          </table:table-cell>
          <table:table-cell office:value-type="float" office:value="81028" table:style-name="ce46">
            <text:p>81 028,00</text:p>
          </table:table-cell>
          <table:table-cell office:value-type="float" office:value="90822" table:style-name="ce46">
            <text:p>90 822,00</text:p>
          </table:table-cell>
          <table:table-cell office:value-type="float" office:value="8900" table:style-name="ce46">
            <text:p>8 900,00</text:p>
          </table:table-cell>
          <table:table-cell office:value-type="float" office:value="244146" table:style-name="ce46">
            <text:p>244 146,00</text:p>
          </table:table-cell>
          <table:table-cell office:value-type="float" office:value="216699" table:style-name="ce46">
            <text:p>216 699,00</text:p>
          </table:table-cell>
          <table:table-cell office:value-type="float" office:value="36359" table:style-name="ce46">
            <text:p>36 359,00</text:p>
          </table:table-cell>
          <table:table-cell office:value-type="float" office:value="330185" table:style-name="ce46">
            <text:p>330 185,00</text:p>
          </table:table-cell>
          <table:table-cell office:value-type="float" office:value="336469" table:style-name="ce46">
            <text:p>336 469,00</text:p>
          </table:table-cell>
          <table:table-cell office:value-type="float" office:value="140809" table:style-name="ce46">
            <text:p>140 809,00</text:p>
          </table:table-cell>
          <table:table-cell office:value-type="string" table:style-name="ce4">
            <text:p>Elbrus 8C2 (E8C2 1550 MHz)</text:p>
          </table:table-cell>
          <table:table-cell office:value-type="float" office:value="8" table:style-name="ce4">
            <text:p>8</text:p>
          </table:table-cell>
          <table:table-cell office:value-type="float" office:value="1550" table:style-name="ce4">
            <text:p>1550</text:p>
          </table:table-cell>
          <table:table-cell office:value-type="string" table:style-name="ce3">
            <text:p>e2k</text:p>
          </table:table-cell>
          <table:table-cell office:value-type="float" office:value="107830.303533435" table:formula="of:=GEOMEAN([.B19:.J19])" table:style-name="ce35">
            <text:p>107 830,30</text:p>
          </table:table-cell>
          <table:table-cell office:value-type="float" office:value="2.577424794250827" table:formula="of:=[.O19]/[.$O$3]" table:style-name="ce47">
            <text:p>2,5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E8C-E8C4</text:p>
          </table:table-cell>
          <table:table-cell office:value-type="float" office:value="134841" table:style-name="ce48">
            <text:p>134 841,00</text:p>
          </table:table-cell>
          <table:table-cell office:value-type="float" office:value="121759" table:style-name="ce48">
            <text:p>121 759,00</text:p>
          </table:table-cell>
          <table:table-cell office:value-type="float" office:value="116454" table:style-name="ce48">
            <text:p>116 454,00</text:p>
          </table:table-cell>
          <table:table-cell office:value-type="float" office:value="193019" table:style-name="ce48">
            <text:p>193 019,00</text:p>
          </table:table-cell>
          <table:table-cell office:value-type="float" office:value="279431" table:style-name="ce48">
            <text:p>279 431,00</text:p>
          </table:table-cell>
          <table:table-cell office:value-type="float" office:value="279598" table:style-name="ce48">
            <text:p>279 598,00</text:p>
          </table:table-cell>
          <table:table-cell office:value-type="float" office:value="402357" table:style-name="ce48">
            <text:p>402 357,00</text:p>
          </table:table-cell>
          <table:table-cell office:value-type="float" office:value="461200" table:style-name="ce48">
            <text:p>461 200,00</text:p>
          </table:table-cell>
          <table:table-cell office:value-type="float" office:value="378806" table:style-name="ce48">
            <text:p>378 806,00</text:p>
          </table:table-cell>
          <table:table-cell office:value-type="string" table:style-name="ce4">
            <text:p>Elbrus 8C (4 CPU)</text:p>
          </table:table-cell>
          <table:table-cell office:value-type="float" office:value="32" table:style-name="ce4">
            <text:p>32</text:p>
          </table:table-cell>
          <table:table-cell office:value-type="float" office:value="1300" table:style-name="ce4">
            <text:p>1300</text:p>
          </table:table-cell>
          <table:table-cell office:value-type="string" table:style-name="ce3">
            <text:p>e2k</text:p>
          </table:table-cell>
          <table:table-cell office:value-type="float" office:value="233035.80381721677" table:formula="of:=GEOMEAN([.B20:.J20])" table:style-name="ce35">
            <text:p>233 035,80</text:p>
          </table:table-cell>
          <table:table-cell office:value-type="float" office:value="5.5701619955138826" table:formula="of:=[.O20]/[.$O$3]" table:style-name="ce47">
            <text:p>5,57</text:p>
          </table:table-cell>
          <table:table-cell table:number-columns-repeated="16368"/>
        </table:table-row>
        <table:table-row table:style-name="ro1">
          <table:table-cell office:value-type="string" table:style-name="ce51">
            <text:p>E8C-SWTX</text:p>
          </table:table-cell>
          <table:table-cell office:value-type="float" office:value="46965" table:style-name="ce46">
            <text:p>46 965,00</text:p>
          </table:table-cell>
          <table:table-cell office:value-type="float" office:value="65423" table:style-name="ce46">
            <text:p>65 423,00</text:p>
          </table:table-cell>
          <table:table-cell office:value-type="float" office:value="4505" table:style-name="ce46">
            <text:p>4 505,00</text:p>
          </table:table-cell>
          <table:table-cell office:value-type="float" office:value="98423" table:style-name="ce46">
            <text:p>98 423,00</text:p>
          </table:table-cell>
          <table:table-cell office:value-type="float" office:value="93145" table:style-name="ce46">
            <text:p>93 145,00</text:p>
          </table:table-cell>
          <table:table-cell office:value-type="float" office:value="17994" table:style-name="ce46">
            <text:p>17 994,00</text:p>
          </table:table-cell>
          <table:table-cell office:value-type="float" office:value="146865" table:style-name="ce46">
            <text:p>146 865,00</text:p>
          </table:table-cell>
          <table:table-cell office:value-type="float" office:value="160334" table:style-name="ce46">
            <text:p>160 334,00</text:p>
          </table:table-cell>
          <table:table-cell office:value-type="float" office:value="68001" table:style-name="ce46">
            <text:p>68 001,00</text:p>
          </table:table-cell>
          <table:table-cell office:value-type="string" table:style-name="ce4">
            <text:p>Elbrus 8C (E8C-SWTX)</text:p>
          </table:table-cell>
          <table:table-cell office:value-type="float" office:value="8" table:style-name="ce4">
            <text:p>8</text:p>
          </table:table-cell>
          <table:table-cell office:value-type="float" office:value="1300" table:style-name="ce4">
            <text:p>1300</text:p>
          </table:table-cell>
          <table:table-cell office:value-type="string" table:style-name="ce3">
            <text:p>e2k</text:p>
          </table:table-cell>
          <table:table-cell office:value-type="float" office:value="53607.674000263658" table:formula="of:=GEOMEAN([.B21:.J21])" table:style-name="ce35">
            <text:p>53 607,67</text:p>
          </table:table-cell>
          <table:table-cell office:value-type="float" office:value="1.2813628785488171" table:formula="of:=[.O21]/[.$O$3]" table:style-name="ce47">
            <text:p>1,2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MBE1C-PC</text:p>
          </table:table-cell>
          <table:table-cell office:value-type="float" office:value="7804" table:style-name="ce46">
            <text:p>7 804,00</text:p>
          </table:table-cell>
          <table:table-cell office:value-type="float" office:value="2103" table:style-name="ce46">
            <text:p>2 103,00</text:p>
          </table:table-cell>
          <table:table-cell office:value-type="float" office:value="2089" table:style-name="ce48">
            <text:p>2 089,00</text:p>
          </table:table-cell>
          <table:table-cell office:value-type="float" office:value="10453" table:style-name="ce46">
            <text:p>10 453,00</text:p>
          </table:table-cell>
          <table:table-cell office:value-type="float" office:value="7041" table:style-name="ce46">
            <text:p>7 041,00</text:p>
          </table:table-cell>
          <table:table-cell office:value-type="float" office:value="7003" table:style-name="ce46">
            <text:p>7 003,00</text:p>
          </table:table-cell>
          <table:table-cell office:value-type="float" office:value="15676" table:style-name="ce46">
            <text:p>15 676,00</text:p>
          </table:table-cell>
          <table:table-cell office:value-type="float" office:value="15626" table:style-name="ce46">
            <text:p>15 626,00</text:p>
          </table:table-cell>
          <table:table-cell office:value-type="float" office:value="15641" table:style-name="ce48">
            <text:p>15 641,00</text:p>
          </table:table-cell>
          <table:table-cell office:value-type="string" table:style-name="ce4">
            <text:p>Elbrus 1C+ (MBE1C-PC)</text:p>
          </table:table-cell>
          <table:table-cell office:value-type="float" office:value="1" table:style-name="ce4">
            <text:p>1</text:p>
          </table:table-cell>
          <table:table-cell office:value-type="float" office:value="985" table:style-name="ce4">
            <text:p>985</text:p>
          </table:table-cell>
          <table:table-cell office:value-type="string" table:style-name="ce3">
            <text:p>e2k</text:p>
          </table:table-cell>
          <table:table-cell office:value-type="float" office:value="7414.2442194226369" table:formula="of:=GEOMEAN([.B22:.J22])" table:style-name="ce35">
            <text:p>7 414,24</text:p>
          </table:table-cell>
          <table:table-cell office:value-type="float" office:value="0.17721972632531291" table:formula="of:=[.O22]/[.$O$3]" table:style-name="ce47">
            <text:p>0,1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Odroid N2</text:p>
          </table:table-cell>
          <table:table-cell office:value-type="float" office:value="9859" table:style-name="ce46">
            <text:p>9 859,00</text:p>
          </table:table-cell>
          <table:table-cell office:value-type="float" office:value="1360" table:style-name="ce46">
            <text:p>1 360,00</text:p>
          </table:table-cell>
          <table:table-cell office:value-type="float" office:value="1328" table:style-name="ce46">
            <text:p>1 328,00</text:p>
          </table:table-cell>
          <table:table-cell office:value-type="float" office:value="23657" table:style-name="ce46">
            <text:p>23 657,00</text:p>
          </table:table-cell>
          <table:table-cell office:value-type="float" office:value="5398" table:style-name="ce46">
            <text:p>5 398,00</text:p>
          </table:table-cell>
          <table:table-cell office:value-type="float" office:value="5318" table:style-name="ce46">
            <text:p>5 318,00</text:p>
          </table:table-cell>
          <table:table-cell office:value-type="float" office:value="21407" table:style-name="ce46">
            <text:p>21 407,00</text:p>
          </table:table-cell>
          <table:table-cell office:value-type="float" office:value="18311" table:style-name="ce46">
            <text:p>18 311,00</text:p>
          </table:table-cell>
          <table:table-cell office:value-type="float" office:value="18102" table:style-name="ce46">
            <text:p>18 102,00</text:p>
          </table:table-cell>
          <table:table-cell office:value-type="string" table:style-name="ce2">
            <text:p>Amlogic S922X</text:p>
          </table:table-cell>
          <table:table-cell office:value-type="float" office:value="6" table:style-name="ce4">
            <text:p>6</text:p>
          </table:table-cell>
          <table:table-cell office:value-type="float" office:value="1800" table:style-name="ce4">
            <text:p>1800</text:p>
          </table:table-cell>
          <table:table-cell office:value-type="string" table:style-name="ce3">
            <text:p>arm</text:p>
          </table:table-cell>
          <table:table-cell office:value-type="float" office:value="7612.0314495052116" table:formula="of:=GEOMEAN([.B23:.J23])" table:style-name="ce35">
            <text:p>7 612,03</text:p>
          </table:table-cell>
          <table:table-cell office:value-type="float" office:value="0.18194735570310608" table:formula="of:=[.O23]/[.$O$3]" table:style-name="ce47">
            <text:p>0,18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Odroid X2</text:p>
          </table:table-cell>
          <table:table-cell office:value-type="float" office:value="893" table:style-name="ce46">
            <text:p>893,00</text:p>
          </table:table-cell>
          <table:table-cell office:value-type="float" office:value="598" table:style-name="ce46">
            <text:p>598,00</text:p>
          </table:table-cell>
          <table:table-cell office:value-type="float" office:value="620" table:style-name="ce46">
            <text:p>620,00</text:p>
          </table:table-cell>
          <table:table-cell office:value-type="float" office:value="2077" table:style-name="ce46">
            <text:p>2 077,00</text:p>
          </table:table-cell>
          <table:table-cell office:value-type="float" office:value="1987" table:style-name="ce46">
            <text:p>1 987,00</text:p>
          </table:table-cell>
          <table:table-cell office:value-type="float" office:value="2015" table:style-name="ce46">
            <text:p>2 015,00</text:p>
          </table:table-cell>
          <table:table-cell office:value-type="float" office:value="3276" table:style-name="ce46">
            <text:p>3 276,00</text:p>
          </table:table-cell>
          <table:table-cell office:value-type="float" office:value="3230" table:style-name="ce46">
            <text:p>3 230,00</text:p>
          </table:table-cell>
          <table:table-cell office:value-type="float" office:value="3224" table:style-name="ce46">
            <text:p>3 224,00</text:p>
          </table:table-cell>
          <table:table-cell office:value-type="string" table:style-name="ce3">
            <text:p>Samsung Exynos 4412<text:span text:style-name="T3"><text:s/>(armv7l)</text:span></text:p>
          </table:table-cell>
          <table:table-cell office:value-type="float" office:value="4" table:style-name="ce4">
            <text:p>4</text:p>
          </table:table-cell>
          <table:table-cell office:value-type="float" office:value="1700" table:style-name="ce4">
            <text:p>1700</text:p>
          </table:table-cell>
          <table:table-cell office:value-type="string" table:style-name="ce3">
            <text:p>arm</text:p>
          </table:table-cell>
          <table:table-cell office:value-type="float" office:value="1656.5306129240403" table:formula="of:=GEOMEAN([.B24:.J24])" table:style-name="ce35">
            <text:p>1 656,53</text:p>
          </table:table-cell>
          <table:table-cell office:value-type="float" office:value="3.9595391409262506E-2" table:formula="of:=[.O24]/[.$O$3]" table:style-name="ce47">
            <text:p>0,04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Orange Pi PC2</text:p>
          </table:table-cell>
          <table:table-cell office:value-type="float" office:value="2737" table:style-name="ce46">
            <text:p>2 737,00</text:p>
          </table:table-cell>
          <table:table-cell office:value-type="float" office:value="482" table:style-name="ce46">
            <text:p>482,00</text:p>
          </table:table-cell>
          <table:table-cell office:value-type="float" office:value="475" table:style-name="ce46">
            <text:p>475,00</text:p>
          </table:table-cell>
          <table:table-cell office:value-type="float" office:value="6597" table:style-name="ce46">
            <text:p>6 597,00</text:p>
          </table:table-cell>
          <table:table-cell office:value-type="float" office:value="1909" table:style-name="ce46">
            <text:p>1 909,00</text:p>
          </table:table-cell>
          <table:table-cell office:value-type="float" office:value="1896" table:style-name="ce46">
            <text:p>1 896,00</text:p>
          </table:table-cell>
          <table:table-cell office:value-type="float" office:value="6033" table:style-name="ce46">
            <text:p>6 033,00</text:p>
          </table:table-cell>
          <table:table-cell office:value-type="float" office:value="5797" table:style-name="ce46">
            <text:p>5 797,00</text:p>
          </table:table-cell>
          <table:table-cell office:value-type="float" office:value="5826" table:style-name="ce46">
            <text:p>5 826,00</text:p>
          </table:table-cell>
          <table:table-cell office:value-type="string" table:style-name="ce4">
            <text:p>Allwinner H5 (aarch64)</text:p>
          </table:table-cell>
          <table:table-cell office:value-type="float" office:value="4" table:style-name="ce4">
            <text:p>4</text:p>
          </table:table-cell>
          <table:table-cell office:value-type="float" office:value="1152" table:style-name="ce4">
            <text:p>1152</text:p>
          </table:table-cell>
          <table:table-cell office:value-type="string" table:style-name="ce3">
            <text:p>arm</text:p>
          </table:table-cell>
          <table:table-cell office:value-type="float" office:value="2438.5052763340391" table:formula="of:=GEOMEAN([.B25:.J25])" table:style-name="ce35">
            <text:p>2 438,51</text:p>
          </table:table-cell>
          <table:table-cell office:value-type="float" office:value="5.8286620311571349E-2" table:formula="of:=[.O25]/[.$O$3]" table:style-name="ce47">
            <text:p>0,06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Orange Pi Win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string" table:style-name="ce4">
            <text:p>Allwinner A64 (aarch64)</text:p>
          </table:table-cell>
          <table:table-cell office:value-type="float" office:value="4" table:style-name="ce4">
            <text:p>4</text:p>
          </table:table-cell>
          <table:table-cell office:value-type="float" office:value="1344" table:style-name="ce4">
            <text:p>1344</text:p>
          </table:table-cell>
          <table:table-cell office:value-type="string" table:style-name="ce3">
            <text:p>arm</text:p>
          </table:table-cell>
          <table:table-cell office:value-type="float" office:value="0" table:formula="of:=GEOMEAN([.B26:.J26])" table:style-name="ce35">
            <text:p>#NUM!</text:p>
          </table:table-cell>
          <table:table-cell office:value-type="float" office:value="0" table:formula="of:=[.O26]/[.$O$3]" table:style-name="ce47">
            <text:p>#NUM!</text:p>
          </table:table-cell>
          <table:table-cell table:number-columns-repeated="16368"/>
        </table:table-row>
        <table:table-row table:style-name="ro1">
          <table:table-cell office:value-type="string" table:style-name="ce49">
            <text:p>Pentium 4</text:p>
          </table:table-cell>
          <table:table-cell office:value-type="float" office:value="355.81" table:style-name="ce46">
            <text:p>355,81</text:p>
          </table:table-cell>
          <table:table-cell office:value-type="float" office:value="360.64" table:style-name="ce46">
            <text:p>360,64</text:p>
          </table:table-cell>
          <table:table-cell office:value-type="float" office:value="328.44" table:style-name="ce46">
            <text:p>328,44</text:p>
          </table:table-cell>
          <table:table-cell office:value-type="float" office:value="1344.35" table:style-name="ce46">
            <text:p>1 344,35</text:p>
          </table:table-cell>
          <table:table-cell office:value-type="float" office:value="1315.37" table:style-name="ce46">
            <text:p>1 315,37</text:p>
          </table:table-cell>
          <table:table-cell office:value-type="float" office:value="1230.04" table:style-name="ce46">
            <text:p>1 230,04</text:p>
          </table:table-cell>
          <table:table-cell office:value-type="float" office:value="1867.6" table:style-name="ce46">
            <text:p>1 867,60</text:p>
          </table:table-cell>
          <table:table-cell office:value-type="float" office:value="1872.43" table:style-name="ce46">
            <text:p>1 872,43</text:p>
          </table:table-cell>
          <table:table-cell office:value-type="float" office:value="1875.65" table:style-name="ce46">
            <text:p>1 875,65</text:p>
          </table:table-cell>
          <table:table-cell office:value-type="string" table:style-name="ce4">
            <text:p>Intel(R) Pentium(TM) 4 CPU</text:p>
          </table:table-cell>
          <table:table-cell office:value-type="float" office:value="1" table:style-name="ce4">
            <text:p>1</text:p>
          </table:table-cell>
          <table:table-cell office:value-type="float" office:value="3066" table:style-name="ce4">
            <text:p>3066</text:p>
          </table:table-cell>
          <table:table-cell office:value-type="string" table:style-name="ce4">
            <text:p>i386</text:p>
          </table:table-cell>
          <table:table-cell office:value-type="float" office:value="945.044145365963" table:formula="of:=GEOMEAN([.B27:.J27])" table:style-name="ce35">
            <text:p>945,04</text:p>
          </table:table-cell>
          <table:table-cell office:value-type="float" office:value="2.2589013775450906E-2" table:formula="of:=[.O27]/[.$O$3]" table:style-name="ce47">
            <text:p>0,02</text:p>
          </table:table-cell>
          <table:table-cell table:number-columns-repeated="16368"/>
        </table:table-row>
        <table:table-row table:style-name="ro1">
          <table:table-cell office:value-type="string" table:style-name="ce49">
            <text:p>Pentium III</text:p>
          </table:table-cell>
          <table:table-cell table:number-columns-repeated="8" table:style-name="ce46"/>
          <table:table-cell office:value-type="float" office:value="0" table:style-name="ce46">
            <text:p>0,00</text:p>
          </table:table-cell>
          <table:table-cell office:value-type="string" table:style-name="ce4">
            <text:p>Intel(R) Pentium(TM) III CPU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i386</text:p>
          </table:table-cell>
          <table:table-cell office:value-type="float" office:value="0" table:formula="of:=GEOMEAN([.B28:.J28])" table:style-name="ce35">
            <text:p>#NUM!</text:p>
          </table:table-cell>
          <table:table-cell office:value-type="float" office:value="0" table:formula="of:=[.O28]/[.$O$3]" table:style-name="ce47">
            <text:p>#NUM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Pentium M725</text:p>
          </table:table-cell>
          <table:table-cell office:value-type="float" office:value="309" table:style-name="ce46">
            <text:p>309,00</text:p>
          </table:table-cell>
          <table:table-cell office:value-type="float" office:value="304" table:style-name="ce46">
            <text:p>304,00</text:p>
          </table:table-cell>
          <table:table-cell office:value-type="float" office:value="243" table:style-name="ce46">
            <text:p>243,00</text:p>
          </table:table-cell>
          <table:table-cell office:value-type="float" office:value="309" table:style-name="ce46">
            <text:p>309,00</text:p>
          </table:table-cell>
          <table:table-cell office:value-type="float" office:value="304" table:style-name="ce46">
            <text:p>304,00</text:p>
          </table:table-cell>
          <table:table-cell office:value-type="float" office:value="243" table:style-name="ce46">
            <text:p>243,00</text:p>
          </table:table-cell>
          <table:table-cell office:value-type="float" office:value="408" table:style-name="ce46">
            <text:p>408,00</text:p>
          </table:table-cell>
          <table:table-cell office:value-type="float" office:value="409" table:style-name="ce46">
            <text:p>409,00</text:p>
          </table:table-cell>
          <table:table-cell office:value-type="float" office:value="406" table:style-name="ce46">
            <text:p>406,00</text:p>
          </table:table-cell>
          <table:table-cell office:value-type="string" table:style-name="ce2">
            <text:p>Pentium M725</text:p>
          </table:table-cell>
          <table:table-cell office:value-type="float" office:value="1" table:style-name="ce4">
            <text:p>1</text:p>
          </table:table-cell>
          <table:table-cell office:value-type="float" office:value="1600" table:style-name="ce4">
            <text:p>1600</text:p>
          </table:table-cell>
          <table:table-cell office:value-type="string" table:style-name="ce4">
            <text:p>i386</text:p>
          </table:table-cell>
          <table:table-cell office:value-type="float" office:value="320.1176170301872" table:formula="of:=GEOMEAN([.B29:.J29])" table:style-name="ce35">
            <text:p>320,12</text:p>
          </table:table-cell>
          <table:table-cell office:value-type="float" office:value="7.6516438902007036E-3" table:formula="of:=[.O29]/[.$O$3]" table:style-name="ce47">
            <text:p>0,01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Raspberry PI</text:p>
          </table:table-cell>
          <table:table-cell office:value-type="float" office:value="44" table:style-name="ce36">
            <text:p>44</text:p>
          </table:table-cell>
          <table:table-cell office:value-type="float" office:value="43" table:style-name="ce36">
            <text:p>43</text:p>
          </table:table-cell>
          <table:table-cell office:value-type="float" office:value="31" table:style-name="ce36">
            <text:p>31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79.5" table:style-name="ce1">
            <text:p>79,5</text:p>
          </table:table-cell>
          <table:table-cell office:value-type="float" office:value="192" table:style-name="ce36">
            <text:p>192</text:p>
          </table:table-cell>
          <table:table-cell office:value-type="float" office:value="176" table:style-name="ce52">
            <text:p>176</text:p>
          </table:table-cell>
          <table:table-cell office:value-type="float" office:value="159" table:style-name="ce36">
            <text:p>159</text:p>
          </table:table-cell>
          <table:table-cell office:value-type="string" table:style-name="ce4">
            <text:p>Broadcom BCM2835</text:p>
          </table:table-cell>
          <table:table-cell office:value-type="float" office:value="1" table:style-name="ce4">
            <text:p>1</text:p>
          </table:table-cell>
          <table:table-cell office:value-type="float" office:value="700" table:style-name="ce4">
            <text:p>700</text:p>
          </table:table-cell>
          <table:table-cell office:value-type="string" table:style-name="ce3">
            <text:p>arm</text:p>
          </table:table-cell>
          <table:table-cell office:value-type="float" office:value="84.152751425143748" table:formula="of:=GEOMEAN([.B30:.J30])" table:style-name="ce35">
            <text:p>84,15</text:p>
          </table:table-cell>
          <table:table-cell office:value-type="float" office:value="2.0114696974801579E-3" table:formula="of:=[.O30]/[.$O$3]" table:style-name="ce47">
            <text:p>0,00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Raspberry PI 3</text:p>
          </table:table-cell>
          <table:table-cell office:value-type="float" office:value="1375" table:style-name="ce48">
            <text:p>1 375,00</text:p>
          </table:table-cell>
          <table:table-cell office:value-type="float" office:value="441" table:style-name="ce46">
            <text:p>441,00</text:p>
          </table:table-cell>
          <table:table-cell office:value-type="float" office:value="435" table:style-name="ce46">
            <text:p>435,00</text:p>
          </table:table-cell>
          <table:table-cell office:value-type="float" office:value="4621" table:style-name="ce46">
            <text:p>4 621,00</text:p>
          </table:table-cell>
          <table:table-cell office:value-type="float" office:value="1699" table:style-name="ce46">
            <text:p>1 699,00</text:p>
          </table:table-cell>
          <table:table-cell office:value-type="float" office:value="1737" table:style-name="ce46">
            <text:p>1 737,00</text:p>
          </table:table-cell>
          <table:table-cell office:value-type="float" office:value="2081" table:style-name="ce46">
            <text:p>2 081,00</text:p>
          </table:table-cell>
          <table:table-cell office:value-type="float" office:value="2131" table:style-name="ce46">
            <text:p>2 131,00</text:p>
          </table:table-cell>
          <table:table-cell office:value-type="float" office:value="2141" table:style-name="ce46">
            <text:p>2 141,00</text:p>
          </table:table-cell>
          <table:table-cell office:value-type="string" table:style-name="ce2">
            <text:p>Broadcom BCM2837B0 (armv8)</text:p>
          </table:table-cell>
          <table:table-cell office:value-type="float" office:value="4" table:style-name="ce4">
            <text:p>4</text:p>
          </table:table-cell>
          <table:table-cell office:value-type="float" office:value="1200" table:style-name="ce4">
            <text:p>1200</text:p>
          </table:table-cell>
          <table:table-cell office:value-type="string" table:style-name="ce3">
            <text:p>arm</text:p>
          </table:table-cell>
          <table:table-cell office:value-type="float" office:value="1480.4076582759681" table:formula="of:=GEOMEAN([.B31:.J31])" table:style-name="ce35">
            <text:p>1 480,41</text:p>
          </table:table-cell>
          <table:table-cell office:value-type="float" office:value="3.5385594577837465E-2" table:formula="of:=[.O31]/[.$O$3]" table:style-name="ce47">
            <text:p>0,04</text:p>
          </table:table-cell>
          <table:table-cell table:number-columns-repeated="16368"/>
        </table:table-row>
        <table:table-row table:style-name="ro7">
          <table:table-cell office:value-type="string" table:style-name="ce2">
            <text:p>Xeon 6128</text:p>
          </table:table-cell>
          <table:table-cell office:value-type="float" office:value="120605" table:style-name="ce53">
            <text:p>120 605,00</text:p>
          </table:table-cell>
          <table:table-cell office:value-type="float" office:value="141059" table:style-name="ce53">
            <text:p>141 059,00</text:p>
          </table:table-cell>
          <table:table-cell office:value-type="float" office:value="104776" table:style-name="ce53">
            <text:p>104 776,00</text:p>
          </table:table-cell>
          <table:table-cell office:value-type="float" office:value="274886" table:style-name="ce53">
            <text:p>274 886,00</text:p>
          </table:table-cell>
          <table:table-cell office:value-type="float" office:value="306624" table:style-name="ce53">
            <text:p>306 624,00</text:p>
          </table:table-cell>
          <table:table-cell office:value-type="float" office:value="283395" table:style-name="ce53">
            <text:p>283 395,00</text:p>
          </table:table-cell>
          <table:table-cell office:value-type="float" office:value="329607" table:style-name="ce53">
            <text:p>329 607,00</text:p>
          </table:table-cell>
          <table:table-cell office:value-type="float" office:value="343556" table:style-name="ce53">
            <text:p>343 556,00</text:p>
          </table:table-cell>
          <table:table-cell office:value-type="float" office:value="339301" table:style-name="ce53">
            <text:p>339 301,00</text:p>
          </table:table-cell>
          <table:table-cell office:value-type="string" table:style-name="ce2">
            <text:p>Intel(R) Xeon(R) Gold 6128 CPU @ 3.40GHz (2 CPU)</text:p>
          </table:table-cell>
          <table:table-cell office:value-type="float" office:value="24" table:style-name="ce2">
            <text:p>24</text:p>
          </table:table-cell>
          <table:table-cell office:value-type="float" office:value="3400" table:style-name="ce2">
            <text:p>3400</text:p>
          </table:table-cell>
          <table:table-cell office:value-type="string" table:style-name="ce3">
            <text:p>amd64</text:p>
          </table:table-cell>
          <table:table-cell office:value-type="float" office:value="227553.86700980691" table:formula="of:=GEOMEAN([.B32:.J32])" table:style-name="ce35">
            <text:p>227 553,87</text:p>
          </table:table-cell>
          <table:table-cell office:value-type="float" office:value="5.4391294435786719" table:formula="of:=[.O32]/[.$O$3]" table:style-name="ce47">
            <text:p>5,44</text:p>
          </table:table-cell>
          <table:table-cell table:number-columns-repeated="16368"/>
        </table:table-row>
        <table:table-row table:style-name="ro1">
          <table:table-cell table:number-columns-repeated="14" table:style-name="ce3"/>
          <table:table-cell table:style-name="ce35"/>
          <table:table-cell table:style-name="ce14"/>
          <table:table-cell table:number-columns-repeated="16368"/>
        </table:table-row>
        <table:table-row table:style-name="ro1">
          <table:table-cell table:style-name="ce4"/>
          <table:table-cell table:number-columns-repeated="9" table:style-name="ce1"/>
          <table:table-cell table:style-name="ce4"/>
          <table:table-cell table:number-columns-repeated="16373" table:style-name="ce1"/>
        </table:table-row>
        <table:table-row table:style-name="ro1">
          <table:table-cell table:style-name="ce1">
            <draw:frame draw:z-index="2" draw:id="id4" draw:style-name="a4" draw:name="Chart 2" svg:x="0.21292in" svg:y="0.12862in" svg:width="14.6051in" svg:height="13.6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1" table:style-name="ce1"/>
          <table:table-cell table:style-name="ce1">
            <draw:frame draw:z-index="3" draw:id="id5" draw:style-name="a5" draw:name="Chart 3" svg:x="0.69397in" svg:y="0.16228in" svg:width="14.5909in" svg:height="13.646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10" table:style-name="ro1">
          <table:table-cell table:style-name="ce3"/>
          <table:table-cell table:number-columns-repeated="16383" table:style-name="ce1"/>
        </table:table-row>
        <table:table-row table:number-rows-repeated="8" table:style-name="ro1">
          <table:table-cell table:style-name="ce3"/>
          <table:table-cell table:number-columns-repeated="16383"/>
        </table:table-row>
        <table:table-row table:style-name="ro1">
          <table:table-cell table:style-name="ce5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49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43" table:style-name="ro1">
          <table:table-cell table:number-columns-repeated="16384"/>
        </table:table-row>
        <table:table-row table:style-name="ro1">
          <table:table-cell table:style-name="ce1">
            <draw:frame draw:z-index="4" draw:id="id6" draw:style-name="a6" draw:name="Chart 4" svg:x="0.26332in" svg:y="0.17192in" svg:width="14.6051in" svg:height="13.6728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1" draw:id="id3" draw:style-name="a3" draw:name="Chart 1" svg:x="0.89627in" svg:y="0.17432in" svg:width="14.5909in" svg:height="13.684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1048471" table:style-name="ro1">
          <table:table-cell table:number-columns-repeated="16384"/>
        </table:table-row>
      </table:table>
      <table:table table:name="Coremark" table:style-name="ta1">
        <table:table-column table:style-name="co28" table:default-cell-style-name="ce1"/>
        <table:table-column table:style-name="co29" table:default-cell-style-name="ce1"/>
        <table:table-column table:style-name="co5" table:number-columns-repeated="4" table:default-cell-style-name="ce1"/>
        <table:table-column table:style-name="co30" table:default-cell-style-name="ce1"/>
        <table:table-column table:style-name="co31" table:default-cell-style-name="ce1"/>
        <table:table-column table:style-name="co24" table:default-cell-style-name="ce1"/>
        <table:table-column table:style-name="co32" table:default-cell-style-name="ce1"/>
        <table:table-column table:style-name="co5" table:number-columns-repeated="2" table:default-cell-style-name="ce1"/>
        <table:table-column table:style-name="co33" table:default-cell-style-name="ce1"/>
        <table:table-column table:style-name="co34" table:default-cell-style-name="ce1"/>
        <table:table-column table:style-name="co5" table:number-columns-repeated="3" table:default-cell-style-name="ce1"/>
        <table:table-column table:style-name="co6" table:number-columns-repeated="47" table:default-cell-style-name="ce1"/>
        <table:table-column table:style-name="co7" table:number-columns-repeated="16320" table:default-cell-style-name="ce1"/>
        <table:table-row table:style-name="ro2">
          <table:table-cell office:value-type="string" table:style-name="ce6">
            <text:p>Coremark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seline</text:p>
          </table:table-cell>
          <table:table-cell table:number-columns-repeated="4" table:style-name="ce1"/>
          <table:table-cell office:value-type="float" office:value="22692.889561" table:style-name="ce8">
            <text:p>22 692,89</text:p>
          </table:table-cell>
          <table:table-cell office:value-type="float" office:value="119670.905011" table:style-name="ce53">
            <text:p>119 670,91</text:p>
          </table:table-cell>
          <table:table-cell table:number-columns-repeated="2" table:style-name="ce14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49">
            <text:p>Platform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Cores</text:p>
          </table:table-cell>
          <table:table-cell office:value-type="string" table:style-name="ce2">
            <text:p>Frequency (MHz)</text:p>
          </table:table-cell>
          <table:table-cell office:value-type="string" table:style-name="ce4">
            <text:p>Architecture</text:p>
          </table:table-cell>
          <table:table-cell office:value-type="string" table:style-name="ce49">
            <text:p>Coremark</text:p>
          </table:table-cell>
          <table:table-cell office:value-type="string" table:style-name="ce49">
            <text:p>Coremark (multithread)</text:p>
          </table:table-cell>
          <table:table-cell office:value-type="string" table:style-name="ce55">
            <text:p>Coremark/MHz/Core</text:p>
          </table:table-cell>
          <table:table-cell office:value-type="string" table:style-name="ce55">
            <text:p>Coremark/MHz</text:p>
          </table:table-cell>
          <table:table-cell office:value-type="string" table:style-name="ce55">
            <text:p>Relative/Core</text:p>
          </table:table-cell>
          <table:table-cell office:value-type="string" table:style-name="ce55">
            <text:p>Relativ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WS Graviton</text:p>
          </table:table-cell>
          <table:table-cell office:value-type="string" table:style-name="ce2">
            <text:p>Alpine AL73400</text:p>
          </table:table-cell>
          <table:table-cell office:value-type="float" office:value="16" table:style-name="ce4">
            <text:p>16</text:p>
          </table:table-cell>
          <table:table-cell office:value-type="float" office:value="2300" table:style-name="ce4">
            <text:p>2300</text:p>
          </table:table-cell>
          <table:table-cell office:value-type="string" table:style-name="ce1">
            <text:p>aarch64</text:p>
          </table:table-cell>
          <table:table-cell office:value-type="float" office:value="0" table:style-name="ce35">
            <text:p>0,00</text:p>
          </table:table-cell>
          <table:table-cell office:value-type="float" office:value="0" table:style-name="ce35">
            <text:p>0,00</text:p>
          </table:table-cell>
          <table:table-cell office:value-type="float" office:value="0" table:formula="of:=[.F6]/[Coremark.$D6]" table:style-name="ce8">
            <text:p>0,00</text:p>
          </table:table-cell>
          <table:table-cell office:value-type="float" office:value="0" table:formula="of:=[.G6]/[Coremark.$D6]" table:style-name="ce8">
            <text:p>0,00</text:p>
          </table:table-cell>
          <table:table-cell office:value-type="float" office:value="0" table:formula="of:=[.F6]/[.$F$3]" table:style-name="ce35">
            <text:p>0,00</text:p>
          </table:table-cell>
          <table:table-cell office:value-type="float" office:value="0" table:formula="of:=[.G6]/[.$G$3]" table:style-name="ce35">
            <text:p>0,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Odroid N2</text:p>
          </table:table-cell>
          <table:table-cell office:value-type="string" table:style-name="ce2">
            <text:p>Amlogic S922X</text:p>
          </table:table-cell>
          <table:table-cell office:value-type="float" office:value="6" table:style-name="ce4">
            <text:p>6</text:p>
          </table:table-cell>
          <table:table-cell office:value-type="float" office:value="1800" table:style-name="ce4">
            <text:p>1800</text:p>
          </table:table-cell>
          <table:table-cell office:value-type="string" table:style-name="ce1">
            <text:p>aarch64</text:p>
          </table:table-cell>
          <table:table-cell office:value-type="float" office:value="0" table:style-name="ce35">
            <text:p>0,00</text:p>
          </table:table-cell>
          <table:table-cell office:value-type="float" office:value="0" table:style-name="ce35">
            <text:p>0,00</text:p>
          </table:table-cell>
          <table:table-cell office:value-type="float" office:value="0" table:formula="of:=[.F7]/[Coremark.$D7]" table:style-name="ce8">
            <text:p>0,00</text:p>
          </table:table-cell>
          <table:table-cell office:value-type="float" office:value="0" table:formula="of:=[.G7]/[Coremark.$D7]" table:style-name="ce8">
            <text:p>0,00</text:p>
          </table:table-cell>
          <table:table-cell office:value-type="float" office:value="0" table:formula="of:=[.F7]/[.$F$3]" table:style-name="ce35">
            <text:p>0,00</text:p>
          </table:table-cell>
          <table:table-cell office:value-type="float" office:value="0" table:formula="of:=[.G7]/[.$G$3]" table:style-name="ce35">
            <text:p>0,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aspberry PI</text:p>
          </table:table-cell>
          <table:table-cell office:value-type="string" table:style-name="ce4">
            <text:p>Broadcom BCM2835</text:p>
          </table:table-cell>
          <table:table-cell office:value-type="float" office:value="1" table:style-name="ce4">
            <text:p>1</text:p>
          </table:table-cell>
          <table:table-cell office:value-type="float" office:value="700" table:style-name="ce4">
            <text:p>700</text:p>
          </table:table-cell>
          <table:table-cell office:value-type="string" table:style-name="ce1">
            <text:p>arm</text:p>
          </table:table-cell>
          <table:table-cell office:value-type="float" office:value="1303.78" table:style-name="ce53">
            <text:p>1 303,78</text:p>
          </table:table-cell>
          <table:table-cell office:value-type="float" office:value="1303.78" table:style-name="ce53">
            <text:p>1 303,78</text:p>
          </table:table-cell>
          <table:table-cell office:value-type="float" office:value="1.8625428571428571" table:formula="of:=[.F8]/[Coremark.$D8]" table:style-name="ce8">
            <text:p>1,86</text:p>
          </table:table-cell>
          <table:table-cell office:value-type="float" office:value="1.8625428571428571" table:formula="of:=[.G8]/[Coremark.$D8]" table:style-name="ce8">
            <text:p>1,86</text:p>
          </table:table-cell>
          <table:table-cell office:value-type="float" office:value="5.7453238667352274E-2" table:formula="of:=[.F8]/[.$F$3]" table:style-name="ce35">
            <text:p>0,06</text:p>
          </table:table-cell>
          <table:table-cell office:value-type="float" office:value="1.089471162501995E-2" table:formula="of:=[.G8]/[.$G$3]" table:style-name="ce35">
            <text:p>0,0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entium M725</text:p>
          </table:table-cell>
          <table:table-cell office:value-type="string" table:style-name="ce2">
            <text:p>Pentium M725</text:p>
          </table:table-cell>
          <table:table-cell office:value-type="float" office:value="1" table:style-name="ce4">
            <text:p>1</text:p>
          </table:table-cell>
          <table:table-cell office:value-type="float" office:value="1600" table:style-name="ce4">
            <text:p>1600</text:p>
          </table:table-cell>
          <table:table-cell office:value-type="string" table:style-name="ce3">
            <text:p>i386</text:p>
          </table:table-cell>
          <table:table-cell office:value-type="float" office:value="2018.4350400000001" table:style-name="ce53">
            <text:p>2 018,44</text:p>
          </table:table-cell>
          <table:table-cell office:value-type="float" office:value="2018.4350400000001" table:style-name="ce53">
            <text:p>2 018,44</text:p>
          </table:table-cell>
          <table:table-cell office:value-type="float" office:value="1.2615219" table:formula="of:=[.F9]/[Coremark.$D9]" table:style-name="ce8">
            <text:p>1,26</text:p>
          </table:table-cell>
          <table:table-cell office:value-type="float" office:value="1.2615219" table:formula="of:=[.G9]/[Coremark.$D9]" table:style-name="ce8">
            <text:p>1,26</text:p>
          </table:table-cell>
          <table:table-cell office:value-type="float" office:value="8.8945704097061429E-2" table:formula="of:=[.F9]/[.$F$3]" table:style-name="ce35">
            <text:p>0,09</text:p>
          </table:table-cell>
          <table:table-cell office:value-type="float" office:value="1.6866547803030887E-2" table:formula="of:=[.G9]/[.$G$3]" table:style-name="ce35">
            <text:p>0,0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entium III</text:p>
          </table:table-cell>
          <table:table-cell office:value-type="string" table:style-name="ce4">
            <text:p>Intel(R) Pentium(TM) III CPU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4">
            <text:p>1000</text:p>
          </table:table-cell>
          <table:table-cell office:value-type="string" table:style-name="ce3">
            <text:p>i386</text:p>
          </table:table-cell>
          <table:table-cell office:value-type="float" office:value="2246.5704387989999" table:formula="of:=2246.570438799" table:style-name="ce8">
            <text:p>2 246,57</text:p>
          </table:table-cell>
          <table:table-cell office:value-type="float" office:value="2246.5704387989999" table:formula="of:=2246.570438799" table:style-name="ce8">
            <text:p>2 246,57</text:p>
          </table:table-cell>
          <table:table-cell office:value-type="float" office:value="2.246570438799" table:formula="of:=[.F10]/[Coremark.$D10]" table:style-name="ce8">
            <text:p>2,25</text:p>
          </table:table-cell>
          <table:table-cell office:value-type="float" office:value="2.246570438799" table:formula="of:=[.G10]/[Coremark.$D10]" table:style-name="ce8">
            <text:p>2,25</text:p>
          </table:table-cell>
          <table:table-cell office:value-type="float" office:value="9.8998870670923986E-2" table:formula="of:=[.F10]/[.$F$3]" table:style-name="ce35">
            <text:p>0,10</text:p>
          </table:table-cell>
          <table:table-cell office:value-type="float" office:value="1.8772904229248523E-2" table:formula="of:=[.G10]/[.$G$3]" table:style-name="ce35">
            <text:p>0,02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MBE1C-PC</text:p>
          </table:table-cell>
          <table:table-cell office:value-type="string" table:style-name="ce4">
            <text:p>Elbrus 1C+ (MBE1C-PC)</text:p>
          </table:table-cell>
          <table:table-cell office:value-type="float" office:value="1" table:style-name="ce4">
            <text:p>1</text:p>
          </table:table-cell>
          <table:table-cell office:value-type="float" office:value="985" table:style-name="ce4">
            <text:p>985</text:p>
          </table:table-cell>
          <table:table-cell office:value-type="string" table:style-name="ce1">
            <text:p>e2k</text:p>
          </table:table-cell>
          <table:table-cell office:value-type="float" office:value="2901.4942700000001" table:style-name="ce9">
            <text:p>2 901,49</text:p>
          </table:table-cell>
          <table:table-cell office:value-type="float" office:value="2848.3181570000002" table:style-name="ce9">
            <text:p>2 848,32</text:p>
          </table:table-cell>
          <table:table-cell office:value-type="float" office:value="2.9456794619289344" table:formula="of:=[.F11]/[Coremark.$D11]" table:style-name="ce8">
            <text:p>2,95</text:p>
          </table:table-cell>
          <table:table-cell office:value-type="float" office:value="2.8916935604060914" table:formula="of:=[.G11]/[Coremark.$D11]" table:style-name="ce8">
            <text:p>2,89</text:p>
          </table:table-cell>
          <table:table-cell office:value-type="float" office:value="0.12785918083285913" table:formula="of:=[.F11]/[.$F$3]" table:style-name="ce35">
            <text:p>0,13</text:p>
          </table:table-cell>
          <table:table-cell office:value-type="float" office:value="2.3801258599474837E-2" table:formula="of:=[.G11]/[.$G$3]" table:style-name="ce35">
            <text:p>0,0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entium 4</text:p>
          </table:table-cell>
          <table:table-cell office:value-type="string" table:style-name="ce4">
            <text:p>Intel(R) Pentium(TM) 4 CPU</text:p>
          </table:table-cell>
          <table:table-cell office:value-type="float" office:value="1" table:style-name="ce4">
            <text:p>1</text:p>
          </table:table-cell>
          <table:table-cell office:value-type="float" office:value="3066" table:style-name="ce4">
            <text:p>3066</text:p>
          </table:table-cell>
          <table:table-cell office:value-type="string" table:style-name="ce3">
            <text:p>i386</text:p>
          </table:table-cell>
          <table:table-cell office:value-type="float" office:value="5941.45" table:style-name="ce53">
            <text:p>5 941,45</text:p>
          </table:table-cell>
          <table:table-cell office:value-type="float" office:value="5941.45" table:style-name="ce53">
            <text:p>5 941,45</text:p>
          </table:table-cell>
          <table:table-cell office:value-type="float" office:value="1.9378506196999348" table:formula="of:=[.F12]/[Coremark.$D12]" table:style-name="ce8">
            <text:p>1,94</text:p>
          </table:table-cell>
          <table:table-cell office:value-type="float" office:value="1.9378506196999348" table:formula="of:=[.G12]/[Coremark.$D12]" table:style-name="ce8">
            <text:p>1,94</text:p>
          </table:table-cell>
          <table:table-cell office:value-type="float" office:value="0.26181989666979105" table:formula="of:=[.F12]/[.$F$3]" table:style-name="ce35">
            <text:p>0,26</text:p>
          </table:table-cell>
          <table:table-cell office:value-type="float" office:value="4.9648241562590921E-2" table:formula="of:=[.G12]/[.$G$3]" table:style-name="ce35">
            <text:p>0,05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Baikal T1</text:p>
          </table:table-cell>
          <table:table-cell office:value-type="string" table:style-name="ce4">
            <text:p>Baikal-T1 (MIPS P5600 V3.0)</text:p>
          </table:table-cell>
          <table:table-cell office:value-type="float" office:value="2" table:style-name="ce4">
            <text:p>2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mips</text:p>
          </table:table-cell>
          <table:table-cell office:value-type="float" office:value="6182" table:style-name="ce8">
            <text:p>6 182,00</text:p>
          </table:table-cell>
          <table:table-cell office:value-type="float" office:value="12364" table:style-name="ce8">
            <text:p>12 364,00</text:p>
          </table:table-cell>
          <table:table-cell office:value-type="float" office:value="5.1516666666666664" table:formula="of:=[.F13]/[Coremark.$D13]" table:style-name="ce8">
            <text:p>5,15</text:p>
          </table:table-cell>
          <table:table-cell office:value-type="float" office:value="10.303333333333333" table:formula="of:=[.G13]/[Coremark.$D13]" table:style-name="ce8">
            <text:p>10,30</text:p>
          </table:table-cell>
          <table:table-cell office:value-type="float" office:value="0.27242013333658421" table:formula="of:=[.F13]/[.$F$3]" table:style-name="ce35">
            <text:p>0,27</text:p>
          </table:table-cell>
          <table:table-cell office:value-type="float" office:value="0.10331667500018921" table:formula="of:=[.G13]/[.$G$3]" table:style-name="ce35">
            <text:p>0,1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Orange Pi PC2</text:p>
          </table:table-cell>
          <table:table-cell office:value-type="string" table:style-name="ce4">
            <text:p>Allwinner H5 (aarch64)</text:p>
          </table:table-cell>
          <table:table-cell office:value-type="float" office:value="4" table:style-name="ce4">
            <text:p>4</text:p>
          </table:table-cell>
          <table:table-cell office:value-type="float" office:value="1152" table:style-name="ce4">
            <text:p>1152</text:p>
          </table:table-cell>
          <table:table-cell office:value-type="string" table:style-name="ce1">
            <text:p>aarch64</text:p>
          </table:table-cell>
          <table:table-cell office:value-type="float" office:value="3869.7194450000002" table:style-name="ce8">
            <text:p>3 869,72</text:p>
          </table:table-cell>
          <table:table-cell office:value-type="float" office:value="14901.279026" table:style-name="ce8">
            <text:p>14 901,28</text:p>
          </table:table-cell>
          <table:table-cell office:value-type="float" office:value="3.3591314626736111" table:formula="of:=[.F14]/[Coremark.$D14]" table:style-name="ce8">
            <text:p>3,36</text:p>
          </table:table-cell>
          <table:table-cell office:value-type="float" office:value="12.935138043402779" table:formula="of:=[.G14]/[Coremark.$D14]" table:style-name="ce8">
            <text:p>12,94</text:p>
          </table:table-cell>
          <table:table-cell office:value-type="float" office:value="0.17052563687836828" table:formula="of:=[.F14]/[.$F$3]" table:style-name="ce35">
            <text:p>0,17</text:p>
          </table:table-cell>
          <table:table-cell office:value-type="float" office:value="0.12451881286124053" table:formula="of:=[.G14]/[.$G$3]" table:style-name="ce35">
            <text:p>0,12</text:p>
          </table:table-cell>
          <table:table-cell table:number-columns-repeated="16373"/>
        </table:table-row>
        <table:table-row table:style-name="ro8">
          <table:table-cell office:value-type="string" table:style-name="ce3">
            <text:p>Raspberry PI 3</text:p>
          </table:table-cell>
          <table:table-cell office:value-type="string" table:style-name="ce2">
            <text:p>Broadcom BCM2837B0 (armv8)</text:p>
          </table:table-cell>
          <table:table-cell office:value-type="float" office:value="4" table:style-name="ce4">
            <text:p>4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aarch64</text:p>
          </table:table-cell>
          <table:table-cell office:value-type="float" office:value="3841" table:style-name="ce53">
            <text:p>3 841,00</text:p>
          </table:table-cell>
          <table:table-cell office:value-type="float" office:value="15363.93" table:style-name="ce53">
            <text:p>15 363,93</text:p>
          </table:table-cell>
          <table:table-cell office:value-type="float" office:value="3.2008333333333332" table:formula="of:=[.F15]/[Coremark.$D15]" table:style-name="ce8">
            <text:p>3,20</text:p>
          </table:table-cell>
          <table:table-cell office:value-type="float" office:value="12.803275000000001" table:formula="of:=[.G15]/[Coremark.$D15]" table:style-name="ce8">
            <text:p>12,80</text:p>
          </table:table-cell>
          <table:table-cell office:value-type="float" office:value="0.16926006666868651" table:formula="of:=[.F15]/[.$F$3]" table:style-name="ce35">
            <text:p>0,17</text:p>
          </table:table-cell>
          <table:table-cell office:value-type="float" office:value="0.12838484006273512" table:formula="of:=[.G15]/[.$G$3]" table:style-name="ce35">
            <text:p>0,13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Orange Pi Win</text:p>
          </table:table-cell>
          <table:table-cell office:value-type="string" table:style-name="ce4">
            <text:p>Allwinner A64 (aarch64)</text:p>
          </table:table-cell>
          <table:table-cell office:value-type="float" office:value="4" table:style-name="ce4">
            <text:p>4</text:p>
          </table:table-cell>
          <table:table-cell office:value-type="float" office:value="1344" table:style-name="ce4">
            <text:p>1344</text:p>
          </table:table-cell>
          <table:table-cell office:value-type="string" table:style-name="ce1">
            <text:p>aarch64</text:p>
          </table:table-cell>
          <table:table-cell office:value-type="float" office:value="3840.9832919999999" table:style-name="ce8">
            <text:p>3 840,98</text:p>
          </table:table-cell>
          <table:table-cell office:value-type="float" office:value="15370.821058" table:style-name="ce8">
            <text:p>15 370,82</text:p>
          </table:table-cell>
          <table:table-cell office:value-type="float" office:value="2.8578744732142858" table:formula="of:=[.F16]/[Coremark.$D16]" table:style-name="ce8">
            <text:p>2,86</text:p>
          </table:table-cell>
          <table:table-cell office:value-type="float" office:value="11.436622811011905" table:formula="of:=[.G16]/[Coremark.$D16]" table:style-name="ce8">
            <text:p>11,44</text:p>
          </table:table-cell>
          <table:table-cell office:value-type="float" office:value="0.16925933040281982" table:formula="of:=[.F16]/[.$F$3]" table:style-name="ce35">
            <text:p>0,17</text:p>
          </table:table-cell>
          <table:table-cell office:value-type="float" office:value="0.1284424234661477" table:formula="of:=[.G16]/[.$G$3]" table:style-name="ce35">
            <text:p>0,13</text:p>
          </table:table-cell>
          <table:table-cell table:number-columns-repeated="16373"/>
        </table:table-row>
        <table:table-row table:style-name="ro7">
          <table:table-cell office:value-type="string" table:style-name="ce4">
            <text:p>Atom Z8350</text:p>
          </table:table-cell>
          <table:table-cell office:value-type="string" table:style-name="ce2">
            <text:p>Intel(R) Atom(TM) x5-Z8350 CPU @ 1.44GHz</text:p>
          </table:table-cell>
          <table:table-cell office:value-type="float" office:value="4" table:style-name="ce4">
            <text:p>4</text:p>
          </table:table-cell>
          <table:table-cell office:value-type="float" office:value="1440" table:style-name="ce4">
            <text:p>1440</text:p>
          </table:table-cell>
          <table:table-cell office:value-type="string" table:style-name="ce3">
            <text:p>amd64</text:p>
          </table:table-cell>
          <table:table-cell office:value-type="float" office:value="6893.0943729999999" table:style-name="ce53">
            <text:p>6 893,09</text:p>
          </table:table-cell>
          <table:table-cell office:value-type="float" office:value="23814.678501999999" table:style-name="ce53">
            <text:p>23 814,68</text:p>
          </table:table-cell>
          <table:table-cell office:value-type="float" office:value="4.7868710923611113" table:formula="of:=[.F17]/[Coremark.$D17]" table:style-name="ce8">
            <text:p>4,79</text:p>
          </table:table-cell>
          <table:table-cell office:value-type="float" office:value="16.537971181944442" table:formula="of:=[.G17]/[Coremark.$D17]" table:style-name="ce8">
            <text:p>16,54</text:p>
          </table:table-cell>
          <table:table-cell office:value-type="float" office:value="0.30375569204049147" table:formula="of:=[.F17]/[.$F$3]" table:style-name="ce35">
            <text:p>0,30</text:p>
          </table:table-cell>
          <table:table-cell office:value-type="float" office:value="0.19900140723270193" table:formula="of:=[.G17]/[.$G$3]" table:style-name="ce35">
            <text:p>0,2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ore 2 Duo T9400</text:p>
          </table:table-cell>
          <table:table-cell office:value-type="string" table:style-name="ce4">
            <text:p>Intel(R) Core(TM) 2 Duo CPU <text:s text:c="4"/>T9400 <text:s/>@ 2.53GHz</text:p>
          </table:table-cell>
          <table:table-cell office:value-type="float" office:value="2" table:style-name="ce4">
            <text:p>2</text:p>
          </table:table-cell>
          <table:table-cell office:value-type="float" office:value="2530" table:style-name="ce4">
            <text:p>2530</text:p>
          </table:table-cell>
          <table:table-cell office:value-type="string" table:style-name="ce3">
            <text:p>amd64</text:p>
          </table:table-cell>
          <table:table-cell office:value-type="float" office:value="12481.278082999999" table:style-name="ce8">
            <text:p>12 481,28</text:p>
          </table:table-cell>
          <table:table-cell office:value-type="float" office:value="23950.661637000001" table:style-name="ce8">
            <text:p>23 950,66</text:p>
          </table:table-cell>
          <table:table-cell office:value-type="float" office:value="4.933311495256917" table:formula="of:=[.F18]/[Coremark.$D18]" table:style-name="ce8">
            <text:p>4,93</text:p>
          </table:table-cell>
          <table:table-cell office:value-type="float" office:value="9.4666646786561266" table:formula="of:=[.G18]/[Coremark.$D18]" table:style-name="ce8">
            <text:p>9,47</text:p>
          </table:table-cell>
          <table:table-cell office:value-type="float" office:value="0.55000832086409668" table:formula="of:=[.F18]/[.$F$3]" table:style-name="ce35">
            <text:p>0,55</text:p>
          </table:table-cell>
          <table:table-cell office:value-type="float" office:value="0.20013771630454777" table:formula="of:=[.G18]/[.$G$3]" table:style-name="ce35">
            <text:p>0,2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Odroid X2</text:p>
          </table:table-cell>
          <table:table-cell office:value-type="string" table:style-name="ce3">
            <text:p>Samsung Exynos 4412<text:span text:style-name="T3"><text:s/>(armv7l)</text:span></text:p>
          </table:table-cell>
          <table:table-cell office:value-type="float" office:value="4" table:style-name="ce4">
            <text:p>4</text:p>
          </table:table-cell>
          <table:table-cell office:value-type="float" office:value="1700" table:style-name="ce4">
            <text:p>1700</text:p>
          </table:table-cell>
          <table:table-cell office:value-type="string" table:style-name="ce1">
            <text:p>arm</text:p>
          </table:table-cell>
          <table:table-cell office:value-type="float" office:value="6109.0747529999999" table:style-name="ce8">
            <text:p>6 109,07</text:p>
          </table:table-cell>
          <table:table-cell office:value-type="float" office:value="24162.548051000002" table:style-name="ce53">
            <text:p>24 162,55</text:p>
          </table:table-cell>
          <table:table-cell office:value-type="float" office:value="3.5935733841176472" table:formula="of:=[.F19]/[Coremark.$D19]" table:style-name="ce8">
            <text:p>3,59</text:p>
          </table:table-cell>
          <table:table-cell office:value-type="float" office:value="14.213263559411766" table:formula="of:=[.G19]/[Coremark.$D19]" table:style-name="ce8">
            <text:p>14,21</text:p>
          </table:table-cell>
          <table:table-cell office:value-type="float" office:value="0.26920656078541255" table:formula="of:=[.F19]/[.$F$3]" table:style-name="ce35">
            <text:p>0,27</text:p>
          </table:table-cell>
          <table:table-cell office:value-type="float" office:value="0.20190829215153852" table:formula="of:=[.G19]/[.$G$3]" table:style-name="ce35">
            <text:p>0,2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ore i3-m330</text:p>
          </table:table-cell>
          <table:table-cell office:value-type="string" table:style-name="ce4">
            <text:p>Intel(R) Core(TM) i3 CPU <text:s text:c="6"/>M 330 <text:s/>@ 2.13GHz</text:p>
          </table:table-cell>
          <table:table-cell office:value-type="float" office:value="4" table:style-name="ce4">
            <text:p>4</text:p>
          </table:table-cell>
          <table:table-cell office:value-type="float" office:value="2133" table:style-name="ce4">
            <text:p>2133</text:p>
          </table:table-cell>
          <table:table-cell office:value-type="string" table:style-name="ce3">
            <text:p>amd64</text:p>
          </table:table-cell>
          <table:table-cell office:value-type="float" office:value="9980.9454679999999" table:style-name="ce8">
            <text:p>9 980,95</text:p>
          </table:table-cell>
          <table:table-cell office:value-type="float" office:value="24252.713272000001" table:style-name="ce8">
            <text:p>24 252,71</text:p>
          </table:table-cell>
          <table:table-cell office:value-type="float" office:value="4.6792993286451008" table:formula="of:=[.F20]/[Coremark.$D20]" table:style-name="ce8">
            <text:p>4,68</text:p>
          </table:table-cell>
          <table:table-cell office:value-type="float" office:value="11.370235945616503" table:formula="of:=[.G20]/[Coremark.$D20]" table:style-name="ce8">
            <text:p>11,37</text:p>
          </table:table-cell>
          <table:table-cell office:value-type="float" office:value="0.43982699696178196" table:formula="of:=[.F20]/[.$F$3]" table:style-name="ce35">
            <text:p>0,44</text:p>
          </table:table-cell>
          <table:table-cell office:value-type="float" office:value="0.20266173527952114" table:formula="of:=[.G20]/[.$G$3]" table:style-name="ce35">
            <text:p>0,2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8C2-1200</text:p>
          </table:table-cell>
          <table:table-cell office:value-type="string" table:style-name="ce4">
            <text:p>Elbrus 8C2 (Broken 8MB Cache 1.2 GHz)</text:p>
          </table:table-cell>
          <table:table-cell office:value-type="float" office:value="8" table:style-name="ce4">
            <text:p>8</text:p>
          </table:table-cell>
          <table:table-cell office:value-type="float" office:value="1200" table:style-name="ce4">
            <text:p>1200</text:p>
          </table:table-cell>
          <table:table-cell office:value-type="string" table:style-name="ce1">
            <text:p>e2k</text:p>
          </table:table-cell>
          <table:table-cell office:value-type="float" office:value="3413.357606" table:style-name="ce53">
            <text:p>3 413,36</text:p>
          </table:table-cell>
          <table:table-cell office:value-type="float" office:value="26396.83238" table:style-name="ce8">
            <text:p>26 396,83</text:p>
          </table:table-cell>
          <table:table-cell office:value-type="float" office:value="2.8444646716666666" table:formula="of:=[.F21]/[Coremark.$D21]" table:style-name="ce8">
            <text:p>2,84</text:p>
          </table:table-cell>
          <table:table-cell office:value-type="float" office:value="21.997360316666665" table:formula="of:=[.G21]/[Coremark.$D21]" table:style-name="ce8">
            <text:p>22,00</text:p>
          </table:table-cell>
          <table:table-cell office:value-type="float" office:value="0.15041529183952829" table:formula="of:=[.F21]/[.$F$3]" table:style-name="ce35">
            <text:p>0,15</text:p>
          </table:table-cell>
          <table:table-cell office:value-type="float" office:value="0.22057853057577895" table:formula="of:=[.G21]/[.$G$3]" table:style-name="ce35">
            <text:p>0,22</text:p>
          </table:table-cell>
          <table:table-cell table:number-columns-repeated="16373"/>
        </table:table-row>
        <table:table-row table:style-name="ro8">
          <table:table-cell office:value-type="string" table:style-name="ce3">
            <text:p>E8C-SWTX</text:p>
          </table:table-cell>
          <table:table-cell office:value-type="string" table:style-name="ce4">
            <text:p>Elbrus 8C (E8C-SWTX)</text:p>
          </table:table-cell>
          <table:table-cell office:value-type="float" office:value="8" table:style-name="ce4">
            <text:p>8</text:p>
          </table:table-cell>
          <table:table-cell office:value-type="float" office:value="1300" table:style-name="ce4">
            <text:p>1300</text:p>
          </table:table-cell>
          <table:table-cell office:value-type="string" table:style-name="ce1">
            <text:p>e2k</text:p>
          </table:table-cell>
          <table:table-cell office:value-type="float" office:value="3711" table:style-name="ce8">
            <text:p>3 711,00</text:p>
          </table:table-cell>
          <table:table-cell office:value-type="float" office:value="28846.153846000001" table:style-name="ce8">
            <text:p>28 846,15</text:p>
          </table:table-cell>
          <table:table-cell office:value-type="float" office:value="2.8546153846153848" table:formula="of:=[.F22]/[Coremark.$D22]" table:style-name="ce8">
            <text:p>2,85</text:p>
          </table:table-cell>
          <table:table-cell office:value-type="float" office:value="22.189349112307692" table:formula="of:=[.G22]/[Coremark.$D22]" table:style-name="ce8">
            <text:p>22,19</text:p>
          </table:table-cell>
          <table:table-cell office:value-type="float" office:value="0.16353140000195149" table:formula="of:=[.F22]/[.$F$3]" table:style-name="ce35">
            <text:p>0,16</text:p>
          </table:table-cell>
          <table:table-cell office:value-type="float" office:value="0.24104567307607894" table:formula="of:=[.G22]/[.$G$3]" table:style-name="ce35">
            <text:p>0,24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8C2</text:p>
          </table:table-cell>
          <table:table-cell office:value-type="string" table:style-name="ce4">
            <text:p>Elbrus 8C2 (E8C2)</text:p>
          </table:table-cell>
          <table:table-cell office:value-type="float" office:value="8" table:style-name="ce4">
            <text:p>8</text:p>
          </table:table-cell>
          <table:table-cell office:value-type="float" office:value="1500" table:style-name="ce4">
            <text:p>1500</text:p>
          </table:table-cell>
          <table:table-cell office:value-type="string" table:style-name="ce1">
            <text:p>e2k</text:p>
          </table:table-cell>
          <table:table-cell office:value-type="float" office:value="4266.7" table:style-name="ce8">
            <text:p>4 266,70</text:p>
          </table:table-cell>
          <table:table-cell office:value-type="float" office:value="33165.69" table:style-name="ce35">
            <text:p>33 165,69</text:p>
          </table:table-cell>
          <table:table-cell office:value-type="float" office:value="2.8444666666666665" table:formula="of:=[.F23]/[Coremark.$D23]" table:style-name="ce8">
            <text:p>2,84</text:p>
          </table:table-cell>
          <table:table-cell office:value-type="float" office:value="22.11046" table:formula="of:=[.G23]/[Coremark.$D23]" table:style-name="ce8">
            <text:p>22,11</text:p>
          </table:table-cell>
          <table:table-cell office:value-type="float" office:value="0.18801924666891034" table:formula="of:=[.F23]/[.$F$3]" table:style-name="ce35">
            <text:p>0,19</text:p>
          </table:table-cell>
          <table:table-cell office:value-type="float" office:value="0.27714079706300754" table:formula="of:=[.G23]/[.$G$3]" table:style-name="ce35">
            <text:p>0,28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2S-EL2S4</text:p>
          </table:table-cell>
          <table:table-cell office:value-type="string" table:style-name="ce3">
            <text:p>Elbrus 4C [EL2S4<text:span text:style-name="T3">] (4 CPU)</text:span></text:p>
          </table:table-cell>
          <table:table-cell office:value-type="float" office:value="16" table:style-name="ce4">
            <text:p>16</text:p>
          </table:table-cell>
          <table:table-cell office:value-type="float" office:value="750" table:style-name="ce4">
            <text:p>750</text:p>
          </table:table-cell>
          <table:table-cell office:value-type="string" table:style-name="ce1">
            <text:p>e2k</text:p>
          </table:table-cell>
          <table:table-cell office:value-type="float" office:value="2216.4758029999998" table:style-name="ce8">
            <text:p>2 216,48</text:p>
          </table:table-cell>
          <table:table-cell office:value-type="float" office:value="34457.872314740001" table:style-name="ce8">
            <text:p>34 457,87</text:p>
          </table:table-cell>
          <table:table-cell office:value-type="float" office:value="2.9553010706666663" table:formula="of:=[.F24]/[Coremark.$D24]" table:style-name="ce8">
            <text:p>2,96</text:p>
          </table:table-cell>
          <table:table-cell office:value-type="float" office:value="45.943829752986666" table:formula="of:=[.G24]/[Coremark.$D24]" table:style-name="ce8">
            <text:p>45,94</text:p>
          </table:table-cell>
          <table:table-cell office:value-type="float" office:value="9.7672700386698882E-2" table:formula="of:=[.F24]/[.$F$3]" table:style-name="ce35">
            <text:p>0,10</text:p>
          </table:table-cell>
          <table:table-cell office:value-type="float" office:value="0.28793859553057344" table:formula="of:=[.G24]/[.$G$3]" table:style-name="ce35">
            <text:p>0,29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8C2-1550</text:p>
          </table:table-cell>
          <table:table-cell office:value-type="string" table:style-name="ce4">
            <text:p>Elbrus 8C2 (E8C2 1550 MHz)</text:p>
          </table:table-cell>
          <table:table-cell office:value-type="float" office:value="8" table:style-name="ce4">
            <text:p>8</text:p>
          </table:table-cell>
          <table:table-cell office:value-type="float" office:value="1550" table:style-name="ce4">
            <text:p>1550</text:p>
          </table:table-cell>
          <table:table-cell office:value-type="string" table:style-name="ce1">
            <text:p>e2k</text:p>
          </table:table-cell>
          <table:table-cell office:value-type="float" office:value="4359.5146409999998" table:style-name="ce8">
            <text:p>4 359,51</text:p>
          </table:table-cell>
          <table:table-cell office:value-type="float" office:value="34485.236008" table:style-name="ce8">
            <text:p>34 485,24</text:p>
          </table:table-cell>
          <table:table-cell office:value-type="float" office:value="2.8125900909677419" table:formula="of:=[.F25]/[Coremark.$D25]" table:style-name="ce8">
            <text:p>2,81</text:p>
          </table:table-cell>
          <table:table-cell office:value-type="float" office:value="22.248539359999999" table:formula="of:=[.G25]/[Coremark.$D25]" table:style-name="ce8">
            <text:p>22,25</text:p>
          </table:table-cell>
          <table:table-cell office:value-type="float" office:value="0.19210927851569248" table:formula="of:=[.F25]/[.$F$3]" table:style-name="ce35">
            <text:p>0,19</text:p>
          </table:table-cell>
          <table:table-cell office:value-type="float" office:value="0.2881672533923777" table:formula="of:=[.G25]/[.$G$3]" table:style-name="ce35">
            <text:p>0,29</text:p>
          </table:table-cell>
          <table:table-cell table:number-columns-repeated="16373"/>
        </table:table-row>
        <table:table-row table:style-name="ro1">
          <table:table-cell office:value-type="string" table:style-name="ce50">
            <text:p>E2S-PC401</text:p>
          </table:table-cell>
          <table:table-cell office:value-type="string" table:style-name="ce4">
            <text:p>Elbrus 4C [E2S] (pc401)</text:p>
          </table:table-cell>
          <table:table-cell office:value-type="float" office:value="4" table:style-name="ce4">
            <text:p>4</text:p>
          </table:table-cell>
          <table:table-cell office:value-type="float" office:value="800" table:style-name="ce4">
            <text:p>800</text:p>
          </table:table-cell>
          <table:table-cell office:value-type="string" table:style-name="ce1">
            <text:p>e2k</text:p>
          </table:table-cell>
          <table:table-cell office:value-type="float" office:value="2364.2399999999998" table:style-name="ce8">
            <text:p>2 364,24</text:p>
          </table:table-cell>
          <table:table-cell office:value-type="float" office:value="36755.06" table:style-name="ce8">
            <text:p>36 755,06</text:p>
          </table:table-cell>
          <table:table-cell office:value-type="float" office:value="2.9552999999999998" table:formula="of:=[.F26]/[Coremark.$D26]" table:style-name="ce8">
            <text:p>2,96</text:p>
          </table:table-cell>
          <table:table-cell office:value-type="float" office:value="45.943824999999997" table:formula="of:=[.G26]/[Coremark.$D26]" table:style-name="ce8">
            <text:p>45,94</text:p>
          </table:table-cell>
          <table:table-cell office:value-type="float" office:value="0.10418417600124326" table:formula="of:=[.F26]/[.$F$3]" table:style-name="ce35">
            <text:p>0,10</text:p>
          </table:table-cell>
          <table:table-cell office:value-type="float" office:value="0.30713447012556244" table:formula="of:=[.G26]/[.$G$3]" table:style-name="ce35">
            <text:p>0,31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MD A6-3650</text:p>
          </table:table-cell>
          <table:table-cell office:value-type="string" table:style-name="ce4">
            <text:p>AMD A6-3650 APU with Radeon(tm) HD Graphics</text:p>
          </table:table-cell>
          <table:table-cell office:value-type="float" office:value="4" table:style-name="ce4">
            <text:p>4</text:p>
          </table:table-cell>
          <table:table-cell office:value-type="float" office:value="2600" table:style-name="ce4">
            <text:p>2600</text:p>
          </table:table-cell>
          <table:table-cell office:value-type="string" table:style-name="ce3">
            <text:p>amd64</text:p>
          </table:table-cell>
          <table:table-cell office:value-type="float" office:value="11810.558639000001" table:style-name="ce53">
            <text:p>11 810,56</text:p>
          </table:table-cell>
          <table:table-cell office:value-type="float" office:value="41666.666666999998" table:style-name="ce53">
            <text:p>41 666,67</text:p>
          </table:table-cell>
          <table:table-cell office:value-type="float" office:value="4.5425225534615388" table:formula="of:=[.F27]/[Coremark.$D27]" table:style-name="ce8">
            <text:p>4,54</text:p>
          </table:table-cell>
          <table:table-cell office:value-type="float" office:value="16.025641025769229" table:formula="of:=[.G27]/[Coremark.$D27]" table:style-name="ce8">
            <text:p>16,03</text:p>
          </table:table-cell>
          <table:table-cell office:value-type="float" office:value="0.52045195069814409" table:formula="of:=[.F27]/[.$F$3]" table:style-name="ce35">
            <text:p>0,52</text:p>
          </table:table-cell>
          <table:table-cell office:value-type="float" office:value="0.34817708333675634" table:formula="of:=[.G27]/[.$G$3]" table:style-name="ce35">
            <text:p>0,3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16C-APPROX*</text:p>
          </table:table-cell>
          <table:table-cell office:value-type="string" table:style-name="ce4">
            <text:p>Elbrus 16</text:p>
          </table:table-cell>
          <table:table-cell office:value-type="float" office:value="16" table:style-name="ce4">
            <text:p>16</text:p>
          </table:table-cell>
          <table:table-cell office:value-type="float" office:value="2000" table:style-name="ce4">
            <text:p>2000</text:p>
          </table:table-cell>
          <table:table-cell office:value-type="string" table:style-name="ce1">
            <text:p>e2k</text:p>
          </table:table-cell>
          <table:table-cell office:value-type="float" office:value="5625.1801819354796" table:style-name="ce56">
            <text:p>5 625,18</text:p>
          </table:table-cell>
          <table:table-cell office:value-type="float" office:value="88994.157439999995" table:style-name="ce56">
            <text:p>88 994,16</text:p>
          </table:table-cell>
          <table:table-cell office:value-type="float" office:value="2.8125900909677397" table:formula="of:=[.F28]/[Coremark.$D28]" table:style-name="ce8">
            <text:p>2,81</text:p>
          </table:table-cell>
          <table:table-cell office:value-type="float" office:value="44.497078719999998" table:formula="of:=[.G28]/[Coremark.$D28]" table:style-name="ce8">
            <text:p>44,50</text:p>
          </table:table-cell>
          <table:table-cell office:value-type="float" office:value="0.24788294002024822" table:formula="of:=[.F28]/[.$F$3]" table:style-name="ce35">
            <text:p>0,25</text:p>
          </table:table-cell>
          <table:table-cell office:value-type="float" office:value="0.74365742810936186" table:formula="of:=[.G28]/[.$G$3]" table:style-name="ce35">
            <text:p>0,74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8C-E8C4</text:p>
          </table:table-cell>
          <table:table-cell office:value-type="string" table:style-name="ce4">
            <text:p>Elbrus 8C (4 CPU)</text:p>
          </table:table-cell>
          <table:table-cell office:value-type="float" office:value="32" table:style-name="ce4">
            <text:p>32</text:p>
          </table:table-cell>
          <table:table-cell office:value-type="float" office:value="1300" table:style-name="ce4">
            <text:p>1300</text:p>
          </table:table-cell>
          <table:table-cell office:value-type="string" table:style-name="ce1">
            <text:p>e2k</text:p>
          </table:table-cell>
          <table:table-cell office:value-type="float" office:value="3813.6401190000001" table:style-name="ce53">
            <text:p>3 813,64</text:p>
          </table:table-cell>
          <table:table-cell office:value-type="float" office:value="117885.430096" table:style-name="ce8">
            <text:p>117 885,43</text:p>
          </table:table-cell>
          <table:table-cell office:value-type="float" office:value="2.9335693223076924" table:formula="of:=[.F29]/[Coremark.$D29]" table:style-name="ce8">
            <text:p>2,93</text:p>
          </table:table-cell>
          <table:table-cell office:value-type="float" office:value="90.681100073846153" table:formula="of:=[.G29]/[Coremark.$D29]" table:style-name="ce8">
            <text:p>90,68</text:p>
          </table:table-cell>
          <table:table-cell office:value-type="float" office:value="0.16805440791260545" table:formula="of:=[.F29]/[.$F$3]" table:style-name="ce35">
            <text:p>0,17</text:p>
          </table:table-cell>
          <table:table-cell office:value-type="float" office:value="0.9850801252415039" table:formula="of:=[.G29]/[.$G$3]" table:style-name="ce35">
            <text:p>0,99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ore i7-2600</text:p>
          </table:table-cell>
          <table:table-cell office:value-type="string" table:style-name="ce4">
            <text:p>Intel(R) Core(TM) i7-2600 CPU @ 3.40GHz</text:p>
          </table:table-cell>
          <table:table-cell office:value-type="float" office:value="8" table:style-name="ce4">
            <text:p>8</text:p>
          </table:table-cell>
          <table:table-cell office:value-type="float" office:value="3400" table:style-name="ce4">
            <text:p>3400</text:p>
          </table:table-cell>
          <table:table-cell office:value-type="string" table:style-name="ce3">
            <text:p>amd64</text:p>
          </table:table-cell>
          <table:table-cell office:value-type="float" office:value="22692.889561" table:style-name="ce8">
            <text:p>22 692,89</text:p>
          </table:table-cell>
          <table:table-cell office:value-type="float" office:value="119670.905011" table:style-name="ce53">
            <text:p>119 670,91</text:p>
          </table:table-cell>
          <table:table-cell office:value-type="float" office:value="6.6743792826470587" table:formula="of:=[.F30]/[Coremark.$D30]" table:style-name="ce8">
            <text:p>6,67</text:p>
          </table:table-cell>
          <table:table-cell office:value-type="float" office:value="35.197325003235292" table:formula="of:=[.G30]/[Coremark.$D30]" table:style-name="ce8">
            <text:p>35,20</text:p>
          </table:table-cell>
          <table:table-cell office:value-type="float" office:value="1" table:formula="of:=[.F30]/[.$F$3]" table:style-name="ce35">
            <text:p>1,00</text:p>
          </table:table-cell>
          <table:table-cell office:value-type="float" office:value="1" table:formula="of:=[.G30]/[.$G$3]" table:style-name="ce35">
            <text:p>1,00</text:p>
          </table:table-cell>
          <table:table-cell table:number-columns-repeated="16373"/>
        </table:table-row>
        <table:table-row table:style-name="ro9">
          <table:table-cell office:value-type="string" table:style-name="ce49">
            <text:p>Core i7-4700MQ</text:p>
          </table:table-cell>
          <table:table-cell office:value-type="string" table:style-name="ce2">
            <text:p>Intel(R) Core(TM) i7-4700MQ CPU @ 2.40GHz</text:p>
          </table:table-cell>
          <table:table-cell office:value-type="float" office:value="8" table:style-name="ce2">
            <text:p>8</text:p>
          </table:table-cell>
          <table:table-cell office:value-type="float" office:value="2400" table:style-name="ce2">
            <text:p>2400</text:p>
          </table:table-cell>
          <table:table-cell office:value-type="string" table:style-name="ce3">
            <text:p>amd64</text:p>
          </table:table-cell>
          <table:table-cell office:value-type="float" office:value="24295.432459" table:style-name="ce8">
            <text:p>24 295,43</text:p>
          </table:table-cell>
          <table:table-cell office:value-type="float" office:value="123260.233167" table:style-name="ce53">
            <text:p>123 260,23</text:p>
          </table:table-cell>
          <table:table-cell office:value-type="float" office:value="10.123096857916666" table:formula="of:=[.F31]/[Coremark.$D31]" table:style-name="ce8">
            <text:p>10,12</text:p>
          </table:table-cell>
          <table:table-cell office:value-type="float" office:value="51.358430486250001" table:formula="of:=[.G31]/[Coremark.$D31]" table:style-name="ce8">
            <text:p>51,36</text:p>
          </table:table-cell>
          <table:table-cell office:value-type="float" office:value="1.0706187237060427" table:formula="of:=[.F31]/[.$F$3]" table:style-name="ce35">
            <text:p>1,07</text:p>
          </table:table-cell>
          <table:table-cell office:value-type="float" office:value="1.02999332340363" table:formula="of:=[.G31]/[.$G$3]" table:style-name="ce35">
            <text:p>1,03</text:p>
          </table:table-cell>
          <table:table-cell table:number-columns-repeated="16373"/>
        </table:table-row>
        <table:table-row table:style-name="ro7">
          <table:table-cell office:value-type="string" table:style-name="ce2">
            <text:p>Xeon 6128</text:p>
          </table:table-cell>
          <table:table-cell office:value-type="string" table:style-name="ce2">
            <text:p>Intel(R) Xeon(R) Gold 6128 CPU @ 3.40GHz (2 CPU)</text:p>
          </table:table-cell>
          <table:table-cell office:value-type="float" office:value="24" table:style-name="ce2">
            <text:p>24</text:p>
          </table:table-cell>
          <table:table-cell office:value-type="float" office:value="3400" table:style-name="ce2">
            <text:p>3400</text:p>
          </table:table-cell>
          <table:table-cell office:value-type="string" table:style-name="ce3">
            <text:p>amd64</text:p>
          </table:table-cell>
          <table:table-cell office:value-type="float" office:value="28210.734184000001" table:style-name="ce53">
            <text:p>28 210,73</text:p>
          </table:table-cell>
          <table:table-cell office:value-type="float" office:value="670625.21830199996" table:style-name="ce53">
            <text:p>670 625,22</text:p>
          </table:table-cell>
          <table:table-cell office:value-type="float" office:value="8.2972747600000005" table:formula="of:=[.F32]/[Coremark.$D32]" table:style-name="ce8">
            <text:p>8,30</text:p>
          </table:table-cell>
          <table:table-cell office:value-type="float" office:value="197.2427112652941" table:formula="of:=[.G32]/[Coremark.$D32]" table:style-name="ce8">
            <text:p>197,24</text:p>
          </table:table-cell>
          <table:table-cell office:value-type="float" office:value="1.2431530197231018" table:formula="of:=[.F32]/[.$F$3]" table:style-name="ce35">
            <text:p>1,24</text:p>
          </table:table-cell>
          <table:table-cell office:value-type="float" office:value="5.60391198044635" table:formula="of:=[.G32]/[.$G$3]" table:style-name="ce35">
            <text:p>5,6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8" draw:style-name="a8" draw:name="Chart 2" svg:x="0.1287in" svg:y="0.06677in" svg:width="6.9937in" svg:height="6.045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1">
            <draw:frame draw:z-index="2" draw:id="id9" draw:style-name="a9" draw:name="Chart 3" svg:x="0.8701in" svg:y="0.09592in" svg:width="6.9906in" svg:height="6.047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49"/>
          <table:table-cell table:number-columns-repeated="2" table:style-name="ce1"/>
          <table:table-cell table:number-columns-repeated="2" table:style-name="ce8"/>
          <table:table-cell table:number-columns-repeated="2" table:style-name="ce35"/>
          <table:table-cell table:number-columns-repeated="16373" table:style-name="ce1"/>
        </table:table-row>
        <table:table-row table:style-name="ro1">
          <table:table-cell table:number-columns-repeated="5" table:style-name="ce2"/>
          <table:table-cell table:number-columns-repeated="2" table:style-name="ce1"/>
          <table:table-cell table:number-columns-repeated="2" table:style-name="ce8"/>
          <table:table-cell table:number-columns-repeated="2" table:style-name="ce35"/>
          <table:table-cell table:number-columns-repeated="16373" table:style-name="ce1"/>
        </table:table-row>
        <table:table-row table:style-name="ro1">
          <table:table-cell table:number-columns-repeated="5" table:style-name="ce49"/>
          <table:table-cell table:number-columns-repeated="2" table:style-name="ce1"/>
          <table:table-cell table:number-columns-repeated="2" table:style-name="ce8"/>
          <table:table-cell table:number-columns-repeated="2" table:style-name="ce35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3"/>
          <table:table-cell table:number-columns-repeated="2" table:style-name="ce35"/>
          <table:table-cell table:number-columns-repeated="2" table:style-name="ce8"/>
          <table:table-cell table:number-columns-repeated="2" table:style-name="ce35"/>
          <table:table-cell table:number-columns-repeated="16373" table:style-name="ce1"/>
        </table:table-row>
        <table:table-row table:style-name="ro1">
          <table:table-cell table:number-columns-repeated="5" table:style-name="ce50"/>
          <table:table-cell table:number-columns-repeated="2" table:style-name="ce35"/>
          <table:table-cell table:number-columns-repeated="2" table:style-name="ce8"/>
          <table:table-cell table:number-columns-repeated="2" table:style-name="ce35"/>
          <table:table-cell table:number-columns-repeated="16373" table:style-name="ce1"/>
        </table:table-row>
        <table:table-row table:style-name="ro1">
          <table:table-cell table:number-columns-repeated="5" table:style-name="ce3"/>
          <table:table-cell table:number-columns-repeated="2" table:style-name="ce35"/>
          <table:table-cell table:number-columns-repeated="2" table:style-name="ce8"/>
          <table:table-cell table:number-columns-repeated="2" table:style-name="ce35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number-columns-repeated="2" table:style-name="ce14"/>
          <table:table-cell table:number-columns-repeated="5" table:style-name="ce1"/>
          <table:table-cell table:number-columns-repeated="4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5" table:style-name="ce1"/>
          <table:table-cell table:number-columns-repeated="2" table:style-name="ce14"/>
          <table:table-cell table:number-columns-repeated="5"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67"/>
        </table:table-row>
        <table:table-row table:number-rows-repeated="4" table:style-name="ro1">
          <table:table-cell table:number-columns-repeated="5"/>
          <table:table-cell table:number-columns-repeated="2" table:style-name="ce14"/>
          <table:table-cell table:number-columns-repeated="5" table:style-name="ce1"/>
          <table:table-cell table:style-name="ce4"/>
          <table:table-cell table:number-columns-repeated="3" table:style-name="ce1"/>
          <table:table-cell table:style-name="ce3"/>
          <table:table-cell table:number-columns-repeated="16367"/>
        </table:table-row>
        <table:table-row table:style-name="ro1">
          <table:table-cell table:number-columns-repeated="5"/>
          <table:table-cell table:number-columns-repeated="7" table:style-name="ce1"/>
          <table:table-cell table:style-name="ce4"/>
          <table:table-cell table:number-columns-repeated="3" table:style-name="ce1"/>
          <table:table-cell table:style-name="ce3"/>
          <table:table-cell table:number-columns-repeated="16367"/>
        </table:table-row>
        <table:table-row table:number-rows-repeated="3" table:style-name="ro1">
          <table:table-cell table:number-columns-repeated="5"/>
          <table:table-cell table:number-columns-repeated="7"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67"/>
        </table:table-row>
        <table:table-row table:number-rows-repeated="8" table:style-name="ro1">
          <table:table-cell table:number-columns-repeated="5"/>
          <table:table-cell table:number-columns-repeated="7" table:style-name="ce1"/>
          <table:table-cell table:style-name="ce4"/>
          <table:table-cell table:number-columns-repeated="16371" table:style-name="ce1"/>
        </table:table-row>
        <table:table-row table:number-rows-repeated="2" table:style-name="ro1">
          <table:table-cell table:number-columns-repeated="12"/>
          <table:table-cell table:style-name="ce4"/>
          <table:table-cell table:number-columns-repeated="16371"/>
        </table:table-row>
        <table:table-row table:style-name="ro1">
          <table:table-cell table:style-name="ce1">
            <draw:frame draw:z-index="3" draw:id="id10" draw:style-name="a10" draw:name="Chart 4" svg:x="0in" svg:y="0.0004in" svg:width="6.9937in" svg:height="6.0457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4" draw:id="id11" draw:style-name="a11" draw:name="Chart 5" svg:x="0.74338in" svg:y="0.03788in" svg:width="6.9906in" svg:height="6.0457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4"/>
          <table:table-cell table:number-columns-repeated="16371"/>
        </table:table-row>
        <table:table-row table:number-rows-repeated="3" table:style-name="ro1">
          <table:table-cell table:number-columns-repeated="12"/>
          <table:table-cell table:style-name="ce4"/>
          <table:table-cell table:number-columns-repeated="16371"/>
        </table:table-row>
        <table:table-row table:style-name="ro1">
          <table:table-cell table:number-columns-repeated="12"/>
          <table:table-cell table:style-name="ce5"/>
          <table:table-cell table:number-columns-repeated="16371"/>
        </table:table-row>
        <table:table-row table:number-rows-repeated="2" table:style-name="ro1">
          <table:table-cell table:number-columns-repeated="12"/>
          <table:table-cell table:style-name="ce4"/>
          <table:table-cell table:number-columns-repeated="16371"/>
        </table:table-row>
        <table:table-row table:number-rows-repeated="25" table:style-name="ro1">
          <table:table-cell table:number-columns-repeated="16384"/>
        </table:table-row>
        <table:table-row table:style-name="ro1">
          <table:table-cell table:style-name="ce1">
            <draw:frame draw:z-index="5" draw:id="id12" draw:style-name="a12" draw:name="Chart 6" svg:x="0in" svg:y="0in" svg:width="6.9937in" svg:height="6.0457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6" draw:id="id13" draw:style-name="a13" draw:name="Chart 7" svg:x="0.74338in" svg:y="0.03748in" svg:width="6.9906in" svg:height="6.045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32" table:style-name="ro1">
          <table:table-cell table:number-columns-repeated="16384"/>
        </table:table-row>
        <table:table-row table:style-name="ro1">
          <table:table-cell table:style-name="ce1">
            <draw:frame draw:z-index="7" draw:id="id14" draw:style-name="a14" draw:name="Chart 8" svg:x="0in" svg:y="0.0004in" svg:width="6.9937in" svg:height="6.045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8" draw:id="id15" draw:style-name="a15" draw:name="Chart 9" svg:x="0.74338in" svg:y="0.03788in" svg:width="6.9906in" svg:height="6.0457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444" table:style-name="ro1">
          <table:table-cell table:number-columns-repeated="16384"/>
        </table:table-row>
      </table:table>
      <table:table table:name="LLoops" table:style-name="ta1">
        <table:table-column table:style-name="co5" table:default-cell-style-name="ce1"/>
        <table:table-column table:style-name="co6" table:number-columns-repeated="63" table:default-cell-style-name="ce1"/>
        <table:table-column table:style-name="co7" table:number-columns-repeated="16320" table:default-cell-style-name="ce1"/>
        <table:table-row table:number-rows-repeated="1048576" table:style-name="ro1">
          <table:table-cell table:number-columns-repeated="16384"/>
        </table:table-row>
      </table:table>
      <table:table table:name="Linpack" table:style-name="ta1">
        <table:table-column table:style-name="co35" table:default-cell-style-name="ce1"/>
        <table:table-column table:style-name="co5" table:default-cell-style-name="ce1"/>
        <table:table-column table:style-name="co36" table:default-cell-style-name="ce1"/>
        <table:table-column table:style-name="co5" table:number-columns-repeated="3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37" table:default-cell-style-name="ce1"/>
        <table:table-column table:style-name="co16" table:default-cell-style-name="ce1"/>
        <table:table-column table:style-name="co5" table:number-columns-repeated="3" table:default-cell-style-name="ce1"/>
        <table:table-column table:style-name="co6" table:number-columns-repeated="4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LINPACK DP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float" office:value="4302.8900000000003" table:style-name="ce9">
            <text:p>4 302,89</text:p>
          </table:table-cell>
          <table:table-cell table:number-columns-repeated="3" table:style-name="ce1"/>
          <table:table-cell office:value-type="float" office:value="0.67332608695652174" table:formula="of:=[.F8]" table:style-name="ce14">
            <text:p>0,6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14"/>
          <table:table-cell table:number-columns-repeated="3" table:style-name="ce1"/>
          <table:table-cell table:style-name="ce14"/>
          <table:table-cell table:number-columns-repeated="16378" table:style-name="ce1"/>
        </table:table-row>
        <table:table-row table:style-name="ro7">
          <table:table-cell office:value-type="string" table:style-name="ce2">
            <text:p>Platform</text:p>
          </table:table-cell>
          <table:table-cell office:value-type="string" table:style-name="ce4">
            <text:p>Linpack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Cores</text:p>
          </table:table-cell>
          <table:table-cell office:value-type="string" table:style-name="ce2">
            <text:p>Frequency (MHz)</text:p>
          </table:table-cell>
          <table:table-cell office:value-type="string" table:style-name="ce2">
            <text:p>Per MHz</text:p>
          </table:table-cell>
          <table:table-cell office:value-type="string" table:style-name="ce2">
            <text:p>Relative</text:p>
          </table:table-cell>
          <table:table-cell office:value-type="string" table:style-name="ce2">
            <text:p>Relative (MHz)</text:p>
          </table:table-cell>
          <table:table-cell office:value-type="string" table:style-name="ce2">
            <text:p>Architecture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AMD A6-3650</text:p>
          </table:table-cell>
          <table:table-cell office:value-type="float" office:value="1750.03" table:style-name="ce9">
            <text:p>1 750,03</text:p>
          </table:table-cell>
          <table:table-cell office:value-type="string" table:style-name="ce4">
            <text:p>AMD A6-3650 APU with Radeon(tm) HD Graphics</text:p>
          </table:table-cell>
          <table:table-cell office:value-type="float" office:value="4" table:style-name="ce4">
            <text:p>4</text:p>
          </table:table-cell>
          <table:table-cell office:value-type="float" office:value="2600" table:style-name="ce4">
            <text:p>2600</text:p>
          </table:table-cell>
          <table:table-cell office:value-type="float" office:value="0.67308846153846158" table:formula="of:=[.B6]/[.E6]" table:style-name="ce47">
            <text:p>0,67</text:p>
          </table:table-cell>
          <table:table-cell office:value-type="float" office:value="0.40671037372556579" table:formula="of:=[.B6]/[.$B$3]" table:style-name="ce47">
            <text:p>0,41</text:p>
          </table:table-cell>
          <table:table-cell office:value-type="float" office:value="0.99964708716524819" table:formula="of:=[.F6]/[.$F$3]" table:style-name="ce47">
            <text:p>1,00</text:p>
          </table:table-cell>
          <table:table-cell office:value-type="string" table:style-name="ce3">
            <text:p>amd64</text:p>
          </table:table-cell>
          <table:table-cell table:style-name="ce1"/>
          <table:table-cell table:number-columns-repeated="4" table:style-name="ce2"/>
          <table:table-cell table:style-name="ce3"/>
          <table:table-cell table:number-columns-repeated="16369"/>
        </table:table-row>
        <table:table-row table:style-name="ro2">
          <table:table-cell office:value-type="string" table:style-name="ce4">
            <text:p>Atom Z8350</text:p>
          </table:table-cell>
          <table:table-cell office:value-type="float" office:value="1021.44" table:style-name="ce9">
            <text:p>1 021,44</text:p>
          </table:table-cell>
          <table:table-cell office:value-type="string" table:style-name="ce2">
            <text:p>Intel(R) Atom(TM) x5-Z8350 CPU @ 1.44GHz</text:p>
          </table:table-cell>
          <table:table-cell office:value-type="float" office:value="4" table:style-name="ce4">
            <text:p>4</text:p>
          </table:table-cell>
          <table:table-cell office:value-type="float" office:value="1440" table:style-name="ce4">
            <text:p>1440</text:p>
          </table:table-cell>
          <table:table-cell office:value-type="float" office:value="0.70933333333333337" table:formula="of:=[.B7]/[.E7]" table:style-name="ce47">
            <text:p>0,71</text:p>
          </table:table-cell>
          <table:table-cell office:value-type="float" office:value="0.23738464148514138" table:formula="of:=[.B7]/[.$B$3]" table:style-name="ce47">
            <text:p>0,24</text:p>
          </table:table-cell>
          <table:table-cell office:value-type="float" office:value="1.0534766839935858" table:formula="of:=[.F7]/[.$F$3]" table:style-name="ce47">
            <text:p>1,05</text:p>
          </table:table-cell>
          <table:table-cell office:value-type="string" table:style-name="ce3">
            <text:p>amd64</text:p>
          </table:table-cell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69"/>
        </table:table-row>
        <table:table-row table:style-name="ro2">
          <table:table-cell office:value-type="string" table:style-name="ce4">
            <text:p>AWS Graviton</text:p>
          </table:table-cell>
          <table:table-cell office:value-type="float" office:value="1548.65" table:style-name="ce9">
            <text:p>1 548,65</text:p>
          </table:table-cell>
          <table:table-cell office:value-type="string" table:style-name="ce2">
            <text:p>Alpine AL73400</text:p>
          </table:table-cell>
          <table:table-cell office:value-type="float" office:value="16" table:style-name="ce4">
            <text:p>16</text:p>
          </table:table-cell>
          <table:table-cell office:value-type="float" office:value="2300" table:style-name="ce4">
            <text:p>2300</text:p>
          </table:table-cell>
          <table:table-cell office:value-type="float" office:value="0.67332608695652174" table:formula="of:=[.B8]/[.E8]" table:style-name="ce47">
            <text:p>0,67</text:p>
          </table:table-cell>
          <table:table-cell office:value-type="float" office:value="0.35990927028113662" table:formula="of:=[.B8]/[.$B$3]" table:style-name="ce47">
            <text:p>0,36</text:p>
          </table:table-cell>
          <table:table-cell office:value-type="float" office:value="1" table:formula="of:=[.F8]/[.$F$3]" table:style-name="ce47">
            <text:p>1,00</text:p>
          </table:table-cell>
          <table:table-cell office:value-type="string" table:style-name="ce1">
            <text:p>aarch64</text:p>
          </table:table-cell>
          <table:table-cell table:style-name="ce1"/>
          <table:table-cell table:style-name="ce4"/>
          <table:table-cell table:number-columns-repeated="3" table:style-name="ce1"/>
          <table:table-cell table:style-name="ce3"/>
          <table:table-cell table:number-columns-repeated="16369"/>
        </table:table-row>
        <table:table-row table:style-name="ro2">
          <table:table-cell office:value-type="string" table:style-name="ce4">
            <text:p>Baikal T1 BFK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Baikal-T1 (MIPS P5600 V3.0)</text:p>
          </table:table-cell>
          <table:table-cell office:value-type="float" office:value="2" table:style-name="ce4">
            <text:p>2</text:p>
          </table:table-cell>
          <table:table-cell office:value-type="float" office:value="1200" table:style-name="ce4">
            <text:p>1200</text:p>
          </table:table-cell>
          <table:table-cell office:value-type="float" office:value="0" table:formula="of:=[.B9]/[.E9]" table:style-name="ce47">
            <text:p>0,00</text:p>
          </table:table-cell>
          <table:table-cell office:value-type="float" office:value="0" table:formula="of:=[.B9]/[.$B$3]" table:style-name="ce47">
            <text:p>0,00</text:p>
          </table:table-cell>
          <table:table-cell office:value-type="float" office:value="0" table:formula="of:=[.F9]/[.$F$3]" table:style-name="ce47">
            <text:p>0,00</text:p>
          </table:table-cell>
          <table:table-cell office:value-type="string" table:style-name="ce1">
            <text:p>mips</text:p>
          </table:table-cell>
          <table:table-cell table:style-name="ce1"/>
          <table:table-cell table:style-name="ce4"/>
          <table:table-cell table:number-columns-repeated="3" table:style-name="ce1"/>
          <table:table-cell table:style-name="ce3"/>
          <table:table-cell table:number-columns-repeated="16369"/>
        </table:table-row>
        <table:table-row table:style-name="ro2">
          <table:table-cell office:value-type="string" table:style-name="ce4">
            <text:p>Core 2 Duo T9400</text:p>
          </table:table-cell>
          <table:table-cell office:value-type="float" office:value="1816.02" table:style-name="ce9">
            <text:p>1 816,02</text:p>
          </table:table-cell>
          <table:table-cell office:value-type="string" table:style-name="ce4">
            <text:p>Intel(R) Core(TM) 2 Duo CPU <text:s text:c="4"/>T9400 <text:s/>@ 2.53GHz</text:p>
          </table:table-cell>
          <table:table-cell office:value-type="float" office:value="2" table:style-name="ce4">
            <text:p>2</text:p>
          </table:table-cell>
          <table:table-cell office:value-type="float" office:value="2530" table:style-name="ce4">
            <text:p>2530</text:p>
          </table:table-cell>
          <table:table-cell office:value-type="float" office:value="0.71779446640316202" table:formula="of:=[.B10]/[.E10]" table:style-name="ce47">
            <text:p>0,72</text:p>
          </table:table-cell>
          <table:table-cell office:value-type="float" office:value="0.42204657799757833" table:formula="of:=[.B10]/[.$B$3]" table:style-name="ce47">
            <text:p>0,42</text:p>
          </table:table-cell>
          <table:table-cell office:value-type="float" office:value="1.0660428584426904" table:formula="of:=[.F10]/[.$F$3]" table:style-name="ce47">
            <text:p>1,07</text:p>
          </table:table-cell>
          <table:table-cell office:value-type="string" table:style-name="ce3">
            <text:p>amd64</text:p>
          </table:table-cell>
          <table:table-cell table:style-name="ce1"/>
          <table:table-cell table:style-name="ce4"/>
          <table:table-cell table:number-columns-repeated="3" table:style-name="ce1"/>
          <table:table-cell table:style-name="ce3"/>
          <table:table-cell table:number-columns-repeated="16369"/>
        </table:table-row>
        <table:table-row table:style-name="ro2">
          <table:table-cell office:value-type="string" table:style-name="ce4">
            <text:p>Core i3-m330</text:p>
          </table:table-cell>
          <table:table-cell office:value-type="float" office:value="2155.62" table:style-name="ce9">
            <text:p>2 155,62</text:p>
          </table:table-cell>
          <table:table-cell office:value-type="string" table:style-name="ce4">
            <text:p>Intel(R) Core(TM) i3 CPU <text:s text:c="6"/>M 330 <text:s/>@ 2.13GHz</text:p>
          </table:table-cell>
          <table:table-cell office:value-type="float" office:value="4" table:style-name="ce4">
            <text:p>4</text:p>
          </table:table-cell>
          <table:table-cell office:value-type="float" office:value="2133" table:style-name="ce4">
            <text:p>2133</text:p>
          </table:table-cell>
          <table:table-cell office:value-type="float" office:value="1.0106047819971871" table:formula="of:=[.B11]/[.E11]" table:style-name="ce47">
            <text:p>1,01</text:p>
          </table:table-cell>
          <table:table-cell office:value-type="float" office:value="0.50097027811540606" table:formula="of:=[.B11]/[.$B$3]" table:style-name="ce47">
            <text:p>0,50</text:p>
          </table:table-cell>
          <table:table-cell office:value-type="float" office:value="1.5009143438436898" table:formula="of:=[.F11]/[.$F$3]" table:style-name="ce47">
            <text:p>1,50</text:p>
          </table:table-cell>
          <table:table-cell office:value-type="string" table:style-name="ce3">
            <text:p>amd64</text:p>
          </table:table-cell>
          <table:table-cell table:style-name="ce1"/>
          <table:table-cell table:style-name="ce4"/>
          <table:table-cell table:number-columns-repeated="3" table:style-name="ce1"/>
          <table:table-cell table:style-name="ce3"/>
          <table:table-cell table:number-columns-repeated="16369"/>
        </table:table-row>
        <table:table-row table:style-name="ro2">
          <table:table-cell office:value-type="string" table:style-name="ce4">
            <text:p>Core i7-2600</text:p>
          </table:table-cell>
          <table:table-cell office:value-type="float" office:value="4302.8900000000003" table:style-name="ce9">
            <text:p>4 302,89</text:p>
          </table:table-cell>
          <table:table-cell office:value-type="string" table:style-name="ce4">
            <text:p>Intel(R) Core(TM) i7-2600 CPU @ 3.40GHz</text:p>
          </table:table-cell>
          <table:table-cell office:value-type="float" office:value="8" table:style-name="ce4">
            <text:p>8</text:p>
          </table:table-cell>
          <table:table-cell office:value-type="float" office:value="3400" table:style-name="ce4">
            <text:p>3400</text:p>
          </table:table-cell>
          <table:table-cell office:value-type="float" office:value="1.2655558823529414" table:formula="of:=[.B12]/[.E12]" table:style-name="ce47">
            <text:p>1,27</text:p>
          </table:table-cell>
          <table:table-cell office:value-type="float" office:value="1" table:formula="of:=[.B12]/[.$B$3]" table:style-name="ce47">
            <text:p>1,00</text:p>
          </table:table-cell>
          <table:table-cell office:value-type="float" office:value="1.8795586668464568" table:formula="of:=[.F12]/[.$F$3]" table:style-name="ce47">
            <text:p>1,88</text:p>
          </table:table-cell>
          <table:table-cell office:value-type="string" table:style-name="ce3">
            <text:p>amd64</text:p>
          </table:table-cell>
          <table:table-cell table:style-name="ce1"/>
          <table:table-cell table:style-name="ce4"/>
          <table:table-cell table:number-columns-repeated="3" table:style-name="ce1"/>
          <table:table-cell table:style-name="ce3"/>
          <table:table-cell table:number-columns-repeated="16369"/>
        </table:table-row>
        <table:table-row table:style-name="ro2">
          <table:table-cell office:value-type="string" table:style-name="ce49">
            <text:p>Core i7-4700MQ</text:p>
          </table:table-cell>
          <table:table-cell office:value-type="float" office:value="4915.84" table:style-name="ce9">
            <text:p>4 915,84</text:p>
          </table:table-cell>
          <table:table-cell office:value-type="string" table:style-name="ce2">
            <text:p>Intel(R) Core(TM) i7-4700MQ CPU @ 2.40GHz</text:p>
          </table:table-cell>
          <table:table-cell office:value-type="float" office:value="8" table:style-name="ce2">
            <text:p>8</text:p>
          </table:table-cell>
          <table:table-cell office:value-type="float" office:value="2400" table:style-name="ce2">
            <text:p>2400</text:p>
          </table:table-cell>
          <table:table-cell office:value-type="float" office:value="2.0482666666666667" table:formula="of:=[.B13]/[.E13]" table:style-name="ce47">
            <text:p>2,05</text:p>
          </table:table-cell>
          <table:table-cell office:value-type="float" office:value="1.1424507714582524" table:formula="of:=[.B13]/[.$B$3]" table:style-name="ce47">
            <text:p>1,14</text:p>
          </table:table-cell>
          <table:table-cell office:value-type="float" office:value="3.0420129359980197" table:formula="of:=[.F13]/[.$F$3]" table:style-name="ce47">
            <text:p>3,04</text:p>
          </table:table-cell>
          <table:table-cell office:value-type="string" table:style-name="ce3">
            <text:p>amd64</text:p>
          </table:table-cell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69"/>
        </table:table-row>
        <table:table-row table:style-name="ro2">
          <table:table-cell office:value-type="string" table:style-name="ce4">
            <text:p>E16C-APPROX*</text:p>
          </table:table-cell>
          <table:table-cell office:value-type="float" office:value="1675.4153846153799" table:style-name="ce9">
            <text:p>1 675,42</text:p>
          </table:table-cell>
          <table:table-cell office:value-type="string" table:style-name="ce4">
            <text:p>Elbrus 16</text:p>
          </table:table-cell>
          <table:table-cell office:value-type="float" office:value="16" table:style-name="ce4">
            <text:p>16</text:p>
          </table:table-cell>
          <table:table-cell office:value-type="float" office:value="2000" table:style-name="ce4">
            <text:p>2000</text:p>
          </table:table-cell>
          <table:table-cell office:value-type="float" office:value="0.83770769230768993" table:formula="of:=[.B14]/[.E14]" table:style-name="ce47">
            <text:p>0,84</text:p>
          </table:table-cell>
          <table:table-cell office:value-type="float" office:value="0.38936979207355515" table:formula="of:=[.B14]/[.$B$3]" table:style-name="ce47">
            <text:p>0,39</text:p>
          </table:table-cell>
          <table:table-cell office:value-type="float" office:value="1.2441337244100905" table:formula="of:=[.F14]/[.$F$3]" table:style-name="ce47">
            <text:p>1,24</text:p>
          </table:table-cell>
          <table:table-cell office:value-type="string" table:style-name="ce1">
            <text:p>e2k</text:p>
          </table:table-cell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69"/>
        </table:table-row>
        <table:table-row table:style-name="ro2">
          <table:table-cell office:value-type="string" table:style-name="ce4">
            <text:p>E2S-EL2S4</text:p>
          </table:table-cell>
          <table:table-cell office:value-type="float" office:value="632.51" table:style-name="ce9">
            <text:p>632,51</text:p>
          </table:table-cell>
          <table:table-cell office:value-type="string" table:style-name="ce3">
            <text:p>Elbrus 4C [EL2S4<text:span text:style-name="T3">] (4 CPU)</text:span></text:p>
          </table:table-cell>
          <table:table-cell office:value-type="float" office:value="16" table:style-name="ce4">
            <text:p>16</text:p>
          </table:table-cell>
          <table:table-cell office:value-type="float" office:value="750" table:style-name="ce4">
            <text:p>750</text:p>
          </table:table-cell>
          <table:table-cell office:value-type="float" office:value="0.84334666666666669" table:formula="of:=[.B15]/[.E15]" table:style-name="ce47">
            <text:p>0,84</text:p>
          </table:table-cell>
          <table:table-cell office:value-type="float" office:value="0.14699655347917329" table:formula="of:=[.B15]/[.$B$3]" table:style-name="ce47">
            <text:p>0,15</text:p>
          </table:table-cell>
          <table:table-cell office:value-type="float" office:value="1.2525085289338025" table:formula="of:=[.F15]/[.$F$3]" table:style-name="ce47">
            <text:p>1,25</text:p>
          </table:table-cell>
          <table:table-cell office:value-type="string" table:style-name="ce1">
            <text:p>e2k</text:p>
          </table:table-cell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69"/>
        </table:table-row>
        <table:table-row table:style-name="ro2">
          <table:table-cell office:value-type="string" table:style-name="ce11">
            <text:p>E2S-PC401</text:p>
          </table:table-cell>
          <table:table-cell office:value-type="float" office:value="674.67733333333297" table:style-name="ce9">
            <text:p>674,68</text:p>
          </table:table-cell>
          <table:table-cell office:value-type="string" table:style-name="ce4">
            <text:p>Elbrus 4C [E2S] (pc401)</text:p>
          </table:table-cell>
          <table:table-cell office:value-type="float" office:value="4" table:style-name="ce4">
            <text:p>4</text:p>
          </table:table-cell>
          <table:table-cell office:value-type="float" office:value="800" table:style-name="ce4">
            <text:p>800</text:p>
          </table:table-cell>
          <table:table-cell office:value-type="float" office:value="0.84334666666666624" table:formula="of:=[.B16]/[.E16]" table:style-name="ce47">
            <text:p>0,84</text:p>
          </table:table-cell>
          <table:table-cell office:value-type="float" office:value="0.1567963237111181" table:formula="of:=[.B16]/[.$B$3]" table:style-name="ce47">
            <text:p>0,16</text:p>
          </table:table-cell>
          <table:table-cell office:value-type="float" office:value="1.2525085289338018" table:formula="of:=[.F16]/[.$F$3]" table:style-name="ce47">
            <text:p>1,25</text:p>
          </table:table-cell>
          <table:table-cell office:value-type="string" table:style-name="ce1">
            <text:p>e2k</text:p>
          </table:table-cell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69"/>
        </table:table-row>
        <table:table-row table:style-name="ro2">
          <table:table-cell office:value-type="string" table:style-name="ce4">
            <text:p>E8C2</text:p>
          </table:table-cell>
          <table:table-cell office:value-type="float" office:value="1257.2375" table:style-name="ce9">
            <text:p>1 257,24</text:p>
          </table:table-cell>
          <table:table-cell office:value-type="string" table:style-name="ce4">
            <text:p>Elbrus 8C2 (E8C2)</text:p>
          </table:table-cell>
          <table:table-cell office:value-type="float" office:value="8" table:style-name="ce4">
            <text:p>8</text:p>
          </table:table-cell>
          <table:table-cell office:value-type="float" office:value="1500" table:style-name="ce4">
            <text:p>1500</text:p>
          </table:table-cell>
          <table:table-cell office:value-type="float" office:value="0.83815833333333334" table:formula="of:=[.B17]/[.E17]" table:style-name="ce47">
            <text:p>0,84</text:p>
          </table:table-cell>
          <table:table-cell office:value-type="float" office:value="0.29218443883064632" table:formula="of:=[.B17]/[.$B$3]" table:style-name="ce47">
            <text:p>0,29</text:p>
          </table:table-cell>
          <table:table-cell office:value-type="float" office:value="1.2448030004627686" table:formula="of:=[.F17]/[.$F$3]" table:style-name="ce47">
            <text:p>1,24</text:p>
          </table:table-cell>
          <table:table-cell office:value-type="string" table:style-name="ce1">
            <text:p>e2k</text:p>
          </table:table-cell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69"/>
        </table:table-row>
        <table:table-row table:style-name="ro2">
          <table:table-cell office:value-type="string" table:style-name="ce4">
            <text:p>E8C2-1200</text:p>
          </table:table-cell>
          <table:table-cell office:value-type="float" office:value="1005.79" table:style-name="ce9">
            <text:p>1 005,79</text:p>
          </table:table-cell>
          <table:table-cell office:value-type="string" table:style-name="ce4">
            <text:p>Elbrus 8C2 (Broken 8MB Cache 1.2 GHz)</text:p>
          </table:table-cell>
          <table:table-cell office:value-type="float" office:value="8" table:style-name="ce4">
            <text:p>8</text:p>
          </table:table-cell>
          <table:table-cell office:value-type="float" office:value="1200" table:style-name="ce4">
            <text:p>1200</text:p>
          </table:table-cell>
          <table:table-cell office:value-type="float" office:value="0.83815833333333334" table:formula="of:=[.B18]/[.E18]" table:style-name="ce47">
            <text:p>0,84</text:p>
          </table:table-cell>
          <table:table-cell office:value-type="float" office:value="0.23374755106451708" table:formula="of:=[.B18]/[.$B$3]" table:style-name="ce47">
            <text:p>0,23</text:p>
          </table:table-cell>
          <table:table-cell office:value-type="float" office:value="1.2448030004627686" table:formula="of:=[.F18]/[.$F$3]" table:style-name="ce47">
            <text:p>1,24</text:p>
          </table:table-cell>
          <table:table-cell office:value-type="string" table:style-name="ce1">
            <text:p>e2k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4">
            <text:p>E8C2-1550</text:p>
          </table:table-cell>
          <table:table-cell office:value-type="float" office:value="1269.79" table:style-name="ce9">
            <text:p>1 269,79</text:p>
          </table:table-cell>
          <table:table-cell office:value-type="string" table:style-name="ce4">
            <text:p>Elbrus 8C2 (E8C2 1550 MHz)</text:p>
          </table:table-cell>
          <table:table-cell office:value-type="float" office:value="8" table:style-name="ce4">
            <text:p>8</text:p>
          </table:table-cell>
          <table:table-cell office:value-type="float" office:value="1550" table:style-name="ce4">
            <text:p>1550</text:p>
          </table:table-cell>
          <table:table-cell office:value-type="float" office:value="0.81921935483870967" table:formula="of:=[.B19]/[.E19]" table:style-name="ce47">
            <text:p>0,82</text:p>
          </table:table-cell>
          <table:table-cell office:value-type="float" office:value="0.29510166423031958" table:formula="of:=[.B19]/[.$B$3]" table:style-name="ce47">
            <text:p>0,30</text:p>
          </table:table-cell>
          <table:table-cell office:value-type="float" office:value="1.216675501972061" table:formula="of:=[.F19]/[.$F$3]" table:style-name="ce47">
            <text:p>1,22</text:p>
          </table:table-cell>
          <table:table-cell office:value-type="string" table:style-name="ce1">
            <text:p>e2k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4">
            <text:p>E8C-E8C4</text:p>
          </table:table-cell>
          <table:table-cell office:value-type="float" office:value="1089.02" table:style-name="ce9">
            <text:p>1 089,02</text:p>
          </table:table-cell>
          <table:table-cell office:value-type="string" table:style-name="ce4">
            <text:p>Elbrus 8C (4 CPU)</text:p>
          </table:table-cell>
          <table:table-cell office:value-type="float" office:value="32" table:style-name="ce4">
            <text:p>32</text:p>
          </table:table-cell>
          <table:table-cell office:value-type="float" office:value="1300" table:style-name="ce4">
            <text:p>1300</text:p>
          </table:table-cell>
          <table:table-cell office:value-type="float" office:value="0.83770769230769226" table:formula="of:=[.B20]/[.E20]" table:style-name="ce47">
            <text:p>0,84</text:p>
          </table:table-cell>
          <table:table-cell office:value-type="float" office:value="0.25309036484781156" table:formula="of:=[.B20]/[.$B$3]" table:style-name="ce47">
            <text:p>0,25</text:p>
          </table:table-cell>
          <table:table-cell office:value-type="float" office:value="1.2441337244100941" table:formula="of:=[.F20]/[.$F$3]" table:style-name="ce47">
            <text:p>1,24</text:p>
          </table:table-cell>
          <table:table-cell office:value-type="string" table:style-name="ce1">
            <text:p>e2k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E8C-SWTX</text:p>
          </table:table-cell>
          <table:table-cell office:value-type="float" office:value="1075.27" table:style-name="ce9">
            <text:p>1 075,27</text:p>
          </table:table-cell>
          <table:table-cell office:value-type="string" table:style-name="ce4">
            <text:p>Elbrus 8C (E8C-SWTX)</text:p>
          </table:table-cell>
          <table:table-cell office:value-type="float" office:value="8" table:style-name="ce4">
            <text:p>8</text:p>
          </table:table-cell>
          <table:table-cell office:value-type="float" office:value="1300" table:style-name="ce4">
            <text:p>1300</text:p>
          </table:table-cell>
          <table:table-cell office:value-type="float" office:value="0.82713076923076922" table:formula="of:=[.B21]/[.E21]" table:style-name="ce47">
            <text:p>0,83</text:p>
          </table:table-cell>
          <table:table-cell office:value-type="float" office:value="0.24989483812042601" table:formula="of:=[.B21]/[.$B$3]" table:style-name="ce47">
            <text:p>0,25</text:p>
          </table:table-cell>
          <table:table-cell office:value-type="float" office:value="1.2284252537569942" table:formula="of:=[.F21]/[.$F$3]" table:style-name="ce47">
            <text:p>1,23</text:p>
          </table:table-cell>
          <table:table-cell office:value-type="string" table:style-name="ce1">
            <text:p>e2k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4">
            <text:p>MBE1C-PC</text:p>
          </table:table-cell>
          <table:table-cell office:value-type="float" office:value="814.76" table:style-name="ce9">
            <text:p>814,76</text:p>
          </table:table-cell>
          <table:table-cell office:value-type="string" table:style-name="ce4">
            <text:p>Elbrus 1C+ (MBE1C-PC)</text:p>
          </table:table-cell>
          <table:table-cell office:value-type="float" office:value="1" table:style-name="ce4">
            <text:p>1</text:p>
          </table:table-cell>
          <table:table-cell office:value-type="float" office:value="985" table:style-name="ce4">
            <text:p>985</text:p>
          </table:table-cell>
          <table:table-cell office:value-type="float" office:value="0.82716751269035527" table:formula="of:=[.B22]/[.E22]" table:style-name="ce47">
            <text:p>0,83</text:p>
          </table:table-cell>
          <table:table-cell office:value-type="float" office:value="0.18935180773851989" table:formula="of:=[.B22]/[.$B$3]" table:style-name="ce47">
            <text:p>0,19</text:p>
          </table:table-cell>
          <table:table-cell office:value-type="float" office:value="1.2284798238387094" table:formula="of:=[.F22]/[.$F$3]" table:style-name="ce47">
            <text:p>1,23</text:p>
          </table:table-cell>
          <table:table-cell office:value-type="string" table:style-name="ce1">
            <text:p>e2k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4">
            <text:p>Odroid N2</text:p>
          </table:table-cell>
          <table:table-cell office:value-type="float" office:value="845.09" table:style-name="ce9">
            <text:p>845,09</text:p>
          </table:table-cell>
          <table:table-cell office:value-type="string" table:style-name="ce2">
            <text:p>Amlogic S922X</text:p>
          </table:table-cell>
          <table:table-cell office:value-type="float" office:value="6" table:style-name="ce4">
            <text:p>6</text:p>
          </table:table-cell>
          <table:table-cell office:value-type="float" office:value="1800" table:style-name="ce4">
            <text:p>1800</text:p>
          </table:table-cell>
          <table:table-cell office:value-type="float" office:value="0.46949444444444444" table:formula="of:=[.B23]/[.E23]" table:style-name="ce47">
            <text:p>0,47</text:p>
          </table:table-cell>
          <table:table-cell office:value-type="float" office:value="0.19640055869427292" table:formula="of:=[.B23]/[.$B$3]" table:style-name="ce47">
            <text:p>0,20</text:p>
          </table:table-cell>
          <table:table-cell office:value-type="float" office:value="0.69727648094935735" table:formula="of:=[.F23]/[.$F$3]" table:style-name="ce47">
            <text:p>0,70</text:p>
          </table:table-cell>
          <table:table-cell office:value-type="string" table:style-name="ce1">
            <text:p>aarch64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4">
            <text:p>Odroid X2</text:p>
          </table:table-cell>
          <table:table-cell office:value-type="float" office:value="268.73" table:style-name="ce9">
            <text:p>268,73</text:p>
          </table:table-cell>
          <table:table-cell office:value-type="string" table:style-name="ce3">
            <text:p>Samsung Exynos 4412<text:span text:style-name="T3"><text:s/>(armv7l)</text:span></text:p>
          </table:table-cell>
          <table:table-cell office:value-type="float" office:value="4" table:style-name="ce4">
            <text:p>4</text:p>
          </table:table-cell>
          <table:table-cell office:value-type="float" office:value="1700" table:style-name="ce4">
            <text:p>1700</text:p>
          </table:table-cell>
          <table:table-cell office:value-type="float" office:value="0.15807647058823532" table:formula="of:=[.B24]/[.E24]" table:style-name="ce47">
            <text:p>0,16</text:p>
          </table:table-cell>
          <table:table-cell office:value-type="float" office:value="6.2453374360023149E-2" table:formula="of:=[.B24]/[.$B$3]" table:style-name="ce47">
            <text:p>0,06</text:p>
          </table:table-cell>
          <table:table-cell office:value-type="float" office:value="0.23476956210437558" table:formula="of:=[.F24]/[.$F$3]" table:style-name="ce47">
            <text:p>0,23</text:p>
          </table:table-cell>
          <table:table-cell office:value-type="string" table:style-name="ce1">
            <text:p>arm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4">
            <text:p>Orange Pi PC2</text:p>
          </table:table-cell>
          <table:table-cell office:value-type="float" office:value="163.44" table:style-name="ce9">
            <text:p>163,44</text:p>
          </table:table-cell>
          <table:table-cell office:value-type="string" table:style-name="ce4">
            <text:p>Allwinner H5 (aarch64)</text:p>
          </table:table-cell>
          <table:table-cell office:value-type="float" office:value="4" table:style-name="ce4">
            <text:p>4</text:p>
          </table:table-cell>
          <table:table-cell office:value-type="float" office:value="1152" table:style-name="ce4">
            <text:p>1152</text:p>
          </table:table-cell>
          <table:table-cell office:value-type="float" office:value="0.141875" table:formula="of:=[.B25]/[.E25]" table:style-name="ce47">
            <text:p>0,14</text:p>
          </table:table-cell>
          <table:table-cell office:value-type="float" office:value="3.7983773696283189E-2" table:formula="of:=[.B25]/[.$B$3]" table:style-name="ce47">
            <text:p>0,04</text:p>
          </table:table-cell>
          <table:table-cell office:value-type="float" office:value="0.21070771316953477" table:formula="of:=[.F25]/[.$F$3]" table:style-name="ce47">
            <text:p>0,21</text:p>
          </table:table-cell>
          <table:table-cell office:value-type="string" table:style-name="ce1">
            <text:p>aarch64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4">
            <text:p>Orange Pi Win</text:p>
          </table:table-cell>
          <table:table-cell office:value-type="float" office:value="174.04" table:style-name="ce9">
            <text:p>174,04</text:p>
          </table:table-cell>
          <table:table-cell office:value-type="string" table:style-name="ce4">
            <text:p>Allwinner A64 (aarch64)</text:p>
          </table:table-cell>
          <table:table-cell office:value-type="float" office:value="4" table:style-name="ce4">
            <text:p>4</text:p>
          </table:table-cell>
          <table:table-cell office:value-type="float" office:value="1344" table:style-name="ce4">
            <text:p>1344</text:p>
          </table:table-cell>
          <table:table-cell office:value-type="float" office:value="0.12949404761904762" table:formula="of:=[.B26]/[.E26]" table:style-name="ce47">
            <text:p>0,13</text:p>
          </table:table-cell>
          <table:table-cell office:value-type="float" office:value="4.0447234300667684E-2" table:formula="of:=[.B26]/[.$B$3]" table:style-name="ce47">
            <text:p>0,04</text:p>
          </table:table-cell>
          <table:table-cell office:value-type="float" office:value="0.19231996224053824" table:formula="of:=[.F26]/[.$F$3]" table:style-name="ce47">
            <text:p>0,19</text:p>
          </table:table-cell>
          <table:table-cell office:value-type="string" table:style-name="ce1">
            <text:p>aarch64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2">
            <text:p>Pentium 4</text:p>
          </table:table-cell>
          <table:table-cell office:value-type="float" office:value="840.27" table:style-name="ce9">
            <text:p>840,27</text:p>
          </table:table-cell>
          <table:table-cell office:value-type="string" table:style-name="ce4">
            <text:p>Intel(R) Pentium(TM) 4 CPU</text:p>
          </table:table-cell>
          <table:table-cell office:value-type="float" office:value="1" table:style-name="ce4">
            <text:p>1</text:p>
          </table:table-cell>
          <table:table-cell office:value-type="float" office:value="3066" table:style-name="ce4">
            <text:p>3066</text:p>
          </table:table-cell>
          <table:table-cell office:value-type="float" office:value="0.27406066536203522" table:formula="of:=[.B27]/[.E27]" table:style-name="ce47">
            <text:p>0,27</text:p>
          </table:table-cell>
          <table:table-cell office:value-type="float" office:value="0.19528038132510939" table:formula="of:=[.B27]/[.$B$3]" table:style-name="ce47">
            <text:p>0,20</text:p>
          </table:table-cell>
          <table:table-cell office:value-type="float" office:value="0.40702517052444454" table:formula="of:=[.F27]/[.$F$3]" table:style-name="ce47">
            <text:p>0,41</text:p>
          </table:table-cell>
          <table:table-cell office:value-type="string" table:style-name="ce3">
            <text:p>i386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2">
            <text:p>Pentium III</text:p>
          </table:table-cell>
          <table:table-cell office:value-type="float" office:value="316.67" table:style-name="ce9">
            <text:p>316,67</text:p>
          </table:table-cell>
          <table:table-cell office:value-type="string" table:style-name="ce4">
            <text:p>Intel(R) Pentium(TM) III CPU</text:p>
          </table:table-cell>
          <table:table-cell office:value-type="float" office:value="1" table:style-name="ce4">
            <text:p>1</text:p>
          </table:table-cell>
          <table:table-cell office:value-type="float" office:value="1000" table:style-name="ce4">
            <text:p>1000</text:p>
          </table:table-cell>
          <table:table-cell office:value-type="float" office:value="0.31667000000000001" table:formula="of:=[.B28]/[.E28]" table:style-name="ce47">
            <text:p>0,32</text:p>
          </table:table-cell>
          <table:table-cell office:value-type="float" office:value="7.359472354626774E-2" table:formula="of:=[.B28]/[.$B$3]" table:style-name="ce47">
            <text:p>0,07</text:p>
          </table:table-cell>
          <table:table-cell office:value-type="float" office:value="0.47030704161689213" table:formula="of:=[.F28]/[.$F$3]" table:style-name="ce47">
            <text:p>0,47</text:p>
          </table:table-cell>
          <table:table-cell office:value-type="string" table:style-name="ce3">
            <text:p>i386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2">
            <text:p>Pentium M725</text:p>
          </table:table-cell>
          <table:table-cell office:value-type="float" office:value="338.82" table:style-name="ce9">
            <text:p>338,82</text:p>
          </table:table-cell>
          <table:table-cell office:value-type="string" table:style-name="ce2">
            <text:p>Pentium M725</text:p>
          </table:table-cell>
          <table:table-cell office:value-type="float" office:value="1" table:style-name="ce4">
            <text:p>1</text:p>
          </table:table-cell>
          <table:table-cell office:value-type="float" office:value="1600" table:style-name="ce4">
            <text:p>1600</text:p>
          </table:table-cell>
          <table:table-cell office:value-type="float" office:value="0.21176249999999999" table:formula="of:=[.B29]/[.E29]" table:style-name="ce47">
            <text:p>0,21</text:p>
          </table:table-cell>
          <table:table-cell office:value-type="float" office:value="7.874242660165609E-2" table:formula="of:=[.B29]/[.$B$3]" table:style-name="ce47">
            <text:p>0,08</text:p>
          </table:table-cell>
          <table:table-cell office:value-type="float" office:value="0.31450214703128532" table:formula="of:=[.F29]/[.$F$3]" table:style-name="ce47">
            <text:p>0,31</text:p>
          </table:table-cell>
          <table:table-cell office:value-type="string" table:style-name="ce3">
            <text:p>i386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4">
            <text:p>Raspberry PI</text:p>
          </table:table-cell>
          <table:table-cell office:value-type="float" office:value="42" table:style-name="ce9">
            <text:p>42,00</text:p>
          </table:table-cell>
          <table:table-cell office:value-type="string" table:style-name="ce4">
            <text:p>Broadcom BCM2835</text:p>
          </table:table-cell>
          <table:table-cell office:value-type="float" office:value="1" table:style-name="ce4">
            <text:p>1</text:p>
          </table:table-cell>
          <table:table-cell office:value-type="float" office:value="700" table:style-name="ce4">
            <text:p>700</text:p>
          </table:table-cell>
          <table:table-cell office:value-type="float" office:value="0.06" table:formula="of:=[.B30]/[.E30]" table:style-name="ce47">
            <text:p>0,06</text:p>
          </table:table-cell>
          <table:table-cell office:value-type="float" office:value="9.7608816400140356E-3" table:formula="of:=[.B30]/[.$B$3]" table:style-name="ce47">
            <text:p>0,01</text:p>
          </table:table-cell>
          <table:table-cell office:value-type="float" office:value="8.9109869886675491E-2" table:formula="of:=[.F30]/[.$F$3]" table:style-name="ce47">
            <text:p>0,09</text:p>
          </table:table-cell>
          <table:table-cell office:value-type="string" table:style-name="ce1">
            <text:p>arm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4">
            <text:p>Raspberry PI 3</text:p>
          </table:table-cell>
          <table:table-cell office:value-type="float" office:value="180" table:style-name="ce57">
            <text:p>180,00</text:p>
          </table:table-cell>
          <table:table-cell office:value-type="string" table:style-name="ce2">
            <text:p>Broadcom BCM2837B0 (armv8)</text:p>
          </table:table-cell>
          <table:table-cell office:value-type="float" office:value="4" table:style-name="ce4">
            <text:p>4</text:p>
          </table:table-cell>
          <table:table-cell office:value-type="float" office:value="1200" table:style-name="ce4">
            <text:p>1200</text:p>
          </table:table-cell>
          <table:table-cell office:value-type="float" office:value="0.15" table:formula="of:=[.B31]/[.E31]" table:style-name="ce47">
            <text:p>0,15</text:p>
          </table:table-cell>
          <table:table-cell office:value-type="float" office:value="4.1832349885774445E-2" table:formula="of:=[.B31]/[.$B$3]" table:style-name="ce47">
            <text:p>0,04</text:p>
          </table:table-cell>
          <table:table-cell office:value-type="float" office:value="0.22277467471668871" table:formula="of:=[.F31]/[.$F$3]" table:style-name="ce47">
            <text:p>0,22</text:p>
          </table:table-cell>
          <table:table-cell office:value-type="string" table:style-name="ce1">
            <text:p>aarch64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2">
            <text:p>Xeon 6128</text:p>
            <draw:frame draw:z-index="1" draw:id="id16" draw:style-name="a16" draw:name="Chart 1" svg:x="0.01012in" svg:y="0.05182in" svg:width="8.1409in" svg:height="7.1327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office:value-type="float" office:value="6105.95" table:style-name="ce9">
            <text:p>6 105,95</text:p>
          </table:table-cell>
          <table:table-cell office:value-type="string" table:style-name="ce2">
            <text:p>Intel(R) Xeon(R) Gold 6128 CPU @ 3.40GHz (2 CPU)</text:p>
          </table:table-cell>
          <table:table-cell office:value-type="float" office:value="24" table:style-name="ce2">
            <text:p>24</text:p>
          </table:table-cell>
          <table:table-cell office:value-type="float" office:value="3400" table:style-name="ce2">
            <text:p>3400</text:p>
          </table:table-cell>
          <table:table-cell office:value-type="float" office:value="1.7958676470588235" table:formula="of:=[.B32]/[.E32]" table:style-name="ce47">
            <text:p>1,80</text:p>
          </table:table-cell>
          <table:table-cell office:value-type="float" office:value="1.4190346488058025" table:formula="of:=[.B32]/[.$B$3]" table:style-name="ce47">
            <text:p>1,42</text:p>
          </table:table-cell>
          <table:table-cell office:value-type="float" office:value="2.6671588727183639" table:formula="of:=[.F32]/[.$F$3]" table:style-name="ce47">
            <text:p>2,67</text:p>
          </table:table-cell>
          <table:table-cell office:value-type="string" table:style-name="ce3">
            <text:p>amd64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40"/>
          <table:table-cell table:style-name="ce47"/>
          <table:table-cell table:style-name="ce47">
            <draw:frame draw:z-index="2" draw:id="id17" draw:style-name="a17" draw:name="Chart 2" svg:x="0.78017in" svg:y="0.10727in" svg:width="8.1413in" svg:height="7.1327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style-name="ce47"/>
          <table:table-cell table:style-name="ce4"/>
          <table:table-cell table:number-columns-repeated="16375" table:style-name="ce1"/>
        </table:table-row>
        <table:table-row table:number-rows-repeated="3" table:style-name="ro1">
          <table:table-cell table:number-columns-repeated="2"/>
          <table:table-cell table:number-columns-repeated="3" table:style-name="ce40"/>
          <table:table-cell table:number-columns-repeated="3" table:style-name="ce47"/>
          <table:table-cell table:style-name="ce4"/>
          <table:table-cell table:style-name="ce1"/>
          <table:table-cell table:style-name="ce4"/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40"/>
          <table:table-cell table:number-columns-repeated="3" table:style-name="ce47"/>
          <table:table-cell table:style-name="ce4"/>
          <table:table-cell table:style-name="ce1"/>
          <table:table-cell table:style-name="ce5"/>
          <table:table-cell table:number-columns-repeated="16373"/>
        </table:table-row>
        <table:table-row table:number-rows-repeated="2" table:style-name="ro1">
          <table:table-cell table:number-columns-repeated="2"/>
          <table:table-cell table:number-columns-repeated="3" table:style-name="ce40"/>
          <table:table-cell table:number-columns-repeated="3" table:style-name="ce47"/>
          <table:table-cell table:style-name="ce4"/>
          <table:table-cell table:style-name="ce1"/>
          <table:table-cell table:style-name="ce4"/>
          <table:table-cell table:number-columns-repeated="1637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40"/>
          <table:table-cell table:number-columns-repeated="3" table:style-name="ce47"/>
          <table:table-cell table:style-name="ce4"/>
          <table:table-cell table:style-name="ce1"/>
          <table:table-cell table:style-name="ce4"/>
          <table:table-cell table:number-columns-repeated="16373"/>
        </table:table-row>
        <table:table-row table:number-rows-repeated="25" table:style-name="ro1">
          <table:table-cell table:number-columns-repeated="16384"/>
        </table:table-row>
        <table:table-row table:style-name="ro1">
          <table:table-cell table:style-name="ce1">
            <draw:frame draw:z-index="3" draw:id="id18" draw:style-name="a18" draw:name="Chart 3" svg:x="0in" svg:y="0.07568in" svg:width="8.1409in" svg:height="7.1327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05" table:style-name="ro1">
          <table:table-cell table:number-columns-repeated="16384"/>
        </table:table-row>
      </table:table>
      <table:table table:name="Scimark_2" table:style-name="ta1">
        <table:table-column table:style-name="co35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36" table:default-cell-style-name="ce58"/>
        <table:table-column table:style-name="co5" table:number-columns-repeated="7" table:default-cell-style-name="ce1"/>
        <table:table-column table:style-name="co16" table:default-cell-style-name="ce1"/>
        <table:table-column table:style-name="co5" table:number-columns-repeated="2" table:default-cell-style-name="ce1"/>
        <table:table-column table:style-name="co6" table:number-columns-repeated="46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LINPACK DP</text:p>
          </table:table-cell>
          <table:table-cell table:number-columns-repeated="6" table:style-name="ce1"/>
          <table:table-cell table:style-name="ce58"/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table:style-name="ce58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379.23" table:formula="of:=[.B8]" table:style-name="ce14">
            <text:p>379,23</text:p>
          </table:table-cell>
          <table:table-cell table:number-columns-repeated="5" table:style-name="ce14"/>
          <table:table-cell table:style-name="ce58"/>
          <table:table-cell table:number-columns-repeated="2" table:style-name="ce1"/>
          <table:table-cell office:value-type="float" office:value="0.38500507614213197" table:formula="of:=[.K8]" table:style-name="ce14">
            <text:p>0,39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6" table:style-name="ce14"/>
          <table:table-cell table:style-name="ce58"/>
          <table:table-cell table:number-columns-repeated="2" table:style-name="ce1"/>
          <table:table-cell table:style-name="ce14"/>
          <table:table-cell table:number-columns-repeated="16373" table:style-name="ce1"/>
        </table:table-row>
        <table:table-row table:style-name="ro7">
          <table:table-cell office:value-type="string" table:style-name="ce19">
            <text:p>Platform</text:p>
          </table:table-cell>
          <table:table-cell office:value-type="string" table:style-name="ce19">
            <text:p>Composite Score</text:p>
          </table:table-cell>
          <table:table-cell office:value-type="string" table:style-name="ce19">
            <text:p>FFT</text:p>
          </table:table-cell>
          <table:table-cell office:value-type="string" table:style-name="ce19">
            <text:p>SOR</text:p>
          </table:table-cell>
          <table:table-cell office:value-type="string" table:style-name="ce19">
            <text:p>MonteCarlo</text:p>
          </table:table-cell>
          <table:table-cell office:value-type="string" table:style-name="ce19">
            <text:p>Sparse matmult</text:p>
          </table:table-cell>
          <table:table-cell office:value-type="string" table:style-name="ce19">
            <text:p>LU</text:p>
          </table:table-cell>
          <table:table-cell office:value-type="string" table:style-name="ce59">
            <text:p>CPU</text:p>
          </table:table-cell>
          <table:table-cell office:value-type="string" table:style-name="ce19">
            <text:p>Cores</text:p>
          </table:table-cell>
          <table:table-cell office:value-type="string" table:style-name="ce19">
            <text:p>Frequency (MHz)</text:p>
          </table:table-cell>
          <table:table-cell office:value-type="string" table:style-name="ce19">
            <text:p>Per MHz</text:p>
          </table:table-cell>
          <table:table-cell office:value-type="string" table:style-name="ce19">
            <text:p>Relative</text:p>
          </table:table-cell>
          <table:table-cell office:value-type="string" table:style-name="ce19">
            <text:p>Relative (MHz)</text:p>
          </table:table-cell>
          <table:table-cell office:value-type="string" table:style-name="ce19">
            <text:p>Architecture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Orange Pi Win</text:p>
          </table:table-cell>
          <table:table-cell office:value-type="float" office:value="169.22" table:style-name="ce47">
            <text:p>169,22</text:p>
          </table:table-cell>
          <table:table-cell office:value-type="float" office:value="150.49" table:style-name="ce47">
            <text:p>150,49</text:p>
          </table:table-cell>
          <table:table-cell office:value-type="float" office:value="276.77999999999997" table:style-name="ce47">
            <text:p>276,78</text:p>
          </table:table-cell>
          <table:table-cell office:value-type="float" office:value="76.72" table:style-name="ce47">
            <text:p>76,72</text:p>
          </table:table-cell>
          <table:table-cell office:value-type="float" office:value="166.98" table:style-name="ce47">
            <text:p>166,98</text:p>
          </table:table-cell>
          <table:table-cell office:value-type="float" office:value="175.11" table:style-name="ce47">
            <text:p>175,11</text:p>
          </table:table-cell>
          <table:table-cell office:value-type="string" table:style-name="ce4">
            <text:p>Allwinner A64 (aarch64)</text:p>
          </table:table-cell>
          <table:table-cell office:value-type="float" office:value="4" table:style-name="ce4">
            <text:p>4</text:p>
          </table:table-cell>
          <table:table-cell office:value-type="float" office:value="1344" table:style-name="ce4">
            <text:p>1344</text:p>
          </table:table-cell>
          <table:table-cell office:value-type="float" office:value="0.12590773809523809" table:formula="of:=[.B6]/[.J6]" table:style-name="ce47">
            <text:p>0,13</text:p>
          </table:table-cell>
          <table:table-cell office:value-type="float" office:value="0.44621997204862485" table:formula="of:=[.B6]/[.$B$3]" table:style-name="ce47">
            <text:p>0,45</text:p>
          </table:table-cell>
          <table:table-cell office:value-type="float" office:value="0.3270287741576603" table:formula="of:=[.K6]/[.$K$3]" table:style-name="ce47">
            <text:p>0,33</text:p>
          </table:table-cell>
          <table:table-cell office:value-type="string" table:style-name="ce4">
            <text:p>aarch6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Orange Pi PC2</text:p>
          </table:table-cell>
          <table:table-cell office:value-type="float" office:value="191.59" table:style-name="ce47">
            <text:p>191,59</text:p>
          </table:table-cell>
          <table:table-cell office:value-type="float" office:value="147.36000000000001" table:style-name="ce47">
            <text:p>147,36</text:p>
          </table:table-cell>
          <table:table-cell office:value-type="float" office:value="283.10000000000002" table:style-name="ce47">
            <text:p>283,10</text:p>
          </table:table-cell>
          <table:table-cell office:value-type="float" office:value="64.069999999999993" table:style-name="ce47">
            <text:p>64,07</text:p>
          </table:table-cell>
          <table:table-cell office:value-type="float" office:value="185.46" table:style-name="ce47">
            <text:p>185,46</text:p>
          </table:table-cell>
          <table:table-cell office:value-type="float" office:value="277.94" table:style-name="ce47">
            <text:p>277,94</text:p>
          </table:table-cell>
          <table:table-cell office:value-type="string" table:style-name="ce4">
            <text:p>Allwinner H5 (aarch64)</text:p>
          </table:table-cell>
          <table:table-cell office:value-type="float" office:value="4" table:style-name="ce4">
            <text:p>4</text:p>
          </table:table-cell>
          <table:table-cell office:value-type="float" office:value="1152" table:style-name="ce4">
            <text:p>1152</text:p>
          </table:table-cell>
          <table:table-cell office:value-type="float" office:value="0.16631076388888888" table:formula="of:=[.B7]/[.J7]" table:style-name="ce47">
            <text:p>0,17</text:p>
          </table:table-cell>
          <table:table-cell office:value-type="float" office:value="0.50520792131424197" table:formula="of:=[.B7]/[.$B$3]" table:style-name="ce47">
            <text:p>0,51</text:p>
          </table:table-cell>
          <table:table-cell office:value-type="float" office:value="0.43197031466538921" table:formula="of:=[.K7]/[.$K$3]" table:style-name="ce47">
            <text:p>0,43</text:p>
          </table:table-cell>
          <table:table-cell office:value-type="string" table:style-name="ce4">
            <text:p>aarch6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MBE1C-PC</text:p>
          </table:table-cell>
          <table:table-cell office:value-type="float" office:value="379.23" table:style-name="ce4">
            <text:p>379,23</text:p>
          </table:table-cell>
          <table:table-cell office:value-type="float" office:value="174.82" table:style-name="ce4">
            <text:p>174,82</text:p>
          </table:table-cell>
          <table:table-cell office:value-type="float" office:value="364.42" table:style-name="ce4">
            <text:p>364,42</text:p>
          </table:table-cell>
          <table:table-cell office:value-type="float" office:value="97.02" table:style-name="ce4">
            <text:p>97,02</text:p>
          </table:table-cell>
          <table:table-cell office:value-type="float" office:value="132.91999999999999" table:style-name="ce4">
            <text:p>132,92</text:p>
          </table:table-cell>
          <table:table-cell office:value-type="float" office:value="1126.98" table:style-name="ce4">
            <text:p>1126,98</text:p>
          </table:table-cell>
          <table:table-cell office:value-type="string" table:style-name="ce4">
            <text:p>Elbrus 1C+ (MBE1C-PC)</text:p>
          </table:table-cell>
          <table:table-cell office:value-type="float" office:value="1" table:style-name="ce4">
            <text:p>1</text:p>
          </table:table-cell>
          <table:table-cell office:value-type="float" office:value="985" table:style-name="ce4">
            <text:p>985</text:p>
          </table:table-cell>
          <table:table-cell office:value-type="float" office:value="0.38500507614213197" table:formula="of:=[.B8]/[.J8]" table:style-name="ce47">
            <text:p>0,39</text:p>
          </table:table-cell>
          <table:table-cell office:value-type="float" office:value="1" table:formula="of:=[.B8]/[.$B$3]" table:style-name="ce47">
            <text:p>1,00</text:p>
          </table:table-cell>
          <table:table-cell office:value-type="float" office:value="1" table:formula="of:=[.K8]/[.$K$3]" table:style-name="ce47">
            <text:p>1,00</text:p>
          </table:table-cell>
          <table:table-cell office:value-type="string" table:style-name="ce4">
            <text:p>e2k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E8C2-1200</text:p>
          </table:table-cell>
          <table:table-cell office:value-type="float" office:value="469.46" table:style-name="ce47">
            <text:p>469,46</text:p>
          </table:table-cell>
          <table:table-cell office:value-type="float" office:value="212.71" table:style-name="ce47">
            <text:p>212,71</text:p>
          </table:table-cell>
          <table:table-cell office:value-type="float" office:value="446.05" table:style-name="ce47">
            <text:p>446,05</text:p>
          </table:table-cell>
          <table:table-cell office:value-type="float" office:value="118.25" table:style-name="ce47">
            <text:p>118,25</text:p>
          </table:table-cell>
          <table:table-cell office:value-type="float" office:value="166.34" table:style-name="ce47">
            <text:p>166,34</text:p>
          </table:table-cell>
          <table:table-cell office:value-type="float" office:value="1403.94" table:style-name="ce47">
            <text:p>1 403,94</text:p>
          </table:table-cell>
          <table:table-cell office:value-type="string" table:style-name="ce4">
            <text:p>Elbrus 8C2 (Broken 8MB Cache 1.2 GHz)</text:p>
          </table:table-cell>
          <table:table-cell office:value-type="float" office:value="8" table:style-name="ce4">
            <text:p>8</text:p>
          </table:table-cell>
          <table:table-cell office:value-type="float" office:value="1200" table:style-name="ce4">
            <text:p>1200</text:p>
          </table:table-cell>
          <table:table-cell office:value-type="float" office:value="0.39121666666666666" table:formula="of:=[.B9]/[.J9]" table:style-name="ce47">
            <text:p>0,39</text:p>
          </table:table-cell>
          <table:table-cell office:value-type="float" office:value="1.2379294887007883" table:formula="of:=[.B9]/[.$B$3]" table:style-name="ce47">
            <text:p>1,24</text:p>
          </table:table-cell>
          <table:table-cell office:value-type="float" office:value="1.0161337886418971" table:formula="of:=[.K9]/[.$K$3]" table:style-name="ce47">
            <text:p>1,02</text:p>
          </table:table-cell>
          <table:table-cell office:value-type="string" table:style-name="ce4">
            <text:p>e2k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E8C2-1550</text:p>
          </table:table-cell>
          <table:table-cell office:value-type="float" office:value="472.24" table:style-name="ce4">
            <text:p>472,24</text:p>
          </table:table-cell>
          <table:table-cell office:value-type="float" office:value="266.7" table:style-name="ce4">
            <text:p>266,7</text:p>
          </table:table-cell>
          <table:table-cell office:value-type="float" office:value="501.81" table:style-name="ce4">
            <text:p>501,81</text:p>
          </table:table-cell>
          <table:table-cell office:value-type="float" office:value="84.95" table:style-name="ce4">
            <text:p>84,95</text:p>
          </table:table-cell>
          <table:table-cell office:value-type="float" office:value="304.82" table:style-name="ce4">
            <text:p>304,82</text:p>
          </table:table-cell>
          <table:table-cell office:value-type="float" office:value="1202.94" table:style-name="ce4">
            <text:p>1202,94</text:p>
          </table:table-cell>
          <table:table-cell office:value-type="string" table:style-name="ce4">
            <text:p>Elbrus 8C2 (E8C2 1550 MHz)</text:p>
          </table:table-cell>
          <table:table-cell office:value-type="float" office:value="8" table:style-name="ce4">
            <text:p>8</text:p>
          </table:table-cell>
          <table:table-cell office:value-type="float" office:value="1550" table:style-name="ce4">
            <text:p>1550</text:p>
          </table:table-cell>
          <table:table-cell office:value-type="float" office:value="0.30467096774193547" table:formula="of:=[.B10]/[.J10]" table:style-name="ce47">
            <text:p>0,30</text:p>
          </table:table-cell>
          <table:table-cell office:value-type="float" office:value="1.2452601323734935" table:formula="of:=[.B10]/[.$B$3]" table:style-name="ce47">
            <text:p>1,25</text:p>
          </table:table-cell>
          <table:table-cell office:value-type="float" office:value="0.79134272928251048" table:formula="of:=[.K10]/[.$K$3]" table:style-name="ce47">
            <text:p>0,79</text:p>
          </table:table-cell>
          <table:table-cell office:value-type="string" table:style-name="ce4">
            <text:p>e2k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Atom Z8350</text:p>
          </table:table-cell>
          <table:table-cell office:value-type="float" office:value="509.44" table:style-name="ce47">
            <text:p>509,44</text:p>
          </table:table-cell>
          <table:table-cell office:value-type="float" office:value="267.60000000000002" table:style-name="ce47">
            <text:p>267,60</text:p>
          </table:table-cell>
          <table:table-cell office:value-type="float" office:value="719.12" table:style-name="ce47">
            <text:p>719,12</text:p>
          </table:table-cell>
          <table:table-cell office:value-type="float" office:value="178.04" table:style-name="ce47">
            <text:p>178,04</text:p>
          </table:table-cell>
          <table:table-cell office:value-type="float" office:value="497.19" table:style-name="ce47">
            <text:p>497,19</text:p>
          </table:table-cell>
          <table:table-cell office:value-type="float" office:value="885.27" table:style-name="ce47">
            <text:p>885,27</text:p>
          </table:table-cell>
          <table:table-cell office:value-type="string" table:style-name="ce2">
            <text:p>Intel(R) Atom(TM) x5-Z8350 CPU @ 1.44GHz</text:p>
          </table:table-cell>
          <table:table-cell office:value-type="float" office:value="4" table:style-name="ce4">
            <text:p>4</text:p>
          </table:table-cell>
          <table:table-cell office:value-type="float" office:value="1440" table:style-name="ce4">
            <text:p>1440</text:p>
          </table:table-cell>
          <table:table-cell office:value-type="float" office:value="0.26335416666666667" table:formula="of:=[.B8]/[.J11]" table:style-name="ce47">
            <text:p>0,26</text:p>
          </table:table-cell>
          <table:table-cell office:value-type="float" office:value="1" table:formula="of:=[.B8]/[.$B$3]" table:style-name="ce47">
            <text:p>1,00</text:p>
          </table:table-cell>
          <table:table-cell office:value-type="float" office:value="0.68402777777777779" table:formula="of:=[.K11]/[.$K$3]" table:style-name="ce47">
            <text:p>0,68</text:p>
          </table:table-cell>
          <table:table-cell office:value-type="string" table:style-name="ce4">
            <text:p>amd6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E8C-SWTX</text:p>
          </table:table-cell>
          <table:table-cell office:value-type="float" office:value="511.43" table:style-name="ce4">
            <text:p>511,43</text:p>
          </table:table-cell>
          <table:table-cell office:value-type="float" office:value="235.71" table:style-name="ce4">
            <text:p>235,71</text:p>
          </table:table-cell>
          <table:table-cell office:value-type="float" office:value="481.74" table:style-name="ce4">
            <text:p>481,74</text:p>
          </table:table-cell>
          <table:table-cell office:value-type="float" office:value="132.22999999999999" table:style-name="ce4">
            <text:p>132,23</text:p>
          </table:table-cell>
          <table:table-cell office:value-type="float" office:value="186.18" table:style-name="ce4">
            <text:p>186,18</text:p>
          </table:table-cell>
          <table:table-cell office:value-type="float" office:value="1521.26" table:style-name="ce4">
            <text:p>1521,26</text:p>
          </table:table-cell>
          <table:table-cell office:value-type="string" table:style-name="ce4">
            <text:p>Elbrus 8C (E8C-SWTX)</text:p>
          </table:table-cell>
          <table:table-cell office:value-type="float" office:value="8" table:style-name="ce4">
            <text:p>8</text:p>
          </table:table-cell>
          <table:table-cell office:value-type="float" office:value="1300" table:style-name="ce4">
            <text:p>1300</text:p>
          </table:table-cell>
          <table:table-cell office:value-type="float" office:value="0.39340769230769229" table:formula="of:=[.B12]/[.J12]" table:style-name="ce47">
            <text:p>0,39</text:p>
          </table:table-cell>
          <table:table-cell office:value-type="float" office:value="1.3486011127811617" table:formula="of:=[.B12]/[.$B$3]" table:style-name="ce47">
            <text:p>1,35</text:p>
          </table:table-cell>
          <table:table-cell office:value-type="float" office:value="1.0218246892995726" table:formula="of:=[.K12]/[.$K$3]" table:style-name="ce47">
            <text:p>1,02</text:p>
          </table:table-cell>
          <table:table-cell office:value-type="string" table:style-name="ce4">
            <text:p>e2k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Core i3-m330</text:p>
          </table:table-cell>
          <table:table-cell office:value-type="float" office:value="1002.61" table:style-name="ce47">
            <text:p>1 002,61</text:p>
          </table:table-cell>
          <table:table-cell office:value-type="float" office:value="759.27" table:style-name="ce47">
            <text:p>759,27</text:p>
          </table:table-cell>
          <table:table-cell office:value-type="float" office:value="967.15" table:style-name="ce47">
            <text:p>967,15</text:p>
          </table:table-cell>
          <table:table-cell office:value-type="float" office:value="290.85000000000002" table:style-name="ce47">
            <text:p>290,85</text:p>
          </table:table-cell>
          <table:table-cell office:value-type="float" office:value="933.71" table:style-name="ce47">
            <text:p>933,71</text:p>
          </table:table-cell>
          <table:table-cell office:value-type="float" office:value="2062.08" table:style-name="ce47">
            <text:p>2 062,08</text:p>
          </table:table-cell>
          <table:table-cell office:value-type="string" table:style-name="ce4">
            <text:p>Intel(R) Core(TM) i3 CPU <text:s text:c="6"/>M 330 <text:s/>@ 2.13GHz</text:p>
          </table:table-cell>
          <table:table-cell office:value-type="float" office:value="4" table:style-name="ce4">
            <text:p>4</text:p>
          </table:table-cell>
          <table:table-cell office:value-type="float" office:value="2133" table:style-name="ce4">
            <text:p>2133</text:p>
          </table:table-cell>
          <table:table-cell office:value-type="float" office:value="0.47004688232536335" table:formula="of:=[.B13]/[.J13]" table:style-name="ce47">
            <text:p>0,47</text:p>
          </table:table-cell>
          <table:table-cell office:value-type="float" office:value="2.6438045513276904" table:formula="of:=[.B13]/[.$B$3]" table:style-name="ce47">
            <text:p>2,64</text:p>
          </table:table-cell>
          <table:table-cell office:value-type="float" office:value="1.2208848959483241" table:formula="of:=[.K13]/[.$K$3]" table:style-name="ce47">
            <text:p>1,22</text:p>
          </table:table-cell>
          <table:table-cell office:value-type="string" table:style-name="ce4">
            <text:p>amd6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AMD A6-3650</text:p>
          </table:table-cell>
          <table:table-cell office:value-type="float" office:value="1028.44" table:style-name="ce47">
            <text:p>1 028,44</text:p>
          </table:table-cell>
          <table:table-cell office:value-type="float" office:value="775.83" table:style-name="ce47">
            <text:p>775,83</text:p>
          </table:table-cell>
          <table:table-cell office:value-type="float" office:value="989.81" table:style-name="ce47">
            <text:p>989,81</text:p>
          </table:table-cell>
          <table:table-cell office:value-type="float" office:value="344.97" table:style-name="ce47">
            <text:p>344,97</text:p>
          </table:table-cell>
          <table:table-cell office:value-type="float" office:value="1272.17" table:style-name="ce47">
            <text:p>1 272,17</text:p>
          </table:table-cell>
          <table:table-cell office:value-type="float" office:value="1759.44" table:style-name="ce47">
            <text:p>1 759,44</text:p>
          </table:table-cell>
          <table:table-cell office:value-type="string" table:style-name="ce4">
            <text:p>AMD A6-3650 APU with Radeon(tm) HD Graphics</text:p>
          </table:table-cell>
          <table:table-cell office:value-type="float" office:value="4" table:style-name="ce4">
            <text:p>4</text:p>
          </table:table-cell>
          <table:table-cell office:value-type="float" office:value="2600" table:style-name="ce4">
            <text:p>2600</text:p>
          </table:table-cell>
          <table:table-cell office:value-type="float" office:value="0.3955538461538462" table:formula="of:=[.B14]/[.J14]" table:style-name="ce47">
            <text:p>0,40</text:p>
          </table:table-cell>
          <table:table-cell office:value-type="float" office:value="2.7119162513514228" table:formula="of:=[.B14]/[.$B$3]" table:style-name="ce47">
            <text:p>2,71</text:p>
          </table:table-cell>
          <table:table-cell office:value-type="float" office:value="1.0273990413773659" table:formula="of:=[.K14]/[.$K$3]" table:style-name="ce47">
            <text:p>1,03</text:p>
          </table:table-cell>
          <table:table-cell office:value-type="string" table:style-name="ce4">
            <text:p>amd64</text:p>
          </table:table-cell>
          <table:table-cell table:style-name="ce1"/>
          <table:table-cell table:style-name="ce2"/>
          <table:table-cell table:number-columns-repeated="2" table:style-name="ce4"/>
          <table:table-cell table:number-columns-repeated="16366"/>
        </table:table-row>
        <table:table-row table:style-name="ro1">
          <table:table-cell office:value-type="string" table:style-name="ce4">
            <text:p>Core 2 Duo T9400</text:p>
          </table:table-cell>
          <table:table-cell office:value-type="float" office:value="1051.93" table:style-name="ce47">
            <text:p>1 051,93</text:p>
          </table:table-cell>
          <table:table-cell office:value-type="float" office:value="720.56" table:style-name="ce47">
            <text:p>720,56</text:p>
          </table:table-cell>
          <table:table-cell office:value-type="float" office:value="1201.02" table:style-name="ce47">
            <text:p>1 201,02</text:p>
          </table:table-cell>
          <table:table-cell office:value-type="float" office:value="307.36" table:style-name="ce47">
            <text:p>307,36</text:p>
          </table:table-cell>
          <table:table-cell office:value-type="float" office:value="1119.72" table:style-name="ce47">
            <text:p>1 119,72</text:p>
          </table:table-cell>
          <table:table-cell office:value-type="float" office:value="1911" table:style-name="ce47">
            <text:p>1 911,00</text:p>
          </table:table-cell>
          <table:table-cell office:value-type="string" table:style-name="ce4">
            <text:p>Intel(R) Core(TM) 2 Duo CPU <text:s text:c="4"/>T9400 <text:s/>@ 2.53GHz</text:p>
          </table:table-cell>
          <table:table-cell office:value-type="float" office:value="2" table:style-name="ce4">
            <text:p>2</text:p>
          </table:table-cell>
          <table:table-cell office:value-type="float" office:value="2530" table:style-name="ce4">
            <text:p>2530</text:p>
          </table:table-cell>
          <table:table-cell office:value-type="float" office:value="0.4157826086956522" table:formula="of:=[.B15]/[.J15]" table:style-name="ce47">
            <text:p>0,42</text:p>
          </table:table-cell>
          <table:table-cell office:value-type="float" office:value="2.7738575534635972" table:formula="of:=[.B15]/[.$B$3]" table:style-name="ce47">
            <text:p>2,77</text:p>
          </table:table-cell>
          <table:table-cell office:value-type="float" office:value="1.0799405889966971" table:formula="of:=[.K15]/[.$K$3]" table:style-name="ce47">
            <text:p>1,08</text:p>
          </table:table-cell>
          <table:table-cell office:value-type="string" table:style-name="ce4">
            <text:p>amd64</text:p>
          </table:table-cell>
          <table:table-cell table:style-name="ce1"/>
          <table:table-cell table:number-columns-repeated="3" table:style-name="ce4"/>
          <table:table-cell table:number-columns-repeated="16366"/>
        </table:table-row>
        <table:table-row table:style-name="ro1">
          <table:table-cell office:value-type="string" table:style-name="ce4">
            <text:p>Core i7-2600</text:p>
          </table:table-cell>
          <table:table-cell office:value-type="float" office:value="1800" table:style-name="ce47">
            <text:p>1 800,00</text:p>
          </table:table-cell>
          <table:table-cell office:value-type="float" office:value="1517.97" table:style-name="ce47">
            <text:p>1 517,97</text:p>
          </table:table-cell>
          <table:table-cell office:value-type="float" office:value="1636.33" table:style-name="ce47">
            <text:p>1 636,33</text:p>
          </table:table-cell>
          <table:table-cell office:value-type="float" office:value="515.34" table:style-name="ce47">
            <text:p>515,34</text:p>
          </table:table-cell>
          <table:table-cell office:value-type="float" office:value="1981.74" table:style-name="ce47">
            <text:p>1 981,74</text:p>
          </table:table-cell>
          <table:table-cell office:value-type="float" office:value="3348.64" table:style-name="ce47">
            <text:p>3 348,64</text:p>
          </table:table-cell>
          <table:table-cell office:value-type="string" table:style-name="ce4">
            <text:p>Intel(R) Core(TM) i7-2600 CPU @ 3.40GHz</text:p>
          </table:table-cell>
          <table:table-cell office:value-type="float" office:value="8" table:style-name="ce4">
            <text:p>8</text:p>
          </table:table-cell>
          <table:table-cell office:value-type="float" office:value="3400" table:style-name="ce4">
            <text:p>3400</text:p>
          </table:table-cell>
          <table:table-cell office:value-type="float" office:value="0.52941176470588236" table:formula="of:=[.B16]/[.J16]" table:style-name="ce47">
            <text:p>0,53</text:p>
          </table:table-cell>
          <table:table-cell office:value-type="float" office:value="4.746459931967407" table:formula="of:=[.B16]/[.$B$3]" table:style-name="ce47">
            <text:p>4,75</text:p>
          </table:table-cell>
          <table:table-cell office:value-type="float" office:value="1.3750773626434991" table:formula="of:=[.K16]/[.$K$3]" table:style-name="ce47">
            <text:p>1,38</text:p>
          </table:table-cell>
          <table:table-cell office:value-type="string" table:style-name="ce4">
            <text:p>amd64</text:p>
          </table:table-cell>
          <table:table-cell table:style-name="ce1"/>
          <table:table-cell table:number-columns-repeated="3" table:style-name="ce4"/>
          <table:table-cell table:number-columns-repeated="16366"/>
        </table:table-row>
        <table:table-row table:style-name="ro1">
          <table:table-cell office:value-type="string" table:style-name="ce49">
            <text:p>Core i7-4700MQ</text:p>
          </table:table-cell>
          <table:table-cell office:value-type="float" office:value="2071.2600000000002" table:style-name="ce47">
            <text:p>2 071,26</text:p>
          </table:table-cell>
          <table:table-cell office:value-type="float" office:value="1693.12" table:style-name="ce47">
            <text:p>1 693,12</text:p>
          </table:table-cell>
          <table:table-cell office:value-type="float" office:value="1599.69" table:style-name="ce47">
            <text:p>1 599,69</text:p>
          </table:table-cell>
          <table:table-cell office:value-type="float" office:value="568.16999999999996" table:style-name="ce47">
            <text:p>568,17</text:p>
          </table:table-cell>
          <table:table-cell office:value-type="float" office:value="2148.4" table:style-name="ce47">
            <text:p>2 148,40</text:p>
          </table:table-cell>
          <table:table-cell office:value-type="float" office:value="4346.91" table:style-name="ce47">
            <text:p>4 346,91</text:p>
          </table:table-cell>
          <table:table-cell office:value-type="string" table:style-name="ce2">
            <text:p>Intel(R) Core(TM) i7-4700MQ CPU @ 2.40GHz</text:p>
          </table:table-cell>
          <table:table-cell office:value-type="float" office:value="8" table:style-name="ce2">
            <text:p>8</text:p>
          </table:table-cell>
          <table:table-cell office:value-type="float" office:value="2400" table:style-name="ce2">
            <text:p>2400</text:p>
          </table:table-cell>
          <table:table-cell office:value-type="float" office:value="0.86302500000000004" table:formula="of:=[.B17]/[.J17]" table:style-name="ce47">
            <text:p>0,86</text:p>
          </table:table-cell>
          <table:table-cell office:value-type="float" office:value="5.4617514437148964" table:formula="of:=[.B17]/[.$B$3]" table:style-name="ce47">
            <text:p>5,46</text:p>
          </table:table-cell>
          <table:table-cell office:value-type="float" office:value="2.241593821691322" table:formula="of:=[.K17]/[.$K$3]" table:style-name="ce47">
            <text:p>2,24</text:p>
          </table:table-cell>
          <table:table-cell office:value-type="string" table:style-name="ce4">
            <text:p>amd64</text:p>
          </table:table-cell>
          <table:table-cell table:style-name="ce1"/>
          <table:table-cell table:style-name="ce2"/>
          <table:table-cell table:number-columns-repeated="2" table:style-name="ce4"/>
          <table:table-cell table:number-columns-repeated="16366"/>
        </table:table-row>
        <table:table-row table:style-name="ro1">
          <table:table-cell office:value-type="string" table:style-name="ce2">
            <text:p>Xeon 6128</text:p>
          </table:table-cell>
          <table:table-cell office:value-type="float" office:value="2427.42" table:style-name="ce60">
            <text:p>2 427,42</text:p>
          </table:table-cell>
          <table:table-cell office:value-type="float" office:value="2011.19" table:style-name="ce60">
            <text:p>2 011,19</text:p>
          </table:table-cell>
          <table:table-cell office:value-type="float" office:value="1564.17" table:style-name="ce60">
            <text:p>1 564,17</text:p>
          </table:table-cell>
          <table:table-cell office:value-type="float" office:value="753.09" table:style-name="ce60">
            <text:p>753,09</text:p>
          </table:table-cell>
          <table:table-cell office:value-type="float" office:value="2878.47" table:style-name="ce60">
            <text:p>2 878,47</text:p>
          </table:table-cell>
          <table:table-cell office:value-type="float" office:value="4930.18" table:style-name="ce60">
            <text:p>4 930,18</text:p>
          </table:table-cell>
          <table:table-cell office:value-type="string" table:style-name="ce2">
            <text:p>Intel(R) Xeon(R) Gold 6128 CPU @ 3.40GHz (2 CPU)</text:p>
          </table:table-cell>
          <table:table-cell office:value-type="float" office:value="24" table:style-name="ce2">
            <text:p>24</text:p>
          </table:table-cell>
          <table:table-cell office:value-type="float" office:value="3400" table:style-name="ce2">
            <text:p>3400</text:p>
          </table:table-cell>
          <table:table-cell office:value-type="float" office:value="0.71394705882352938" table:formula="of:=[.B18]/[.J18]" table:style-name="ce47">
            <text:p>0,71</text:p>
          </table:table-cell>
          <table:table-cell office:value-type="float" office:value="6.4009176489201804" table:formula="of:=[.B18]/[.$B$3]" table:style-name="ce47">
            <text:p>6,40</text:p>
          </table:table-cell>
          <table:table-cell office:value-type="float" office:value="1.8543834953489347" table:formula="of:=[.K18]/[.$K$3]" table:style-name="ce47">
            <text:p>1,85</text:p>
          </table:table-cell>
          <table:table-cell office:value-type="string" table:style-name="ce4">
            <text:p>amd64</text:p>
          </table:table-cell>
          <table:table-cell table:style-name="ce1"/>
          <table:table-cell table:style-name="ce2"/>
          <table:table-cell table:number-columns-repeated="2" table:style-name="ce4"/>
          <table:table-cell table:number-columns-repeated="16366"/>
        </table:table-row>
        <table:table-row table:style-name="ro1">
          <table:table-cell table:number-columns-repeated="7" table:style-name="ce1"/>
          <table:table-cell table:style-name="ce58"/>
          <table:table-cell table:number-columns-repeated="7" table:style-name="ce1"/>
          <table:table-cell table:number-columns-repeated="3" table:style-name="ce4"/>
          <table:table-cell table:number-columns-repeated="16366"/>
        </table:table-row>
        <table:table-row table:number-rows-repeated="2" table:style-name="ro1">
          <table:table-cell table:number-columns-repeated="7" table:style-name="ce1"/>
          <table:table-cell table:style-name="ce58"/>
          <table:table-cell table:number-columns-repeated="16376" table:style-name="ce1"/>
        </table:table-row>
        <table:table-row table:style-name="ro1">
          <table:table-cell table:style-name="ce1">
            <draw:frame draw:z-index="1" draw:id="id19" draw:style-name="a19" draw:name="Chart 1" svg:x="0.81877in" svg:y="0.1622in" svg:width="12.1413in" svg:height="9.858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58"/>
          <table:table-cell table:number-columns-repeated="7" table:style-name="ce1"/>
          <table:table-cell table:style-name="ce2"/>
          <table:table-cell table:number-columns-repeated="2" table:style-name="ce4"/>
          <table:table-cell table:number-columns-repeated="16366"/>
        </table:table-row>
        <table:table-row table:number-rows-repeated="5" table:style-name="ro1">
          <table:table-cell table:number-columns-repeated="7" table:style-name="ce1"/>
          <table:table-cell table:style-name="ce58"/>
          <table:table-cell table:number-columns-repeated="7" table:style-name="ce1"/>
          <table:table-cell table:number-columns-repeated="3" table:style-name="ce4"/>
          <table:table-cell table:number-columns-repeated="16366"/>
        </table:table-row>
        <table:table-row table:style-name="ro1">
          <table:table-cell table:number-columns-repeated="7" table:style-name="ce1"/>
          <table:table-cell table:style-name="ce58"/>
          <table:table-cell table:number-columns-repeated="16376" table:style-name="ce1"/>
        </table:table-row>
        <table:table-row table:number-rows-repeated="3" table:style-name="ro1">
          <table:table-cell table:number-columns-repeated="7" table:style-name="ce1"/>
          <table:table-cell table:style-name="ce58"/>
          <table:table-cell table:number-columns-repeated="7" table:style-name="ce1"/>
          <table:table-cell table:number-columns-repeated="3" table:style-name="ce4"/>
          <table:table-cell table:number-columns-repeated="16366"/>
        </table:table-row>
        <table:table-row table:style-name="ro1">
          <table:table-cell table:number-columns-repeated="7" table:style-name="ce1"/>
          <table:table-cell table:style-name="ce58"/>
          <table:table-cell table:number-columns-repeated="16376" table:style-name="ce1"/>
        </table:table-row>
        <table:table-row table:style-name="ro1">
          <table:table-cell table:number-columns-repeated="15"/>
          <table:table-cell table:number-columns-repeated="3" table:style-name="ce4"/>
          <table:table-cell table:number-columns-repeated="16366"/>
        </table:table-row>
        <table:table-row table:number-rows-repeated="1048543" table:style-name="ro10">
          <table:table-cell table:number-columns-repeated="16384"/>
        </table:table-row>
      </table:table>
      <table:database-ranges>
        <table:database-range table:target-range-address="Performance.A5:Performance.L32" table:name="PerformanceRange" table:display-filter-buttons="true"/>
        <table:database-range table:target-range-address="Dhrystone!.A3:Dhrystone!.H30" table:name="__Anonymous_Sheet_DB__2" table:display-filter-buttons="true"/>
        <table:database-range table:target-range-address="Whetstone!.A3:Whetstone!.O30" table:name="__Anonymous_Sheet_DB__3" table:display-filter-buttons="true"/>
        <table:database-range table:target-range-address="MPMFLOPS.A5:MPMFLOPS.P32" table:name="__Anonymous_Sheet_DB__5" table:display-filter-buttons="true"/>
        <table:database-range table:target-range-address="Coremark.A5:Coremark.K44" table:name="__Anonymous_Sheet_DB__6" table:display-filter-buttons="true"/>
        <table:database-range table:target-range-address="Linpack.A5:Linpack.I32" table:name="__Anonymous_Sheet_DB__8" table:display-filter-buttons="true"/>
        <table:database-range table:target-range-address="Scimark_2.A5:Scimark_2.N18" table:name="__Anonymous_Sheet_DB__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Times New Roman" svg:font-family="&quot;Times New Roman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" number:language="ru" number:country="RU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10" style:display-name="Heading (user)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62%" style:table-centering="none" style:print="objects charts drawings"/>
      <style:header-style>
        <style:header-footer-properties fo:min-height="0.6346in" fo:margin-left="0in" fo:margin-right="0in" fo:margin-bottom="0in"/>
      </style:header-style>
      <style:footer-style>
        <style:header-footer-properties fo:min-height="0.6346in" fo:margin-left="0in" fo:margin-right="0in" fo:margin-top="0in"/>
      </style:footer-style>
    </style:page-layout>
    <style:style style:name="T1" style:family="text">
      <style:text-properties fo:color="#000000" style:font-name="Arial2" style:font-name-asian="Arial2" style:font-name-complex="Arial2" fo:font-size="11pt" style:font-size-asian="11pt" style:font-size-complex="11pt" style:font-family-generic="swiss"/>
    </style:style>
    <style:style style:name="T2" style:family="text">
      <style:text-properties fo:color="#000000" style:font-name="Arial2" style:font-name-asian="Arial2" style:font-name-complex="Arial2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Artem Solopiy</dc:creator>
    <meta:creation-date>2020-01-26T15:12:15Z</meta:creation-date>
    <dc:date>2020-05-09T21:48:59Z</dc:date>
    <meta:editing-cycles>359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5f5f5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b3b3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8989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1" style:data-style-name="N0">
      <style:chart-properties chart:gap-width="269" chart:overlap="-2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97.0168503937008pt" svg:width="519.0200787401574pt" chart:style-name="Crt0">
        <chart:title chart:style-name="CT00">
          <text:p text:style-name="a0" text:class-names="" text:cond-style-name="">Memspeed (MB/s, x[m]=x[m]+s*y[m] Sngl)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speed.$A$6:.$A$32"/>
          </chart:axis>
          <chart:axis chart:dimension="y" chart:name="primary-y" chart:style-name="Axs1">
            <chart:grid chart:class="major" chart:style-name="GMa1"/>
            <chart:grid chart:class="minor" chart:style-name="GMi1"/>
          </chart:axis>
          <chart:series chart:label-cell-address="Memspeed.$F$5" chart:values-cell-range-address="Memspeed.$F$6:.$F$32" chart:class="chart:bar" chart:attached-axis="primary-y" chart:style-name="G0S0">
            <chart:data-label chart:style-name="DL00"/>
            <chart:data-point chart:repeated="27"/>
          </chart:series>
          <chart:series chart:label-cell-address="Memspeed.$G$5" chart:values-cell-range-address="Memspeed.$G$6:.$G$32" chart:class="chart:bar" chart:attached-axis="primary-y" chart:style-name="G0S1">
            <chart:data-label chart:style-name="DL01"/>
            <chart:data-point chart:repeated="27"/>
          </chart:series>
          <chart:series chart:label-cell-address="Memspeed.$H$5" chart:values-cell-range-address="Memspeed.$H$6:.$H$32" chart:class="chart:bar" chart:attached-axis="primary-y" chart:style-name="G0S2">
            <chart:data-label chart:style-name="DL02"/>
            <chart:data-point chart:repeated="2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35.4271653543307pt" svg:width="503.3231496062992pt" chart:style-name="Crt0">
        <chart:title chart:style-name="CT00">
          <text:p text:style-name="a0" text:class-names="" text:cond-style-name="">Coremark (multi-threaded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oremark.$A$6:.$A$32"/>
          </chart:axis>
          <chart:series chart:label-cell-address="Coremark.$G$5" chart:values-cell-range-address="Coremark.$G$6:.$G$32" chart:class="chart:bar" chart:attached-axis="primary-y" chart:style-name="G0S0">
            <chart:data-label chart:style-name="DL00"/>
            <chart:data-point chart:repeated="2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35.2903937007874pt" svg:width="503.5463779527559pt" chart:style-name="Crt0">
        <chart:title chart:style-name="CT00">
          <text:p text:style-name="a0" text:class-names="" text:cond-style-name="">Coremark (single-threaded, Per 1 MHz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oremark.$A$6:.$A$32"/>
          </chart:axis>
          <chart:series chart:label-cell-address="Coremark.$H$5" chart:values-cell-range-address="Coremark.$H$6:.$H$32" chart:class="chart:bar" chart:attached-axis="primary-y" chart:style-name="G0S0">
            <chart:data-label chart:style-name="DL00"/>
            <chart:data-point chart:repeated="27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35.2903937007874pt" svg:width="503.3231496062992pt" chart:style-name="Crt0">
        <chart:title chart:style-name="CT00">
          <text:p text:style-name="a0" text:class-names="" text:cond-style-name="">Coremark (multi-threaded, Per 1 MHz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oremark.$A$6:.$A$32"/>
          </chart:axis>
          <chart:series chart:label-cell-address="Coremark.$I$5" chart:values-cell-range-address="Coremark.$I$6:.$I$32" chart:class="chart:bar" chart:attached-axis="primary-y" chart:style-name="G0S0">
            <chart:data-label chart:style-name="DL00"/>
            <chart:data-point chart:repeated="2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35.2903937007874pt" svg:width="503.5463779527559pt" chart:style-name="Crt0">
        <chart:title chart:style-name="CT00">
          <text:p text:style-name="a0" text:class-names="" text:cond-style-name="">Coremark (single-threaded, Per 1 MHz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oremark.$A$6:.$A$32"/>
          </chart:axis>
          <chart:series chart:label-cell-address="Coremark.$H$5" chart:values-cell-range-address="Coremark.$J$6:.$J$32" chart:class="chart:bar" chart:attached-axis="primary-y" chart:style-name="G0S0">
            <chart:data-label chart:style-name="DL00"/>
            <chart:data-point chart:repeated="27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35.2903937007874pt" svg:width="503.3231496062992pt" chart:style-name="Crt0">
        <chart:title chart:style-name="CT00">
          <text:p text:style-name="a0" text:class-names="" text:cond-style-name="">Coremark (multi-threaded, Per 1 MHz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oremark.$A$6:.$A$32"/>
          </chart:axis>
          <chart:series chart:label-cell-address="Coremark.$I$5" chart:values-cell-range-address="Coremark.$I$6:.$I$32" chart:class="chart:bar" chart:attached-axis="primary-y" chart:style-name="G0S0">
            <chart:data-label chart:style-name="DL00"/>
            <chart:data-point chart:repeated="2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G0S0P24">
      <style:graphic-properties draw:fill="solid" draw:fill-color="#b3b3b3" draw:opacity="100%" draw:stroke="none"/>
    </style:style>
  </office:automatic-styles>
  <office:body>
    <office:chart>
      <chart:chart chart:class="chart:bar" svg:height="435.2903937007874pt" svg:width="503.5463779527559pt" chart:style-name="Crt0">
        <chart:title chart:style-name="CT00">
          <text:p text:style-name="a0" text:class-names="" text:cond-style-name="">Coremark (single-threaded, Relative to Core i7-2600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oremark.$A$6:.$A$32"/>
          </chart:axis>
          <chart:series chart:label-cell-address="Coremark.$J$5" chart:values-cell-range-address="Coremark.$J$6:.$J$32" chart:class="chart:bar" chart:attached-axis="primary-y" chart:style-name="G0S0">
            <chart:data-label chart:style-name="DL00"/>
            <chart:data-point chart:repeated="24"/>
            <chart:data-point chart:style-name="G0S0P24">
              <chart:data-label chart:style-name="DL0024"/>
            </chart:data-point>
            <chart:data-point chart:repeated="2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G0S0P24">
      <style:graphic-properties draw:fill="solid" draw:fill-color="#b3b3b3" draw:opacity="100%" draw:stroke="none"/>
    </style:style>
  </office:automatic-styles>
  <office:body>
    <office:chart>
      <chart:chart chart:class="chart:bar" svg:height="435.2903937007874pt" svg:width="503.3231496062992pt" chart:style-name="Crt0">
        <chart:title chart:style-name="CT00">
          <text:p text:style-name="a0" text:class-names="" text:cond-style-name="">Coremark (multi-threaded, Relative to Core i7-2600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oremark.$A$6:.$A$32"/>
          </chart:axis>
          <chart:series chart:label-cell-address="Coremark.$K$5" chart:values-cell-range-address="Coremark.$K$6:.$K$32" chart:class="chart:bar" chart:attached-axis="primary-y" chart:style-name="G0S0">
            <chart:data-label chart:style-name="DL00"/>
            <chart:data-point chart:repeated="24"/>
            <chart:data-point chart:style-name="G0S0P24">
              <chart:data-label chart:style-name="DL0024"/>
            </chart:data-point>
            <chart:data-point chart:repeated="2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13.5543307086613pt" svg:width="586.1447244094488pt" chart:style-name="Crt0">
        <chart:title chart:style-name="CT00">
          <text:p text:style-name="a0" text:class-names="" text:cond-style-name="">LINPACK DP 100 x 100 (single-threaded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Linpack.$A$6:.$A$32"/>
          </chart:axis>
          <chart:series chart:label-cell-address="Linpack.$B$5" chart:values-cell-range-address="Linpack.$B$6:.$B$32" chart:class="chart:bar" chart:attached-axis="primary-y" chart:style-name="G0S0">
            <chart:data-label chart:style-name="DL00"/>
            <chart:data-point chart:repeated="27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636363" draw:opacity="100%" draw:stroke="none"/>
    </style:style>
    <style:style style:family="chart" style:name="G0S0P4">
      <style:graphic-properties draw:fill="solid" draw:fill-color="#636363" draw:opacity="100%" draw:stroke="none"/>
    </style:style>
    <style:style style:family="chart" style:name="G0S0" style:data-style-name="N36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G0S0P7">
      <style:graphic-properties draw:fill="solid" draw:fill-color="#636363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G0S0P15">
      <style:graphic-properties draw:fill="solid" draw:fill-color="#636363" draw:opacity="100%" draw:stroke="none"/>
    </style:style>
  </office:automatic-styles>
  <office:body>
    <office:chart>
      <chart:chart chart:class="chart:bar" svg:height="513.5543307086613pt" svg:width="586.1735433070865pt" chart:style-name="Crt0">
        <chart:title chart:style-name="CT00">
          <text:p text:style-name="a0" text:class-names="" text:cond-style-name="">LINPACK DP 100 x 100 (single-threaded, Per 1 MHz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Linpack.$A$6:.$A$32"/>
          </chart:axis>
          <chart:series chart:label-cell-address="Linpack.$B$5" chart:values-cell-range-address="Linpack.$F$6:.$F$32" chart:class="chart:bar" chart:attached-axis="primary-y" chart:style-name="G0S0">
            <chart:data-label chart:style-name="DL00"/>
            <chart:data-point chart:repeated="3"/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repeated="2"/>
            <chart:data-point chart:style-name="G0S0P7">
              <chart:data-label chart:style-name="DL007"/>
            </chart:data-point>
            <chart:data-point chart:repeated="7"/>
            <chart:data-point chart:style-name="G0S0P15">
              <chart:data-label chart:style-name="DL0015"/>
            </chart:data-point>
            <chart:data-point chart:repeated="11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636363" draw:opacity="100%" draw:stroke="none"/>
    </style:style>
    <style:style style:family="chart" style:name="G0S0P4">
      <style:graphic-properties draw:fill="solid" draw:fill-color="#636363" draw:opacity="100%" draw:stroke="none"/>
    </style:style>
    <style:style style:family="chart" style:name="G0S0" style:data-style-name="N36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G0S0P7">
      <style:graphic-properties draw:fill="solid" draw:fill-color="#636363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G0S0P15">
      <style:graphic-properties draw:fill="solid" draw:fill-color="#636363" draw:opacity="100%" draw:stroke="none"/>
    </style:style>
    <style:style style:family="chart" style:name="G0S0P24">
      <style:graphic-properties draw:fill="solid" draw:fill-color="#d9d9d9" draw:opacity="100%" draw:stroke="none"/>
    </style:style>
  </office:automatic-styles>
  <office:body>
    <office:chart>
      <chart:chart chart:class="chart:bar" svg:height="513.5543307086613pt" svg:width="586.1447244094488pt" chart:style-name="Crt0">
        <chart:title chart:style-name="CT00">
          <text:p text:style-name="a0" text:class-names="" text:cond-style-name="">LINPACK DP 100 x 100 (single-threaded, Relative to Core i7-2600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Linpack.$A$6:.$A$32"/>
          </chart:axis>
          <chart:series chart:label-cell-address="Linpack.$B$5" chart:values-cell-range-address="Linpack.$G$6:.$G$32" chart:class="chart:bar" chart:attached-axis="primary-y" chart:style-name="G0S0">
            <chart:data-label chart:style-name="DL00"/>
            <chart:data-point chart:repeated="3"/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repeated="2"/>
            <chart:data-point chart:style-name="G0S0P7">
              <chart:data-label chart:style-name="DL007"/>
            </chart:data-point>
            <chart:data-point chart:repeated="7"/>
            <chart:data-point chart:style-name="G0S0P15">
              <chart:data-label chart:style-name="DL0015"/>
            </chart:data-point>
            <chart:data-point chart:repeated="8"/>
            <chart:data-point chart:style-name="G0S0P24">
              <chart:data-label chart:style-name="DL0024"/>
            </chart:data-point>
            <chart:data-point chart:repeated="2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5f5f5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b3b3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8989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1" style:data-style-name="N0">
      <style:chart-properties chart:gap-width="269" chart:overlap="-2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97.0168503937008pt" svg:width="519.3200787401574pt" chart:style-name="Crt0">
        <chart:title chart:style-name="CT00">
          <text:p text:style-name="a0" text:class-names="" text:cond-style-name="">Memspeed (MB/s, x[m]=x[m]+y[m] Sngl)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speed.$A$6:.$A$32"/>
          </chart:axis>
          <chart:axis chart:dimension="y" chart:name="primary-y" chart:style-name="Axs1">
            <chart:grid chart:class="major" chart:style-name="GMa1"/>
            <chart:grid chart:class="minor" chart:style-name="GMi1"/>
          </chart:axis>
          <chart:series chart:label-cell-address="Memspeed.$I$5" chart:values-cell-range-address="Memspeed.$I$6:.$I$32" chart:class="chart:bar" chart:attached-axis="primary-y" chart:style-name="G0S0">
            <chart:data-label chart:style-name="DL00"/>
            <chart:data-point chart:repeated="27"/>
          </chart:series>
          <chart:series chart:label-cell-address="Memspeed.$J$5" chart:values-cell-range-address="Memspeed.$J$6:.$J$32" chart:class="chart:bar" chart:attached-axis="primary-y" chart:style-name="G0S1">
            <chart:data-label chart:style-name="DL01"/>
            <chart:data-point chart:repeated="27"/>
          </chart:series>
          <chart:series chart:label-cell-address="Memspeed.$K$5" chart:values-cell-range-address="Memspeed.$K$6:.$K$32" chart:class="chart:bar" chart:attached-axis="primary-y" chart:style-name="G0S2">
            <chart:data-label chart:style-name="DL02"/>
            <chart:data-point chart:repeated="2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36">
      <style:chart-properties chart:gap-width="269" chart:overlap="-2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36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/text:p>
        </chart:label-separator>
      </style:chart-properties>
      <style:graphic-properties draw:fill="solid" draw:fill-color="#b4b4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36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/text:p>
        </chart:label-separator>
      </style:chart-properties>
      <style:graphic-properties draw:fill="solid" draw:fill-color="#8b8b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36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/text:p>
        </chart:label-separator>
      </style:chart-properties>
      <style:graphic-properties draw:fill="solid" draw:fill-color="#29292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36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/text:p>
        </chart:label-separator>
      </style:chart-properties>
      <style:graphic-properties draw:fill="solid" draw:fill-color="#dada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36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/text:p>
        </chart:label-separator>
      </style:chart-properties>
      <style:graphic-properties draw:fill="solid" draw:fill-color="#abab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09.7975590551181pt" svg:width="874.1735433070865pt" chart:style-name="Crt0">
        <chart:title chart:style-name="CT00">
          <text:p text:style-name="a0" text:class-names="" text:cond-style-name="">Scimark 2 (single-threaded)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Scimark_2.$A$6:.$A$18"/>
          </chart:axis>
          <chart:series chart:label-cell-address="Scimark_2.$B$5" chart:values-cell-range-address="Scimark_2.$B$6:.$B$18" chart:class="chart:bar" chart:attached-axis="primary-y" chart:style-name="G0S0">
            <chart:data-label chart:style-name="DL00"/>
            <chart:data-point chart:repeated="13"/>
          </chart:series>
          <chart:series chart:label-cell-address="Scimark_2.$C$5" chart:values-cell-range-address="Scimark_2.$C$6:.$C$18" chart:class="chart:bar" chart:attached-axis="primary-y" chart:style-name="G0S1">
            <chart:data-label chart:style-name="DL01"/>
            <chart:data-point chart:repeated="13"/>
          </chart:series>
          <chart:series chart:label-cell-address="Scimark_2.$D$5" chart:values-cell-range-address="Scimark_2.$D$6:.$D$18" chart:class="chart:bar" chart:attached-axis="primary-y" chart:style-name="G0S2">
            <chart:data-label chart:style-name="DL02"/>
            <chart:data-point chart:repeated="13"/>
          </chart:series>
          <chart:series chart:label-cell-address="Scimark_2.$E$5" chart:values-cell-range-address="Scimark_2.$E$6:.$E$18" chart:class="chart:bar" chart:attached-axis="primary-y" chart:style-name="G0S3">
            <chart:data-label chart:style-name="DL03"/>
            <chart:data-point chart:repeated="13"/>
          </chart:series>
          <chart:series chart:label-cell-address="Scimark_2.$F$5" chart:values-cell-range-address="Scimark_2.$F$6:.$F$18" chart:class="chart:bar" chart:attached-axis="primary-y" chart:style-name="G0S4">
            <chart:data-label chart:style-name="DL04"/>
            <chart:data-point chart:repeated="13"/>
          </chart:series>
          <chart:series chart:label-cell-address="Scimark_2.$G$5" chart:values-cell-range-address="Scimark_2.$G$6:.$G$18" chart:class="chart:bar" chart:attached-axis="primary-y" chart:style-name="G0S5">
            <chart:data-label chart:style-name="DL05"/>
            <chart:data-point chart:repeated="1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5f5f5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b3b3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8989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1" style:data-style-name="N0">
      <style:chart-properties chart:gap-width="269" chart:overlap="-2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97.0168503937008pt" svg:width="519.4700787401575pt" chart:style-name="Crt0">
        <chart:title chart:style-name="CT00">
          <text:p text:style-name="a0" text:class-names="" text:cond-style-name="">Memspeed (MB/s, x[m]=y[m] Sngl)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speed.$A$6:.$A$32"/>
          </chart:axis>
          <chart:axis chart:dimension="y" chart:name="primary-y" chart:style-name="Axs1">
            <chart:grid chart:class="major" chart:style-name="GMa1"/>
            <chart:grid chart:class="minor" chart:style-name="GMi1"/>
          </chart:axis>
          <chart:series chart:label-cell-address="Memspeed.$L$5" chart:values-cell-range-address="Memspeed.$L$6:.$L$32" chart:class="chart:bar" chart:attached-axis="primary-y" chart:style-name="G0S0">
            <chart:data-label chart:style-name="DL00"/>
            <chart:data-point chart:repeated="27"/>
          </chart:series>
          <chart:series chart:label-cell-address="Memspeed.$M$5" chart:values-cell-range-address="Memspeed.$M$6:.$M$32" chart:class="chart:bar" chart:attached-axis="primary-y" chart:style-name="G0S1">
            <chart:data-label chart:style-name="DL01"/>
            <chart:data-point chart:repeated="27"/>
          </chart:series>
          <chart:series chart:label-cell-address="Memspeed.$N$5" chart:values-cell-range-address="Memspeed.$N$6:.$N$32" chart:class="chart:bar" chart:attached-axis="primary-y" chart:style-name="G0S2">
            <chart:data-label chart:style-name="DL02"/>
            <chart:data-point chart:repeated="2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269" chart:overlap="-2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b4b4b4" draw:opacity="100%" draw:stroke="non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8b8b8b" draw:opacity="100%" draw:stroke="none"/>
    </style:style>
    <style:style style:family="chart" style:name="G0S3">
      <style:chart-properties chart:symbol-type="none" chart:vertical="true" chart:connect-bars="false" chart:solid-type="cuboid" chart:stacked="false" chart:percentage="false"/>
      <style:graphic-properties draw:fill="solid" draw:fill-color="#292929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true" chart:connect-bars="false" chart:solid-type="cuboid" chart:stacked="false" chart:percentage="false"/>
      <style:graphic-properties draw:fill="solid" draw:fill-color="#dadada" draw:opacity="100%" draw:stroke="none"/>
    </style:style>
    <style:style style:family="chart" style:name="G0S5">
      <style:chart-properties chart:symbol-type="none" chart:vertical="true" chart:connect-bars="false" chart:solid-type="cuboid" chart:stacked="false" chart:percentage="false"/>
      <style:graphic-properties draw:fill="solid" draw:fill-color="#ababab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vertical="true" chart:connect-bars="false" chart:solid-type="cuboid" chart:stacked="false" chart:percentage="false"/>
      <style:graphic-properties draw:fill="solid" draw:fill-color="#7e7e7e" draw:opacity="100%" draw:stroke="none"/>
    </style:style>
    <style:style style:family="chart" style:name="G0S7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>
      <style:chart-properties chart:symbol-type="none" chart:vertical="true" chart:connect-bars="false" chart:solid-type="cuboid" chart:stacked="false" chart:percentage="false"/>
      <style:graphic-properties draw:fill="solid" draw:fill-color="#b4b4b4" draw:opacity="100%" draw:stroke="non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985.2911811023622pt" svg:width="1050.544724409449pt" chart:style-name="Crt0">
        <chart:title chart:style-name="CT00">
          <text:p text:style-name="a0" text:class-names="" text:cond-style-name="">MP MFLOPS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MPMFLOPS.$A$6:.$A$32"/>
          </chart:axis>
          <chart:series chart:label-cell-address="MPMFLOPS.$B$5" chart:values-cell-range-address="MPMFLOPS.$B$6:.$B$32" chart:class="chart:bar" chart:attached-axis="primary-y" chart:style-name="G0S0">
            <chart:data-point chart:repeated="27"/>
          </chart:series>
          <chart:series chart:label-cell-address="MPMFLOPS.$C$5" chart:values-cell-range-address="MPMFLOPS.$C$6:.$C$32" chart:class="chart:bar" chart:attached-axis="primary-y" chart:style-name="G0S1">
            <chart:data-point chart:repeated="27"/>
          </chart:series>
          <chart:series chart:label-cell-address="MPMFLOPS.$D$5" chart:values-cell-range-address="MPMFLOPS.$D$6:.$D$32" chart:class="chart:bar" chart:attached-axis="primary-y" chart:style-name="G0S2">
            <chart:data-point chart:repeated="27"/>
          </chart:series>
          <chart:series chart:label-cell-address="MPMFLOPS.$E$5" chart:values-cell-range-address="MPMFLOPS.$E$6:.$E$32" chart:class="chart:bar" chart:attached-axis="primary-y" chart:style-name="G0S3">
            <chart:data-point chart:repeated="27"/>
          </chart:series>
          <chart:series chart:label-cell-address="MPMFLOPS.$F$5" chart:values-cell-range-address="MPMFLOPS.$F$6:.$F$32" chart:class="chart:bar" chart:attached-axis="primary-y" chart:style-name="G0S4">
            <chart:data-point chart:repeated="27"/>
          </chart:series>
          <chart:series chart:label-cell-address="MPMFLOPS.$G$5" chart:values-cell-range-address="MPMFLOPS.$G$6:.$G$32" chart:class="chart:bar" chart:attached-axis="primary-y" chart:style-name="G0S5">
            <chart:data-point chart:repeated="27"/>
          </chart:series>
          <chart:series chart:label-cell-address="MPMFLOPS.$H$5" chart:values-cell-range-address="MPMFLOPS.$H$6:.$H$32" chart:class="chart:bar" chart:attached-axis="primary-y" chart:style-name="G0S6">
            <chart:data-point chart:repeated="27"/>
          </chart:series>
          <chart:series chart:label-cell-address="MPMFLOPS.$I$5" chart:values-cell-range-address="MPMFLOPS.$I$6:.$I$32" chart:class="chart:bar" chart:attached-axis="primary-y" chart:style-name="G0S7">
            <chart:data-label chart:style-name="DL07"/>
            <chart:data-point chart:repeated="27"/>
          </chart:series>
          <chart:series chart:label-cell-address="MPMFLOPS.$J$5" chart:values-cell-range-address="MPMFLOPS.$J$6:.$J$32" chart:class="chart:bar" chart:attached-axis="primary-y" chart:style-name="G0S8">
            <chart:data-point chart:repeated="2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269" chart:overlap="-2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/text:p>
        </chart:label-separator>
      </style:chart-properties>
      <style:graphic-properties draw:fill="solid" draw:fill-color="#b4b4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/text:p>
        </chart:label-separator>
      </style:chart-properties>
      <style:graphic-properties draw:fill="solid" draw:fill-color="#8b8b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982.8pt" svg:width="1051.567165354331pt" chart:style-name="Crt0">
        <chart:title chart:style-name="CT00">
          <text:p text:style-name="a0" text:class-names="" text:cond-style-name="">MP MFLOPS (2 ops/w)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MPMFLOPS.$A$6:.$A$32"/>
          </chart:axis>
          <chart:series chart:label-cell-address="MPMFLOPS.$B$5" chart:values-cell-range-address="MPMFLOPS.$B$6:.$B$32" chart:class="chart:bar" chart:attached-axis="primary-y" chart:style-name="G0S0">
            <chart:data-label chart:style-name="DL00"/>
            <chart:data-point chart:repeated="27"/>
          </chart:series>
          <chart:series chart:label-cell-address="MPMFLOPS.$C$5" chart:values-cell-range-address="MPMFLOPS.$C$6:.$C$32" chart:class="chart:bar" chart:attached-axis="primary-y" chart:style-name="G0S1">
            <chart:data-label chart:style-name="DL01"/>
            <chart:data-point chart:repeated="27"/>
          </chart:series>
          <chart:series chart:label-cell-address="MPMFLOPS.$D$5" chart:values-cell-range-address="MPMFLOPS.$D$6:.$D$32" chart:class="chart:bar" chart:attached-axis="primary-y" chart:style-name="G0S2">
            <chart:data-label chart:style-name="DL02"/>
            <chart:data-point chart:repeated="2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269" chart:overlap="-2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/text:p>
        </chart:label-separator>
      </style:chart-properties>
      <style:graphic-properties draw:fill="solid" draw:fill-color="#b4b4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/text:p>
        </chart:label-separator>
      </style:chart-properties>
      <style:graphic-properties draw:fill="solid" draw:fill-color="#8b8b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982.5479527559055pt" svg:width="1050.544724409449pt" chart:style-name="Crt0">
        <chart:title chart:style-name="CT00">
          <text:p text:style-name="a0" text:class-names="" text:cond-style-name="">MP MFLOPS (32 ops/w)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MPMFLOPS.$A$6:.$A$32"/>
          </chart:axis>
          <chart:series chart:label-cell-address="MPMFLOPS.$H$5" chart:values-cell-range-address="MPMFLOPS.$H$6:.$H$32" chart:class="chart:bar" chart:attached-axis="primary-y" chart:style-name="G0S0">
            <chart:data-label chart:style-name="DL00"/>
            <chart:data-point chart:repeated="27"/>
          </chart:series>
          <chart:series chart:label-cell-address="MPMFLOPS.$I$5" chart:values-cell-range-address="MPMFLOPS.$I$6:.$I$32" chart:class="chart:bar" chart:attached-axis="primary-y" chart:style-name="G0S1">
            <chart:data-label chart:style-name="DL01"/>
            <chart:data-point chart:repeated="27"/>
          </chart:series>
          <chart:series chart:label-cell-address="MPMFLOPS.$J$5" chart:values-cell-range-address="MPMFLOPS.$J$6:.$J$32" chart:class="chart:bar" chart:attached-axis="primary-y" chart:style-name="G0S2">
            <chart:data-label chart:style-name="DL02"/>
            <chart:data-point chart:repeated="2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269" chart:overlap="-2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/text:p>
        </chart:label-separator>
      </style:chart-properties>
      <style:graphic-properties draw:fill="solid" draw:fill-color="#b4b4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/text:p>
        </chart:label-separator>
      </style:chart-properties>
      <style:graphic-properties draw:fill="solid" draw:fill-color="#8b8b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984.4415748031496pt" svg:width="1051.567165354331pt" chart:style-name="Crt0">
        <chart:title chart:style-name="CT00">
          <text:p text:style-name="a0" text:class-names="" text:cond-style-name="">MP MFLOPS (8 ops/w)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MPMFLOPS.$A$6:.$A$32"/>
          </chart:axis>
          <chart:series chart:label-cell-address="MPMFLOPS.$E$5" chart:values-cell-range-address="MPMFLOPS.$E$6:.$E$32" chart:class="chart:bar" chart:attached-axis="primary-y" chart:style-name="G0S0">
            <chart:data-label chart:style-name="DL00"/>
            <chart:data-point chart:repeated="27"/>
          </chart:series>
          <chart:series chart:label-cell-address="MPMFLOPS.$F$5" chart:values-cell-range-address="MPMFLOPS.$F$6:.$F$32" chart:class="chart:bar" chart:attached-axis="primary-y" chart:style-name="G0S1">
            <chart:data-label chart:style-name="DL01"/>
            <chart:data-point chart:repeated="27"/>
          </chart:series>
          <chart:series chart:label-cell-address="MPMFLOPS.$G$5" chart:values-cell-range-address="MPMFLOPS.$G$6:.$G$32" chart:class="chart:bar" chart:attached-axis="primary-y" chart:style-name="G0S2">
            <chart:data-label chart:style-name="DL02"/>
            <chart:data-point chart:repeated="27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G0S0P16">
      <style:graphic-properties draw:fill="solid" draw:fill-color="#bfbfbf" draw:opacity="100%" draw:stroke="none"/>
    </style:style>
  </office:automatic-styles>
  <office:body>
    <office:chart>
      <chart:chart chart:class="chart:bar" svg:height="463.211968503937pt" svg:width="531.8927559055118pt" chart:style-name="Crt0">
        <chart:title chart:style-name="CT00">
          <text:p text:style-name="a0" text:class-names="" text:cond-style-name="">MP MFLOPS (Relative to Core i7-2600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MPMFLOPS.$A$6:.$A$32"/>
          </chart:axis>
          <chart:series chart:label-cell-address="MPMFLOPS.$P$5" chart:values-cell-range-address="MPMFLOPS.$P$6:.$P$32" chart:class="chart:bar" chart:attached-axis="primary-y" chart:style-name="G0S0">
            <chart:data-label chart:style-name="DL00"/>
            <chart:data-point chart:repeated="16"/>
            <chart:data-point chart:style-name="G0S0P16">
              <chart:data-label chart:style-name="DL0016"/>
            </chart:data-point>
            <chart:data-point chart:repeated="1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0"/>
      <number:text>.</number:text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269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24in" svg:stroke-color="#f2f2f2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35.2903937007874pt" svg:width="503.5463779527559pt" chart:style-name="Crt0">
        <chart:title chart:style-name="CT00">
          <text:p text:style-name="a0" text:class-names="" text:cond-style-name="">Coremark (single-threaded)</text:p>
        </chart:title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Coremark.$A$6:.$A$32"/>
          </chart:axis>
          <chart:series chart:label-cell-address="Coremark.$F$5" chart:values-cell-range-address="Coremark.$F$6:.$F$32" chart:class="chart:bar" chart:attached-axis="primary-y" chart:style-name="G0S0">
            <chart:data-label chart:style-name="DL00"/>
            <chart:data-point chart:repeated="27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